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48.19pt"/>
    </style:style>
    <style:style style:name="co2" style:family="table-column">
      <style:table-column-properties fo:break-before="auto" style:column-width="129.06pt"/>
    </style:style>
    <style:style style:name="co3" style:family="table-column">
      <style:table-column-properties fo:break-before="auto" style:column-width="135.04pt"/>
    </style:style>
    <style:style style:name="ro1" style:family="table-row">
      <style:table-row-properties style:row-height="14.6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ta1" style:family="table" style:master-page-name="PageStyle_5f_b01_5f_reset">
      <style:table-properties table:display="true" style:writing-mode="lr-tb"/>
    </style:style>
    <style:style style:name="ta2" style:family="table" style:master-page-name="PageStyle_5f_b02_5f_reset">
      <style:table-properties table:display="true" style:writing-mode="lr-tb"/>
    </style:style>
    <style:style style:name="ta3" style:family="table" style:master-page-name="PageStyle_5f_b04_5f_reset">
      <style:table-properties table:display="true" style:writing-mode="lr-tb"/>
    </style:style>
    <style:style style:name="ta4" style:family="table" style:master-page-name="PageStyle_5f_b06_5f_reset">
      <style:table-properties table:display="true" style:writing-mode="lr-tb"/>
    </style:style>
    <style:style style:name="ta5" style:family="table" style:master-page-name="PageStyle_5f_b08_5f_reset">
      <style:table-properties table:display="true" style:writing-mode="lr-tb"/>
    </style:style>
    <style:style style:name="ta6" style:family="table" style:master-page-name="PageStyle_5f_b09_5f_reset">
      <style:table-properties table:display="true" style:writing-mode="lr-tb"/>
    </style:style>
    <style:style style:name="ta7" style:family="table" style:master-page-name="PageStyle_5f_b10_5f_reset">
      <style:table-properties table:display="true" style:writing-mode="lr-tb"/>
    </style:style>
    <style:style style:name="ta8" style:family="table" style:master-page-name="PageStyle_5f_b14_5f_reset">
      <style:table-properties table:display="true" style:writing-mode="lr-tb"/>
    </style:style>
    <style:style style:name="ta9" style:family="table" style:master-page-name="PageStyle_5f_completogpio">
      <style:table-properties table:display="true" style:writing-mode="lr-tb"/>
    </style:style>
    <style:style style:name="ta10" style:family="table" style:master-page-name="PageStyle_5f_FSM">
      <style:table-properties table:display="true" style:writing-mode="lr-tb"/>
    </style:style>
    <style:style style:name="ta11" style:family="table" style:master-page-name="PageStyle_5f_MEMORY_5f_INTERFACE">
      <style:table-properties table:display="true" style:writing-mode="lr-tb"/>
    </style:style>
    <style:style style:name="ta12" style:family="table" style:master-page-name="PageStyle_5f_spi_5f_axi_5f_master">
      <style:table-properties table:display="true" style:writing-mode="lr-tb"/>
    </style:style>
    <style:style style:name="ta13" style:family="table" style:master-page-name="PageStyle_5f_UART">
      <style:table-properties table:display="true" style:writing-mode="lr-tb"/>
    </style:style>
    <style:style style:name="ta14" style:family="table" style:master-page-name="PageStyle_5f_Sheet14">
      <style:table-properties table:display="true" style:writing-mode="lr-tb"/>
    </style:style>
    <style:style style:name="ce1" style:family="table-cell" style:parent-style-name="Default">
      <style:table-cell-properties fo:background-color="transparent"/>
      <style:map style:condition="cell-content()&gt;1" style:apply-style-name="Good" style:base-cell-address="b01_reset.C1"/>
    </style:style>
    <style:style style:name="ce4" style:family="table-cell" style:parent-style-name="Default">
      <style:map style:condition="cell-content()&gt;1" style:apply-style-name="Good" style:base-cell-address="b01_reset.H2"/>
    </style:style>
    <style:style style:name="ce5" style:family="table-cell" style:parent-style-name="Default">
      <style:table-cell-properties fo:background-color="transparent"/>
      <style:map style:condition="cell-content()&gt;1" style:apply-style-name="Good" style:base-cell-address="b02_reset.C1"/>
    </style:style>
    <style:style style:name="ce3" style:family="table-cell" style:parent-style-name="Default">
      <style:table-cell-properties fo:background-color="transparent"/>
    </style:style>
    <style:style style:name="ce7" style:family="table-cell" style:parent-style-name="Default">
      <style:map style:condition="cell-content()&gt;1" style:apply-style-name="Good" style:base-cell-address="b02_reset.H2"/>
    </style:style>
    <style:style style:name="ce8" style:family="table-cell" style:parent-style-name="Default">
      <style:table-cell-properties fo:background-color="transparent"/>
      <style:map style:condition="cell-content()&gt;1" style:apply-style-name="Good" style:base-cell-address="b04_reset.C1"/>
    </style:style>
    <style:style style:name="ce9" style:family="table-cell" style:parent-style-name="Default">
      <style:map style:condition="cell-content()&gt;1" style:apply-style-name="Good" style:base-cell-address="b04_reset.H2"/>
    </style:style>
    <style:style style:name="ce10" style:family="table-cell" style:parent-style-name="Default">
      <style:table-cell-properties fo:background-color="transparent"/>
      <style:map style:condition="cell-content()&gt;1" style:apply-style-name="Good" style:base-cell-address="b06_reset.C1"/>
    </style:style>
    <style:style style:name="ce11" style:family="table-cell" style:parent-style-name="Default">
      <style:map style:condition="cell-content()&gt;1" style:apply-style-name="Good" style:base-cell-address="b06_reset.H2"/>
    </style:style>
    <style:style style:name="ce12" style:family="table-cell" style:parent-style-name="Default">
      <style:table-cell-properties fo:background-color="transparent"/>
      <style:map style:condition="cell-content()&gt;1" style:apply-style-name="Good" style:base-cell-address="b08_reset.C1"/>
    </style:style>
    <style:style style:name="ce13" style:family="table-cell" style:parent-style-name="Default">
      <style:map style:condition="cell-content()&gt;1" style:apply-style-name="Good" style:base-cell-address="b08_reset.H2"/>
    </style:style>
    <style:style style:name="ce14" style:family="table-cell" style:parent-style-name="Default">
      <style:table-cell-properties fo:background-color="transparent"/>
      <style:map style:condition="cell-content()&gt;1" style:apply-style-name="Good" style:base-cell-address="b09_reset.C1"/>
    </style:style>
    <style:style style:name="ce18" style:family="table-cell" style:parent-style-name="Default">
      <style:map style:condition="cell-content()&gt;1" style:apply-style-name="Good" style:base-cell-address="b09_reset.H2"/>
    </style:style>
    <style:style style:name="ce19" style:family="table-cell" style:parent-style-name="Default">
      <style:table-cell-properties fo:background-color="transparent"/>
      <style:map style:condition="cell-content()&gt;1" style:apply-style-name="Good" style:base-cell-address="b10_reset.C1"/>
    </style:style>
    <style:style style:name="ce20" style:family="table-cell" style:parent-style-name="Default">
      <style:map style:condition="cell-content()&gt;1" style:apply-style-name="Good" style:base-cell-address="b10_reset.H2"/>
    </style:style>
    <style:style style:name="ce21" style:family="table-cell" style:parent-style-name="Default">
      <style:table-cell-properties fo:background-color="transparent"/>
      <style:map style:condition="cell-content()&gt;1" style:apply-style-name="Good" style:base-cell-address="b14_reset.C1"/>
    </style:style>
    <style:style style:name="ce22" style:family="table-cell" style:parent-style-name="Default">
      <style:map style:condition="cell-content()&gt;1" style:apply-style-name="Good" style:base-cell-address="b14_reset.H2"/>
    </style:style>
    <style:style style:name="ce23" style:family="table-cell" style:parent-style-name="Default">
      <style:table-cell-properties fo:background-color="transparent"/>
      <style:map style:condition="cell-content()&gt;1" style:apply-style-name="Good" style:base-cell-address="completogpio.C1"/>
    </style:style>
    <style:style style:name="ce24" style:family="table-cell" style:parent-style-name="Default">
      <style:map style:condition="cell-content()&gt;1" style:apply-style-name="Good" style:base-cell-address="completogpio.H2"/>
    </style:style>
    <style:style style:name="ce25" style:family="table-cell" style:parent-style-name="Default">
      <style:table-cell-properties fo:background-color="transparent"/>
      <style:map style:condition="cell-content()&gt;1" style:apply-style-name="Good" style:base-cell-address="FSM.C1"/>
    </style:style>
    <style:style style:name="ce26" style:family="table-cell" style:parent-style-name="Default">
      <style:map style:condition="cell-content()&gt;1" style:apply-style-name="Good" style:base-cell-address="FSM.H2"/>
    </style:style>
    <style:style style:name="ce27" style:family="table-cell" style:parent-style-name="Default">
      <style:table-cell-properties fo:background-color="transparent"/>
      <style:map style:condition="cell-content()&gt;1" style:apply-style-name="Good" style:base-cell-address="MEMORY_INTERFACE.C1"/>
    </style:style>
    <style:style style:name="ce28" style:family="table-cell" style:parent-style-name="Default">
      <style:map style:condition="cell-content()&gt;1" style:apply-style-name="Good" style:base-cell-address="MEMORY_INTERFACE.H2"/>
    </style:style>
    <style:style style:name="ce29" style:family="table-cell" style:parent-style-name="Default">
      <style:table-cell-properties fo:background-color="transparent"/>
      <style:map style:condition="cell-content()&gt;1" style:apply-style-name="Good" style:base-cell-address="spi_axi_master.C1"/>
    </style:style>
    <style:style style:name="ce30" style:family="table-cell" style:parent-style-name="Default">
      <style:map style:condition="cell-content()&gt;1" style:apply-style-name="Good" style:base-cell-address="spi_axi_master.H2"/>
    </style:style>
    <style:style style:name="ce31" style:family="table-cell" style:parent-style-name="Default">
      <style:table-cell-properties fo:background-color="transparent"/>
      <style:map style:condition="cell-content()&gt;1" style:apply-style-name="Good" style:base-cell-address="UART.C1"/>
    </style:style>
    <style:style style:name="ce32" style:family="table-cell" style:parent-style-name="Default">
      <style:map style:condition="cell-content()&gt;1" style:apply-style-name="Good" style:base-cell-address="UART.H2"/>
    </style:style>
    <style:style style:name="ce15" style:family="table-cell" style:parent-style-name="Default">
      <style:table-cell-properties fo:background-color="#ffff00" style:rotation-align="none"/>
    </style:style>
    <style:style style:name="ce16" style:family="table-cell" style:parent-style-name="Default">
      <style:table-cell-properties fo:background-color="#ff0000" style:rotation-align="none"/>
    </style:style>
    <style:style style:name="ce17" style:family="table-cell" style:parent-style-name="Default">
      <style:table-cell-properties fo:background-color="transparent" style:rotation-align="none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b01_reset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1" table:default-cell-style-name="ce1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1017" table:default-cell-style-name="Default"/>
        <table:table-row table:style-name="ro1">
          <table:table-cell office:value-type="string" calcext:value-type="string">
            <text:p>shuffled_feature_mean_accuracy</text:p>
          </table:table-cell>
          <table:table-cell office:value-type="string" calcext:value-type="string">
            <text:p>unshuffled_feature_mean_accuracy</text:p>
          </table:table-cell>
          <table:table-cell table:number-columns-repeated="1022"/>
        </table:table-row>
        <table:table-row table:style-name="ro2">
          <table:table-cell office:value-type="float" office:value="0.976000010967254" calcext:value-type="float">
            <text:p>0.976000010967254</text:p>
          </table:table-cell>
          <table:table-cell office:value-type="float" office:value="0.972000122070312" calcext:value-type="float">
            <text:p>0.972000122070312</text:p>
          </table:table-cell>
          <table:table-cell table:formula="of:=[.B2]/[.A2]" office:value-type="float" office:value="0.995901753225414" calcext:value-type="float">
            <text:p>0.995901753225414</text:p>
          </table:table-cell>
          <table:table-cell table:number-columns-repeated="3"/>
          <table:table-cell office:value-type="string" calcext:value-type="string">
            <text:p>average_neighbour_degree</text:p>
          </table:table-cell>
          <table:table-cell table:style-name="ce4" table:formula="of:=SUM([.C2];[.C15];[.C28];[.C41];[.C54])/5" office:value-type="float" office:value="0.981991858443706" calcext:value-type="float">
            <text:p>0.981991858443706</text:p>
          </table:table-cell>
          <table:table-cell table:number-columns-repeated="1016"/>
        </table:table-row>
        <table:table-row table:style-name="ro2">
          <table:table-cell office:value-type="float" office:value="0.959999978542327" calcext:value-type="float">
            <text:p>0.959999978542327</text:p>
          </table:table-cell>
          <table:table-cell/>
          <table:table-cell table:formula="of:=[.B2]/[.A3]" office:value-type="float" office:value="1.01250014978772" calcext:value-type="float">
            <text:p>1.01250014978772</text:p>
          </table:table-cell>
          <table:table-cell table:number-columns-repeated="3"/>
          <table:table-cell office:value-type="string" calcext:value-type="string">
            <text:p>betweenness_centrality</text:p>
          </table:table-cell>
          <table:table-cell table:style-name="ce4" table:formula="of:=SUM([.C3];[.C16];[.C29];[.C42];[.C55])/5" office:value-type="float" office:value="1.00334654657693" calcext:value-type="float">
            <text:p>1.00334654657693</text:p>
          </table:table-cell>
          <table:table-cell table:number-columns-repeated="1016"/>
        </table:table-row>
        <table:table-row table:style-name="ro2">
          <table:table-cell office:value-type="float" office:value="0.980000019073486" calcext:value-type="float">
            <text:p>0.980000019073486</text:p>
          </table:table-cell>
          <table:table-cell/>
          <table:table-cell table:formula="of:=[.B2]/[.A4]" office:value-type="float" office:value="0.991836839951557" calcext:value-type="float">
            <text:p>0.991836839951557</text:p>
          </table:table-cell>
          <table:table-cell table:number-columns-repeated="3"/>
          <table:table-cell office:value-type="string" calcext:value-type="string">
            <text:p>closeness_centrality</text:p>
          </table:table-cell>
          <table:table-cell table:style-name="ce4" table:formula="of:=SUM([.C4];[.C17];[.C30];[.C43];[.C56])/5" office:value-type="float" office:value="0.97205240961913" calcext:value-type="float">
            <text:p>0.97205240961913</text:p>
          </table:table-cell>
          <table:table-cell table:number-columns-repeated="1016"/>
        </table:table-row>
        <table:table-row table:style-name="ro2">
          <table:table-cell office:value-type="float" office:value="0.994000017642974" calcext:value-type="float">
            <text:p>0.994000017642974</text:p>
          </table:table-cell>
          <table:table-cell/>
          <table:table-cell table:formula="of:=[.B2]/[.A5]" office:value-type="float" office:value="0.977867308669843" calcext:value-type="float">
            <text:p>0.977867308669843</text:p>
          </table:table-cell>
          <table:table-cell table:number-columns-repeated="3"/>
          <table:table-cell office:value-type="string" calcext:value-type="string">
            <text:p>clustering</text:p>
          </table:table-cell>
          <table:table-cell table:style-name="ce4" table:formula="of:=SUM([.C5];[.C18];[.C31];[.C44];[.C57])/5" office:value-type="float" office:value="0.968127476642654" calcext:value-type="float">
            <text:p>0.968127476642654</text:p>
          </table:table-cell>
          <table:table-cell table:number-columns-repeated="1016"/>
        </table:table-row>
        <table:table-row table:style-name="ro2">
          <table:table-cell office:value-type="float" office:value="0.995999991893768" calcext:value-type="float">
            <text:p>0.995999991893768</text:p>
          </table:table-cell>
          <table:table-cell/>
          <table:table-cell table:formula="of:=[.B2]/[.A6]" office:value-type="float" office:value="0.975903744961058" calcext:value-type="float">
            <text:p>0.975903744961058</text:p>
          </table:table-cell>
          <table:table-cell table:number-columns-repeated="3"/>
          <table:table-cell office:value-type="string" calcext:value-type="string">
            <text:p>degree</text:p>
          </table:table-cell>
          <table:table-cell table:style-name="ce4" table:formula="of:=SUM([.C6];[.C19];[.C32];[.C45];[.C58])/5" office:value-type="float" office:value="0.961444519834523" calcext:value-type="float">
            <text:p>0.961444519834523</text:p>
          </table:table-cell>
          <table:table-cell table:number-columns-repeated="1016"/>
        </table:table-row>
        <table:table-row table:style-name="ro2">
          <table:table-cell office:value-type="float" office:value="0.970000028610229" calcext:value-type="float">
            <text:p>0.970000028610229</text:p>
          </table:table-cell>
          <table:table-cell/>
          <table:table-cell table:formula="of:=[.B2]/[.A7]" office:value-type="float" office:value="1.00206195195989" calcext:value-type="float">
            <text:p>1.00206195195989</text:p>
          </table:table-cell>
          <table:table-cell table:number-columns-repeated="3"/>
          <table:table-cell office:value-type="string" calcext:value-type="string">
            <text:p>degree_centrality</text:p>
          </table:table-cell>
          <table:table-cell table:style-name="ce4" table:formula="of:=SUM([.C7];[.C20];[.C33];[.C46];[.C59])/5" office:value-type="float" office:value="0.984806109878603" calcext:value-type="float">
            <text:p>0.984806109878603</text:p>
          </table:table-cell>
          <table:table-cell table:number-columns-repeated="1016"/>
        </table:table-row>
        <table:table-row table:style-name="ro2">
          <table:table-cell office:value-type="float" office:value="0.998000025749206" calcext:value-type="float">
            <text:p>0.998000025749206</text:p>
          </table:table-cell>
          <table:table-cell/>
          <table:table-cell table:formula="of:=[.B2]/[.A8]" office:value-type="float" office:value="0.97394799297788" calcext:value-type="float">
            <text:p>0.97394799297788</text:p>
          </table:table-cell>
          <table:table-cell table:number-columns-repeated="3"/>
          <table:table-cell office:value-type="string" calcext:value-type="string">
            <text:p>has_feedback_path</text:p>
          </table:table-cell>
          <table:table-cell table:style-name="ce4" table:formula="of:=SUM([.C8];[.C21];[.C34];[.C47];[.C60])/5" office:value-type="float" office:value="0.966082172159503" calcext:value-type="float">
            <text:p>0.966082172159503</text:p>
          </table:table-cell>
          <table:table-cell table:number-columns-repeated="1016"/>
        </table:table-row>
        <table:table-row table:style-name="ro2">
          <table:table-cell office:value-type="float" office:value="0.981999993324279" calcext:value-type="float">
            <text:p>0.981999993324279</text:p>
          </table:table-cell>
          <table:table-cell/>
          <table:table-cell table:formula="of:=[.B2]/[.A9]" office:value-type="float" office:value="0.989816831647712" calcext:value-type="float">
            <text:p>0.989816831647712</text:p>
          </table:table-cell>
          <table:table-cell table:number-columns-repeated="3"/>
          <table:table-cell office:value-type="string" calcext:value-type="string">
            <text:p>katz</text:p>
          </table:table-cell>
          <table:table-cell table:style-name="ce4" table:formula="of:=SUM([.C9];[.C22];[.C35];[.C48];[.C61])/5" office:value-type="float" office:value="0.975177017755211" calcext:value-type="float">
            <text:p>0.975177017755211</text:p>
          </table:table-cell>
          <table:table-cell table:number-columns-repeated="1016"/>
        </table:table-row>
        <table:table-row table:style-name="ro2">
          <table:table-cell office:value-type="float" office:value="0.949999988079071" calcext:value-type="float">
            <text:p>0.949999988079071</text:p>
          </table:table-cell>
          <table:table-cell/>
          <table:table-cell table:formula="of:=[.B2]/[.A10]" office:value-type="float" office:value="1.02315803607085" calcext:value-type="float">
            <text:p>1.02315803607085</text:p>
          </table:table-cell>
          <table:table-cell table:number-columns-repeated="3"/>
          <table:table-cell office:value-type="string" calcext:value-type="string">
            <text:p>load_centrality</text:p>
          </table:table-cell>
          <table:table-cell table:style-name="ce4" table:formula="of:=SUM([.C10];[.C23];[.C36];[.C49];[.C62])/5" office:value-type="float" office:value="1.0076136706677" calcext:value-type="float">
            <text:p>1.0076136706677</text:p>
          </table:table-cell>
          <table:table-cell table:number-columns-repeated="1016"/>
        </table:table-row>
        <table:table-row table:style-name="ro2">
          <table:table-cell office:value-type="float" office:value="0.994000017642974" calcext:value-type="float">
            <text:p>0.994000017642974</text:p>
          </table:table-cell>
          <table:table-cell/>
          <table:table-cell table:formula="of:=[.B2]/[.A11]" office:value-type="float" office:value="0.977867308669843" calcext:value-type="float">
            <text:p>0.977867308669843</text:p>
          </table:table-cell>
          <table:table-cell table:number-columns-repeated="3"/>
          <table:table-cell office:value-type="string" calcext:value-type="string">
            <text:p>outdegree</text:p>
          </table:table-cell>
          <table:table-cell table:style-name="ce4" table:formula="of:=SUM([.C11];[.C24];[.C37];[.C50];[.C63])/5" office:value-type="float" office:value="0.960697128129376" calcext:value-type="float">
            <text:p>0.960697128129376</text:p>
          </table:table-cell>
          <table:table-cell table:number-columns-repeated="1016"/>
        </table:table-row>
        <table:table-row table:style-name="ro2">
          <table:table-cell office:value-type="float" office:value="0.918000042438507" calcext:value-type="float">
            <text:p>0.918000042438507</text:p>
          </table:table-cell>
          <table:table-cell/>
          <table:table-cell table:formula="of:=[.B2]/[.A12]" office:value-type="float" office:value="1.05882361343728" calcext:value-type="float">
            <text:p>1.05882361343728</text:p>
          </table:table-cell>
          <table:table-cell table:number-columns-repeated="3"/>
          <table:table-cell office:value-type="string" calcext:value-type="string">
            <text:p>pagerank</text:p>
          </table:table-cell>
          <table:table-cell table:style-name="ce4" table:formula="of:=SUM([.C12];[.C25];[.C38];[.C51];[.C64])/5" office:value-type="float" office:value="1.0142831665635" calcext:value-type="float">
            <text:p>1.0142831665635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0.978000044822692" calcext:value-type="float">
            <text:p>0.978000044822692</text:p>
          </table:table-cell>
          <table:table-cell office:value-type="float" office:value="0.959999978542327" calcext:value-type="float">
            <text:p>0.959999978542327</text:p>
          </table:table-cell>
          <table:table-cell table:formula="of:=[.B15]/[.A15]" office:value-type="float" office:value="0.981595025096723" calcext:value-type="float">
            <text:p>0.981595025096723</text:p>
          </table:table-cell>
          <table:table-cell table:number-columns-repeated="1021"/>
        </table:table-row>
        <table:table-row table:style-name="ro1">
          <table:table-cell office:value-type="float" office:value="0.961999952793121" calcext:value-type="float">
            <text:p>0.961999952793121</text:p>
          </table:table-cell>
          <table:table-cell/>
          <table:table-cell table:formula="of:=[.B15]/[.A16]" office:value-type="float" office:value="0.997921024585306" calcext:value-type="float">
            <text:p>0.997921024585306</text:p>
          </table:table-cell>
          <table:table-cell table:number-columns-repeated="1021"/>
        </table:table-row>
        <table:table-row table:style-name="ro1">
          <table:table-cell office:value-type="float" office:value="0.980000019073486" calcext:value-type="float">
            <text:p>0.980000019073486</text:p>
          </table:table-cell>
          <table:table-cell/>
          <table:table-cell table:formula="of:=[.B15]/[.A17]" office:value-type="float" office:value="0.979591795773568" calcext:value-type="float">
            <text:p>0.979591795773568</text:p>
          </table:table-cell>
          <table:table-cell table:number-columns-repeated="1021"/>
        </table:table-row>
        <table:table-row table:style-name="ro1">
          <table:table-cell office:value-type="float" office:value="0.990000009536743" calcext:value-type="float">
            <text:p>0.990000009536743</text:p>
          </table:table-cell>
          <table:table-cell/>
          <table:table-cell table:formula="of:=[.B15]/[.A18]" office:value-type="float" office:value="0.96969693868139" calcext:value-type="float">
            <text:p>0.96969693868139</text:p>
          </table:table-cell>
          <table:table-cell table:number-columns-repeated="1021"/>
        </table:table-row>
        <table:table-row table:style-name="ro1">
          <table:table-cell office:value-type="float" office:value="0.995999991893768" calcext:value-type="float">
            <text:p>0.995999991893768</text:p>
          </table:table-cell>
          <table:table-cell/>
          <table:table-cell table:formula="of:=[.B15]/[.A19]" office:value-type="float" office:value="0.963855407987512" calcext:value-type="float">
            <text:p>0.963855407987512</text:p>
          </table:table-cell>
          <table:table-cell table:number-columns-repeated="1021"/>
        </table:table-row>
        <table:table-row table:style-name="ro1">
          <table:table-cell office:value-type="float" office:value="0.966000080108642" calcext:value-type="float">
            <text:p>0.966000080108642</text:p>
          </table:table-cell>
          <table:table-cell/>
          <table:table-cell table:formula="of:=[.B15]/[.A20]" office:value-type="float" office:value="0.993788715249754" calcext:value-type="float">
            <text:p>0.993788715249754</text:p>
          </table:table-cell>
          <table:table-cell table:number-columns-repeated="1021"/>
        </table:table-row>
        <table:table-row table:style-name="ro1">
          <table:table-cell office:value-type="float" office:value="0.990000009536743" calcext:value-type="float">
            <text:p>0.990000009536743</text:p>
          </table:table-cell>
          <table:table-cell/>
          <table:table-cell table:formula="of:=[.B15]/[.A21]" office:value-type="float" office:value="0.96969693868139" calcext:value-type="float">
            <text:p>0.96969693868139</text:p>
          </table:table-cell>
          <table:table-cell table:number-columns-repeated="1021"/>
        </table:table-row>
        <table:table-row table:style-name="ro1">
          <table:table-cell office:value-type="float" office:value="0.991999983787536" calcext:value-type="float">
            <text:p>0.991999983787536</text:p>
          </table:table-cell>
          <table:table-cell/>
          <table:table-cell table:formula="of:=[.B15]/[.A22]" office:value-type="float" office:value="0.967741929669161" calcext:value-type="float">
            <text:p>0.967741929669161</text:p>
          </table:table-cell>
          <table:table-cell table:number-columns-repeated="1021"/>
        </table:table-row>
        <table:table-row table:style-name="ro1">
          <table:table-cell office:value-type="float" office:value="0.955999970436096" calcext:value-type="float">
            <text:p>0.955999970436096</text:p>
          </table:table-cell>
          <table:table-cell/>
          <table:table-cell table:formula="of:=[.B15]/[.A23]" office:value-type="float" office:value="1.00418410902712" calcext:value-type="float">
            <text:p>1.00418410902712</text:p>
          </table:table-cell>
          <table:table-cell table:number-columns-repeated="1021"/>
        </table:table-row>
        <table:table-row table:style-name="ro1">
          <table:table-cell office:value-type="float" office:value="0.99399995803833" calcext:value-type="float">
            <text:p>0.99399995803833</text:p>
          </table:table-cell>
          <table:table-cell/>
          <table:table-cell table:formula="of:=[.B15]/[.A24]" office:value-type="float" office:value="0.965794787795462" calcext:value-type="float">
            <text:p>0.965794787795462</text:p>
          </table:table-cell>
          <table:table-cell table:number-columns-repeated="1021"/>
        </table:table-row>
        <table:table-row table:style-name="ro1">
          <table:table-cell office:value-type="float" office:value="0.952000021934509" calcext:value-type="float">
            <text:p>0.952000021934509</text:p>
          </table:table-cell>
          <table:table-cell/>
          <table:table-cell table:formula="of:=[.B15]/[.A25]" office:value-type="float" office:value="1.0084033155709" calcext:value-type="float">
            <text:p>1.0084033155709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0.970000029" calcext:value-type="float">
            <text:p>0.970000029</text:p>
          </table:table-cell>
          <table:table-cell office:value-type="float" office:value="0.965999961" calcext:value-type="float">
            <text:p>0.965999961</text:p>
          </table:table-cell>
          <table:table-cell table:formula="of:=[.B28]/[.A28]" office:value-type="float" office:value="0.995876218679989" calcext:value-type="float">
            <text:p>0.995876218679989</text:p>
          </table:table-cell>
          <table:table-cell table:number-columns-repeated="1021"/>
        </table:table-row>
        <table:table-row table:style-name="ro1">
          <table:table-cell office:value-type="float" office:value="0.954000115" calcext:value-type="float">
            <text:p>0.954000115</text:p>
          </table:table-cell>
          <table:table-cell/>
          <table:table-cell table:formula="of:=[.B28]/[.A29]" office:value-type="float" office:value="1.01257845341035" calcext:value-type="float">
            <text:p>1.01257845341035</text:p>
          </table:table-cell>
          <table:table-cell table:number-columns-repeated="1021"/>
        </table:table-row>
        <table:table-row table:style-name="ro1">
          <table:table-cell office:value-type="float" office:value="0.988000035" calcext:value-type="float">
            <text:p>0.988000035</text:p>
          </table:table-cell>
          <table:table-cell/>
          <table:table-cell table:formula="of:=[.B28]/[.A30]" office:value-type="float" office:value="0.977732719412302" calcext:value-type="float">
            <text:p>0.977732719412302</text:p>
          </table:table-cell>
          <table:table-cell table:number-columns-repeated="1021"/>
        </table:table-row>
        <table:table-row table:style-name="ro1">
          <table:table-cell office:value-type="float" office:value="0.976000071" calcext:value-type="float">
            <text:p>0.976000071</text:p>
          </table:table-cell>
          <table:table-cell/>
          <table:table-cell table:formula="of:=[.B28]/[.A31]" office:value-type="float" office:value="0.989753986401093" calcext:value-type="float">
            <text:p>0.989753986401093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formula="of:=[.B28]/[.A32]" office:value-type="float" office:value="0.965999961" calcext:value-type="float">
            <text:p>0.965999961</text:p>
          </table:table-cell>
          <table:table-cell table:number-columns-repeated="1021"/>
        </table:table-row>
        <table:table-row table:style-name="ro1">
          <table:table-cell office:value-type="float" office:value="0.980000019" calcext:value-type="float">
            <text:p>0.980000019</text:p>
          </table:table-cell>
          <table:table-cell/>
          <table:table-cell table:formula="of:=[.B28]/[.A33]" office:value-type="float" office:value="0.985714226807581" calcext:value-type="float">
            <text:p>0.985714226807581</text:p>
          </table:table-cell>
          <table:table-cell table:number-columns-repeated="1021"/>
        </table:table-row>
        <table:table-row table:style-name="ro1">
          <table:table-cell office:value-type="float" office:value="0.991999984" calcext:value-type="float">
            <text:p>0.991999984</text:p>
          </table:table-cell>
          <table:table-cell/>
          <table:table-cell table:formula="of:=[.B28]/[.A34]" office:value-type="float" office:value="0.973790298972424" calcext:value-type="float">
            <text:p>0.973790298972424</text:p>
          </table:table-cell>
          <table:table-cell table:number-columns-repeated="1021"/>
        </table:table-row>
        <table:table-row table:style-name="ro1">
          <table:table-cell office:value-type="float" office:value="0.977999926" calcext:value-type="float">
            <text:p>0.977999926</text:p>
          </table:table-cell>
          <table:table-cell/>
          <table:table-cell table:formula="of:=[.B28]/[.A35]" office:value-type="float" office:value="0.987730096208617" calcext:value-type="float">
            <text:p>0.987730096208617</text:p>
          </table:table-cell>
          <table:table-cell table:number-columns-repeated="1021"/>
        </table:table-row>
        <table:table-row table:style-name="ro1">
          <table:table-cell office:value-type="float" office:value="0.944000065" calcext:value-type="float">
            <text:p>0.944000065</text:p>
          </table:table-cell>
          <table:table-cell/>
          <table:table-cell table:formula="of:=[.B28]/[.A36]" office:value-type="float" office:value="1.02330497297159" calcext:value-type="float">
            <text:p>1.02330497297159</text:p>
          </table:table-cell>
          <table:table-cell table:number-columns-repeated="1021"/>
        </table:table-row>
        <table:table-row table:style-name="ro1">
          <table:table-cell office:value-type="float" office:value="0.998000026" calcext:value-type="float">
            <text:p>0.998000026</text:p>
          </table:table-cell>
          <table:table-cell/>
          <table:table-cell table:formula="of:=[.B28]/[.A37]" office:value-type="float" office:value="0.967935807448566" calcext:value-type="float">
            <text:p>0.967935807448566</text:p>
          </table:table-cell>
          <table:table-cell table:number-columns-repeated="1021"/>
        </table:table-row>
        <table:table-row table:style-name="ro1">
          <table:table-cell office:value-type="float" office:value="0.958000004" calcext:value-type="float">
            <text:p>0.958000004</text:p>
          </table:table-cell>
          <table:table-cell/>
          <table:table-cell table:formula="of:=[.B28]/[.A38]" office:value-type="float" office:value="1.00835068576889" calcext:value-type="float">
            <text:p>1.00835068576889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0.970000028610229" calcext:value-type="float">
            <text:p>0.970000028610229</text:p>
          </table:table-cell>
          <table:table-cell office:value-type="float" office:value="0.948000013828277" calcext:value-type="float">
            <text:p>0.948000013828277</text:p>
          </table:table-cell>
          <table:table-cell table:formula="of:=[.B41]/[.A41]" office:value-type="float" office:value="0.977319573058701" calcext:value-type="float">
            <text:p>0.977319573058701</text:p>
          </table:table-cell>
          <table:table-cell table:number-columns-repeated="1021"/>
        </table:table-row>
        <table:table-row table:style-name="ro1">
          <table:table-cell office:value-type="float" office:value="0.944000005722045" calcext:value-type="float">
            <text:p>0.944000005722045</text:p>
          </table:table-cell>
          <table:table-cell/>
          <table:table-cell table:formula="of:=[.B41]/[.A42]" office:value-type="float" office:value="1.00423729669702" calcext:value-type="float">
            <text:p>1.00423729669702</text:p>
          </table:table-cell>
          <table:table-cell table:number-columns-repeated="1021"/>
        </table:table-row>
        <table:table-row table:style-name="ro1">
          <table:table-cell office:value-type="float" office:value="0.984000027179718" calcext:value-type="float">
            <text:p>0.984000027179718</text:p>
          </table:table-cell>
          <table:table-cell/>
          <table:table-cell table:formula="of:=[.B41]/[.A43]" office:value-type="float" office:value="0.963414621588353" calcext:value-type="float">
            <text:p>0.963414621588353</text:p>
          </table:table-cell>
          <table:table-cell table:number-columns-repeated="1021"/>
        </table:table-row>
        <table:table-row table:style-name="ro1">
          <table:table-cell office:value-type="float" office:value="0.99399995803833" calcext:value-type="float">
            <text:p>0.99399995803833</text:p>
          </table:table-cell>
          <table:table-cell/>
          <table:table-cell table:formula="of:=[.B41]/[.A44]" office:value-type="float" office:value="0.953722388177124" calcext:value-type="float">
            <text:p>0.953722388177124</text:p>
          </table:table-cell>
          <table:table-cell table:number-columns-repeated="1021"/>
        </table:table-row>
        <table:table-row table:style-name="ro1">
          <table:table-cell office:value-type="float" office:value="0.990000009536743" calcext:value-type="float">
            <text:p>0.990000009536743</text:p>
          </table:table-cell>
          <table:table-cell/>
          <table:table-cell table:formula="of:=[.B41]/[.A45]" office:value-type="float" office:value="0.957575762319316" calcext:value-type="float">
            <text:p>0.957575762319316</text:p>
          </table:table-cell>
          <table:table-cell table:number-columns-repeated="1021"/>
        </table:table-row>
        <table:table-row table:style-name="ro1">
          <table:table-cell office:value-type="float" office:value="0.978000044822692" calcext:value-type="float">
            <text:p>0.978000044822692</text:p>
          </table:table-cell>
          <table:table-cell/>
          <table:table-cell table:formula="of:=[.B41]/[.A46]" office:value-type="float" office:value="0.969325123088462" calcext:value-type="float">
            <text:p>0.969325123088462</text:p>
          </table:table-cell>
          <table:table-cell table:number-columns-repeated="1021"/>
        </table:table-row>
        <table:table-row table:style-name="ro1">
          <table:table-cell office:value-type="float" office:value="0.986000001430511" calcext:value-type="float">
            <text:p>0.986000001430511</text:p>
          </table:table-cell>
          <table:table-cell/>
          <table:table-cell table:formula="of:=[.B41]/[.A47]" office:value-type="float" office:value="0.961460458877178" calcext:value-type="float">
            <text:p>0.961460458877178</text:p>
          </table:table-cell>
          <table:table-cell table:number-columns-repeated="1021"/>
        </table:table-row>
        <table:table-row table:style-name="ro1">
          <table:table-cell office:value-type="float" office:value="0.986000061035156" calcext:value-type="float">
            <text:p>0.986000061035156</text:p>
          </table:table-cell>
          <table:table-cell/>
          <table:table-cell table:formula="of:=[.B41]/[.A48]" office:value-type="float" office:value="0.961460400755975" calcext:value-type="float">
            <text:p>0.961460400755975</text:p>
          </table:table-cell>
          <table:table-cell table:number-columns-repeated="1021"/>
        </table:table-row>
        <table:table-row table:style-name="ro1">
          <table:table-cell office:value-type="float" office:value="0.948000013828277" calcext:value-type="float">
            <text:p>0.948000013828277</text:p>
          </table:table-cell>
          <table:table-cell/>
          <table:table-cell table:formula="of:=[.B41]/[.A49]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formula="of:=[.B41]/[.A50]" office:value-type="float" office:value="0.948000013828277" calcext:value-type="float">
            <text:p>0.948000013828277</text:p>
          </table:table-cell>
          <table:table-cell table:number-columns-repeated="1021"/>
        </table:table-row>
        <table:table-row table:style-name="ro1">
          <table:table-cell office:value-type="float" office:value="0.954000115394592" calcext:value-type="float">
            <text:p>0.954000115394592</text:p>
          </table:table-cell>
          <table:table-cell/>
          <table:table-cell table:formula="of:=[.B41]/[.A51]" office:value-type="float" office:value="0.993710586121016" calcext:value-type="float">
            <text:p>0.993710586121016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0.982000053" calcext:value-type="float">
            <text:p>0.982000053</text:p>
          </table:table-cell>
          <table:table-cell office:value-type="float" office:value="0.941999972" calcext:value-type="float">
            <text:p>0.941999972</text:p>
          </table:table-cell>
          <table:table-cell table:formula="of:=[.B54]/[.A54]" office:value-type="float" office:value="0.959266722157702" calcext:value-type="float">
            <text:p>0.959266722157702</text:p>
          </table:table-cell>
          <table:table-cell table:number-columns-repeated="1021"/>
        </table:table-row>
        <table:table-row table:style-name="ro1">
          <table:table-cell office:value-type="float" office:value="0.951999962" calcext:value-type="float">
            <text:p>0.951999962</text:p>
          </table:table-cell>
          <table:table-cell/>
          <table:table-cell table:formula="of:=[.B54]/[.A55]" office:value-type="float" office:value="0.989495808404244" calcext:value-type="float">
            <text:p>0.989495808404244</text:p>
          </table:table-cell>
          <table:table-cell table:number-columns-repeated="1021"/>
        </table:table-row>
        <table:table-row table:style-name="ro1">
          <table:table-cell office:value-type="float" office:value="0.994000018" calcext:value-type="float">
            <text:p>0.994000018</text:p>
          </table:table-cell>
          <table:table-cell/>
          <table:table-cell table:formula="of:=[.B54]/[.A56]" office:value-type="float" office:value="0.94768607136987" calcext:value-type="float">
            <text:p>0.94768607136987</text:p>
          </table:table-cell>
          <table:table-cell table:number-columns-repeated="1021"/>
        </table:table-row>
        <table:table-row table:style-name="ro1">
          <table:table-cell office:value-type="float" office:value="0.991999984" calcext:value-type="float">
            <text:p>0.991999984</text:p>
          </table:table-cell>
          <table:table-cell/>
          <table:table-cell table:formula="of:=[.B54]/[.A57]" office:value-type="float" office:value="0.949596761283819" calcext:value-type="float">
            <text:p>0.949596761283819</text:p>
          </table:table-cell>
          <table:table-cell table:number-columns-repeated="1021"/>
        </table:table-row>
        <table:table-row table:style-name="ro1">
          <table:table-cell office:value-type="float" office:value="0.998000026" calcext:value-type="float">
            <text:p>0.998000026</text:p>
          </table:table-cell>
          <table:table-cell/>
          <table:table-cell table:formula="of:=[.B54]/[.A58]" office:value-type="float" office:value="0.943887722904729" calcext:value-type="float">
            <text:p>0.943887722904729</text:p>
          </table:table-cell>
          <table:table-cell table:number-columns-repeated="1021"/>
        </table:table-row>
        <table:table-row table:style-name="ro1">
          <table:table-cell office:value-type="float" office:value="0.967999935" calcext:value-type="float">
            <text:p>0.967999935</text:p>
          </table:table-cell>
          <table:table-cell/>
          <table:table-cell table:formula="of:=[.B54]/[.A59]" office:value-type="float" office:value="0.973140532287329" calcext:value-type="float">
            <text:p>0.973140532287329</text:p>
          </table:table-cell>
          <table:table-cell table:number-columns-repeated="1021"/>
        </table:table-row>
        <table:table-row table:style-name="ro1">
          <table:table-cell office:value-type="float" office:value="0.98999995" calcext:value-type="float">
            <text:p>0.98999995</text:p>
          </table:table-cell>
          <table:table-cell/>
          <table:table-cell table:formula="of:=[.B54]/[.A60]" office:value-type="float" office:value="0.951515171288645" calcext:value-type="float">
            <text:p>0.951515171288645</text:p>
          </table:table-cell>
          <table:table-cell table:number-columns-repeated="1021"/>
        </table:table-row>
        <table:table-row table:style-name="ro1">
          <table:table-cell office:value-type="float" office:value="0.971999943" calcext:value-type="float">
            <text:p>0.971999943</text:p>
          </table:table-cell>
          <table:table-cell/>
          <table:table-cell table:formula="of:=[.B54]/[.A61]" office:value-type="float" office:value="0.969135830494591" calcext:value-type="float">
            <text:p>0.969135830494591</text:p>
          </table:table-cell>
          <table:table-cell table:number-columns-repeated="1021"/>
        </table:table-row>
        <table:table-row table:style-name="ro1">
          <table:table-cell office:value-type="float" office:value="0.954000115" calcext:value-type="float">
            <text:p>0.954000115</text:p>
          </table:table-cell>
          <table:table-cell/>
          <table:table-cell table:formula="of:=[.B54]/[.A62]" office:value-type="float" office:value="0.987421235268929" calcext:value-type="float">
            <text:p>0.987421235268929</text:p>
          </table:table-cell>
          <table:table-cell table:number-columns-repeated="1021"/>
        </table:table-row>
        <table:table-row table:style-name="ro1">
          <table:table-cell office:value-type="float" office:value="0.998000026" calcext:value-type="float">
            <text:p>0.998000026</text:p>
          </table:table-cell>
          <table:table-cell/>
          <table:table-cell table:formula="of:=[.B54]/[.A63]" office:value-type="float" office:value="0.943887722904729" calcext:value-type="float">
            <text:p>0.943887722904729</text:p>
          </table:table-cell>
          <table:table-cell table:number-columns-repeated="1021"/>
        </table:table-row>
        <table:table-row table:style-name="ro1">
          <table:table-cell office:value-type="float" office:value="0.939999998" calcext:value-type="float">
            <text:p>0.939999998</text:p>
          </table:table-cell>
          <table:table-cell/>
          <table:table-cell table:formula="of:=[.B54]/[.A64]" office:value-type="float" office:value="1.00212763191942" calcext:value-type="float">
            <text:p>1.00212763191942</text:p>
          </table:table-cell>
          <table:table-cell table:number-columns-repeated="1021"/>
        </table:table-row>
        <table:table-row table:style-name="ro1" table:number-rows-repeated="1048511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b01_reset.C1:b01_reset.C1048576">
            <calcext:condition calcext:apply-style-name="Good" calcext:value="&gt;1" calcext:base-cell-address="b01_reset.C1"/>
          </calcext:conditional-format>
          <calcext:conditional-format calcext:target-range-address="b01_reset.H2:b01_reset.H12">
            <calcext:condition calcext:apply-style-name="Good" calcext:value="&gt;1" calcext:base-cell-address="b01_reset.H2"/>
          </calcext:conditional-format>
        </calcext:conditional-formats>
      </table:table>
      <table:table table:name="b02_reset" table:style-name="ta2">
        <office:forms form:automatic-focus="false" form:apply-design-mode="false"/>
        <table:table-column table:style-name="co1" table:number-columns-repeated="2" table:default-cell-style-name="Default"/>
        <table:table-column table:style-name="co1" table:default-cell-style-name="ce5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1017" table:default-cell-style-name="Default"/>
        <table:table-row table:style-name="ro2">
          <table:table-cell office:value-type="string" calcext:value-type="string">
            <text:p>shuffled_feature_mean_accuracy</text:p>
          </table:table-cell>
          <table:table-cell office:value-type="string" calcext:value-type="string">
            <text:p>unshuffled_feature_mean_accuracy</text:p>
          </table:table-cell>
          <table:table-cell table:number-columns-repeated="1022"/>
        </table:table-row>
        <table:table-row table:style-name="ro2">
          <table:table-cell office:value-type="float" office:value="0.962499976158142" calcext:value-type="float">
            <text:p>0.962499976158142</text:p>
          </table:table-cell>
          <table:table-cell office:value-type="float" office:value="0.947499990463256" calcext:value-type="float">
            <text:p>0.947499990463256</text:p>
          </table:table-cell>
          <table:table-cell table:formula="of:=[.B2]/[.A2]" office:value-type="float" office:value="0.984415598892003" calcext:value-type="float">
            <text:p>0.984415598892003</text:p>
          </table:table-cell>
          <table:table-cell table:number-columns-repeated="3"/>
          <table:table-cell table:style-name="ce3" office:value-type="string" calcext:value-type="string">
            <text:p>average_neighbour_degree</text:p>
          </table:table-cell>
          <table:table-cell table:style-name="ce7" table:formula="of:=SUM([.C2];[.C15];[.C28];[.C41];[.C54])/5" office:value-type="float" office:value="0.97802847963575" calcext:value-type="float">
            <text:p>0.97802847963575</text:p>
          </table:table-cell>
          <table:table-cell table:number-columns-repeated="1016"/>
        </table:table-row>
        <table:table-row table:style-name="ro2">
          <table:table-cell office:value-type="float" office:value="0.887499988079071" calcext:value-type="float">
            <text:p>0.887499988079071</text:p>
          </table:table-cell>
          <table:table-cell/>
          <table:table-cell table:formula="of:=[.B2]/[.A3]" office:value-type="float" office:value="1.0676056373973" calcext:value-type="float">
            <text:p>1.0676056373973</text:p>
          </table:table-cell>
          <table:table-cell table:number-columns-repeated="3"/>
          <table:table-cell office:value-type="string" calcext:value-type="string">
            <text:p>betweenness_centrality</text:p>
          </table:table-cell>
          <table:table-cell table:style-name="ce7" table:formula="of:=SUM([.C3];[.C16];[.C29];[.C42];[.C55])/5" office:value-type="float" office:value="1.07851060815101" calcext:value-type="float">
            <text:p>1.07851060815101</text:p>
          </table:table-cell>
          <table:table-cell table:number-columns-repeated="1016"/>
        </table:table-row>
        <table:table-row table:style-name="ro2">
          <table:table-cell office:value-type="float" office:value="0.9200000166893" calcext:value-type="float">
            <text:p>0.9200000166893</text:p>
          </table:table-cell>
          <table:table-cell/>
          <table:table-cell table:formula="of:=[.B2]/[.A4]" office:value-type="float" office:value="1.02989127529901" calcext:value-type="float">
            <text:p>1.02989127529901</text:p>
          </table:table-cell>
          <table:table-cell table:number-columns-repeated="3"/>
          <table:table-cell office:value-type="string" calcext:value-type="string">
            <text:p>closeness_centrality</text:p>
          </table:table-cell>
          <table:table-cell table:style-name="ce7" table:formula="of:=SUM([.C4];[.C17];[.C30];[.C43];[.C56])/5" office:value-type="float" office:value="1.01889089992391" calcext:value-type="float">
            <text:p>1.01889089992391</text:p>
          </table:table-cell>
          <table:table-cell table:number-columns-repeated="1016"/>
        </table:table-row>
        <table:table-row table:style-name="ro2">
          <table:table-cell office:value-type="float" office:value="0.947499990463256" calcext:value-type="float">
            <text:p>0.947499990463256</text:p>
          </table:table-cell>
          <table:table-cell/>
          <table:table-cell table:formula="of:=[.B2]/[.A5]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clustering</text:p>
          </table:table-cell>
          <table:table-cell table:style-name="ce7" table:formula="of:=SUM([.C5];[.C18];[.C31];[.C44];[.C57])/5" office:value-type="float" office:value="1.00505110770996" calcext:value-type="float">
            <text:p>1.00505110770996</text:p>
          </table:table-cell>
          <table:table-cell table:number-columns-repeated="1016"/>
        </table:table-row>
        <table:table-row table:style-name="ro2">
          <table:table-cell office:value-type="float" office:value="0.970000028610229" calcext:value-type="float">
            <text:p>0.970000028610229</text:p>
          </table:table-cell>
          <table:table-cell/>
          <table:table-cell table:formula="of:=[.B2]/[.A6]" office:value-type="float" office:value="0.976804085068729" calcext:value-type="float">
            <text:p>0.976804085068729</text:p>
          </table:table-cell>
          <table:table-cell table:number-columns-repeated="3"/>
          <table:table-cell office:value-type="string" calcext:value-type="string">
            <text:p>degree</text:p>
          </table:table-cell>
          <table:table-cell table:style-name="ce7" table:formula="of:=SUM([.C6];[.C19];[.C32];[.C45];[.C58])/5" office:value-type="float" office:value="0.984616472378551" calcext:value-type="float">
            <text:p>0.984616472378551</text:p>
          </table:table-cell>
          <table:table-cell table:number-columns-repeated="1016"/>
        </table:table-row>
        <table:table-row table:style-name="ro2">
          <table:table-cell office:value-type="float" office:value="0.862500011920929" calcext:value-type="float">
            <text:p>0.862500011920929</text:p>
          </table:table-cell>
          <table:table-cell/>
          <table:table-cell table:formula="of:=[.B2]/[.A7]" office:value-type="float" office:value="1.09855069839711" calcext:value-type="float">
            <text:p>1.09855069839711</text:p>
          </table:table-cell>
          <table:table-cell table:number-columns-repeated="3"/>
          <table:table-cell office:value-type="string" calcext:value-type="string">
            <text:p>degree_centrality</text:p>
          </table:table-cell>
          <table:table-cell table:style-name="ce7" table:formula="of:=SUM([.C7];[.C20];[.C33];[.C46];[.C59])/5" office:value-type="float" office:value="1.11753535205241" calcext:value-type="float">
            <text:p>1.11753535205241</text:p>
          </table:table-cell>
          <table:table-cell table:number-columns-repeated="1016"/>
        </table:table-row>
        <table:table-row table:style-name="ro2">
          <table:table-cell office:value-type="float" office:value="0.96749997138977" calcext:value-type="float">
            <text:p>0.96749997138977</text:p>
          </table:table-cell>
          <table:table-cell/>
          <table:table-cell table:formula="of:=[.B2]/[.A8]" office:value-type="float" office:value="0.979328184477582" calcext:value-type="float">
            <text:p>0.979328184477582</text:p>
          </table:table-cell>
          <table:table-cell table:number-columns-repeated="3"/>
          <table:table-cell office:value-type="string" calcext:value-type="string">
            <text:p>has_feedback_path</text:p>
          </table:table-cell>
          <table:table-cell table:style-name="ce7" table:formula="of:=SUM([.C8];[.C21];[.C34];[.C47];[.C60])/5" office:value-type="float" office:value="0.993353520869629" calcext:value-type="float">
            <text:p>0.993353520869629</text:p>
          </table:table-cell>
          <table:table-cell table:number-columns-repeated="1016"/>
        </table:table-row>
        <table:table-row table:style-name="ro2">
          <table:table-cell office:value-type="float" office:value="0.877499997615814" calcext:value-type="float">
            <text:p>0.877499997615814</text:p>
          </table:table-cell>
          <table:table-cell/>
          <table:table-cell table:formula="of:=[.B2]/[.A9]" office:value-type="float" office:value="1.07977207183776" calcext:value-type="float">
            <text:p>1.07977207183776</text:p>
          </table:table-cell>
          <table:table-cell table:number-columns-repeated="3"/>
          <table:table-cell office:value-type="string" calcext:value-type="string">
            <text:p>katz</text:p>
          </table:table-cell>
          <table:table-cell table:style-name="ce7" table:formula="of:=SUM([.C9];[.C22];[.C35];[.C48];[.C61])/5" office:value-type="float" office:value="1.05531551716385" calcext:value-type="float">
            <text:p>1.05531551716385</text:p>
          </table:table-cell>
          <table:table-cell table:number-columns-repeated="1016"/>
        </table:table-row>
        <table:table-row table:style-name="ro2">
          <table:table-cell office:value-type="float" office:value="0.899999976158142" calcext:value-type="float">
            <text:p>0.899999976158142</text:p>
          </table:table-cell>
          <table:table-cell/>
          <table:table-cell table:formula="of:=[.B2]/[.A10]" office:value-type="float" office:value="1.05277779507048" calcext:value-type="float">
            <text:p>1.05277779507048</text:p>
          </table:table-cell>
          <table:table-cell table:number-columns-repeated="3"/>
          <table:table-cell office:value-type="string" calcext:value-type="string">
            <text:p>load_centrality</text:p>
          </table:table-cell>
          <table:table-cell table:style-name="ce7" table:formula="of:=SUM([.C10];[.C23];[.C36];[.C49];[.C62])/5" office:value-type="float" office:value="1.04002498854465" calcext:value-type="float">
            <text:p>1.04002498854465</text:p>
          </table:table-cell>
          <table:table-cell table:number-columns-repeated="1016"/>
        </table:table-row>
        <table:table-row table:style-name="ro2">
          <table:table-cell office:value-type="float" office:value="0.980000019073486" calcext:value-type="float">
            <text:p>0.980000019073486</text:p>
          </table:table-cell>
          <table:table-cell/>
          <table:table-cell table:formula="of:=[.B2]/[.A11]" office:value-type="float" office:value="0.966836706145214" calcext:value-type="float">
            <text:p>0.966836706145214</text:p>
          </table:table-cell>
          <table:table-cell table:number-columns-repeated="3"/>
          <table:table-cell office:value-type="string" calcext:value-type="string">
            <text:p>outdegree</text:p>
          </table:table-cell>
          <table:table-cell table:style-name="ce7" table:formula="of:=SUM([.C11];[.C24];[.C37];[.C50];[.C63])/5" office:value-type="float" office:value="0.992362307187878" calcext:value-type="float">
            <text:p>0.992362307187878</text:p>
          </table:table-cell>
          <table:table-cell table:number-columns-repeated="1016"/>
        </table:table-row>
        <table:table-row table:style-name="ro2">
          <table:table-cell office:value-type="float" office:value="0.877499997615814" calcext:value-type="float">
            <text:p>0.877499997615814</text:p>
          </table:table-cell>
          <table:table-cell/>
          <table:table-cell table:formula="of:=[.B2]/[.A12]" office:value-type="float" office:value="1.07977207183776" calcext:value-type="float">
            <text:p>1.07977207183776</text:p>
          </table:table-cell>
          <table:table-cell table:number-columns-repeated="3"/>
          <table:table-cell office:value-type="string" calcext:value-type="string">
            <text:p>pagerank</text:p>
          </table:table-cell>
          <table:table-cell table:style-name="ce7" table:formula="of:=SUM([.C12];[.C25];[.C38];[.C51];[.C64])/5" office:value-type="float" office:value="1.08417108193417" calcext:value-type="float">
            <text:p>1.08417108193417</text:p>
          </table:table-cell>
          <table:table-cell table:number-columns-repeated="1016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float" office:value="0.997500002384185" calcext:value-type="float">
            <text:p>0.997500002384185</text:p>
          </table:table-cell>
          <table:table-cell office:value-type="float" office:value="0.980000019073486" calcext:value-type="float">
            <text:p>0.980000019073486</text:p>
          </table:table-cell>
          <table:table-cell table:formula="of:=[.B15]/[.A15]" office:value-type="float" office:value="0.982456157123939" calcext:value-type="float">
            <text:p>0.982456157123939</text:p>
          </table:table-cell>
          <table:table-cell table:number-columns-repeated="1021"/>
        </table:table-row>
        <table:table-row table:style-name="ro2">
          <table:table-cell office:value-type="float" office:value="0.879999995231628" calcext:value-type="float">
            <text:p>0.879999995231628</text:p>
          </table:table-cell>
          <table:table-cell/>
          <table:table-cell table:formula="of:=[.B15]/[.A16]" office:value-type="float" office:value="1.11363639134513" calcext:value-type="float">
            <text:p>1.11363639134513</text:p>
          </table:table-cell>
          <table:table-cell table:number-columns-repeated="1021"/>
        </table:table-row>
        <table:table-row table:style-name="ro2">
          <table:table-cell office:value-type="float" office:value="0.942499995231628" calcext:value-type="float">
            <text:p>0.942499995231628</text:p>
          </table:table-cell>
          <table:table-cell/>
          <table:table-cell table:formula="of:=[.B15]/[.A17]" office:value-type="float" office:value="1.03978782390619" calcext:value-type="float">
            <text:p>1.03978782390619</text:p>
          </table:table-cell>
          <table:table-cell table:number-columns-repeated="1021"/>
        </table:table-row>
        <table:table-row table:style-name="ro2">
          <table:table-cell office:value-type="float" office:value="0.912500023841857" calcext:value-type="float">
            <text:p>0.912500023841857</text:p>
          </table:table-cell>
          <table:table-cell/>
          <table:table-cell table:formula="of:=[.B15]/[.A18]" office:value-type="float" office:value="1.07397259558135" calcext:value-type="float">
            <text:p>1.07397259558135</text:p>
          </table:table-cell>
          <table:table-cell table:number-columns-repeated="1021"/>
        </table:table-row>
        <table:table-row table:style-name="ro2">
          <table:table-cell office:value-type="float" office:value="0.964999973773956" calcext:value-type="float">
            <text:p>0.964999973773956</text:p>
          </table:table-cell>
          <table:table-cell/>
          <table:table-cell table:formula="of:=[.B15]/[.A19]" office:value-type="float" office:value="1.01554408881574" calcext:value-type="float">
            <text:p>1.01554408881574</text:p>
          </table:table-cell>
          <table:table-cell table:number-columns-repeated="1021"/>
        </table:table-row>
        <table:table-row table:style-name="ro2">
          <table:table-cell office:value-type="float" office:value="0.845000028610229" calcext:value-type="float">
            <text:p>0.845000028610229</text:p>
          </table:table-cell>
          <table:table-cell/>
          <table:table-cell table:formula="of:=[.B15]/[.A20]" office:value-type="float" office:value="1.15976329691407" calcext:value-type="float">
            <text:p>1.15976329691407</text:p>
          </table:table-cell>
          <table:table-cell table:number-columns-repeated="1021"/>
        </table:table-row>
        <table:table-row table:style-name="ro2">
          <table:table-cell office:value-type="float" office:value="0.952499985694885" calcext:value-type="float">
            <text:p>0.952499985694885</text:p>
          </table:table-cell>
          <table:table-cell/>
          <table:table-cell table:formula="of:=[.B15]/[.A21]" office:value-type="float" office:value="1.02887142655287" calcext:value-type="float">
            <text:p>1.02887142655287</text:p>
          </table:table-cell>
          <table:table-cell table:number-columns-repeated="1021"/>
        </table:table-row>
        <table:table-row table:style-name="ro2">
          <table:table-cell office:value-type="float" office:value="0.892499983310699" calcext:value-type="float">
            <text:p>0.892499983310699</text:p>
          </table:table-cell>
          <table:table-cell/>
          <table:table-cell table:formula="of:=[.B15]/[.A22]" office:value-type="float" office:value="1.09803925758991" calcext:value-type="float">
            <text:p>1.09803925758991</text:p>
          </table:table-cell>
          <table:table-cell table:number-columns-repeated="1021"/>
        </table:table-row>
        <table:table-row table:style-name="ro2">
          <table:table-cell office:value-type="float" office:value="0.935000002384185" calcext:value-type="float">
            <text:p>0.935000002384185</text:p>
          </table:table-cell>
          <table:table-cell/>
          <table:table-cell table:formula="of:=[.B15]/[.A23]" office:value-type="float" office:value="1.04812835997279" calcext:value-type="float">
            <text:p>1.04812835997279</text:p>
          </table:table-cell>
          <table:table-cell table:number-columns-repeated="1021"/>
        </table:table-row>
        <table:table-row table:style-name="ro2">
          <table:table-cell office:value-type="float" office:value="0.954999983310699" calcext:value-type="float">
            <text:p>0.954999983310699</text:p>
          </table:table-cell>
          <table:table-cell/>
          <table:table-cell table:formula="of:=[.B15]/[.A24]" office:value-type="float" office:value="1.02617804837663" calcext:value-type="float">
            <text:p>1.02617804837663</text:p>
          </table:table-cell>
          <table:table-cell table:number-columns-repeated="1021"/>
        </table:table-row>
        <table:table-row table:style-name="ro2">
          <table:table-cell office:value-type="float" office:value="0.865000009536743" calcext:value-type="float">
            <text:p>0.865000009536743</text:p>
          </table:table-cell>
          <table:table-cell/>
          <table:table-cell table:formula="of:=[.B15]/[.A25]" office:value-type="float" office:value="1.13294798643798" calcext:value-type="float">
            <text:p>1.13294798643798</text:p>
          </table:table-cell>
          <table:table-cell table:number-columns-repeated="1021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float" office:value="0.975000023841857" calcext:value-type="float">
            <text:p>0.975000023841857</text:p>
          </table:table-cell>
          <table:table-cell office:value-type="float" office:value="0.944999992847442" calcext:value-type="float">
            <text:p>0.944999992847442</text:p>
          </table:table-cell>
          <table:table-cell table:formula="of:=[.B28]/[.A28]" office:value-type="float" office:value="0.969230738194032" calcext:value-type="float">
            <text:p>0.969230738194032</text:p>
          </table:table-cell>
          <table:table-cell table:number-columns-repeated="1021"/>
        </table:table-row>
        <table:table-row table:style-name="ro2">
          <table:table-cell office:value-type="float" office:value="0.889999985694885" calcext:value-type="float">
            <text:p>0.889999985694885</text:p>
          </table:table-cell>
          <table:table-cell/>
          <table:table-cell table:formula="of:=[.B28]/[.A29]" office:value-type="float" office:value="1.06179776183886" calcext:value-type="float">
            <text:p>1.06179776183886</text:p>
          </table:table-cell>
          <table:table-cell table:number-columns-repeated="1021"/>
        </table:table-row>
        <table:table-row table:style-name="ro2">
          <table:table-cell office:value-type="float" office:value="0.962499976158142" calcext:value-type="float">
            <text:p>0.962499976158142</text:p>
          </table:table-cell>
          <table:table-cell/>
          <table:table-cell table:formula="of:=[.B28]/[.A30]" office:value-type="float" office:value="0.981818198707337" calcext:value-type="float">
            <text:p>0.981818198707337</text:p>
          </table:table-cell>
          <table:table-cell table:number-columns-repeated="1021"/>
        </table:table-row>
        <table:table-row table:style-name="ro2">
          <table:table-cell office:value-type="float" office:value="0.975000023841857" calcext:value-type="float">
            <text:p>0.975000023841857</text:p>
          </table:table-cell>
          <table:table-cell/>
          <table:table-cell table:formula="of:=[.B28]/[.A31]" office:value-type="float" office:value="0.969230738194032" calcext:value-type="float">
            <text:p>0.969230738194032</text:p>
          </table:table-cell>
          <table:table-cell table:number-columns-repeated="1021"/>
        </table:table-row>
        <table:table-row table:style-name="ro2">
          <table:table-cell office:value-type="float" office:value="0.96749997138977" calcext:value-type="float">
            <text:p>0.96749997138977</text:p>
          </table:table-cell>
          <table:table-cell/>
          <table:table-cell table:formula="of:=[.B28]/[.A32]" office:value-type="float" office:value="0.97674420753728" calcext:value-type="float">
            <text:p>0.97674420753728</text:p>
          </table:table-cell>
          <table:table-cell table:number-columns-repeated="1021"/>
        </table:table-row>
        <table:table-row table:style-name="ro2">
          <table:table-cell office:value-type="float" office:value="0.865000009536743" calcext:value-type="float">
            <text:p>0.865000009536743</text:p>
          </table:table-cell>
          <table:table-cell/>
          <table:table-cell table:formula="of:=[.B28]/[.A33]" office:value-type="float" office:value="1.09248552881929" calcext:value-type="float">
            <text:p>1.09248552881929</text:p>
          </table:table-cell>
          <table:table-cell table:number-columns-repeated="1021"/>
        </table:table-row>
        <table:table-row table:style-name="ro2">
          <table:table-cell office:value-type="float" office:value="0.957499980926513" calcext:value-type="float">
            <text:p>0.957499980926513</text:p>
          </table:table-cell>
          <table:table-cell/>
          <table:table-cell table:formula="of:=[.B28]/[.A34]" office:value-type="float" office:value="0.986945181902797" calcext:value-type="float">
            <text:p>0.986945181902797</text:p>
          </table:table-cell>
          <table:table-cell table:number-columns-repeated="1021"/>
        </table:table-row>
        <table:table-row table:style-name="ro2">
          <table:table-cell office:value-type="float" office:value="0.927500009536743" calcext:value-type="float">
            <text:p>0.927500009536743</text:p>
          </table:table-cell>
          <table:table-cell/>
          <table:table-cell table:formula="of:=[.B28]/[.A35]" office:value-type="float" office:value="1.01886790634044" calcext:value-type="float">
            <text:p>1.01886790634044</text:p>
          </table:table-cell>
          <table:table-cell table:number-columns-repeated="1021"/>
        </table:table-row>
        <table:table-row table:style-name="ro2">
          <table:table-cell office:value-type="float" office:value="0.889999985694885" calcext:value-type="float">
            <text:p>0.889999985694885</text:p>
          </table:table-cell>
          <table:table-cell/>
          <table:table-cell table:formula="of:=[.B28]/[.A36]" office:value-type="float" office:value="1.06179776183886" calcext:value-type="float">
            <text:p>1.06179776183886</text:p>
          </table:table-cell>
          <table:table-cell table:number-columns-repeated="1021"/>
        </table:table-row>
        <table:table-row table:style-name="ro2">
          <table:table-cell office:value-type="float" office:value="0.957499980926513" calcext:value-type="float">
            <text:p>0.957499980926513</text:p>
          </table:table-cell>
          <table:table-cell/>
          <table:table-cell table:formula="of:=[.B28]/[.A37]" office:value-type="float" office:value="0.986945181902797" calcext:value-type="float">
            <text:p>0.986945181902797</text:p>
          </table:table-cell>
          <table:table-cell table:number-columns-repeated="1021"/>
        </table:table-row>
        <table:table-row table:style-name="ro2">
          <table:table-cell office:value-type="float" office:value="0.897499978542327" calcext:value-type="float">
            <text:p>0.897499978542327</text:p>
          </table:table-cell>
          <table:table-cell/>
          <table:table-cell table:formula="of:=[.B28]/[.A38]" office:value-type="float" office:value="1.05292480829054" calcext:value-type="float">
            <text:p>1.05292480829054</text:p>
          </table:table-cell>
          <table:table-cell table:number-columns-repeated="1021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float" office:value="0.985000014305114" calcext:value-type="float">
            <text:p>0.985000014305114</text:p>
          </table:table-cell>
          <table:table-cell office:value-type="float" office:value="0.957499980926513" calcext:value-type="float">
            <text:p>0.957499980926513</text:p>
          </table:table-cell>
          <table:table-cell table:formula="of:=[.B41]/[.A41]" office:value-type="float" office:value="0.972081184792671" calcext:value-type="float">
            <text:p>0.972081184792671</text:p>
          </table:table-cell>
          <table:table-cell table:number-columns-repeated="1021"/>
        </table:table-row>
        <table:table-row table:style-name="ro2">
          <table:table-cell office:value-type="float" office:value="0.902499973773956" calcext:value-type="float">
            <text:p>0.902499973773956</text:p>
          </table:table-cell>
          <table:table-cell/>
          <table:table-cell table:formula="of:=[.B41]/[.A42]" office:value-type="float" office:value="1.06094183795105" calcext:value-type="float">
            <text:p>1.06094183795105</text:p>
          </table:table-cell>
          <table:table-cell table:number-columns-repeated="4"/>
          <table:table-cell table:style-name="ce3"/>
          <table:table-cell table:number-columns-repeated="1016"/>
        </table:table-row>
        <table:table-row table:style-name="ro2">
          <table:table-cell office:value-type="float" office:value="0.944999992847442" calcext:value-type="float">
            <text:p>0.944999992847442</text:p>
          </table:table-cell>
          <table:table-cell/>
          <table:table-cell table:formula="of:=[.B41]/[.A43]" office:value-type="float" office:value="1.01322750071289" calcext:value-type="float">
            <text:p>1.01322750071289</text:p>
          </table:table-cell>
          <table:table-cell table:number-columns-repeated="1021"/>
        </table:table-row>
        <table:table-row table:style-name="ro2">
          <table:table-cell office:value-type="float" office:value="0.954999983310699" calcext:value-type="float">
            <text:p>0.954999983310699</text:p>
          </table:table-cell>
          <table:table-cell/>
          <table:table-cell table:formula="of:=[.B41]/[.A44]" office:value-type="float" office:value="1.00261779859634" calcext:value-type="float">
            <text:p>1.00261779859634</text:p>
          </table:table-cell>
          <table:table-cell table:number-columns-repeated="1021"/>
        </table:table-row>
        <table:table-row table:style-name="ro2">
          <table:table-cell office:value-type="float" office:value="0.975000023841857" calcext:value-type="float">
            <text:p>0.975000023841857</text:p>
          </table:table-cell>
          <table:table-cell/>
          <table:table-cell table:formula="of:=[.B41]/[.A45]" office:value-type="float" office:value="0.982051238474449" calcext:value-type="float">
            <text:p>0.982051238474449</text:p>
          </table:table-cell>
          <table:table-cell table:number-columns-repeated="1021"/>
        </table:table-row>
        <table:table-row table:style-name="ro2">
          <table:table-cell office:value-type="float" office:value="0.824999988079071" calcext:value-type="float">
            <text:p>0.824999988079071</text:p>
          </table:table-cell>
          <table:table-cell/>
          <table:table-cell table:formula="of:=[.B41]/[.A46]" office:value-type="float" office:value="1.16060605425699" calcext:value-type="float">
            <text:p>1.16060605425699</text:p>
          </table:table-cell>
          <table:table-cell table:number-columns-repeated="1021"/>
        </table:table-row>
        <table:table-row table:style-name="ro2">
          <table:table-cell office:value-type="float" office:value="0.96749997138977" calcext:value-type="float">
            <text:p>0.96749997138977</text:p>
          </table:table-cell>
          <table:table-cell/>
          <table:table-cell table:formula="of:=[.B41]/[.A47]" office:value-type="float" office:value="0.989664092238791" calcext:value-type="float">
            <text:p>0.989664092238791</text:p>
          </table:table-cell>
          <table:table-cell table:number-columns-repeated="1021"/>
        </table:table-row>
        <table:table-row table:style-name="ro2">
          <table:table-cell office:value-type="float" office:value="0.939999997615814" calcext:value-type="float">
            <text:p>0.939999997615814</text:p>
          </table:table-cell>
          <table:table-cell/>
          <table:table-cell table:formula="of:=[.B41]/[.A48]" office:value-type="float" office:value="1.01861700356924" calcext:value-type="float">
            <text:p>1.01861700356924</text:p>
          </table:table-cell>
          <table:table-cell table:number-columns-repeated="1021"/>
        </table:table-row>
        <table:table-row table:style-name="ro2">
          <table:table-cell office:value-type="float" office:value="0.944999992847442" calcext:value-type="float">
            <text:p>0.944999992847442</text:p>
          </table:table-cell>
          <table:table-cell/>
          <table:table-cell table:formula="of:=[.B41]/[.A49]" office:value-type="float" office:value="1.01322750071289" calcext:value-type="float">
            <text:p>1.01322750071289</text:p>
          </table:table-cell>
          <table:table-cell table:number-columns-repeated="1021"/>
        </table:table-row>
        <table:table-row table:style-name="ro2">
          <table:table-cell office:value-type="float" office:value="0.96749997138977" calcext:value-type="float">
            <text:p>0.96749997138977</text:p>
          </table:table-cell>
          <table:table-cell/>
          <table:table-cell table:formula="of:=[.B41]/[.A50]" office:value-type="float" office:value="0.989664092238791" calcext:value-type="float">
            <text:p>0.989664092238791</text:p>
          </table:table-cell>
          <table:table-cell table:number-columns-repeated="1021"/>
        </table:table-row>
        <table:table-row table:style-name="ro2">
          <table:table-cell office:value-type="float" office:value="0.882499992847442" calcext:value-type="float">
            <text:p>0.882499992847442</text:p>
          </table:table-cell>
          <table:table-cell/>
          <table:table-cell table:formula="of:=[.B41]/[.A51]" office:value-type="float" office:value="1.08498582287472" calcext:value-type="float">
            <text:p>1.08498582287472</text:p>
          </table:table-cell>
          <table:table-cell table:number-columns-repeated="1021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float" office:value="0.970000028610229" calcext:value-type="float">
            <text:p>0.970000028610229</text:p>
          </table:table-cell>
          <table:table-cell office:value-type="float" office:value="0.952499985694885" calcext:value-type="float">
            <text:p>0.952499985694885</text:p>
          </table:table-cell>
          <table:table-cell table:formula="of:=[.B54]/[.A54]" office:value-type="float" office:value="0.981958719176104" calcext:value-type="float">
            <text:p>0.981958719176104</text:p>
          </table:table-cell>
          <table:table-cell table:number-columns-repeated="1021"/>
        </table:table-row>
        <table:table-row table:style-name="ro2">
          <table:table-cell office:value-type="float" office:value="0.875" calcext:value-type="float">
            <text:p>0.875</text:p>
          </table:table-cell>
          <table:table-cell/>
          <table:table-cell table:formula="of:=[.B54]/[.A55]" office:value-type="float" office:value="1.08857141222273" calcext:value-type="float">
            <text:p>1.08857141222273</text:p>
          </table:table-cell>
          <table:table-cell table:number-columns-repeated="1021"/>
        </table:table-row>
        <table:table-row table:style-name="ro2">
          <table:table-cell office:value-type="float" office:value="0.925000011920929" calcext:value-type="float">
            <text:p>0.925000011920929</text:p>
          </table:table-cell>
          <table:table-cell/>
          <table:table-cell table:formula="of:=[.B54]/[.A56]" office:value-type="float" office:value="1.02972970099411" calcext:value-type="float">
            <text:p>1.02972970099411</text:p>
          </table:table-cell>
          <table:table-cell table:number-columns-repeated="1021"/>
        </table:table-row>
        <table:table-row table:style-name="ro2">
          <table:table-cell office:value-type="float" office:value="0.972500026226043" calcext:value-type="float">
            <text:p>0.972500026226043</text:p>
          </table:table-cell>
          <table:table-cell/>
          <table:table-cell table:formula="of:=[.B54]/[.A57]" office:value-type="float" office:value="0.979434406178094" calcext:value-type="float">
            <text:p>0.979434406178094</text:p>
          </table:table-cell>
          <table:table-cell table:number-columns-repeated="1021"/>
        </table:table-row>
        <table:table-row table:style-name="ro2">
          <table:table-cell office:value-type="float" office:value="0.980000019073486" calcext:value-type="float">
            <text:p>0.980000019073486</text:p>
          </table:table-cell>
          <table:table-cell/>
          <table:table-cell table:formula="of:=[.B54]/[.A58]" office:value-type="float" office:value="0.971938741996556" calcext:value-type="float">
            <text:p>0.971938741996556</text:p>
          </table:table-cell>
          <table:table-cell table:number-columns-repeated="1021"/>
        </table:table-row>
        <table:table-row table:style-name="ro2">
          <table:table-cell office:value-type="float" office:value="0.884999990463256" calcext:value-type="float">
            <text:p>0.884999990463256</text:p>
          </table:table-cell>
          <table:table-cell/>
          <table:table-cell table:formula="of:=[.B54]/[.A59]" office:value-type="float" office:value="1.07627118187459" calcext:value-type="float">
            <text:p>1.07627118187459</text:p>
          </table:table-cell>
          <table:table-cell table:number-columns-repeated="1021"/>
        </table:table-row>
        <table:table-row table:style-name="ro2">
          <table:table-cell office:value-type="float" office:value="0.970000028610229" calcext:value-type="float">
            <text:p>0.970000028610229</text:p>
          </table:table-cell>
          <table:table-cell/>
          <table:table-cell table:formula="of:=[.B54]/[.A60]" office:value-type="float" office:value="0.981958719176104" calcext:value-type="float">
            <text:p>0.981958719176104</text:p>
          </table:table-cell>
          <table:table-cell table:number-columns-repeated="1021"/>
        </table:table-row>
        <table:table-row table:style-name="ro2">
          <table:table-cell office:value-type="float" office:value="0.897499978542327" calcext:value-type="float">
            <text:p>0.897499978542327</text:p>
          </table:table-cell>
          <table:table-cell/>
          <table:table-cell table:formula="of:=[.B54]/[.A61]" office:value-type="float" office:value="1.06128134648191" calcext:value-type="float">
            <text:p>1.06128134648191</text:p>
          </table:table-cell>
          <table:table-cell table:number-columns-repeated="1021"/>
        </table:table-row>
        <table:table-row table:style-name="ro2">
          <table:table-cell office:value-type="float" office:value="0.930000007152557" calcext:value-type="float">
            <text:p>0.930000007152557</text:p>
          </table:table-cell>
          <table:table-cell/>
          <table:table-cell table:formula="of:=[.B54]/[.A62]" office:value-type="float" office:value="1.02419352512826" calcext:value-type="float">
            <text:p>1.02419352512826</text:p>
          </table:table-cell>
          <table:table-cell table:number-columns-repeated="1021"/>
        </table:table-row>
        <table:table-row table:style-name="ro2">
          <table:table-cell office:value-type="float" office:value="0.959999978542327" calcext:value-type="float">
            <text:p>0.959999978542327</text:p>
          </table:table-cell>
          <table:table-cell/>
          <table:table-cell table:formula="of:=[.B54]/[.A63]" office:value-type="float" office:value="0.992187507275958" calcext:value-type="float">
            <text:p>0.992187507275958</text:p>
          </table:table-cell>
          <table:table-cell table:number-columns-repeated="1021"/>
        </table:table-row>
        <table:table-row table:style-name="ro2">
          <table:table-cell office:value-type="float" office:value="0.889999985694885" calcext:value-type="float">
            <text:p>0.889999985694885</text:p>
          </table:table-cell>
          <table:table-cell/>
          <table:table-cell table:formula="of:=[.B54]/[.A64]" office:value-type="float" office:value="1.07022472022986" calcext:value-type="float">
            <text:p>1.07022472022986</text:p>
          </table:table-cell>
          <table:table-cell table:number-columns-repeated="1021"/>
        </table:table-row>
        <table:table-row table:style-name="ro2" table:number-rows-repeated="1048511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b02_reset.C1:b02_reset.C1048576">
            <calcext:condition calcext:apply-style-name="Good" calcext:value="&gt;1" calcext:base-cell-address="b02_reset.C1"/>
          </calcext:conditional-format>
          <calcext:conditional-format calcext:target-range-address="b02_reset.H2:b02_reset.H12">
            <calcext:condition calcext:apply-style-name="Good" calcext:value="&gt;1" calcext:base-cell-address="b02_reset.H2"/>
          </calcext:conditional-format>
        </calcext:conditional-formats>
      </table:table>
      <table:table table:name="b04_reset" table:style-name="ta3">
        <office:forms form:automatic-focus="false" form:apply-design-mode="false"/>
        <table:table-column table:style-name="co1" table:number-columns-repeated="2" table:default-cell-style-name="Default"/>
        <table:table-column table:style-name="co1" table:default-cell-style-name="ce8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1017" table:default-cell-style-name="Default"/>
        <table:table-row table:style-name="ro2">
          <table:table-cell office:value-type="string" calcext:value-type="string">
            <text:p>shuffled_feature_mean_accuracy</text:p>
          </table:table-cell>
          <table:table-cell office:value-type="string" calcext:value-type="string">
            <text:p>unshuffled_feature_mean_accuracy</text:p>
          </table:table-cell>
          <table:table-cell table:number-columns-repeated="1022"/>
        </table:table-row>
        <table:table-row table:style-name="ro2">
          <table:table-cell office:value-type="float" office:value="0.501212179660797" calcext:value-type="float">
            <text:p>0.501212179660797</text:p>
          </table:table-cell>
          <table:table-cell office:value-type="float" office:value="0.558939337730407" calcext:value-type="float">
            <text:p>0.558939337730407</text:p>
          </table:table-cell>
          <table:table-cell table:formula="of:=[.B2]/[.A2]" office:value-type="float" office:value="1.11517509033535" calcext:value-type="float">
            <text:p>1.11517509033535</text:p>
          </table:table-cell>
          <table:table-cell table:number-columns-repeated="3"/>
          <table:table-cell office:value-type="string" calcext:value-type="string">
            <text:p>average_neighbour_degree</text:p>
          </table:table-cell>
          <table:table-cell table:style-name="ce9" table:formula="of:=SUM([.C2];[.C15];[.C28];[.C41];[.C54])/5" office:value-type="float" office:value="1.13597523010729" calcext:value-type="float">
            <text:p>1.13597523010729</text:p>
          </table:table-cell>
          <table:table-cell table:number-columns-repeated="1016"/>
        </table:table-row>
        <table:table-row table:style-name="ro2">
          <table:table-cell office:value-type="float" office:value="0.581666648387908" calcext:value-type="float">
            <text:p>0.581666648387908</text:p>
          </table:table-cell>
          <table:table-cell/>
          <table:table-cell table:formula="of:=[.B2]/[.A3]" office:value-type="float" office:value="0.960927258386758" calcext:value-type="float">
            <text:p>0.960927258386758</text:p>
          </table:table-cell>
          <table:table-cell table:number-columns-repeated="3"/>
          <table:table-cell office:value-type="string" calcext:value-type="string">
            <text:p>betweenness_centrality</text:p>
          </table:table-cell>
          <table:table-cell table:style-name="ce9" table:formula="of:=SUM([.C3];[.C16];[.C29];[.C42];[.C55])/5" office:value-type="float" office:value="0.983612441455306" calcext:value-type="float">
            <text:p>0.983612441455306</text:p>
          </table:table-cell>
          <table:table-cell table:number-columns-repeated="1016"/>
        </table:table-row>
        <table:table-row table:style-name="ro2">
          <table:table-cell office:value-type="float" office:value="0.673030316829681" calcext:value-type="float">
            <text:p>0.673030316829681</text:p>
          </table:table-cell>
          <table:table-cell/>
          <table:table-cell table:formula="of:=[.B2]/[.A4]" office:value-type="float" office:value="0.830481664426796" calcext:value-type="float">
            <text:p>0.830481664426796</text:p>
          </table:table-cell>
          <table:table-cell table:number-columns-repeated="3"/>
          <table:table-cell office:value-type="string" calcext:value-type="string">
            <text:p>closeness_centrality</text:p>
          </table:table-cell>
          <table:table-cell table:style-name="ce9" table:formula="of:=SUM([.C4];[.C17];[.C30];[.C43];[.C56])/5" office:value-type="float" office:value="0.813220047299797" calcext:value-type="float">
            <text:p>0.813220047299797</text:p>
          </table:table-cell>
          <table:table-cell table:number-columns-repeated="1016"/>
        </table:table-row>
        <table:table-row table:style-name="ro2">
          <table:table-cell office:value-type="float" office:value="0.466363668441772" calcext:value-type="float">
            <text:p>0.466363668441772</text:p>
          </table:table-cell>
          <table:table-cell/>
          <table:table-cell table:formula="of:=[.B2]/[.A5]" office:value-type="float" office:value="1.19850532010341" calcext:value-type="float">
            <text:p>1.19850532010341</text:p>
          </table:table-cell>
          <table:table-cell table:number-columns-repeated="3"/>
          <table:table-cell office:value-type="string" calcext:value-type="string">
            <text:p>clustering</text:p>
          </table:table-cell>
          <table:table-cell table:style-name="ce9" table:formula="of:=SUM([.C5];[.C18];[.C31];[.C44];[.C57])/5" office:value-type="float" office:value="1.19897728706591" calcext:value-type="float">
            <text:p>1.19897728706591</text:p>
          </table:table-cell>
          <table:table-cell table:number-columns-repeated="1016"/>
        </table:table-row>
        <table:table-row table:style-name="ro2">
          <table:table-cell office:value-type="float" office:value="0.613030314445495" calcext:value-type="float">
            <text:p>0.613030314445495</text:p>
          </table:table-cell>
          <table:table-cell/>
          <table:table-cell table:formula="of:=[.B2]/[.A6]" office:value-type="float" office:value="0.911764597214063" calcext:value-type="float">
            <text:p>0.911764597214063</text:p>
          </table:table-cell>
          <table:table-cell table:number-columns-repeated="3"/>
          <table:table-cell office:value-type="string" calcext:value-type="string">
            <text:p>degree</text:p>
          </table:table-cell>
          <table:table-cell table:style-name="ce9" table:formula="of:=SUM([.C6];[.C19];[.C32];[.C45];[.C58])/5" office:value-type="float" office:value="0.899390136084374" calcext:value-type="float">
            <text:p>0.899390136084374</text:p>
          </table:table-cell>
          <table:table-cell table:number-columns-repeated="1016"/>
        </table:table-row>
        <table:table-row table:style-name="ro2">
          <table:table-cell office:value-type="float" office:value="0.589848458766937" calcext:value-type="float">
            <text:p>0.589848458766937</text:p>
          </table:table-cell>
          <table:table-cell/>
          <table:table-cell table:formula="of:=[.B2]/[.A7]" office:value-type="float" office:value="0.947598199881467" calcext:value-type="float">
            <text:p>0.947598199881467</text:p>
          </table:table-cell>
          <table:table-cell table:number-columns-repeated="3"/>
          <table:table-cell office:value-type="string" calcext:value-type="string">
            <text:p>degree_centrality</text:p>
          </table:table-cell>
          <table:table-cell table:style-name="ce9" table:formula="of:=SUM([.C7];[.C20];[.C33];[.C46];[.C59])/5" office:value-type="float" office:value="0.948885549458062" calcext:value-type="float">
            <text:p>0.948885549458062</text:p>
          </table:table-cell>
          <table:table-cell table:number-columns-repeated="1016"/>
        </table:table-row>
        <table:table-row table:style-name="ro2">
          <table:table-cell office:value-type="float" office:value="0.556969702243804" calcext:value-type="float">
            <text:p>0.556969702243804</text:p>
          </table:table-cell>
          <table:table-cell/>
          <table:table-cell table:formula="of:=[.B2]/[.A8]" office:value-type="float" office:value="1.00353634224387" calcext:value-type="float">
            <text:p>1.00353634224387</text:p>
          </table:table-cell>
          <table:table-cell table:number-columns-repeated="3"/>
          <table:table-cell office:value-type="string" calcext:value-type="string">
            <text:p>has_feedback_path</text:p>
          </table:table-cell>
          <table:table-cell table:style-name="ce9" table:formula="of:=SUM([.C8];[.C21];[.C34];[.C47];[.C60])/5" office:value-type="float" office:value="1.00489444414303" calcext:value-type="float">
            <text:p>1.00489444414303</text:p>
          </table:table-cell>
          <table:table-cell table:number-columns-repeated="1016"/>
        </table:table-row>
        <table:table-row table:style-name="ro2">
          <table:table-cell office:value-type="float" office:value="0.711515188217163" calcext:value-type="float">
            <text:p>0.711515188217163</text:p>
          </table:table-cell>
          <table:table-cell/>
          <table:table-cell table:formula="of:=[.B2]/[.A9]" office:value-type="float" office:value="0.785562061058649" calcext:value-type="float">
            <text:p>0.785562061058649</text:p>
          </table:table-cell>
          <table:table-cell table:number-columns-repeated="3"/>
          <table:table-cell office:value-type="string" calcext:value-type="string">
            <text:p>katz</text:p>
          </table:table-cell>
          <table:table-cell table:style-name="ce9" table:formula="of:=SUM([.C9];[.C22];[.C35];[.C48];[.C61])/5" office:value-type="float" office:value="0.784777245249202" calcext:value-type="float">
            <text:p>0.784777245249202</text:p>
          </table:table-cell>
          <table:table-cell table:number-columns-repeated="1016"/>
        </table:table-row>
        <table:table-row table:style-name="ro2">
          <table:table-cell office:value-type="float" office:value="0.571363627910614" calcext:value-type="float">
            <text:p>0.571363627910614</text:p>
          </table:table-cell>
          <table:table-cell/>
          <table:table-cell table:formula="of:=[.B2]/[.A10]" office:value-type="float" office:value="0.97825502084261" calcext:value-type="float">
            <text:p>0.97825502084261</text:p>
          </table:table-cell>
          <table:table-cell table:number-columns-repeated="3"/>
          <table:table-cell office:value-type="string" calcext:value-type="string">
            <text:p>load_centrality</text:p>
          </table:table-cell>
          <table:table-cell table:style-name="ce9" table:formula="of:=SUM([.C10];[.C23];[.C36];[.C49];[.C62])/5" office:value-type="float" office:value="0.988834110722694" calcext:value-type="float">
            <text:p>0.988834110722694</text:p>
          </table:table-cell>
          <table:table-cell table:number-columns-repeated="1016"/>
        </table:table-row>
        <table:table-row table:style-name="ro2">
          <table:table-cell office:value-type="float" office:value="0.618484854698181" calcext:value-type="float">
            <text:p>0.618484854698181</text:p>
          </table:table-cell>
          <table:table-cell/>
          <table:table-cell table:formula="of:=[.B2]/[.A11]" office:value-type="float" office:value="0.903723564909553" calcext:value-type="float">
            <text:p>0.903723564909553</text:p>
          </table:table-cell>
          <table:table-cell table:number-columns-repeated="3"/>
          <table:table-cell office:value-type="string" calcext:value-type="string">
            <text:p>outdegree</text:p>
          </table:table-cell>
          <table:table-cell table:style-name="ce9" table:formula="of:=SUM([.C11];[.C24];[.C37];[.C50];[.C63])/5" office:value-type="float" office:value="0.902239017772503" calcext:value-type="float">
            <text:p>0.902239017772503</text:p>
          </table:table-cell>
          <table:table-cell table:number-columns-repeated="1016"/>
        </table:table-row>
        <table:table-row table:style-name="ro2">
          <table:table-cell office:value-type="float" office:value="0.623181819915771" calcext:value-type="float">
            <text:p>0.623181819915771</text:p>
          </table:table-cell>
          <table:table-cell/>
          <table:table-cell table:formula="of:=[.B2]/[.A12]" office:value-type="float" office:value="0.896912136823813" calcext:value-type="float">
            <text:p>0.896912136823813</text:p>
          </table:table-cell>
          <table:table-cell table:number-columns-repeated="3"/>
          <table:table-cell office:value-type="string" calcext:value-type="string">
            <text:p>pagerank</text:p>
          </table:table-cell>
          <table:table-cell table:style-name="ce9" table:formula="of:=SUM([.C12];[.C25];[.C38];[.C51];[.C64])/5" office:value-type="float" office:value="0.897096696016795" calcext:value-type="float">
            <text:p>0.897096696016795</text:p>
          </table:table-cell>
          <table:table-cell table:number-columns-repeated="1016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float" office:value="0.474242389" calcext:value-type="float">
            <text:p>0.474242389</text:p>
          </table:table-cell>
          <table:table-cell office:value-type="float" office:value="0.566060603" calcext:value-type="float">
            <text:p>0.566060603</text:p>
          </table:table-cell>
          <table:table-cell table:formula="of:=[.B15]/[.A15]" office:value-type="float" office:value="1.19361030588938" calcext:value-type="float">
            <text:p>1.19361030588938</text:p>
          </table:table-cell>
          <table:table-cell table:number-columns-repeated="1021"/>
        </table:table-row>
        <table:table-row table:style-name="ro2">
          <table:table-cell office:value-type="float" office:value="0.569999993" calcext:value-type="float">
            <text:p>0.569999993</text:p>
          </table:table-cell>
          <table:table-cell/>
          <table:table-cell table:formula="of:=[.B15]/[.A16]" office:value-type="float" office:value="0.99308878938881" calcext:value-type="float">
            <text:p>0.99308878938881</text:p>
          </table:table-cell>
          <table:table-cell table:number-columns-repeated="1021"/>
        </table:table-row>
        <table:table-row table:style-name="ro2">
          <table:table-cell office:value-type="float" office:value="0.666212082" calcext:value-type="float">
            <text:p>0.666212082</text:p>
          </table:table-cell>
          <table:table-cell/>
          <table:table-cell table:formula="of:=[.B15]/[.A17]" office:value-type="float" office:value="0.849670275118187" calcext:value-type="float">
            <text:p>0.849670275118187</text:p>
          </table:table-cell>
          <table:table-cell table:number-columns-repeated="1021"/>
        </table:table-row>
        <table:table-row table:style-name="ro2">
          <table:table-cell office:value-type="float" office:value="0.447878748" calcext:value-type="float">
            <text:p>0.447878748</text:p>
          </table:table-cell>
          <table:table-cell/>
          <table:table-cell table:formula="of:=[.B15]/[.A18]" office:value-type="float" office:value="1.26387020042308" calcext:value-type="float">
            <text:p>1.26387020042308</text:p>
          </table:table-cell>
          <table:table-cell table:number-columns-repeated="1021"/>
        </table:table-row>
        <table:table-row table:style-name="ro2">
          <table:table-cell office:value-type="float" office:value="0.633636355" calcext:value-type="float">
            <text:p>0.633636355</text:p>
          </table:table-cell>
          <table:table-cell/>
          <table:table-cell table:formula="of:=[.B15]/[.A19]" office:value-type="float" office:value="0.893352470282422" calcext:value-type="float">
            <text:p>0.893352470282422</text:p>
          </table:table-cell>
          <table:table-cell table:number-columns-repeated="1021"/>
        </table:table-row>
        <table:table-row table:style-name="ro2">
          <table:table-cell office:value-type="float" office:value="0.569545507" calcext:value-type="float">
            <text:p>0.569545507</text:p>
          </table:table-cell>
          <table:table-cell/>
          <table:table-cell table:formula="of:=[.B15]/[.A20]" office:value-type="float" office:value="0.993881254514049" calcext:value-type="float">
            <text:p>0.993881254514049</text:p>
          </table:table-cell>
          <table:table-cell table:number-columns-repeated="1021"/>
        </table:table-row>
        <table:table-row table:style-name="ro2">
          <table:table-cell office:value-type="float" office:value="0.558939397" calcext:value-type="float">
            <text:p>0.558939397</text:p>
          </table:table-cell>
          <table:table-cell/>
          <table:table-cell table:formula="of:=[.B15]/[.A21]" office:value-type="float" office:value="1.01274056908177" calcext:value-type="float">
            <text:p>1.01274056908177</text:p>
          </table:table-cell>
          <table:table-cell table:number-columns-repeated="1021"/>
        </table:table-row>
        <table:table-row table:style-name="ro2">
          <table:table-cell office:value-type="float" office:value="0.703939378" calcext:value-type="float">
            <text:p>0.703939378</text:p>
          </table:table-cell>
          <table:table-cell/>
          <table:table-cell table:formula="of:=[.B15]/[.A22]" office:value-type="float" office:value="0.804132601032017" calcext:value-type="float">
            <text:p>0.804132601032017</text:p>
          </table:table-cell>
          <table:table-cell table:number-columns-repeated="1021"/>
        </table:table-row>
        <table:table-row table:style-name="ro2">
          <table:table-cell office:value-type="float" office:value="0.563939393" calcext:value-type="float">
            <text:p>0.563939393</text:p>
          </table:table-cell>
          <table:table-cell/>
          <table:table-cell table:formula="of:=[.B15]/[.A23]" office:value-type="float" office:value="1.003761414837" calcext:value-type="float">
            <text:p>1.003761414837</text:p>
          </table:table-cell>
          <table:table-cell table:number-columns-repeated="1021"/>
        </table:table-row>
        <table:table-row table:style-name="ro2">
          <table:table-cell office:value-type="float" office:value="0.606060624" calcext:value-type="float">
            <text:p>0.606060624</text:p>
          </table:table-cell>
          <table:table-cell/>
          <table:table-cell table:formula="of:=[.B15]/[.A24]" office:value-type="float" office:value="0.933999967303601" calcext:value-type="float">
            <text:p>0.933999967303601</text:p>
          </table:table-cell>
          <table:table-cell table:number-columns-repeated="1021"/>
        </table:table-row>
        <table:table-row table:style-name="ro2">
          <table:table-cell office:value-type="float" office:value="0.602575779" calcext:value-type="float">
            <text:p>0.602575779</text:p>
          </table:table-cell>
          <table:table-cell/>
          <table:table-cell table:formula="of:=[.B15]/[.A25]" office:value-type="float" office:value="0.939401520484945" calcext:value-type="float">
            <text:p>0.939401520484945</text:p>
          </table:table-cell>
          <table:table-cell table:number-columns-repeated="1021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float" office:value="0.481818199157714" calcext:value-type="float">
            <text:p>0.481818199157714</text:p>
          </table:table-cell>
          <table:table-cell office:value-type="float" office:value="0.543636381626129" calcext:value-type="float">
            <text:p>0.543636381626129</text:p>
          </table:table-cell>
          <table:table-cell table:formula="of:=[.B28]/[.A28]" office:value-type="float" office:value="1.1283018835247" calcext:value-type="float">
            <text:p>1.1283018835247</text:p>
          </table:table-cell>
          <table:table-cell table:number-columns-repeated="1021"/>
        </table:table-row>
        <table:table-row table:style-name="ro2">
          <table:table-cell office:value-type="float" office:value="0.553484857082366" calcext:value-type="float">
            <text:p>0.553484857082366</text:p>
          </table:table-cell>
          <table:table-cell/>
          <table:table-cell table:formula="of:=[.B28]/[.A29]" office:value-type="float" office:value="0.982206422939641" calcext:value-type="float">
            <text:p>0.982206422939641</text:p>
          </table:table-cell>
          <table:table-cell table:number-columns-repeated="1021"/>
        </table:table-row>
        <table:table-row table:style-name="ro2">
          <table:table-cell office:value-type="float" office:value="0.718636274337768" calcext:value-type="float">
            <text:p>0.718636274337768</text:p>
          </table:table-cell>
          <table:table-cell/>
          <table:table-cell table:formula="of:=[.B28]/[.A30]" office:value-type="float" office:value="0.756483357491377" calcext:value-type="float">
            <text:p>0.756483357491377</text:p>
          </table:table-cell>
          <table:table-cell table:number-columns-repeated="1021"/>
        </table:table-row>
        <table:table-row table:style-name="ro2">
          <table:table-cell office:value-type="float" office:value="0.46545460820198" calcext:value-type="float">
            <text:p>0.46545460820198</text:p>
          </table:table-cell>
          <table:table-cell/>
          <table:table-cell table:formula="of:=[.B28]/[.A31]" office:value-type="float" office:value="1.16796863119727" calcext:value-type="float">
            <text:p>1.16796863119727</text:p>
          </table:table-cell>
          <table:table-cell table:number-columns-repeated="1021"/>
        </table:table-row>
        <table:table-row table:style-name="ro2">
          <table:table-cell office:value-type="float" office:value="0.614242374897003" calcext:value-type="float">
            <text:p>0.614242374897003</text:p>
          </table:table-cell>
          <table:table-cell/>
          <table:table-cell table:formula="of:=[.B28]/[.A32]" office:value-type="float" office:value="0.885051901079418" calcext:value-type="float">
            <text:p>0.885051901079418</text:p>
          </table:table-cell>
          <table:table-cell table:number-columns-repeated="1021"/>
        </table:table-row>
        <table:table-row table:style-name="ro2">
          <table:table-cell office:value-type="float" office:value="0.592727303504943" calcext:value-type="float">
            <text:p>0.592727303504943</text:p>
          </table:table-cell>
          <table:table-cell/>
          <table:table-cell table:formula="of:=[.B28]/[.A33]" office:value-type="float" office:value="0.917177896836324" calcext:value-type="float">
            <text:p>0.917177896836324</text:p>
          </table:table-cell>
          <table:table-cell table:number-columns-repeated="1021"/>
        </table:table-row>
        <table:table-row table:style-name="ro2">
          <table:table-cell office:value-type="float" office:value="0.556969702243804" calcext:value-type="float">
            <text:p>0.556969702243804</text:p>
          </table:table-cell>
          <table:table-cell/>
          <table:table-cell table:formula="of:=[.B28]/[.A34]" office:value-type="float" office:value="0.97606095885654" calcext:value-type="float">
            <text:p>0.97606095885654</text:p>
          </table:table-cell>
          <table:table-cell table:number-columns-repeated="1021"/>
        </table:table-row>
        <table:table-row table:style-name="ro2">
          <table:table-cell office:value-type="float" office:value="0.709848403930664" calcext:value-type="float">
            <text:p>0.709848403930664</text:p>
          </table:table-cell>
          <table:table-cell/>
          <table:table-cell table:formula="of:=[.B28]/[.A35]" office:value-type="float" office:value="0.765848565152553" calcext:value-type="float">
            <text:p>0.765848565152553</text:p>
          </table:table-cell>
          <table:table-cell table:number-columns-repeated="1021"/>
        </table:table-row>
        <table:table-row table:style-name="ro2">
          <table:table-cell office:value-type="float" office:value="0.563484847545623" calcext:value-type="float">
            <text:p>0.563484847545623</text:p>
          </table:table-cell>
          <table:table-cell/>
          <table:table-cell table:formula="of:=[.B28]/[.A36]" office:value-type="float" office:value="0.96477551081285" calcext:value-type="float">
            <text:p>0.96477551081285</text:p>
          </table:table-cell>
          <table:table-cell table:number-columns-repeated="1021"/>
        </table:table-row>
        <table:table-row table:style-name="ro2">
          <table:table-cell office:value-type="float" office:value="0.624545454978942" calcext:value-type="float">
            <text:p>0.624545454978942</text:p>
          </table:table-cell>
          <table:table-cell/>
          <table:table-cell table:formula="of:=[.B28]/[.A37]" office:value-type="float" office:value="0.870451265463871" calcext:value-type="float">
            <text:p>0.870451265463871</text:p>
          </table:table-cell>
          <table:table-cell table:number-columns-repeated="1021"/>
        </table:table-row>
        <table:table-row table:style-name="ro2">
          <table:table-cell office:value-type="float" office:value="0.624848484992981" calcext:value-type="float">
            <text:p>0.624848484992981</text:p>
          </table:table-cell>
          <table:table-cell/>
          <table:table-cell table:formula="of:=[.B28]/[.A38]" office:value-type="float" office:value="0.870029126552553" calcext:value-type="float">
            <text:p>0.870029126552553</text:p>
          </table:table-cell>
          <table:table-cell table:number-columns-repeated="1021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float" office:value="0.491060644388198" calcext:value-type="float">
            <text:p>0.491060644388198</text:p>
          </table:table-cell>
          <table:table-cell office:value-type="float" office:value="0.54893934726715" calcext:value-type="float">
            <text:p>0.54893934726715</text:p>
          </table:table-cell>
          <table:table-cell table:formula="of:=[.B41]/[.A41]" office:value-type="float" office:value="1.11786467423196" calcext:value-type="float">
            <text:p>1.11786467423196</text:p>
          </table:table-cell>
          <table:table-cell table:number-columns-repeated="1021"/>
        </table:table-row>
        <table:table-row table:style-name="ro2">
          <table:table-cell office:value-type="float" office:value="0.555606067180633" calcext:value-type="float">
            <text:p>0.555606067180633</text:p>
          </table:table-cell>
          <table:table-cell/>
          <table:table-cell table:formula="of:=[.B41]/[.A42]" office:value-type="float" office:value="0.988000995116355" calcext:value-type="float">
            <text:p>0.988000995116355</text:p>
          </table:table-cell>
          <table:table-cell table:number-columns-repeated="1021"/>
        </table:table-row>
        <table:table-row table:style-name="ro2">
          <table:table-cell office:value-type="float" office:value="0.701060533523559" calcext:value-type="float">
            <text:p>0.701060533523559</text:p>
          </table:table-cell>
          <table:table-cell/>
          <table:table-cell table:formula="of:=[.B41]/[.A43]" office:value-type="float" office:value="0.78301276568538" calcext:value-type="float">
            <text:p>0.78301276568538</text:p>
          </table:table-cell>
          <table:table-cell table:number-columns-repeated="1021"/>
        </table:table-row>
        <table:table-row table:style-name="ro2">
          <table:table-cell office:value-type="float" office:value="0.46196973323822" calcext:value-type="float">
            <text:p>0.46196973323822</text:p>
          </table:table-cell>
          <table:table-cell/>
          <table:table-cell table:formula="of:=[.B41]/[.A44]" office:value-type="float" office:value="1.18825825107482" calcext:value-type="float">
            <text:p>1.18825825107482</text:p>
          </table:table-cell>
          <table:table-cell table:number-columns-repeated="1021"/>
        </table:table-row>
        <table:table-row table:style-name="ro2">
          <table:table-cell office:value-type="float" office:value="0.613333344459533" calcext:value-type="float">
            <text:p>0.613333344459533</text:p>
          </table:table-cell>
          <table:table-cell/>
          <table:table-cell table:formula="of:=[.B41]/[.A45]" office:value-type="float" office:value="0.895009789090911" calcext:value-type="float">
            <text:p>0.895009789090911</text:p>
          </table:table-cell>
          <table:table-cell table:number-columns-repeated="1021"/>
        </table:table-row>
        <table:table-row table:style-name="ro2">
          <table:table-cell office:value-type="float" office:value="0.587575793266296" calcext:value-type="float">
            <text:p>0.587575793266296</text:p>
          </table:table-cell>
          <table:table-cell/>
          <table:table-cell table:formula="of:=[.B41]/[.A46]" office:value-type="float" office:value="0.934244319725344" calcext:value-type="float">
            <text:p>0.934244319725344</text:p>
          </table:table-cell>
          <table:table-cell table:number-columns-repeated="1021"/>
        </table:table-row>
        <table:table-row table:style-name="ro2">
          <table:table-cell office:value-type="float" office:value="0.560000002384185" calcext:value-type="float">
            <text:p>0.560000002384185</text:p>
          </table:table-cell>
          <table:table-cell/>
          <table:table-cell table:formula="of:=[.B41]/[.A47]" office:value-type="float" office:value="0.980248830232242" calcext:value-type="float">
            <text:p>0.980248830232242</text:p>
          </table:table-cell>
          <table:table-cell table:number-columns-repeated="1021"/>
        </table:table-row>
        <table:table-row table:style-name="ro2">
          <table:table-cell office:value-type="float" office:value="0.711818099021911" calcext:value-type="float">
            <text:p>0.711818099021911</text:p>
          </table:table-cell>
          <table:table-cell/>
          <table:table-cell table:formula="of:=[.B41]/[.A48]" office:value-type="float" office:value="0.771179249335514" calcext:value-type="float">
            <text:p>0.771179249335514</text:p>
          </table:table-cell>
          <table:table-cell table:number-columns-repeated="1021"/>
        </table:table-row>
        <table:table-row table:style-name="ro2">
          <table:table-cell office:value-type="float" office:value="0.561363637447357" calcext:value-type="float">
            <text:p>0.561363637447357</text:p>
          </table:table-cell>
          <table:table-cell/>
          <table:table-cell table:formula="of:=[.B41]/[.A49]" office:value-type="float" office:value="0.977867661260172" calcext:value-type="float">
            <text:p>0.977867661260172</text:p>
          </table:table-cell>
          <table:table-cell table:number-columns-repeated="1021"/>
        </table:table-row>
        <table:table-row table:style-name="ro2">
          <table:table-cell office:value-type="float" office:value="0.609848499298095" calcext:value-type="float">
            <text:p>0.609848499298095</text:p>
          </table:table-cell>
          <table:table-cell/>
          <table:table-cell table:formula="of:=[.B41]/[.A50]" office:value-type="float" office:value="0.900124125744265" calcext:value-type="float">
            <text:p>0.900124125744265</text:p>
          </table:table-cell>
          <table:table-cell table:number-columns-repeated="1021"/>
        </table:table-row>
        <table:table-row table:style-name="ro2">
          <table:table-cell office:value-type="float" office:value="0.63287878036499" calcext:value-type="float">
            <text:p>0.63287878036499</text:p>
          </table:table-cell>
          <table:table-cell/>
          <table:table-cell table:formula="of:=[.B41]/[.A51]" office:value-type="float" office:value="0.867368861617653" calcext:value-type="float">
            <text:p>0.867368861617653</text:p>
          </table:table-cell>
          <table:table-cell table:number-columns-repeated="1021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float" office:value="0.499696969985961" calcext:value-type="float">
            <text:p>0.499696969985961</text:p>
          </table:table-cell>
          <table:table-cell office:value-type="float" office:value="0.562121212482452" calcext:value-type="float">
            <text:p>0.562121212482452</text:p>
          </table:table-cell>
          <table:table-cell table:formula="of:=[.B54]/[.A54]" office:value-type="float" office:value="1.12492419655505" calcext:value-type="float">
            <text:p>1.12492419655505</text:p>
          </table:table-cell>
          <table:table-cell table:number-columns-repeated="1021"/>
        </table:table-row>
        <table:table-row table:style-name="ro2">
          <table:table-cell office:value-type="float" office:value="0.56560605764389" calcext:value-type="float">
            <text:p>0.56560605764389</text:p>
          </table:table-cell>
          <table:table-cell/>
          <table:table-cell table:formula="of:=[.B54]/[.A55]" office:value-type="float" office:value="0.993838741444965" calcext:value-type="float">
            <text:p>0.993838741444965</text:p>
          </table:table-cell>
          <table:table-cell table:number-columns-repeated="1021"/>
        </table:table-row>
        <table:table-row table:style-name="ro2">
          <table:table-cell office:value-type="float" office:value="0.664090931415557" calcext:value-type="float">
            <text:p>0.664090931415557</text:p>
          </table:table-cell>
          <table:table-cell/>
          <table:table-cell table:formula="of:=[.B54]/[.A56]" office:value-type="float" office:value="0.846452173777243" calcext:value-type="float">
            <text:p>0.846452173777243</text:p>
          </table:table-cell>
          <table:table-cell table:number-columns-repeated="1021"/>
        </table:table-row>
        <table:table-row table:style-name="ro2">
          <table:table-cell office:value-type="float" office:value="0.477878808975219" calcext:value-type="float">
            <text:p>0.477878808975219</text:p>
          </table:table-cell>
          <table:table-cell/>
          <table:table-cell table:formula="of:=[.B54]/[.A57]" office:value-type="float" office:value="1.17628403253094" calcext:value-type="float">
            <text:p>1.17628403253094</text:p>
          </table:table-cell>
          <table:table-cell table:number-columns-repeated="1021"/>
        </table:table-row>
        <table:table-row table:style-name="ro2">
          <table:table-cell office:value-type="float" office:value="0.616515159606933" calcext:value-type="float">
            <text:p>0.616515159606933</text:p>
          </table:table-cell>
          <table:table-cell/>
          <table:table-cell table:formula="of:=[.B54]/[.A58]" office:value-type="float" office:value="0.911771922755054" calcext:value-type="float">
            <text:p>0.911771922755054</text:p>
          </table:table-cell>
          <table:table-cell table:number-columns-repeated="1021"/>
        </table:table-row>
        <table:table-row table:style-name="ro2">
          <table:table-cell office:value-type="float" office:value="0.590757548809051" calcext:value-type="float">
            <text:p>0.590757548809051</text:p>
          </table:table-cell>
          <table:table-cell/>
          <table:table-cell table:formula="of:=[.B54]/[.A59]" office:value-type="float" office:value="0.951526076333127" calcext:value-type="float">
            <text:p>0.951526076333127</text:p>
          </table:table-cell>
          <table:table-cell table:number-columns-repeated="1021"/>
        </table:table-row>
        <table:table-row table:style-name="ro2">
          <table:table-cell office:value-type="float" office:value="0.534393906593322" calcext:value-type="float">
            <text:p>0.534393906593322</text:p>
          </table:table-cell>
          <table:table-cell/>
          <table:table-cell table:formula="of:=[.B54]/[.A60]" office:value-type="float" office:value="1.05188552030072" calcext:value-type="float">
            <text:p>1.05188552030072</text:p>
          </table:table-cell>
          <table:table-cell table:number-columns-repeated="1021"/>
        </table:table-row>
        <table:table-row table:style-name="ro2">
          <table:table-cell office:value-type="float" office:value="0.705151498317718" calcext:value-type="float">
            <text:p>0.705151498317718</text:p>
          </table:table-cell>
          <table:table-cell/>
          <table:table-cell table:formula="of:=[.B54]/[.A61]" office:value-type="float" office:value="0.797163749667279" calcext:value-type="float">
            <text:p>0.797163749667279</text:p>
          </table:table-cell>
          <table:table-cell table:number-columns-repeated="1021"/>
        </table:table-row>
        <table:table-row table:style-name="ro2">
          <table:table-cell office:value-type="float" office:value="0.551363587379455" calcext:value-type="float">
            <text:p>0.551363587379455</text:p>
          </table:table-cell>
          <table:table-cell/>
          <table:table-cell table:formula="of:=[.B54]/[.A62]" office:value-type="float" office:value="1.01951094586084" calcext:value-type="float">
            <text:p>1.01951094586084</text:p>
          </table:table-cell>
          <table:table-cell table:number-columns-repeated="1021"/>
        </table:table-row>
        <table:table-row table:style-name="ro2">
          <table:table-cell office:value-type="float" office:value="0.62257570028305" calcext:value-type="float">
            <text:p>0.62257570028305</text:p>
          </table:table-cell>
          <table:table-cell/>
          <table:table-cell table:formula="of:=[.B54]/[.A63]" office:value-type="float" office:value="0.902896165441226" calcext:value-type="float">
            <text:p>0.902896165441226</text:p>
          </table:table-cell>
          <table:table-cell table:number-columns-repeated="1021"/>
        </table:table-row>
        <table:table-row table:style-name="ro2">
          <table:table-cell office:value-type="float" office:value="0.616515219211578" calcext:value-type="float">
            <text:p>0.616515219211578</text:p>
          </table:table-cell>
          <table:table-cell/>
          <table:table-cell table:formula="of:=[.B54]/[.A64]" office:value-type="float" office:value="0.911771834605013" calcext:value-type="float">
            <text:p>0.911771834605013</text:p>
          </table:table-cell>
          <table:table-cell table:number-columns-repeated="1021"/>
        </table:table-row>
        <table:table-row table:style-name="ro2" table:number-rows-repeated="1048511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b04_reset.C1:b04_reset.C1048576">
            <calcext:condition calcext:apply-style-name="Good" calcext:value="&gt;1" calcext:base-cell-address="b04_reset.C1"/>
          </calcext:conditional-format>
          <calcext:conditional-format calcext:target-range-address="b04_reset.H2:b04_reset.H12">
            <calcext:condition calcext:apply-style-name="Good" calcext:value="&gt;1" calcext:base-cell-address="b04_reset.H2"/>
          </calcext:conditional-format>
        </calcext:conditional-formats>
      </table:table>
      <table:table table:name="b06_reset" table:style-name="ta4">
        <office:forms form:automatic-focus="false" form:apply-design-mode="false"/>
        <table:table-column table:style-name="co1" table:number-columns-repeated="2" table:default-cell-style-name="Default"/>
        <table:table-column table:style-name="co1" table:default-cell-style-name="ce10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1017" table:default-cell-style-name="Default"/>
        <table:table-row table:style-name="ro2">
          <table:table-cell office:value-type="string" calcext:value-type="string">
            <text:p>shuffled_feature_mean_accuracy</text:p>
          </table:table-cell>
          <table:table-cell office:value-type="string" calcext:value-type="string">
            <text:p>unshuffled_feature_mean_accuracy</text:p>
          </table:table-cell>
          <table:table-cell table:number-columns-repeated="1022"/>
        </table:table-row>
        <table:table-row table:style-name="ro2">
          <table:table-cell office:value-type="float" office:value="0.990000009536743" calcext:value-type="float">
            <text:p>0.990000009536743</text:p>
          </table:table-cell>
          <table:table-cell office:value-type="float" office:value="0.996249973773956" calcext:value-type="float">
            <text:p>0.996249973773956</text:p>
          </table:table-cell>
          <table:table-cell table:formula="of:=[.B2]/[.A2]" office:value-type="float" office:value="1.00631309512829" calcext:value-type="float">
            <text:p>1.00631309512829</text:p>
          </table:table-cell>
          <table:table-cell table:number-columns-repeated="3"/>
          <table:table-cell office:value-type="string" calcext:value-type="string">
            <text:p>average_neighbour_degree</text:p>
          </table:table-cell>
          <table:table-cell table:style-name="ce11" table:formula="of:=SUM([.C2];[.C15];[.C28];[.C41];[.C54])/5" office:value-type="float" office:value="1.00989990554231" calcext:value-type="float">
            <text:p>1.00989990554231</text:p>
          </table:table-cell>
          <table:table-cell table:number-columns-repeated="1016"/>
        </table:table-row>
        <table:table-row table:style-name="ro2">
          <table:table-cell office:value-type="float" office:value="0.978749990463256" calcext:value-type="float">
            <text:p>0.978749990463256</text:p>
          </table:table-cell>
          <table:table-cell/>
          <table:table-cell table:formula="of:=[.B2]/[.A3]" office:value-type="float" office:value="1.017879932037" calcext:value-type="float">
            <text:p>1.017879932037</text:p>
          </table:table-cell>
          <table:table-cell table:number-columns-repeated="3"/>
          <table:table-cell office:value-type="string" calcext:value-type="string">
            <text:p>betweenness_centrality</text:p>
          </table:table-cell>
          <table:table-cell table:style-name="ce11" table:formula="of:=SUM([.C3];[.C16];[.C29];[.C42];[.C55])/5" office:value-type="float" office:value="1.02210339691157" calcext:value-type="float">
            <text:p>1.02210339691157</text:p>
          </table:table-cell>
          <table:table-cell table:number-columns-repeated="1016"/>
        </table:table-row>
        <table:table-row table:style-name="ro2">
          <table:table-cell office:value-type="float" office:value="0.990000009536743" calcext:value-type="float">
            <text:p>0.990000009536743</text:p>
          </table:table-cell>
          <table:table-cell/>
          <table:table-cell table:formula="of:=[.B2]/[.A4]" office:value-type="float" office:value="1.00631309512829" calcext:value-type="float">
            <text:p>1.00631309512829</text:p>
          </table:table-cell>
          <table:table-cell table:number-columns-repeated="3"/>
          <table:table-cell office:value-type="string" calcext:value-type="string">
            <text:p>closeness_centrality</text:p>
          </table:table-cell>
          <table:table-cell table:style-name="ce11" table:formula="of:=SUM([.C4];[.C17];[.C30];[.C43];[.C56])/5" office:value-type="float" office:value="1.0025281122148" calcext:value-type="float">
            <text:p>1.0025281122148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table:formula="of:=[.B2]/[.A5]" office:value-type="float" office:value="0.996249973773956" calcext:value-type="float">
            <text:p>0.996249973773956</text:p>
          </table:table-cell>
          <table:table-cell table:number-columns-repeated="3"/>
          <table:table-cell office:value-type="string" calcext:value-type="string">
            <text:p>clustering</text:p>
          </table:table-cell>
          <table:table-cell table:style-name="ce11" table:formula="of:=SUM([.C5];[.C18];[.C31];[.C44];[.C57])/5" office:value-type="float" office:value="0.998756930116638" calcext:value-type="float">
            <text:p>0.998756930116638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table:formula="of:=[.B2]/[.A6]" office:value-type="float" office:value="0.996249973773956" calcext:value-type="float">
            <text:p>0.996249973773956</text:p>
          </table:table-cell>
          <table:table-cell table:number-columns-repeated="3"/>
          <table:table-cell office:value-type="string" calcext:value-type="string">
            <text:p>degree</text:p>
          </table:table-cell>
          <table:table-cell table:style-name="ce11" table:formula="of:=SUM([.C6];[.C19];[.C32];[.C45];[.C58])/5" office:value-type="float" office:value="0.997249996585303" calcext:value-type="float">
            <text:p>0.997249996585303</text:p>
          </table:table-cell>
          <table:table-cell table:number-columns-repeated="1016"/>
        </table:table-row>
        <table:table-row table:style-name="ro2">
          <table:table-cell office:value-type="float" office:value="0.953750014305114" calcext:value-type="float">
            <text:p>0.953750014305114</text:p>
          </table:table-cell>
          <table:table-cell/>
          <table:table-cell table:formula="of:=[.B2]/[.A7]" office:value-type="float" office:value="1.04456090047853" calcext:value-type="float">
            <text:p>1.04456090047853</text:p>
          </table:table-cell>
          <table:table-cell table:number-columns-repeated="3"/>
          <table:table-cell office:value-type="string" calcext:value-type="string">
            <text:p>degree_centrality</text:p>
          </table:table-cell>
          <table:table-cell table:style-name="ce11" table:formula="of:=SUM([.C7];[.C20];[.C33];[.C46];[.C59])/5" office:value-type="float" office:value="1.04953327271616" calcext:value-type="float">
            <text:p>1.04953327271616</text:p>
          </table:table-cell>
          <table:table-cell table:number-columns-repeated="1016"/>
        </table:table-row>
        <table:table-row table:style-name="ro2">
          <table:table-cell office:value-type="float" office:value="0.991249978542327" calcext:value-type="float">
            <text:p>0.991249978542327</text:p>
          </table:table-cell>
          <table:table-cell/>
          <table:table-cell table:formula="of:=[.B2]/[.A8]" office:value-type="float" office:value="1.00504413149041" calcext:value-type="float">
            <text:p>1.00504413149041</text:p>
          </table:table-cell>
          <table:table-cell table:number-columns-repeated="3"/>
          <table:table-cell office:value-type="string" calcext:value-type="string">
            <text:p>has_feedback_path</text:p>
          </table:table-cell>
          <table:table-cell table:style-name="ce11" table:formula="of:=SUM([.C8];[.C21];[.C34];[.C47];[.C60])/5" office:value-type="float" office:value="1.00531874796708" calcext:value-type="float">
            <text:p>1.00531874796708</text:p>
          </table:table-cell>
          <table:table-cell table:number-columns-repeated="1016"/>
        </table:table-row>
        <table:table-row table:style-name="ro2">
          <table:table-cell office:value-type="float" office:value="0.975000023841857" calcext:value-type="float">
            <text:p>0.975000023841857</text:p>
          </table:table-cell>
          <table:table-cell/>
          <table:table-cell table:formula="of:=[.B2]/[.A9]" office:value-type="float" office:value="1.02179481991023" calcext:value-type="float">
            <text:p>1.02179481991023</text:p>
          </table:table-cell>
          <table:table-cell table:number-columns-repeated="3"/>
          <table:table-cell office:value-type="string" calcext:value-type="string">
            <text:p>katz</text:p>
          </table:table-cell>
          <table:table-cell table:style-name="ce11" table:formula="of:=SUM([.C9];[.C22];[.C35];[.C48];[.C61])/5" office:value-type="float" office:value="1.02101174043803" calcext:value-type="float">
            <text:p>1.02101174043803</text:p>
          </table:table-cell>
          <table:table-cell table:number-columns-repeated="1016"/>
        </table:table-row>
        <table:table-row table:style-name="ro2">
          <table:table-cell office:value-type="float" office:value="0.980000019073486" calcext:value-type="float">
            <text:p>0.980000019073486</text:p>
          </table:table-cell>
          <table:table-cell/>
          <table:table-cell table:formula="of:=[.B2]/[.A10]" office:value-type="float" office:value="1.01658158610633" calcext:value-type="float">
            <text:p>1.01658158610633</text:p>
          </table:table-cell>
          <table:table-cell table:number-columns-repeated="3"/>
          <table:table-cell office:value-type="string" calcext:value-type="string">
            <text:p>load_centrality</text:p>
          </table:table-cell>
          <table:table-cell table:style-name="ce11" table:formula="of:=SUM([.C10];[.C23];[.C36];[.C49];[.C62])/5" office:value-type="float" office:value="1.01970872873901" calcext:value-type="float">
            <text:p>1.01970872873901</text:p>
          </table:table-cell>
          <table:table-cell table:number-columns-repeated="1016"/>
        </table:table-row>
        <table:table-row table:style-name="ro2">
          <table:table-cell office:value-type="float" office:value="0.99874997138977" calcext:value-type="float">
            <text:p>0.99874997138977</text:p>
          </table:table-cell>
          <table:table-cell/>
          <table:table-cell table:formula="of:=[.B2]/[.A11]" office:value-type="float" office:value="0.997496873404326" calcext:value-type="float">
            <text:p>0.997496873404326</text:p>
          </table:table-cell>
          <table:table-cell table:number-columns-repeated="3"/>
          <table:table-cell office:value-type="string" calcext:value-type="string">
            <text:p>outdegree</text:p>
          </table:table-cell>
          <table:table-cell table:style-name="ce11" table:formula="of:=SUM([.C11];[.C24];[.C37];[.C50];[.C63])/5" office:value-type="float" office:value="0.997998122904101" calcext:value-type="float">
            <text:p>0.997998122904101</text:p>
          </table:table-cell>
          <table:table-cell table:number-columns-repeated="1016"/>
        </table:table-row>
        <table:table-row table:style-name="ro2">
          <table:table-cell office:value-type="float" office:value="0.954999983310699" calcext:value-type="float">
            <text:p>0.954999983310699</text:p>
          </table:table-cell>
          <table:table-cell/>
          <table:table-cell table:formula="of:=[.B2]/[.A12]" office:value-type="float" office:value="1.04319370804621" calcext:value-type="float">
            <text:p>1.04319370804621</text:p>
          </table:table-cell>
          <table:table-cell table:number-columns-repeated="3"/>
          <table:table-cell office:value-type="string" calcext:value-type="string">
            <text:p>pagerank</text:p>
          </table:table-cell>
          <table:table-cell table:style-name="ce11" table:formula="of:=SUM([.C12];[.C25];[.C38];[.C51];[.C64])/5" office:value-type="float" office:value="1.04021305623772" calcext:value-type="float">
            <text:p>1.04021305623772</text:p>
          </table:table-cell>
          <table:table-cell table:number-columns-repeated="1016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float" office:value="0.981249988079071" calcext:value-type="float">
            <text:p>0.981249988079071</text:p>
          </table:table-cell>
          <table:table-cell office:value-type="float" office:value="0.997500002384185" calcext:value-type="float">
            <text:p>0.997500002384185</text:p>
          </table:table-cell>
          <table:table-cell table:formula="of:=[.B15]/[.A15]" office:value-type="float" office:value="1.01656052433379" calcext:value-type="float">
            <text:p>1.01656052433379</text:p>
          </table:table-cell>
          <table:table-cell table:number-columns-repeated="1021"/>
        </table:table-row>
        <table:table-row table:style-name="ro2">
          <table:table-cell office:value-type="float" office:value="0.970000028610229" calcext:value-type="float">
            <text:p>0.970000028610229</text:p>
          </table:table-cell>
          <table:table-cell/>
          <table:table-cell table:formula="of:=[.B15]/[.A16]" office:value-type="float" office:value="1.02835048759056" calcext:value-type="float">
            <text:p>1.02835048759056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table:formula="of:=[.B15]/[.A17]" office:value-type="float" office:value="0.997500002384185" calcext:value-type="float">
            <text:p>0.997500002384185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table:formula="of:=[.B15]/[.A18]" office:value-type="float" office:value="0.997500002384185" calcext:value-type="float">
            <text:p>0.997500002384185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table:formula="of:=[.B15]/[.A19]" office:value-type="float" office:value="0.997500002384185" calcext:value-type="float">
            <text:p>0.997500002384185</text:p>
          </table:table-cell>
          <table:table-cell table:number-columns-repeated="1021"/>
        </table:table-row>
        <table:table-row table:style-name="ro2">
          <table:table-cell office:value-type="float" office:value="0.941250026226043" calcext:value-type="float">
            <text:p>0.941250026226043</text:p>
          </table:table-cell>
          <table:table-cell/>
          <table:table-cell table:formula="of:=[.B15]/[.A20]" office:value-type="float" office:value="1.05976092918019" calcext:value-type="float">
            <text:p>1.05976092918019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table:formula="of:=[.B15]/[.A21]" office:value-type="float" office:value="0.997500002384185" calcext:value-type="float">
            <text:p>0.997500002384185</text:p>
          </table:table-cell>
          <table:table-cell table:number-columns-repeated="1021"/>
        </table:table-row>
        <table:table-row table:style-name="ro2">
          <table:table-cell office:value-type="float" office:value="0.972500026226043" calcext:value-type="float">
            <text:p>0.972500026226043</text:p>
          </table:table-cell>
          <table:table-cell/>
          <table:table-cell table:formula="of:=[.B15]/[.A22]" office:value-type="float" office:value="1.02570691566473" calcext:value-type="float">
            <text:p>1.02570691566473</text:p>
          </table:table-cell>
          <table:table-cell table:number-columns-repeated="1021"/>
        </table:table-row>
        <table:table-row table:style-name="ro2">
          <table:table-cell office:value-type="float" office:value="0.973749995231628" calcext:value-type="float">
            <text:p>0.973749995231628</text:p>
          </table:table-cell>
          <table:table-cell/>
          <table:table-cell table:formula="of:=[.B15]/[.A23]" office:value-type="float" office:value="1.02439025136725" calcext:value-type="float">
            <text:p>1.02439025136725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table:formula="of:=[.B15]/[.A24]" office:value-type="float" office:value="0.997500002384185" calcext:value-type="float">
            <text:p>0.997500002384185</text:p>
          </table:table-cell>
          <table:table-cell table:number-columns-repeated="1021"/>
        </table:table-row>
        <table:table-row table:style-name="ro2">
          <table:table-cell office:value-type="float" office:value="0.962499976158142" calcext:value-type="float">
            <text:p>0.962499976158142</text:p>
          </table:table-cell>
          <table:table-cell/>
          <table:table-cell table:formula="of:=[.B15]/[.A25]" office:value-type="float" office:value="1.03636366451223" calcext:value-type="float">
            <text:p>1.03636366451223</text:p>
          </table:table-cell>
          <table:table-cell table:number-columns-repeated="1021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float" office:value="0.988749981" calcext:value-type="float">
            <text:p>0.988749981</text:p>
          </table:table-cell>
          <table:table-cell office:value-type="float" office:value="0.997500002" calcext:value-type="float">
            <text:p>0.997500002</text:p>
          </table:table-cell>
          <table:table-cell table:formula="of:=[.B28]/[.A28]" office:value-type="float" office:value="1.00884957893112" calcext:value-type="float">
            <text:p>1.00884957893112</text:p>
          </table:table-cell>
          <table:table-cell table:number-columns-repeated="1021"/>
        </table:table-row>
        <table:table-row table:style-name="ro2">
          <table:table-cell office:value-type="float" office:value="0.967499971" calcext:value-type="float">
            <text:p>0.967499971</text:p>
          </table:table-cell>
          <table:table-cell/>
          <table:table-cell table:formula="of:=[.B28]/[.A29]" office:value-type="float" office:value="1.03100778490876" calcext:value-type="float">
            <text:p>1.03100778490876</text:p>
          </table:table-cell>
          <table:table-cell table:number-columns-repeated="1021"/>
        </table:table-row>
        <table:table-row table:style-name="ro2">
          <table:table-cell office:value-type="float" office:value="0.996249974" calcext:value-type="float">
            <text:p>0.996249974</text:p>
          </table:table-cell>
          <table:table-cell/>
          <table:table-cell table:formula="of:=[.B28]/[.A30]" office:value-type="float" office:value="1.00125473328243" calcext:value-type="float">
            <text:p>1.00125473328243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table:formula="of:=[.B28]/[.A31]" office:value-type="float" office:value="0.997500002" calcext:value-type="float">
            <text:p>0.997500002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table:formula="of:=[.B28]/[.A32]" office:value-type="float" office:value="0.997500002" calcext:value-type="float">
            <text:p>0.997500002</text:p>
          </table:table-cell>
          <table:table-cell table:number-columns-repeated="1021"/>
        </table:table-row>
        <table:table-row table:style-name="ro2">
          <table:table-cell office:value-type="float" office:value="0.94749999" calcext:value-type="float">
            <text:p>0.94749999</text:p>
          </table:table-cell>
          <table:table-cell/>
          <table:table-cell table:formula="of:=[.B28]/[.A33]" office:value-type="float" office:value="1.05277046177066" calcext:value-type="float">
            <text:p>1.05277046177066</text:p>
          </table:table-cell>
          <table:table-cell table:number-columns-repeated="1021"/>
        </table:table-row>
        <table:table-row table:style-name="ro2">
          <table:table-cell office:value-type="float" office:value="0.983749986" calcext:value-type="float">
            <text:p>0.983749986</text:p>
          </table:table-cell>
          <table:table-cell/>
          <table:table-cell table:formula="of:=[.B28]/[.A34]" office:value-type="float" office:value="1.01397714479866" calcext:value-type="float">
            <text:p>1.01397714479866</text:p>
          </table:table-cell>
          <table:table-cell table:number-columns-repeated="1021"/>
        </table:table-row>
        <table:table-row table:style-name="ro2">
          <table:table-cell office:value-type="float" office:value="0.975000024" calcext:value-type="float">
            <text:p>0.975000024</text:p>
          </table:table-cell>
          <table:table-cell/>
          <table:table-cell table:formula="of:=[.B28]/[.A35]" office:value-type="float" office:value="1.02307689994477" calcext:value-type="float">
            <text:p>1.02307689994477</text:p>
          </table:table-cell>
          <table:table-cell table:number-columns-repeated="1021"/>
        </table:table-row>
        <table:table-row table:style-name="ro2">
          <table:table-cell office:value-type="float" office:value="0.985000014" calcext:value-type="float">
            <text:p>0.985000014</text:p>
          </table:table-cell>
          <table:table-cell/>
          <table:table-cell table:formula="of:=[.B28]/[.A36]" office:value-type="float" office:value="1.01269034296684" calcext:value-type="float">
            <text:p>1.01269034296684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table:formula="of:=[.B28]/[.A37]" office:value-type="float" office:value="0.997500002" calcext:value-type="float">
            <text:p>0.997500002</text:p>
          </table:table-cell>
          <table:table-cell table:number-columns-repeated="1021"/>
        </table:table-row>
        <table:table-row table:style-name="ro2">
          <table:table-cell office:value-type="float" office:value="0.94749999" calcext:value-type="float">
            <text:p>0.94749999</text:p>
          </table:table-cell>
          <table:table-cell/>
          <table:table-cell table:formula="of:=[.B28]/[.A38]" office:value-type="float" office:value="1.05277046177066" calcext:value-type="float">
            <text:p>1.05277046177066</text:p>
          </table:table-cell>
          <table:table-cell table:number-columns-repeated="1021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float" office:value="0.983749986" calcext:value-type="float">
            <text:p>0.983749986</text:p>
          </table:table-cell>
          <table:table-cell office:value-type="float" office:value="1" calcext:value-type="float">
            <text:p>1</text:p>
          </table:table-cell>
          <table:table-cell table:formula="of:=[.B41]/[.A41]" office:value-type="float" office:value="1.01651843886278" calcext:value-type="float">
            <text:p>1.01651843886278</text:p>
          </table:table-cell>
          <table:table-cell table:number-columns-repeated="1021"/>
        </table:table-row>
        <table:table-row table:style-name="ro2">
          <table:table-cell office:value-type="float" office:value="0.973749995" calcext:value-type="float">
            <text:p>0.973749995</text:p>
          </table:table-cell>
          <table:table-cell/>
          <table:table-cell table:formula="of:=[.B41]/[.A42]" office:value-type="float" office:value="1.02695764327064" calcext:value-type="float">
            <text:p>1.02695764327064</text:p>
          </table:table-cell>
          <table:table-cell table:number-columns-repeated="1021"/>
        </table:table-row>
        <table:table-row table:style-name="ro2">
          <table:table-cell office:value-type="float" office:value="0.998749971" calcext:value-type="float">
            <text:p>0.998749971</text:p>
          </table:table-cell>
          <table:table-cell/>
          <table:table-cell table:formula="of:=[.B41]/[.A43]" office:value-type="float" office:value="1.00125159352821" calcext:value-type="float">
            <text:p>1.00125159352821</text:p>
          </table:table-cell>
          <table:table-cell table:number-columns-repeated="1021"/>
        </table:table-row>
        <table:table-row table:style-name="ro2">
          <table:table-cell office:value-type="float" office:value="0.993749976" calcext:value-type="float">
            <text:p>0.993749976</text:p>
          </table:table-cell>
          <table:table-cell/>
          <table:table-cell table:formula="of:=[.B41]/[.A44]" office:value-type="float" office:value="1.00628933247894" calcext:value-type="float">
            <text:p>1.00628933247894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table:formula="of:=[.B41]/[.A45]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float" office:value="0.964999974" calcext:value-type="float">
            <text:p>0.964999974</text:p>
          </table:table-cell>
          <table:table-cell/>
          <table:table-cell table:formula="of:=[.B41]/[.A46]" office:value-type="float" office:value="1.03626945797203" calcext:value-type="float">
            <text:p>1.03626945797203</text:p>
          </table:table-cell>
          <table:table-cell table:number-columns-repeated="1021"/>
        </table:table-row>
        <table:table-row table:style-name="ro2">
          <table:table-cell office:value-type="float" office:value="0.993749976" calcext:value-type="float">
            <text:p>0.993749976</text:p>
          </table:table-cell>
          <table:table-cell/>
          <table:table-cell table:formula="of:=[.B41]/[.A47]" office:value-type="float" office:value="1.00628933247894" calcext:value-type="float">
            <text:p>1.00628933247894</text:p>
          </table:table-cell>
          <table:table-cell table:number-columns-repeated="1021"/>
        </table:table-row>
        <table:table-row table:style-name="ro2">
          <table:table-cell office:value-type="float" office:value="0.976249993" calcext:value-type="float">
            <text:p>0.976249993</text:p>
          </table:table-cell>
          <table:table-cell/>
          <table:table-cell table:formula="of:=[.B41]/[.A48]" office:value-type="float" office:value="1.0243277922359" calcext:value-type="float">
            <text:p>1.0243277922359</text:p>
          </table:table-cell>
          <table:table-cell table:number-columns-repeated="1021"/>
        </table:table-row>
        <table:table-row table:style-name="ro2">
          <table:table-cell office:value-type="float" office:value="0.981249988" calcext:value-type="float">
            <text:p>0.981249988</text:p>
          </table:table-cell>
          <table:table-cell/>
          <table:table-cell table:formula="of:=[.B41]/[.A49]" office:value-type="float" office:value="1.01910829271776" calcext:value-type="float">
            <text:p>1.01910829271776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table:formula="of:=[.B41]/[.A50]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float" office:value="0.970000029" calcext:value-type="float">
            <text:p>0.970000029</text:p>
          </table:table-cell>
          <table:table-cell/>
          <table:table-cell table:formula="of:=[.B41]/[.A51]" office:value-type="float" office:value="1.03092780422999" calcext:value-type="float">
            <text:p>1.03092780422999</text:p>
          </table:table-cell>
          <table:table-cell table:number-columns-repeated="1021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float" office:value="0.993749976158142" calcext:value-type="float">
            <text:p>0.993749976158142</text:p>
          </table:table-cell>
          <table:table-cell office:value-type="float" office:value="0.995000004768371" calcext:value-type="float">
            <text:p>0.995000004768371</text:p>
          </table:table-cell>
          <table:table-cell table:formula="of:=[.B54]/[.A54]" office:value-type="float" office:value="1.00125789045557" calcext:value-type="float">
            <text:p>1.00125789045557</text:p>
          </table:table-cell>
          <table:table-cell table:number-columns-repeated="1021"/>
        </table:table-row>
        <table:table-row table:style-name="ro2">
          <table:table-cell office:value-type="float" office:value="0.988749980926513" calcext:value-type="float">
            <text:p>0.988749980926513</text:p>
          </table:table-cell>
          <table:table-cell/>
          <table:table-cell table:formula="of:=[.B54]/[.A55]" office:value-type="float" office:value="1.00632113675087" calcext:value-type="float">
            <text:p>1.00632113675087</text:p>
          </table:table-cell>
          <table:table-cell table:number-columns-repeated="1021"/>
        </table:table-row>
        <table:table-row table:style-name="ro2">
          <table:table-cell office:value-type="float" office:value="0.988749980926513" calcext:value-type="float">
            <text:p>0.988749980926513</text:p>
          </table:table-cell>
          <table:table-cell/>
          <table:table-cell table:formula="of:=[.B54]/[.A56]" office:value-type="float" office:value="1.00632113675087" calcext:value-type="float">
            <text:p>1.00632113675087</text:p>
          </table:table-cell>
          <table:table-cell table:number-columns-repeated="1021"/>
        </table:table-row>
        <table:table-row table:style-name="ro2">
          <table:table-cell office:value-type="float" office:value="0.99874997138977" calcext:value-type="float">
            <text:p>0.99874997138977</text:p>
          </table:table-cell>
          <table:table-cell/>
          <table:table-cell table:formula="of:=[.B54]/[.A57]" office:value-type="float" office:value="0.996245339946112" calcext:value-type="float">
            <text:p>0.996245339946112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table:formula="of:=[.B54]/[.A58]" office:value-type="float" office:value="0.995000004768371" calcext:value-type="float">
            <text:p>0.995000004768371</text:p>
          </table:table-cell>
          <table:table-cell table:number-columns-repeated="1021"/>
        </table:table-row>
        <table:table-row table:style-name="ro2">
          <table:table-cell office:value-type="float" office:value="0.943750023841857" calcext:value-type="float">
            <text:p>0.943750023841857</text:p>
          </table:table-cell>
          <table:table-cell/>
          <table:table-cell table:formula="of:=[.B54]/[.A59]" office:value-type="float" office:value="1.05430461417938" calcext:value-type="float">
            <text:p>1.05430461417938</text:p>
          </table:table-cell>
          <table:table-cell table:number-columns-repeated="1021"/>
        </table:table-row>
        <table:table-row table:style-name="ro2">
          <table:table-cell office:value-type="float" office:value="0.991249978542327" calcext:value-type="float">
            <text:p>0.991249978542327</text:p>
          </table:table-cell>
          <table:table-cell/>
          <table:table-cell table:formula="of:=[.B54]/[.A60]" office:value-type="float" office:value="1.0037831286832" calcext:value-type="float">
            <text:p>1.0037831286832</text:p>
          </table:table-cell>
          <table:table-cell table:number-columns-repeated="1021"/>
        </table:table-row>
        <table:table-row table:style-name="ro2">
          <table:table-cell office:value-type="float" office:value="0.985000014305114" calcext:value-type="float">
            <text:p>0.985000014305114</text:p>
          </table:table-cell>
          <table:table-cell/>
          <table:table-cell table:formula="of:=[.B54]/[.A61]" office:value-type="float" office:value="1.01015227443455" calcext:value-type="float">
            <text:p>1.01015227443455</text:p>
          </table:table-cell>
          <table:table-cell table:number-columns-repeated="1021"/>
        </table:table-row>
        <table:table-row table:style-name="ro2">
          <table:table-cell office:value-type="float" office:value="0.970000028610229" calcext:value-type="float">
            <text:p>0.970000028610229</text:p>
          </table:table-cell>
          <table:table-cell/>
          <table:table-cell table:formula="of:=[.B54]/[.A62]" office:value-type="float" office:value="1.02577317053687" calcext:value-type="float">
            <text:p>1.02577317053687</text:p>
          </table:table-cell>
          <table:table-cell table:number-columns-repeated="1021"/>
        </table:table-row>
        <table:table-row table:style-name="ro2">
          <table:table-cell office:value-type="float" office:value="0.997500002384185" calcext:value-type="float">
            <text:p>0.997500002384185</text:p>
          </table:table-cell>
          <table:table-cell/>
          <table:table-cell table:formula="of:=[.B54]/[.A63]" office:value-type="float" office:value="0.997493736731991" calcext:value-type="float">
            <text:p>0.997493736731991</text:p>
          </table:table-cell>
          <table:table-cell table:number-columns-repeated="1021"/>
        </table:table-row>
        <table:table-row table:style-name="ro2">
          <table:table-cell office:value-type="float" office:value="0.958750009536743" calcext:value-type="float">
            <text:p>0.958750009536743</text:p>
          </table:table-cell>
          <table:table-cell/>
          <table:table-cell table:formula="of:=[.B54]/[.A64]" office:value-type="float" office:value="1.03780964262951" calcext:value-type="float">
            <text:p>1.03780964262951</text:p>
          </table:table-cell>
          <table:table-cell table:number-columns-repeated="1021"/>
        </table:table-row>
        <table:table-row table:style-name="ro2" table:number-rows-repeated="1048511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b06_reset.C1:b06_reset.C1048576">
            <calcext:condition calcext:apply-style-name="Good" calcext:value="&gt;1" calcext:base-cell-address="b06_reset.C1"/>
          </calcext:conditional-format>
          <calcext:conditional-format calcext:target-range-address="b06_reset.H2:b06_reset.H12">
            <calcext:condition calcext:apply-style-name="Good" calcext:value="&gt;1" calcext:base-cell-address="b06_reset.H2"/>
          </calcext:conditional-format>
        </calcext:conditional-formats>
      </table:table>
      <table:table table:name="b08_reset" table:style-name="ta5">
        <office:forms form:automatic-focus="false" form:apply-design-mode="false"/>
        <table:table-column table:style-name="co1" table:number-columns-repeated="2" table:default-cell-style-name="Default"/>
        <table:table-column table:style-name="co1" table:default-cell-style-name="ce12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1017" table:default-cell-style-name="Default"/>
        <table:table-row table:style-name="ro2">
          <table:table-cell office:value-type="string" calcext:value-type="string">
            <text:p>shuffled_feature_mean_accuracy</text:p>
          </table:table-cell>
          <table:table-cell office:value-type="string" calcext:value-type="string">
            <text:p>unshuffled_feature_mean_accuracy</text:p>
          </table:table-cell>
          <table:table-cell table:number-columns-repeated="1022"/>
        </table:table-row>
        <table:table-row table:style-name="ro2">
          <table:table-cell office:value-type="float" office:value="0.681428670883178" calcext:value-type="float">
            <text:p>0.681428670883178</text:p>
          </table:table-cell>
          <table:table-cell office:value-type="float" office:value="0.599523842334747" calcext:value-type="float">
            <text:p>0.599523842334747</text:p>
          </table:table-cell>
          <table:table-cell table:formula="of:=[.B2]/[.A2]" office:value-type="float" office:value="0.879804252377176" calcext:value-type="float">
            <text:p>0.879804252377176</text:p>
          </table:table-cell>
          <table:table-cell table:number-columns-repeated="3"/>
          <table:table-cell office:value-type="string" calcext:value-type="string">
            <text:p>average_neighbour_degree</text:p>
          </table:table-cell>
          <table:table-cell table:style-name="ce13" table:formula="of:=SUM([.C2];[.C15];[.C28];[.C41];[.C54])/5" office:value-type="float" office:value="0.86274657363133" calcext:value-type="float">
            <text:p>0.86274657363133</text:p>
          </table:table-cell>
          <table:table-cell table:number-columns-repeated="1016"/>
        </table:table-row>
        <table:table-row table:style-name="ro2">
          <table:table-cell office:value-type="float" office:value="0.775238037109375" calcext:value-type="float">
            <text:p>0.775238037109375</text:p>
          </table:table-cell>
          <table:table-cell/>
          <table:table-cell table:formula="of:=[.B2]/[.A3]" office:value-type="float" office:value="0.773341623651734" calcext:value-type="float">
            <text:p>0.773341623651734</text:p>
          </table:table-cell>
          <table:table-cell table:number-columns-repeated="3"/>
          <table:table-cell office:value-type="string" calcext:value-type="string">
            <text:p>betweenness_centrality</text:p>
          </table:table-cell>
          <table:table-cell table:style-name="ce13" table:formula="of:=SUM([.C3];[.C16];[.C29];[.C42];[.C55])/5" office:value-type="float" office:value="0.779615158497189" calcext:value-type="float">
            <text:p>0.779615158497189</text:p>
          </table:table-cell>
          <table:table-cell table:number-columns-repeated="1016"/>
        </table:table-row>
        <table:table-row table:style-name="ro2">
          <table:table-cell office:value-type="float" office:value="0.804761886596679" calcext:value-type="float">
            <text:p>0.804761886596679</text:p>
          </table:table-cell>
          <table:table-cell/>
          <table:table-cell table:formula="of:=[.B2]/[.A4]" office:value-type="float" office:value="0.744970471787774" calcext:value-type="float">
            <text:p>0.744970471787774</text:p>
          </table:table-cell>
          <table:table-cell table:number-columns-repeated="3"/>
          <table:table-cell office:value-type="string" calcext:value-type="string">
            <text:p>closeness_centrality</text:p>
          </table:table-cell>
          <table:table-cell table:style-name="ce13" table:formula="of:=SUM([.C4];[.C17];[.C30];[.C43];[.C56])/5" office:value-type="float" office:value="0.715433947175155" calcext:value-type="float">
            <text:p>0.715433947175155</text:p>
          </table:table-cell>
          <table:table-cell table:number-columns-repeated="1016"/>
        </table:table-row>
        <table:table-row table:style-name="ro2">
          <table:table-cell office:value-type="float" office:value="0.807142853736877" calcext:value-type="float">
            <text:p>0.807142853736877</text:p>
          </table:table-cell>
          <table:table-cell/>
          <table:table-cell table:formula="of:=[.B2]/[.A5]" office:value-type="float" office:value="0.742772905142003" calcext:value-type="float">
            <text:p>0.742772905142003</text:p>
          </table:table-cell>
          <table:table-cell table:number-columns-repeated="3"/>
          <table:table-cell office:value-type="string" calcext:value-type="string">
            <text:p>clustering</text:p>
          </table:table-cell>
          <table:table-cell table:style-name="ce13" table:formula="of:=SUM([.C5];[.C18];[.C31];[.C44];[.C57])/5" office:value-type="float" office:value="0.728992780260189" calcext:value-type="float">
            <text:p>0.728992780260189</text:p>
          </table:table-cell>
          <table:table-cell table:number-columns-repeated="1016"/>
        </table:table-row>
        <table:table-row table:style-name="ro2">
          <table:table-cell office:value-type="float" office:value="0.777619123458862" calcext:value-type="float">
            <text:p>0.777619123458862</text:p>
          </table:table-cell>
          <table:table-cell/>
          <table:table-cell table:formula="of:=[.B2]/[.A6]" office:value-type="float" office:value="0.770973635097933" calcext:value-type="float">
            <text:p>0.770973635097933</text:p>
          </table:table-cell>
          <table:table-cell table:number-columns-repeated="3"/>
          <table:table-cell office:value-type="string" calcext:value-type="string">
            <text:p>degree</text:p>
          </table:table-cell>
          <table:table-cell table:style-name="ce13" table:formula="of:=SUM([.C6];[.C19];[.C32];[.C45];[.C58])/5" office:value-type="float" office:value="0.741963474730487" calcext:value-type="float">
            <text:p>0.741963474730487</text:p>
          </table:table-cell>
          <table:table-cell table:number-columns-repeated="1016"/>
        </table:table-row>
        <table:table-row table:style-name="ro2">
          <table:table-cell office:value-type="float" office:value="0.696190595626831" calcext:value-type="float">
            <text:p>0.696190595626831</text:p>
          </table:table-cell>
          <table:table-cell/>
          <table:table-cell table:formula="of:=[.B2]/[.A7]" office:value-type="float" office:value="0.86114901020022" calcext:value-type="float">
            <text:p>0.86114901020022</text:p>
          </table:table-cell>
          <table:table-cell table:number-columns-repeated="3"/>
          <table:table-cell office:value-type="string" calcext:value-type="string">
            <text:p>degree_centrality</text:p>
          </table:table-cell>
          <table:table-cell table:style-name="ce13" table:formula="of:=SUM([.C7];[.C20];[.C33];[.C46];[.C59])/5" office:value-type="float" office:value="0.808244920215318" calcext:value-type="float">
            <text:p>0.808244920215318</text:p>
          </table:table-cell>
          <table:table-cell table:number-columns-repeated="1016"/>
        </table:table-row>
        <table:table-row table:style-name="ro2">
          <table:table-cell office:value-type="float" office:value="0.788571417331695" calcext:value-type="float">
            <text:p>0.788571417331695</text:p>
          </table:table-cell>
          <table:table-cell/>
          <table:table-cell table:formula="of:=[.B2]/[.A8]" office:value-type="float" office:value="0.760265752927449" calcext:value-type="float">
            <text:p>0.760265752927449</text:p>
          </table:table-cell>
          <table:table-cell table:number-columns-repeated="3"/>
          <table:table-cell office:value-type="string" calcext:value-type="string">
            <text:p>has_feedback_path</text:p>
          </table:table-cell>
          <table:table-cell table:style-name="ce13" table:formula="of:=SUM([.C8];[.C21];[.C34];[.C47];[.C60])/5" office:value-type="float" office:value="0.749088675872908" calcext:value-type="float">
            <text:p>0.749088675872908</text:p>
          </table:table-cell>
          <table:table-cell table:number-columns-repeated="1016"/>
        </table:table-row>
        <table:table-row table:style-name="ro2">
          <table:table-cell office:value-type="float" office:value="0.626666724681854" calcext:value-type="float">
            <text:p>0.626666724681854</text:p>
          </table:table-cell>
          <table:table-cell/>
          <table:table-cell table:formula="of:=[.B2]/[.A9]" office:value-type="float" office:value="0.956686893881454" calcext:value-type="float">
            <text:p>0.956686893881454</text:p>
          </table:table-cell>
          <table:table-cell table:number-columns-repeated="3"/>
          <table:table-cell office:value-type="string" calcext:value-type="string">
            <text:p>katz</text:p>
          </table:table-cell>
          <table:table-cell table:style-name="ce13" table:formula="of:=SUM([.C9];[.C22];[.C35];[.C48];[.C61])/5" office:value-type="float" office:value="0.915961824021024" calcext:value-type="float">
            <text:p>0.915961824021024</text:p>
          </table:table-cell>
          <table:table-cell table:number-columns-repeated="1016"/>
        </table:table-row>
        <table:table-row table:style-name="ro2">
          <table:table-cell office:value-type="float" office:value="0.747142791748046" calcext:value-type="float">
            <text:p>0.747142791748046</text:p>
          </table:table-cell>
          <table:table-cell/>
          <table:table-cell table:formula="of:=[.B2]/[.A10]" office:value-type="float" office:value="0.80242203894128" calcext:value-type="float">
            <text:p>0.80242203894128</text:p>
          </table:table-cell>
          <table:table-cell table:number-columns-repeated="3"/>
          <table:table-cell office:value-type="string" calcext:value-type="string">
            <text:p>load_centrality</text:p>
          </table:table-cell>
          <table:table-cell table:style-name="ce13" table:formula="of:=SUM([.C10];[.C23];[.C36];[.C49];[.C62])/5" office:value-type="float" office:value="0.750651612607375" calcext:value-type="float">
            <text:p>0.750651612607375</text:p>
          </table:table-cell>
          <table:table-cell table:number-columns-repeated="1016"/>
        </table:table-row>
        <table:table-row table:style-name="ro2">
          <table:table-cell office:value-type="float" office:value="0.758095145225524" calcext:value-type="float">
            <text:p>0.758095145225524</text:p>
          </table:table-cell>
          <table:table-cell/>
          <table:table-cell table:formula="of:=[.B2]/[.A11]" office:value-type="float" office:value="0.790829285889169" calcext:value-type="float">
            <text:p>0.790829285889169</text:p>
          </table:table-cell>
          <table:table-cell table:number-columns-repeated="3"/>
          <table:table-cell office:value-type="string" calcext:value-type="string">
            <text:p>outdegree</text:p>
          </table:table-cell>
          <table:table-cell table:style-name="ce13" table:formula="of:=SUM([.C11];[.C24];[.C37];[.C50];[.C63])/5" office:value-type="float" office:value="0.745979695077931" calcext:value-type="float">
            <text:p>0.745979695077931</text:p>
          </table:table-cell>
          <table:table-cell table:number-columns-repeated="1016"/>
        </table:table-row>
        <table:table-row table:style-name="ro2">
          <table:table-cell office:value-type="float" office:value="0.637142896652221" calcext:value-type="float">
            <text:p>0.637142896652221</text:p>
          </table:table-cell>
          <table:table-cell/>
          <table:table-cell table:formula="of:=[.B2]/[.A12]" office:value-type="float" office:value="0.940956644867049" calcext:value-type="float">
            <text:p>0.940956644867049</text:p>
          </table:table-cell>
          <table:table-cell table:number-columns-repeated="3"/>
          <table:table-cell office:value-type="string" calcext:value-type="string">
            <text:p>pagerank</text:p>
          </table:table-cell>
          <table:table-cell table:style-name="ce13" table:formula="of:=SUM([.C12];[.C25];[.C38];[.C51];[.C64])/5" office:value-type="float" office:value="0.931897717946933" calcext:value-type="float">
            <text:p>0.931897717946933</text:p>
          </table:table-cell>
          <table:table-cell table:number-columns-repeated="1016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float" office:value="0.642380953" calcext:value-type="float">
            <text:p>0.642380953</text:p>
          </table:table-cell>
          <table:table-cell office:value-type="float" office:value="0.601428628" calcext:value-type="float">
            <text:p>0.601428628</text:p>
          </table:table-cell>
          <table:table-cell table:formula="of:=[.B15]/[.A15]" office:value-type="float" office:value="0.936249160550686" calcext:value-type="float">
            <text:p>0.936249160550686</text:p>
          </table:table-cell>
          <table:table-cell table:number-columns-repeated="1021"/>
        </table:table-row>
        <table:table-row table:style-name="ro2">
          <table:table-cell office:value-type="float" office:value="0.736666739" calcext:value-type="float">
            <text:p>0.736666739</text:p>
          </table:table-cell>
          <table:table-cell/>
          <table:table-cell table:formula="of:=[.B15]/[.A16]" office:value-type="float" office:value="0.816418871871993" calcext:value-type="float">
            <text:p>0.816418871871993</text:p>
          </table:table-cell>
          <table:table-cell table:number-columns-repeated="1021"/>
        </table:table-row>
        <table:table-row table:style-name="ro2">
          <table:table-cell office:value-type="float" office:value="0.833333254" calcext:value-type="float">
            <text:p>0.833333254</text:p>
          </table:table-cell>
          <table:table-cell/>
          <table:table-cell table:formula="of:=[.B15]/[.A17]" office:value-type="float" office:value="0.721714422307213" calcext:value-type="float">
            <text:p>0.721714422307213</text:p>
          </table:table-cell>
          <table:table-cell table:number-columns-repeated="1021"/>
        </table:table-row>
        <table:table-row table:style-name="ro2">
          <table:table-cell office:value-type="float" office:value="0.789047539" calcext:value-type="float">
            <text:p>0.789047539</text:p>
          </table:table-cell>
          <table:table-cell/>
          <table:table-cell table:formula="of:=[.B15]/[.A18]" office:value-type="float" office:value="0.762221030132381" calcext:value-type="float">
            <text:p>0.762221030132381</text:p>
          </table:table-cell>
          <table:table-cell table:number-columns-repeated="1021"/>
        </table:table-row>
        <table:table-row table:style-name="ro2">
          <table:table-cell office:value-type="float" office:value="0.781428576" calcext:value-type="float">
            <text:p>0.781428576</text:p>
          </table:table-cell>
          <table:table-cell/>
          <table:table-cell table:formula="of:=[.B15]/[.A19]" office:value-type="float" office:value="0.769652718715012" calcext:value-type="float">
            <text:p>0.769652718715012</text:p>
          </table:table-cell>
          <table:table-cell table:number-columns-repeated="1021"/>
        </table:table-row>
        <table:table-row table:style-name="ro2">
          <table:table-cell office:value-type="float" office:value="0.735238135" calcext:value-type="float">
            <text:p>0.735238135</text:p>
          </table:table-cell>
          <table:table-cell/>
          <table:table-cell table:formula="of:=[.B15]/[.A20]" office:value-type="float" office:value="0.818005214052179" calcext:value-type="float">
            <text:p>0.818005214052179</text:p>
          </table:table-cell>
          <table:table-cell table:number-columns-repeated="1021"/>
        </table:table-row>
        <table:table-row table:style-name="ro2">
          <table:table-cell office:value-type="float" office:value="0.779047728" calcext:value-type="float">
            <text:p>0.779047728</text:p>
          </table:table-cell>
          <table:table-cell/>
          <table:table-cell table:formula="of:=[.B15]/[.A21]" office:value-type="float" office:value="0.77200485462426" calcext:value-type="float">
            <text:p>0.77200485462426</text:p>
          </table:table-cell>
          <table:table-cell table:number-columns-repeated="1021"/>
        </table:table-row>
        <table:table-row table:style-name="ro2">
          <table:table-cell office:value-type="float" office:value="0.637619019" calcext:value-type="float">
            <text:p>0.637619019</text:p>
          </table:table-cell>
          <table:table-cell/>
          <table:table-cell table:formula="of:=[.B15]/[.A22]" office:value-type="float" office:value="0.943241355854224" calcext:value-type="float">
            <text:p>0.943241355854224</text:p>
          </table:table-cell>
          <table:table-cell table:number-columns-repeated="1021"/>
        </table:table-row>
        <table:table-row table:style-name="ro2">
          <table:table-cell office:value-type="float" office:value="0.787142813" calcext:value-type="float">
            <text:p>0.787142813</text:p>
          </table:table-cell>
          <table:table-cell/>
          <table:table-cell table:formula="of:=[.B15]/[.A23]" office:value-type="float" office:value="0.764065450471184" calcext:value-type="float">
            <text:p>0.764065450471184</text:p>
          </table:table-cell>
          <table:table-cell table:number-columns-repeated="1021"/>
        </table:table-row>
        <table:table-row table:style-name="ro2">
          <table:table-cell office:value-type="float" office:value="0.776666701" calcext:value-type="float">
            <text:p>0.776666701</text:p>
          </table:table-cell>
          <table:table-cell/>
          <table:table-cell table:formula="of:=[.B15]/[.A24]" office:value-type="float" office:value="0.774371589802458" calcext:value-type="float">
            <text:p>0.774371589802458</text:p>
          </table:table-cell>
          <table:table-cell table:number-columns-repeated="1021"/>
        </table:table-row>
        <table:table-row table:style-name="ro2">
          <table:table-cell office:value-type="float" office:value="0.622857153" calcext:value-type="float">
            <text:p>0.622857153</text:p>
          </table:table-cell>
          <table:table-cell/>
          <table:table-cell table:formula="of:=[.B15]/[.A25]" office:value-type="float" office:value="0.965596405376756" calcext:value-type="float">
            <text:p>0.965596405376756</text:p>
          </table:table-cell>
          <table:table-cell table:number-columns-repeated="1021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float" office:value="0.723333359" calcext:value-type="float">
            <text:p>0.723333359</text:p>
          </table:table-cell>
          <table:table-cell office:value-type="float" office:value="0.579523802" calcext:value-type="float">
            <text:p>0.579523802</text:p>
          </table:table-cell>
          <table:table-cell table:formula="of:=[.B28]/[.A28]" office:value-type="float" office:value="0.801184951294359" calcext:value-type="float">
            <text:p>0.801184951294359</text:p>
          </table:table-cell>
          <table:table-cell table:number-columns-repeated="1021"/>
        </table:table-row>
        <table:table-row table:style-name="ro2">
          <table:table-cell office:value-type="float" office:value="0.747619092" calcext:value-type="float">
            <text:p>0.747619092</text:p>
          </table:table-cell>
          <table:table-cell/>
          <table:table-cell table:formula="of:=[.B28]/[.A29]" office:value-type="float" office:value="0.775159179589277" calcext:value-type="float">
            <text:p>0.775159179589277</text:p>
          </table:table-cell>
          <table:table-cell table:number-columns-repeated="1021"/>
        </table:table-row>
        <table:table-row table:style-name="ro2">
          <table:table-cell office:value-type="float" office:value="0.831904769" calcext:value-type="float">
            <text:p>0.831904769</text:p>
          </table:table-cell>
          <table:table-cell/>
          <table:table-cell table:formula="of:=[.B28]/[.A30]" office:value-type="float" office:value="0.696622766926343" calcext:value-type="float">
            <text:p>0.696622766926343</text:p>
          </table:table-cell>
          <table:table-cell table:number-columns-repeated="1021"/>
        </table:table-row>
        <table:table-row table:style-name="ro2">
          <table:table-cell office:value-type="float" office:value="0.825238109" calcext:value-type="float">
            <text:p>0.825238109</text:p>
          </table:table-cell>
          <table:table-cell/>
          <table:table-cell table:formula="of:=[.B28]/[.A31]" office:value-type="float" office:value="0.702250411947469" calcext:value-type="float">
            <text:p>0.702250411947469</text:p>
          </table:table-cell>
          <table:table-cell table:number-columns-repeated="1021"/>
        </table:table-row>
        <table:table-row table:style-name="ro2">
          <table:table-cell office:value-type="float" office:value="0.801428437" calcext:value-type="float">
            <text:p>0.801428437</text:p>
          </table:table-cell>
          <table:table-cell/>
          <table:table-cell table:formula="of:=[.B28]/[.A32]" office:value-type="float" office:value="0.723113599723689" calcext:value-type="float">
            <text:p>0.723113599723689</text:p>
          </table:table-cell>
          <table:table-cell table:number-columns-repeated="1021"/>
        </table:table-row>
        <table:table-row table:style-name="ro2">
          <table:table-cell office:value-type="float" office:value="0.713333368" calcext:value-type="float">
            <text:p>0.713333368</text:p>
          </table:table-cell>
          <table:table-cell/>
          <table:table-cell table:formula="of:=[.B28]/[.A33]" office:value-type="float" office:value="0.81241650537789" calcext:value-type="float">
            <text:p>0.81241650537789</text:p>
          </table:table-cell>
          <table:table-cell table:number-columns-repeated="1021"/>
        </table:table-row>
        <table:table-row table:style-name="ro2">
          <table:table-cell office:value-type="float" office:value="0.784761786" calcext:value-type="float">
            <text:p>0.784761786</text:p>
          </table:table-cell>
          <table:table-cell/>
          <table:table-cell table:formula="of:=[.B28]/[.A34]" office:value-type="float" office:value="0.738470975955498" calcext:value-type="float">
            <text:p>0.738470975955498</text:p>
          </table:table-cell>
          <table:table-cell table:number-columns-repeated="1021"/>
        </table:table-row>
        <table:table-row table:style-name="ro2">
          <table:table-cell office:value-type="float" office:value="0.655238092" calcext:value-type="float">
            <text:p>0.655238092</text:p>
          </table:table-cell>
          <table:table-cell/>
          <table:table-cell table:formula="of:=[.B28]/[.A35]" office:value-type="float" office:value="0.884447667306863" calcext:value-type="float">
            <text:p>0.884447667306863</text:p>
          </table:table-cell>
          <table:table-cell table:number-columns-repeated="1021"/>
        </table:table-row>
        <table:table-row table:style-name="ro2">
          <table:table-cell office:value-type="float" office:value="0.806666732" calcext:value-type="float">
            <text:p>0.806666732</text:p>
          </table:table-cell>
          <table:table-cell/>
          <table:table-cell table:formula="of:=[.B28]/[.A36]" office:value-type="float" office:value="0.718417878177726" calcext:value-type="float">
            <text:p>0.718417878177726</text:p>
          </table:table-cell>
          <table:table-cell table:number-columns-repeated="1021"/>
        </table:table-row>
        <table:table-row table:style-name="ro2">
          <table:table-cell office:value-type="float" office:value="0.826666653" calcext:value-type="float">
            <text:p>0.826666653</text:p>
          </table:table-cell>
          <table:table-cell/>
          <table:table-cell table:formula="of:=[.B28]/[.A37]" office:value-type="float" office:value="0.701036868847787" calcext:value-type="float">
            <text:p>0.701036868847787</text:p>
          </table:table-cell>
          <table:table-cell table:number-columns-repeated="1021"/>
        </table:table-row>
        <table:table-row table:style-name="ro2">
          <table:table-cell office:value-type="float" office:value="0.645714283" calcext:value-type="float">
            <text:p>0.645714283</text:p>
          </table:table-cell>
          <table:table-cell/>
          <table:table-cell table:formula="of:=[.B28]/[.A38]" office:value-type="float" office:value="0.89749261748946" calcext:value-type="float">
            <text:p>0.89749261748946</text:p>
          </table:table-cell>
          <table:table-cell table:number-columns-repeated="1021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float" office:value="0.687142789" calcext:value-type="float">
            <text:p>0.687142789</text:p>
          </table:table-cell>
          <table:table-cell office:value-type="float" office:value="0.580952406" calcext:value-type="float">
            <text:p>0.580952406</text:p>
          </table:table-cell>
          <table:table-cell table:formula="of:=[.B41]/[.A41]" office:value-type="float" office:value="0.845460965755692" calcext:value-type="float">
            <text:p>0.845460965755692</text:p>
          </table:table-cell>
          <table:table-cell table:number-columns-repeated="1021"/>
        </table:table-row>
        <table:table-row table:style-name="ro2">
          <table:table-cell office:value-type="float" office:value="0.751428604" calcext:value-type="float">
            <text:p>0.751428604</text:p>
          </table:table-cell>
          <table:table-cell/>
          <table:table-cell table:formula="of:=[.B41]/[.A42]" office:value-type="float" office:value="0.773130544814874" calcext:value-type="float">
            <text:p>0.773130544814874</text:p>
          </table:table-cell>
          <table:table-cell table:number-columns-repeated="1021"/>
        </table:table-row>
        <table:table-row table:style-name="ro2">
          <table:table-cell office:value-type="float" office:value="0.796666622" calcext:value-type="float">
            <text:p>0.796666622</text:p>
          </table:table-cell>
          <table:table-cell/>
          <table:table-cell table:formula="of:=[.B41]/[.A43]" office:value-type="float" office:value="0.729229002391919" calcext:value-type="float">
            <text:p>0.729229002391919</text:p>
          </table:table-cell>
          <table:table-cell table:number-columns-repeated="1021"/>
        </table:table-row>
        <table:table-row table:style-name="ro2">
          <table:table-cell office:value-type="float" office:value="0.803333282" calcext:value-type="float">
            <text:p>0.803333282</text:p>
          </table:table-cell>
          <table:table-cell/>
          <table:table-cell table:formula="of:=[.B41]/[.A44]" office:value-type="float" office:value="0.723177315090999" calcext:value-type="float">
            <text:p>0.723177315090999</text:p>
          </table:table-cell>
          <table:table-cell table:number-columns-repeated="1021"/>
        </table:table-row>
        <table:table-row table:style-name="ro2">
          <table:table-cell office:value-type="float" office:value="0.790476203" calcext:value-type="float">
            <text:p>0.790476203</text:p>
          </table:table-cell>
          <table:table-cell/>
          <table:table-cell table:formula="of:=[.B41]/[.A45]" office:value-type="float" office:value="0.734939779078966" calcext:value-type="float">
            <text:p>0.734939779078966</text:p>
          </table:table-cell>
          <table:table-cell table:number-columns-repeated="1021"/>
        </table:table-row>
        <table:table-row table:style-name="ro2">
          <table:table-cell office:value-type="float" office:value="0.775238097" calcext:value-type="float">
            <text:p>0.775238097</text:p>
          </table:table-cell>
          <table:table-cell/>
          <table:table-cell table:formula="of:=[.B41]/[.A46]" office:value-type="float" office:value="0.749385779992182" calcext:value-type="float">
            <text:p>0.749385779992182</text:p>
          </table:table-cell>
          <table:table-cell table:number-columns-repeated="1021"/>
        </table:table-row>
        <table:table-row table:style-name="ro2">
          <table:table-cell office:value-type="float" office:value="0.789999902" calcext:value-type="float">
            <text:p>0.789999902</text:p>
          </table:table-cell>
          <table:table-cell/>
          <table:table-cell table:formula="of:=[.B41]/[.A47]" office:value-type="float" office:value="0.735382883629776" calcext:value-type="float">
            <text:p>0.735382883629776</text:p>
          </table:table-cell>
          <table:table-cell table:number-columns-repeated="1021"/>
        </table:table-row>
        <table:table-row table:style-name="ro2">
          <table:table-cell office:value-type="float" office:value="0.64142859" calcext:value-type="float">
            <text:p>0.64142859</text:p>
          </table:table-cell>
          <table:table-cell/>
          <table:table-cell table:formula="of:=[.B41]/[.A48]" office:value-type="float" office:value="0.905716419656318" calcext:value-type="float">
            <text:p>0.905716419656318</text:p>
          </table:table-cell>
          <table:table-cell table:number-columns-repeated="1021"/>
        </table:table-row>
        <table:table-row table:style-name="ro2">
          <table:table-cell office:value-type="float" office:value="0.783809602" calcext:value-type="float">
            <text:p>0.783809602</text:p>
          </table:table-cell>
          <table:table-cell/>
          <table:table-cell table:formula="of:=[.B41]/[.A49]" office:value-type="float" office:value="0.741190723509407" calcext:value-type="float">
            <text:p>0.741190723509407</text:p>
          </table:table-cell>
          <table:table-cell table:number-columns-repeated="1021"/>
        </table:table-row>
        <table:table-row table:style-name="ro2">
          <table:table-cell office:value-type="float" office:value="0.764761984" calcext:value-type="float">
            <text:p>0.764761984</text:p>
          </table:table-cell>
          <table:table-cell/>
          <table:table-cell table:formula="of:=[.B41]/[.A50]" office:value-type="float" office:value="0.759651261640118" calcext:value-type="float">
            <text:p>0.759651261640118</text:p>
          </table:table-cell>
          <table:table-cell table:number-columns-repeated="1021"/>
        </table:table-row>
        <table:table-row table:style-name="ro2">
          <table:table-cell office:value-type="float" office:value="0.622381032" calcext:value-type="float">
            <text:p>0.622381032</text:p>
          </table:table-cell>
          <table:table-cell/>
          <table:table-cell table:formula="of:=[.B41]/[.A51]" office:value-type="float" office:value="0.933435268959161" calcext:value-type="float">
            <text:p>0.933435268959161</text:p>
          </table:table-cell>
          <table:table-cell table:number-columns-repeated="1021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float" office:value="0.668095231056213" calcext:value-type="float">
            <text:p>0.668095231056213</text:p>
          </table:table-cell>
          <table:table-cell office:value-type="float" office:value="0.56857144832611" calcext:value-type="float">
            <text:p>0.56857144832611</text:p>
          </table:table-cell>
          <table:table-cell table:formula="of:=[.B54]/[.A54]" office:value-type="float" office:value="0.851033538178737" calcext:value-type="float">
            <text:p>0.851033538178737</text:p>
          </table:table-cell>
          <table:table-cell table:number-columns-repeated="1021"/>
        </table:table-row>
        <table:table-row table:style-name="ro2">
          <table:table-cell office:value-type="float" office:value="0.748095154762268" calcext:value-type="float">
            <text:p>0.748095154762268</text:p>
          </table:table-cell>
          <table:table-cell/>
          <table:table-cell table:formula="of:=[.B54]/[.A55]" office:value-type="float" office:value="0.760025572558069" calcext:value-type="float">
            <text:p>0.760025572558069</text:p>
          </table:table-cell>
          <table:table-cell table:number-columns-repeated="1021"/>
        </table:table-row>
        <table:table-row table:style-name="ro2">
          <table:table-cell office:value-type="float" office:value="0.83047616481781" calcext:value-type="float">
            <text:p>0.83047616481781</text:p>
          </table:table-cell>
          <table:table-cell/>
          <table:table-cell table:formula="of:=[.B54]/[.A56]" office:value-type="float" office:value="0.684633072462523" calcext:value-type="float">
            <text:p>0.684633072462523</text:p>
          </table:table-cell>
          <table:table-cell table:number-columns-repeated="1021"/>
        </table:table-row>
        <table:table-row table:style-name="ro2">
          <table:table-cell office:value-type="float" office:value="0.795714259147644" calcext:value-type="float">
            <text:p>0.795714259147644</text:p>
          </table:table-cell>
          <table:table-cell/>
          <table:table-cell table:formula="of:=[.B54]/[.A57]" office:value-type="float" office:value="0.714542238988094" calcext:value-type="float">
            <text:p>0.714542238988094</text:p>
          </table:table-cell>
          <table:table-cell table:number-columns-repeated="1021"/>
        </table:table-row>
        <table:table-row table:style-name="ro2">
          <table:table-cell office:value-type="float" office:value="0.799523770809173" calcext:value-type="float">
            <text:p>0.799523770809173</text:p>
          </table:table-cell>
          <table:table-cell/>
          <table:table-cell table:formula="of:=[.B54]/[.A58]" office:value-type="float" office:value="0.711137641036834" calcext:value-type="float">
            <text:p>0.711137641036834</text:p>
          </table:table-cell>
          <table:table-cell table:number-columns-repeated="1021"/>
        </table:table-row>
        <table:table-row table:style-name="ro2">
          <table:table-cell office:value-type="float" office:value="0.710476219654083" calcext:value-type="float">
            <text:p>0.710476219654083</text:p>
          </table:table-cell>
          <table:table-cell/>
          <table:table-cell table:formula="of:=[.B54]/[.A59]" office:value-type="float" office:value="0.800268091454118" calcext:value-type="float">
            <text:p>0.800268091454118</text:p>
          </table:table-cell>
          <table:table-cell table:number-columns-repeated="1021"/>
        </table:table-row>
        <table:table-row table:style-name="ro2">
          <table:table-cell office:value-type="float" office:value="0.769047617912292" calcext:value-type="float">
            <text:p>0.769047617912292</text:p>
          </table:table-cell>
          <table:table-cell/>
          <table:table-cell table:formula="of:=[.B54]/[.A60]" office:value-type="float" office:value="0.739318912227557" calcext:value-type="float">
            <text:p>0.739318912227557</text:p>
          </table:table-cell>
          <table:table-cell table:number-columns-repeated="1021"/>
        </table:table-row>
        <table:table-row table:style-name="ro2">
          <table:table-cell office:value-type="float" office:value="0.639047682285308" calcext:value-type="float">
            <text:p>0.639047682285308</text:p>
          </table:table-cell>
          <table:table-cell/>
          <table:table-cell table:formula="of:=[.B54]/[.A61]" office:value-type="float" office:value="0.88971678340626" calcext:value-type="float">
            <text:p>0.88971678340626</text:p>
          </table:table-cell>
          <table:table-cell table:number-columns-repeated="1021"/>
        </table:table-row>
        <table:table-row table:style-name="ro2">
          <table:table-cell office:value-type="float" office:value="0.781904816627502" calcext:value-type="float">
            <text:p>0.781904816627502</text:p>
          </table:table-cell>
          <table:table-cell/>
          <table:table-cell table:formula="of:=[.B54]/[.A62]" office:value-type="float" office:value="0.727161971937278" calcext:value-type="float">
            <text:p>0.727161971937278</text:p>
          </table:table-cell>
          <table:table-cell table:number-columns-repeated="1021"/>
        </table:table-row>
        <table:table-row table:style-name="ro2">
          <table:table-cell office:value-type="float" office:value="0.807619035243988" calcext:value-type="float">
            <text:p>0.807619035243988</text:p>
          </table:table-cell>
          <table:table-cell/>
          <table:table-cell table:formula="of:=[.B54]/[.A63]" office:value-type="float" office:value="0.704009469210121" calcext:value-type="float">
            <text:p>0.704009469210121</text:p>
          </table:table-cell>
          <table:table-cell table:number-columns-repeated="1021"/>
        </table:table-row>
        <table:table-row table:style-name="ro2">
          <table:table-cell office:value-type="float" office:value="0.616666734218597" calcext:value-type="float">
            <text:p>0.616666734218597</text:p>
          </table:table-cell>
          <table:table-cell/>
          <table:table-cell table:formula="of:=[.B54]/[.A64]" office:value-type="float" office:value="0.922007653042238" calcext:value-type="float">
            <text:p>0.922007653042238</text:p>
          </table:table-cell>
          <table:table-cell table:number-columns-repeated="1021"/>
        </table:table-row>
        <table:table-row table:style-name="ro2" table:number-rows-repeated="1048511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b08_reset.C1:b08_reset.C1048576">
            <calcext:condition calcext:apply-style-name="Good" calcext:value="&gt;1" calcext:base-cell-address="b08_reset.C1"/>
          </calcext:conditional-format>
          <calcext:conditional-format calcext:target-range-address="b08_reset.H2:b08_reset.H12">
            <calcext:condition calcext:apply-style-name="Good" calcext:value="&gt;1" calcext:base-cell-address="b08_reset.H2"/>
          </calcext:conditional-format>
        </calcext:conditional-formats>
      </table:table>
      <table:table table:name="b09_reset" table:style-name="ta6">
        <office:forms form:automatic-focus="false" form:apply-design-mode="false"/>
        <table:table-column table:style-name="co1" table:number-columns-repeated="2" table:default-cell-style-name="Default"/>
        <table:table-column table:style-name="co1" table:default-cell-style-name="ce14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1017" table:default-cell-style-name="Default"/>
        <table:table-row table:style-name="ro2">
          <table:table-cell office:value-type="string" calcext:value-type="string">
            <text:p>shuffled_feature_mean_accuracy</text:p>
          </table:table-cell>
          <table:table-cell office:value-type="string" calcext:value-type="string">
            <text:p>unshuffled_feature_mean_accuracy</text:p>
          </table:table-cell>
          <table:table-cell table:number-columns-repeated="1022"/>
        </table:table-row>
        <table:table-row table:style-name="ro2">
          <table:table-cell office:value-type="float" office:value="0.307499974966049" calcext:value-type="float">
            <text:p>0.307499974966049</text:p>
          </table:table-cell>
          <table:table-cell office:value-type="float" office:value="0.575714290142059" calcext:value-type="float">
            <text:p>0.575714290142059</text:p>
          </table:table-cell>
          <table:table-cell table:formula="of:=[.B2]/[.A2]" office:value-type="float" office:value="1.87224174637941" calcext:value-type="float">
            <text:p>1.87224174637941</text:p>
          </table:table-cell>
          <table:table-cell table:number-columns-repeated="3"/>
          <table:table-cell office:value-type="string" calcext:value-type="string">
            <text:p>average_neighbour_degree</text:p>
          </table:table-cell>
          <table:table-cell table:style-name="ce18" table:formula="of:=SUM([.C2];[.C15];[.C28];[.C41];[.C54])/5" office:value-type="float" office:value="1.8423031329428" calcext:value-type="float">
            <text:p>1.8423031329428</text:p>
          </table:table-cell>
          <table:table-cell table:number-columns-repeated="1016"/>
        </table:table-row>
        <table:table-row table:style-name="ro2">
          <table:table-cell office:value-type="float" office:value="0.401428520679473" calcext:value-type="float">
            <text:p>0.401428520679473</text:p>
          </table:table-cell>
          <table:table-cell/>
          <table:table-cell table:formula="of:=[.B2]/[.A3]" office:value-type="float" office:value="1.43416389340644" calcext:value-type="float">
            <text:p>1.43416389340644</text:p>
          </table:table-cell>
          <table:table-cell table:number-columns-repeated="3"/>
          <table:table-cell office:value-type="string" calcext:value-type="string">
            <text:p>betweenness_centrality</text:p>
          </table:table-cell>
          <table:table-cell table:style-name="ce18" table:formula="of:=SUM([.C3];[.C16];[.C29];[.C42];[.C55])/5" office:value-type="float" office:value="1.43953192743432" calcext:value-type="float">
            <text:p>1.43953192743432</text:p>
          </table:table-cell>
          <table:table-cell table:number-columns-repeated="1016"/>
        </table:table-row>
        <table:table-row table:style-name="ro2">
          <table:table-cell office:value-type="float" office:value="0.346428573131561" calcext:value-type="float">
            <text:p>0.346428573131561</text:p>
          </table:table-cell>
          <table:table-cell/>
          <table:table-cell table:formula="of:=[.B2]/[.A4]" office:value-type="float" office:value="1.66185567471487" calcext:value-type="float">
            <text:p>1.66185567471487</text:p>
          </table:table-cell>
          <table:table-cell table:number-columns-repeated="3"/>
          <table:table-cell office:value-type="string" calcext:value-type="string">
            <text:p>closeness_centrality</text:p>
          </table:table-cell>
          <table:table-cell table:style-name="ce18" table:formula="of:=SUM([.C4];[.C17];[.C30];[.C43];[.C56])/5" office:value-type="float" office:value="1.80042675633693" calcext:value-type="float">
            <text:p>1.80042675633693</text:p>
          </table:table-cell>
          <table:table-cell table:number-columns-repeated="1016"/>
        </table:table-row>
        <table:table-row table:style-name="ro2">
          <table:table-cell office:value-type="float" office:value="0.50428569316864" calcext:value-type="float">
            <text:p>0.50428569316864</text:p>
          </table:table-cell>
          <table:table-cell/>
          <table:table-cell table:formula="of:=[.B2]/[.A5]" office:value-type="float" office:value="1.14164311607693" calcext:value-type="float">
            <text:p>1.14164311607693</text:p>
          </table:table-cell>
          <table:table-cell table:number-columns-repeated="3"/>
          <table:table-cell office:value-type="string" calcext:value-type="string">
            <text:p>clustering</text:p>
          </table:table-cell>
          <table:table-cell table:style-name="ce18" table:formula="of:=SUM([.C5];[.C18];[.C31];[.C44];[.C57])/5" office:value-type="float" office:value="1.21363139300919" calcext:value-type="float">
            <text:p>1.21363139300919</text:p>
          </table:table-cell>
          <table:table-cell table:number-columns-repeated="1016"/>
        </table:table-row>
        <table:table-row table:style-name="ro2">
          <table:table-cell office:value-type="float" office:value="0.344285696744918" calcext:value-type="float">
            <text:p>0.344285696744918</text:p>
          </table:table-cell>
          <table:table-cell/>
          <table:table-cell table:formula="of:=[.B2]/[.A6]" office:value-type="float" office:value="1.67219926818106" calcext:value-type="float">
            <text:p>1.67219926818106</text:p>
          </table:table-cell>
          <table:table-cell table:number-columns-repeated="3"/>
          <table:table-cell office:value-type="string" calcext:value-type="string">
            <text:p>degree</text:p>
          </table:table-cell>
          <table:table-cell table:style-name="ce18" table:formula="of:=SUM([.C6];[.C19];[.C32];[.C45];[.C58])/5" office:value-type="float" office:value="1.55557756025404" calcext:value-type="float">
            <text:p>1.55557756025404</text:p>
          </table:table-cell>
          <table:table-cell table:number-columns-repeated="1016"/>
        </table:table-row>
        <table:table-row table:style-name="ro2">
          <table:table-cell office:value-type="float" office:value="0.382857143878936" calcext:value-type="float">
            <text:p>0.382857143878936</text:p>
          </table:table-cell>
          <table:table-cell/>
          <table:table-cell table:formula="of:=[.B2]/[.A7]" office:value-type="float" office:value="1.50373135083541" calcext:value-type="float">
            <text:p>1.50373135083541</text:p>
          </table:table-cell>
          <table:table-cell table:number-columns-repeated="3"/>
          <table:table-cell office:value-type="string" calcext:value-type="string">
            <text:p>degree_centrality</text:p>
          </table:table-cell>
          <table:table-cell table:style-name="ce18" table:formula="of:=SUM([.C7];[.C20];[.C33];[.C46];[.C59])/5" office:value-type="float" office:value="1.66167842162271" calcext:value-type="float">
            <text:p>1.66167842162271</text:p>
          </table:table-cell>
          <table:table-cell table:number-columns-repeated="1016"/>
        </table:table-row>
        <table:table-row table:style-name="ro2">
          <table:table-cell office:value-type="float" office:value="0.367857158184051" calcext:value-type="float">
            <text:p>0.367857158184051</text:p>
          </table:table-cell>
          <table:table-cell/>
          <table:table-cell table:formula="of:=[.B2]/[.A8]" office:value-type="float" office:value="1.56504849051764" calcext:value-type="float">
            <text:p>1.56504849051764</text:p>
          </table:table-cell>
          <table:table-cell table:number-columns-repeated="3"/>
          <table:table-cell office:value-type="string" calcext:value-type="string">
            <text:p>has_feedback_path</text:p>
          </table:table-cell>
          <table:table-cell table:style-name="ce18" table:formula="of:=SUM([.C8];[.C21];[.C34];[.C47];[.C60])/5" office:value-type="float" office:value="1.5460511237988" calcext:value-type="float">
            <text:p>1.5460511237988</text:p>
          </table:table-cell>
          <table:table-cell table:number-columns-repeated="1016"/>
        </table:table-row>
        <table:table-row table:style-name="ro2">
          <table:table-cell office:value-type="float" office:value="0.402500003576278" calcext:value-type="float">
            <text:p>0.402500003576278</text:p>
          </table:table-cell>
          <table:table-cell/>
          <table:table-cell table:formula="of:=[.B2]/[.A9]" office:value-type="float" office:value="1.43034604975589" calcext:value-type="float">
            <text:p>1.43034604975589</text:p>
          </table:table-cell>
          <table:table-cell table:number-columns-repeated="3"/>
          <table:table-cell office:value-type="string" calcext:value-type="string">
            <text:p>katz</text:p>
          </table:table-cell>
          <table:table-cell table:style-name="ce18" table:formula="of:=SUM([.C9];[.C22];[.C35];[.C48];[.C61])/5" office:value-type="float" office:value="1.50818195912069" calcext:value-type="float">
            <text:p>1.50818195912069</text:p>
          </table:table-cell>
          <table:table-cell table:number-columns-repeated="1016"/>
        </table:table-row>
        <table:table-row table:style-name="ro2">
          <table:table-cell office:value-type="float" office:value="0.410357117652893" calcext:value-type="float">
            <text:p>0.410357117652893</text:p>
          </table:table-cell>
          <table:table-cell/>
          <table:table-cell table:formula="of:=[.B2]/[.A10]" office:value-type="float" office:value="1.40295919182529" calcext:value-type="float">
            <text:p>1.40295919182529</text:p>
          </table:table-cell>
          <table:table-cell table:number-columns-repeated="3"/>
          <table:table-cell office:value-type="string" calcext:value-type="string">
            <text:p>load_centrality</text:p>
          </table:table-cell>
          <table:table-cell table:style-name="ce18" table:formula="of:=SUM([.C10];[.C23];[.C36];[.C49];[.C62])/5" office:value-type="float" office:value="1.45911671907044" calcext:value-type="float">
            <text:p>1.45911671907044</text:p>
          </table:table-cell>
          <table:table-cell table:number-columns-repeated="1016"/>
        </table:table-row>
        <table:table-row table:style-name="ro2">
          <table:table-cell office:value-type="float" office:value="0.384285658597946" calcext:value-type="float">
            <text:p>0.384285658597946</text:p>
          </table:table-cell>
          <table:table-cell/>
          <table:table-cell table:formula="of:=[.B2]/[.A11]" office:value-type="float" office:value="1.4981414925619" calcext:value-type="float">
            <text:p>1.4981414925619</text:p>
          </table:table-cell>
          <table:table-cell table:number-columns-repeated="3"/>
          <table:table-cell office:value-type="string" calcext:value-type="string">
            <text:p>outdegree</text:p>
          </table:table-cell>
          <table:table-cell table:style-name="ce18" table:formula="of:=SUM([.C11];[.C24];[.C37];[.C50];[.C63])/5" office:value-type="float" office:value="1.57891670081137" calcext:value-type="float">
            <text:p>1.57891670081137</text:p>
          </table:table-cell>
          <table:table-cell table:number-columns-repeated="1016"/>
        </table:table-row>
        <table:table-row table:style-name="ro2">
          <table:table-cell office:value-type="float" office:value="0.487142920494079" calcext:value-type="float">
            <text:p>0.487142920494079</text:p>
          </table:table-cell>
          <table:table-cell/>
          <table:table-cell table:formula="of:=[.B2]/[.A12]" office:value-type="float" office:value="1.18181803721616" calcext:value-type="float">
            <text:p>1.18181803721616</text:p>
          </table:table-cell>
          <table:table-cell table:number-columns-repeated="3"/>
          <table:table-cell office:value-type="string" calcext:value-type="string">
            <text:p>pagerank</text:p>
          </table:table-cell>
          <table:table-cell table:style-name="ce18" table:formula="of:=SUM([.C12];[.C25];[.C38];[.C51];[.C64])/5" office:value-type="float" office:value="1.25068443852243" calcext:value-type="float">
            <text:p>1.25068443852243</text:p>
          </table:table-cell>
          <table:table-cell table:number-columns-repeated="1016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float" office:value="0.333571434" calcext:value-type="float">
            <text:p>0.333571434</text:p>
          </table:table-cell>
          <table:table-cell office:value-type="float" office:value="0.601071358" calcext:value-type="float">
            <text:p>0.601071358</text:p>
          </table:table-cell>
          <table:table-cell table:formula="of:=[.B15]/[.A15]" office:value-type="float" office:value="1.80192695397292" calcext:value-type="float">
            <text:p>1.80192695397292</text:p>
          </table:table-cell>
          <table:table-cell table:number-columns-repeated="1021"/>
        </table:table-row>
        <table:table-row table:style-name="ro2">
          <table:table-cell office:value-type="float" office:value="0.393928528" calcext:value-type="float">
            <text:p>0.393928528</text:p>
          </table:table-cell>
          <table:table-cell/>
          <table:table-cell table:formula="of:=[.B15]/[.A16]" office:value-type="float" office:value="1.52583861100814" calcext:value-type="float">
            <text:p>1.52583861100814</text:p>
          </table:table-cell>
          <table:table-cell table:number-columns-repeated="1021"/>
        </table:table-row>
        <table:table-row table:style-name="ro2">
          <table:table-cell office:value-type="float" office:value="0.298928559" calcext:value-type="float">
            <text:p>0.298928559</text:p>
          </table:table-cell>
          <table:table-cell/>
          <table:table-cell table:formula="of:=[.B15]/[.A17]" office:value-type="float" office:value="2.01075253569198" calcext:value-type="float">
            <text:p>2.01075253569198</text:p>
          </table:table-cell>
          <table:table-cell table:number-columns-repeated="1021"/>
        </table:table-row>
        <table:table-row table:style-name="ro2">
          <table:table-cell office:value-type="float" office:value="0.477142841" calcext:value-type="float">
            <text:p>0.477142841</text:p>
          </table:table-cell>
          <table:table-cell/>
          <table:table-cell table:formula="of:=[.B15]/[.A18]" office:value-type="float" office:value="1.25973043363759" calcext:value-type="float">
            <text:p>1.25973043363759</text:p>
          </table:table-cell>
          <table:table-cell table:number-columns-repeated="1021"/>
        </table:table-row>
        <table:table-row table:style-name="ro2">
          <table:table-cell office:value-type="float" office:value="0.382499963" calcext:value-type="float">
            <text:p>0.382499963</text:p>
          </table:table-cell>
          <table:table-cell/>
          <table:table-cell table:formula="of:=[.B15]/[.A19]" office:value-type="float" office:value="1.57142853893557" calcext:value-type="float">
            <text:p>1.57142853893557</text:p>
          </table:table-cell>
          <table:table-cell table:number-columns-repeated="1021"/>
        </table:table-row>
        <table:table-row table:style-name="ro2">
          <table:table-cell office:value-type="float" office:value="0.33214283" calcext:value-type="float">
            <text:p>0.33214283</text:p>
          </table:table-cell>
          <table:table-cell/>
          <table:table-cell table:formula="of:=[.B15]/[.A20]" office:value-type="float" office:value="1.80967735476933" calcext:value-type="float">
            <text:p>1.80967735476933</text:p>
          </table:table-cell>
          <table:table-cell table:number-columns-repeated="1021"/>
        </table:table-row>
        <table:table-row table:style-name="ro2">
          <table:table-cell office:value-type="float" office:value="0.373214275" calcext:value-type="float">
            <text:p>0.373214275</text:p>
          </table:table-cell>
          <table:table-cell/>
          <table:table-cell table:formula="of:=[.B15]/[.A21]" office:value-type="float" office:value="1.61052617293377" calcext:value-type="float">
            <text:p>1.61052617293377</text:p>
          </table:table-cell>
          <table:table-cell table:number-columns-repeated="1021"/>
        </table:table-row>
        <table:table-row table:style-name="ro2">
          <table:table-cell office:value-type="float" office:value="0.385714263" calcext:value-type="float">
            <text:p>0.385714263</text:p>
          </table:table-cell>
          <table:table-cell/>
          <table:table-cell table:formula="of:=[.B15]/[.A22]" office:value-type="float" office:value="1.55833324213888" calcext:value-type="float">
            <text:p>1.55833324213888</text:p>
          </table:table-cell>
          <table:table-cell table:number-columns-repeated="1021"/>
        </table:table-row>
        <table:table-row table:style-name="ro2">
          <table:table-cell office:value-type="float" office:value="0.393571407" calcext:value-type="float">
            <text:p>0.393571407</text:p>
          </table:table-cell>
          <table:table-cell/>
          <table:table-cell table:formula="of:=[.B15]/[.A23]" office:value-type="float" office:value="1.52722313488591" calcext:value-type="float">
            <text:p>1.52722313488591</text:p>
          </table:table-cell>
          <table:table-cell table:number-columns-repeated="1021"/>
        </table:table-row>
        <table:table-row table:style-name="ro2">
          <table:table-cell office:value-type="float" office:value="0.369285733" calcext:value-type="float">
            <text:p>0.369285733</text:p>
          </table:table-cell>
          <table:table-cell/>
          <table:table-cell table:formula="of:=[.B15]/[.A24]" office:value-type="float" office:value="1.62765930088071" calcext:value-type="float">
            <text:p>1.62765930088071</text:p>
          </table:table-cell>
          <table:table-cell table:number-columns-repeated="1021"/>
        </table:table-row>
        <table:table-row table:style-name="ro2">
          <table:table-cell office:value-type="float" office:value="0.465357184" calcext:value-type="float">
            <text:p>0.465357184</text:p>
          </table:table-cell>
          <table:table-cell/>
          <table:table-cell table:formula="of:=[.B15]/[.A25]" office:value-type="float" office:value="1.29163442333363" calcext:value-type="float">
            <text:p>1.29163442333363</text:p>
          </table:table-cell>
          <table:table-cell table:number-columns-repeated="1021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float" office:value="0.314999968" calcext:value-type="float">
            <text:p>0.314999968</text:p>
          </table:table-cell>
          <table:table-cell office:value-type="float" office:value="0.580714285" calcext:value-type="float">
            <text:p>0.580714285</text:p>
          </table:table-cell>
          <table:table-cell table:formula="of:=[.B28]/[.A28]" office:value-type="float" office:value="1.84353759997842" calcext:value-type="float">
            <text:p>1.84353759997842</text:p>
          </table:table-cell>
          <table:table-cell table:number-columns-repeated="1021"/>
        </table:table-row>
        <table:table-row table:style-name="ro2">
          <table:table-cell office:value-type="float" office:value="0.409642786" calcext:value-type="float">
            <text:p>0.409642786</text:p>
          </table:table-cell>
          <table:table-cell/>
          <table:table-cell table:formula="of:=[.B28]/[.A29]" office:value-type="float" office:value="1.41761140400017" calcext:value-type="float">
            <text:p>1.41761140400017</text:p>
          </table:table-cell>
          <table:table-cell table:number-columns-repeated="1021"/>
        </table:table-row>
        <table:table-row table:style-name="ro2">
          <table:table-cell office:value-type="float" office:value="0.337142855" calcext:value-type="float">
            <text:p>0.337142855</text:p>
          </table:table-cell>
          <table:table-cell/>
          <table:table-cell table:formula="of:=[.B28]/[.A30]" office:value-type="float" office:value="1.72245763594782" calcext:value-type="float">
            <text:p>1.72245763594782</text:p>
          </table:table-cell>
          <table:table-cell table:number-columns-repeated="1021"/>
        </table:table-row>
        <table:table-row table:style-name="ro2">
          <table:table-cell office:value-type="float" office:value="0.482857108" calcext:value-type="float">
            <text:p>0.482857108</text:p>
          </table:table-cell>
          <table:table-cell/>
          <table:table-cell table:formula="of:=[.B28]/[.A31]" office:value-type="float" office:value="1.20266280723365" calcext:value-type="float">
            <text:p>1.20266280723365</text:p>
          </table:table-cell>
          <table:table-cell table:number-columns-repeated="1021"/>
        </table:table-row>
        <table:table-row table:style-name="ro2">
          <table:table-cell office:value-type="float" office:value="0.393928558" calcext:value-type="float">
            <text:p>0.393928558</text:p>
          </table:table-cell>
          <table:table-cell/>
          <table:table-cell table:formula="of:=[.B28]/[.A32]" office:value-type="float" office:value="1.47416142649907" calcext:value-type="float">
            <text:p>1.47416142649907</text:p>
          </table:table-cell>
          <table:table-cell table:number-columns-repeated="1021"/>
        </table:table-row>
        <table:table-row table:style-name="ro2">
          <table:table-cell office:value-type="float" office:value="0.370357126" calcext:value-type="float">
            <text:p>0.370357126</text:p>
          </table:table-cell>
          <table:table-cell/>
          <table:table-cell table:formula="of:=[.B28]/[.A33]" office:value-type="float" office:value="1.56798464031714" calcext:value-type="float">
            <text:p>1.56798464031714</text:p>
          </table:table-cell>
          <table:table-cell table:number-columns-repeated="1021"/>
        </table:table-row>
        <table:table-row table:style-name="ro2">
          <table:table-cell office:value-type="float" office:value="0.385714263" calcext:value-type="float">
            <text:p>0.385714263</text:p>
          </table:table-cell>
          <table:table-cell/>
          <table:table-cell table:formula="of:=[.B28]/[.A34]" office:value-type="float" office:value="1.5055556423642" calcext:value-type="float">
            <text:p>1.5055556423642</text:p>
          </table:table-cell>
          <table:table-cell table:number-columns-repeated="1021"/>
        </table:table-row>
        <table:table-row table:style-name="ro2">
          <table:table-cell office:value-type="float" office:value="0.373928577" calcext:value-type="float">
            <text:p>0.373928577</text:p>
          </table:table-cell>
          <table:table-cell/>
          <table:table-cell table:formula="of:=[.B28]/[.A35]" office:value-type="float" office:value="1.55300857093894" calcext:value-type="float">
            <text:p>1.55300857093894</text:p>
          </table:table-cell>
          <table:table-cell table:number-columns-repeated="1021"/>
        </table:table-row>
        <table:table-row table:style-name="ro2">
          <table:table-cell office:value-type="float" office:value="0.392499954" calcext:value-type="float">
            <text:p>0.392499954</text:p>
          </table:table-cell>
          <table:table-cell/>
          <table:table-cell table:formula="of:=[.B28]/[.A36]" office:value-type="float" office:value="1.47952701416113" calcext:value-type="float">
            <text:p>1.47952701416113</text:p>
          </table:table-cell>
          <table:table-cell table:number-columns-repeated="1021"/>
        </table:table-row>
        <table:table-row table:style-name="ro2">
          <table:table-cell office:value-type="float" office:value="0.378571421" calcext:value-type="float">
            <text:p>0.378571421</text:p>
          </table:table-cell>
          <table:table-cell/>
          <table:table-cell table:formula="of:=[.B28]/[.A37]" office:value-type="float" office:value="1.5339622929434" calcext:value-type="float">
            <text:p>1.5339622929434</text:p>
          </table:table-cell>
          <table:table-cell table:number-columns-repeated="1021"/>
        </table:table-row>
        <table:table-row table:style-name="ro2">
          <table:table-cell office:value-type="float" office:value="0.456428558" calcext:value-type="float">
            <text:p>0.456428558</text:p>
          </table:table-cell>
          <table:table-cell/>
          <table:table-cell table:formula="of:=[.B28]/[.A38]" office:value-type="float" office:value="1.27230050535094" calcext:value-type="float">
            <text:p>1.27230050535094</text:p>
          </table:table-cell>
          <table:table-cell table:number-columns-repeated="1021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float" office:value="0.304285705" calcext:value-type="float">
            <text:p>0.304285705</text:p>
          </table:table-cell>
          <table:table-cell office:value-type="float" office:value="0.590357065" calcext:value-type="float">
            <text:p>0.590357065</text:p>
          </table:table-cell>
          <table:table-cell table:formula="of:=[.B41]/[.A41]" office:value-type="float" office:value="1.94014064840805" calcext:value-type="float">
            <text:p>1.94014064840805</text:p>
          </table:table-cell>
          <table:table-cell table:number-columns-repeated="1021"/>
        </table:table-row>
        <table:table-row table:style-name="ro2">
          <table:table-cell office:value-type="float" office:value="0.429642826" calcext:value-type="float">
            <text:p>0.429642826</text:p>
          </table:table-cell>
          <table:table-cell/>
          <table:table-cell table:formula="of:=[.B41]/[.A42]" office:value-type="float" office:value="1.37406475629131" calcext:value-type="float">
            <text:p>1.37406475629131</text:p>
          </table:table-cell>
          <table:table-cell table:number-columns-repeated="1021"/>
        </table:table-row>
        <table:table-row table:style-name="ro2">
          <table:table-cell office:value-type="float" office:value="0.313928574" calcext:value-type="float">
            <text:p>0.313928574</text:p>
          </table:table-cell>
          <table:table-cell/>
          <table:table-cell table:formula="of:=[.B41]/[.A43]" office:value-type="float" office:value="1.88054581167244" calcext:value-type="float">
            <text:p>1.88054581167244</text:p>
          </table:table-cell>
          <table:table-cell table:number-columns-repeated="1021"/>
        </table:table-row>
        <table:table-row table:style-name="ro2">
          <table:table-cell office:value-type="float" office:value="0.466428578" calcext:value-type="float">
            <text:p>0.466428578</text:p>
          </table:table-cell>
          <table:table-cell/>
          <table:table-cell table:formula="of:=[.B41]/[.A44]" office:value-type="float" office:value="1.26569659931944" calcext:value-type="float">
            <text:p>1.26569659931944</text:p>
          </table:table-cell>
          <table:table-cell table:number-columns-repeated="1021"/>
        </table:table-row>
        <table:table-row table:style-name="ro2">
          <table:table-cell office:value-type="float" office:value="0.391071409" calcext:value-type="float">
            <text:p>0.391071409</text:p>
          </table:table-cell>
          <table:table-cell/>
          <table:table-cell table:formula="of:=[.B41]/[.A45]" office:value-type="float" office:value="1.50958891755751" calcext:value-type="float">
            <text:p>1.50958891755751</text:p>
          </table:table-cell>
          <table:table-cell table:number-columns-repeated="1021"/>
        </table:table-row>
        <table:table-row table:style-name="ro2">
          <table:table-cell office:value-type="float" office:value="0.37499997" calcext:value-type="float">
            <text:p>0.37499997</text:p>
          </table:table-cell>
          <table:table-cell/>
          <table:table-cell table:formula="of:=[.B41]/[.A46]" office:value-type="float" office:value="1.57428563260952" calcext:value-type="float">
            <text:p>1.57428563260952</text:p>
          </table:table-cell>
          <table:table-cell table:number-columns-repeated="1021"/>
        </table:table-row>
        <table:table-row table:style-name="ro2">
          <table:table-cell office:value-type="float" office:value="0.401785731" calcext:value-type="float">
            <text:p>0.401785731</text:p>
          </table:table-cell>
          <table:table-cell/>
          <table:table-cell table:formula="of:=[.B41]/[.A47]" office:value-type="float" office:value="1.4693330784313" calcext:value-type="float">
            <text:p>1.4693330784313</text:p>
          </table:table-cell>
          <table:table-cell table:number-columns-repeated="1021"/>
        </table:table-row>
        <table:table-row table:style-name="ro2">
          <table:table-cell office:value-type="float" office:value="0.403928578" calcext:value-type="float">
            <text:p>0.403928578</text:p>
          </table:table-cell>
          <table:table-cell/>
          <table:table-cell table:formula="of:=[.B41]/[.A48]" office:value-type="float" office:value="1.46153824501123" calcext:value-type="float">
            <text:p>1.46153824501123</text:p>
          </table:table-cell>
          <table:table-cell table:number-columns-repeated="1021"/>
        </table:table-row>
        <table:table-row table:style-name="ro2">
          <table:table-cell office:value-type="float" office:value="0.410357088" calcext:value-type="float">
            <text:p>0.410357088</text:p>
          </table:table-cell>
          <table:table-cell/>
          <table:table-cell table:formula="of:=[.B41]/[.A49]" office:value-type="float" office:value="1.43864230023974" calcext:value-type="float">
            <text:p>1.43864230023974</text:p>
          </table:table-cell>
          <table:table-cell table:number-columns-repeated="1021"/>
        </table:table-row>
        <table:table-row table:style-name="ro2">
          <table:table-cell office:value-type="float" office:value="0.376785696" calcext:value-type="float">
            <text:p>0.376785696</text:p>
          </table:table-cell>
          <table:table-cell/>
          <table:table-cell table:formula="of:=[.B41]/[.A50]" office:value-type="float" office:value="1.56682451395395" calcext:value-type="float">
            <text:p>1.56682451395395</text:p>
          </table:table-cell>
          <table:table-cell table:number-columns-repeated="1021"/>
        </table:table-row>
        <table:table-row table:style-name="ro2">
          <table:table-cell office:value-type="float" office:value="0.477857143" calcext:value-type="float">
            <text:p>0.477857143</text:p>
          </table:table-cell>
          <table:table-cell/>
          <table:table-cell table:formula="of:=[.B41]/[.A51]" office:value-type="float" office:value="1.23542584566953" calcext:value-type="float">
            <text:p>1.23542584566953</text:p>
          </table:table-cell>
          <table:table-cell table:number-columns-repeated="1021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float" office:value="0.340714275836944" calcext:value-type="float">
            <text:p>0.340714275836944</text:p>
          </table:table-cell>
          <table:table-cell office:value-type="float" office:value="0.597499966621398" calcext:value-type="float">
            <text:p>0.597499966621398</text:p>
          </table:table-cell>
          <table:table-cell table:formula="of:=[.B54]/[.A54]" office:value-type="float" office:value="1.75366871597521" calcext:value-type="float">
            <text:p>1.75366871597521</text:p>
          </table:table-cell>
          <table:table-cell table:number-columns-repeated="1021"/>
        </table:table-row>
        <table:table-row table:style-name="ro2">
          <table:table-cell office:value-type="float" office:value="0.413214266300201" calcext:value-type="float">
            <text:p>0.413214266300201</text:p>
          </table:table-cell>
          <table:table-cell/>
          <table:table-cell table:formula="of:=[.B54]/[.A55]" office:value-type="float" office:value="1.44598097246554" calcext:value-type="float">
            <text:p>1.44598097246554</text:p>
          </table:table-cell>
          <table:table-cell table:number-columns-repeated="1021"/>
        </table:table-row>
        <table:table-row table:style-name="ro2">
          <table:table-cell office:value-type="float" office:value="0.346071422100067" calcext:value-type="float">
            <text:p>0.346071422100067</text:p>
          </table:table-cell>
          <table:table-cell/>
          <table:table-cell table:formula="of:=[.B54]/[.A56]" office:value-type="float" office:value="1.72652212365756" calcext:value-type="float">
            <text:p>1.72652212365756</text:p>
          </table:table-cell>
          <table:table-cell table:number-columns-repeated="1021"/>
        </table:table-row>
        <table:table-row table:style-name="ro2">
          <table:table-cell office:value-type="float" office:value="0.498571425676345" calcext:value-type="float">
            <text:p>0.498571425676345</text:p>
          </table:table-cell>
          <table:table-cell/>
          <table:table-cell table:formula="of:=[.B54]/[.A57]" office:value-type="float" office:value="1.19842400877838" calcext:value-type="float">
            <text:p>1.19842400877838</text:p>
          </table:table-cell>
          <table:table-cell table:number-columns-repeated="1021"/>
        </table:table-row>
        <table:table-row table:style-name="ro2">
          <table:table-cell office:value-type="float" office:value="0.385357141494751" calcext:value-type="float">
            <text:p>0.385357141494751</text:p>
          </table:table-cell>
          <table:table-cell/>
          <table:table-cell table:formula="of:=[.B54]/[.A58]" office:value-type="float" office:value="1.55050965009698" calcext:value-type="float">
            <text:p>1.55050965009698</text:p>
          </table:table-cell>
          <table:table-cell table:number-columns-repeated="1021"/>
        </table:table-row>
        <table:table-row table:style-name="ro2">
          <table:table-cell office:value-type="float" office:value="0.322499990463256" calcext:value-type="float">
            <text:p>0.322499990463256</text:p>
          </table:table-cell>
          <table:table-cell/>
          <table:table-cell table:formula="of:=[.B54]/[.A59]" office:value-type="float" office:value="1.85271312958217" calcext:value-type="float">
            <text:p>1.85271312958217</text:p>
          </table:table-cell>
          <table:table-cell table:number-columns-repeated="1021"/>
        </table:table-row>
        <table:table-row table:style-name="ro2">
          <table:table-cell office:value-type="float" office:value="0.37821426987648" calcext:value-type="float">
            <text:p>0.37821426987648</text:p>
          </table:table-cell>
          <table:table-cell/>
          <table:table-cell table:formula="of:=[.B54]/[.A60]" office:value-type="float" office:value="1.57979223474708" calcext:value-type="float">
            <text:p>1.57979223474708</text:p>
          </table:table-cell>
          <table:table-cell table:number-columns-repeated="1021"/>
        </table:table-row>
        <table:table-row table:style-name="ro2">
          <table:table-cell office:value-type="float" office:value="0.388571441173553" calcext:value-type="float">
            <text:p>0.388571441173553</text:p>
          </table:table-cell>
          <table:table-cell/>
          <table:table-cell table:formula="of:=[.B54]/[.A61]" office:value-type="float" office:value="1.53768368775854" calcext:value-type="float">
            <text:p>1.53768368775854</text:p>
          </table:table-cell>
          <table:table-cell table:number-columns-repeated="1021"/>
        </table:table-row>
        <table:table-row table:style-name="ro2">
          <table:table-cell office:value-type="float" office:value="0.412857085466384" calcext:value-type="float">
            <text:p>0.412857085466384</text:p>
          </table:table-cell>
          <table:table-cell/>
          <table:table-cell table:formula="of:=[.B54]/[.A62]" office:value-type="float" office:value="1.44723195424013" calcext:value-type="float">
            <text:p>1.44723195424013</text:p>
          </table:table-cell>
          <table:table-cell table:number-columns-repeated="1021"/>
        </table:table-row>
        <table:table-row table:style-name="ro2">
          <table:table-cell office:value-type="float" office:value="0.358214288949966" calcext:value-type="float">
            <text:p>0.358214288949966</text:p>
          </table:table-cell>
          <table:table-cell/>
          <table:table-cell table:formula="of:=[.B54]/[.A63]" office:value-type="float" office:value="1.66799590371688" calcext:value-type="float">
            <text:p>1.66799590371688</text:p>
          </table:table-cell>
          <table:table-cell table:number-columns-repeated="1021"/>
        </table:table-row>
        <table:table-row table:style-name="ro2">
          <table:table-cell office:value-type="float" office:value="0.46964281797409" calcext:value-type="float">
            <text:p>0.46964281797409</text:p>
          </table:table-cell>
          <table:table-cell/>
          <table:table-cell table:formula="of:=[.B54]/[.A64]" office:value-type="float" office:value="1.27224338104189" calcext:value-type="float">
            <text:p>1.27224338104189</text:p>
          </table:table-cell>
          <table:table-cell table:number-columns-repeated="1021"/>
        </table:table-row>
        <table:table-row table:style-name="ro2" table:number-rows-repeated="1048511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b09_reset.C1:b09_reset.C1048576">
            <calcext:condition calcext:apply-style-name="Good" calcext:value="&gt;1" calcext:base-cell-address="b09_reset.C1"/>
          </calcext:conditional-format>
          <calcext:conditional-format calcext:target-range-address="b09_reset.H2:b09_reset.H12">
            <calcext:condition calcext:apply-style-name="Good" calcext:value="&gt;1" calcext:base-cell-address="b09_reset.H2"/>
          </calcext:conditional-format>
        </calcext:conditional-formats>
      </table:table>
      <table:table table:name="b10_reset" table:style-name="ta7">
        <office:forms form:automatic-focus="false" form:apply-design-mode="false"/>
        <table:table-column table:style-name="co1" table:number-columns-repeated="2" table:default-cell-style-name="Default"/>
        <table:table-column table:style-name="co1" table:default-cell-style-name="ce19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1017" table:default-cell-style-name="Default"/>
        <table:table-row table:style-name="ro2">
          <table:table-cell office:value-type="string" calcext:value-type="string">
            <text:p>shuffled_feature_mean_accuracy</text:p>
          </table:table-cell>
          <table:table-cell office:value-type="string" calcext:value-type="string">
            <text:p>unshuffled_feature_mean_accuracy</text:p>
          </table:table-cell>
          <table:table-cell table:number-columns-repeated="1022"/>
        </table:table-row>
        <table:table-row table:style-name="ro2">
          <table:table-cell office:value-type="float" office:value="0.592352986335754" calcext:value-type="float">
            <text:p>0.592352986335754</text:p>
          </table:table-cell>
          <table:table-cell office:value-type="float" office:value="0.734117746353149" calcext:value-type="float">
            <text:p>0.734117746353149</text:p>
          </table:table-cell>
          <table:table-cell table:formula="of:=[.B2]/[.A2]" office:value-type="float" office:value="1.23932480005603" calcext:value-type="float">
            <text:p>1.23932480005603</text:p>
          </table:table-cell>
          <table:table-cell table:number-columns-repeated="3"/>
          <table:table-cell office:value-type="string" calcext:value-type="string">
            <text:p>average_neighbour_degree</text:p>
          </table:table-cell>
          <table:table-cell table:style-name="ce20" table:formula="of:=SUM([.C2];[.C15];[.C28];[.C41];[.C54])/5" office:value-type="float" office:value="1.25955662283411" calcext:value-type="float">
            <text:p>1.25955662283411</text:p>
          </table:table-cell>
          <table:table-cell table:number-columns-repeated="1016"/>
        </table:table-row>
        <table:table-row table:style-name="ro2">
          <table:table-cell office:value-type="float" office:value="0.670588314533233" calcext:value-type="float">
            <text:p>0.670588314533233</text:p>
          </table:table-cell>
          <table:table-cell/>
          <table:table-cell table:formula="of:=[.B2]/[.A3]" office:value-type="float" office:value="1.09473686081771" calcext:value-type="float">
            <text:p>1.09473686081771</text:p>
          </table:table-cell>
          <table:table-cell table:number-columns-repeated="3"/>
          <table:table-cell office:value-type="string" calcext:value-type="string">
            <text:p>betweenness_centrality</text:p>
          </table:table-cell>
          <table:table-cell table:style-name="ce20" table:formula="of:=SUM([.C3];[.C16];[.C29];[.C42];[.C55])/5" office:value-type="float" office:value="1.10705463149299" calcext:value-type="float">
            <text:p>1.10705463149299</text:p>
          </table:table-cell>
          <table:table-cell table:number-columns-repeated="1016"/>
        </table:table-row>
        <table:table-row table:style-name="ro2">
          <table:table-cell office:value-type="float" office:value="0.691764831542968" calcext:value-type="float">
            <text:p>0.691764831542968</text:p>
          </table:table-cell>
          <table:table-cell/>
          <table:table-cell table:formula="of:=[.B2]/[.A4]" office:value-type="float" office:value="1.06122444055983" calcext:value-type="float">
            <text:p>1.06122444055983</text:p>
          </table:table-cell>
          <table:table-cell table:number-columns-repeated="3"/>
          <table:table-cell office:value-type="string" calcext:value-type="string">
            <text:p>closeness_centrality</text:p>
          </table:table-cell>
          <table:table-cell table:style-name="ce20" table:formula="of:=SUM([.C4];[.C17];[.C30];[.C43];[.C56])/5" office:value-type="float" office:value="1.06103007381682" calcext:value-type="float">
            <text:p>1.06103007381682</text:p>
          </table:table-cell>
          <table:table-cell table:number-columns-repeated="1016"/>
        </table:table-row>
        <table:table-row table:style-name="ro2">
          <table:table-cell office:value-type="float" office:value="0.684117794036865" calcext:value-type="float">
            <text:p>0.684117794036865</text:p>
          </table:table-cell>
          <table:table-cell/>
          <table:table-cell table:formula="of:=[.B2]/[.A5]" office:value-type="float" office:value="1.07308675896477" calcext:value-type="float">
            <text:p>1.07308675896477</text:p>
          </table:table-cell>
          <table:table-cell table:number-columns-repeated="3"/>
          <table:table-cell office:value-type="string" calcext:value-type="string">
            <text:p>clustering</text:p>
          </table:table-cell>
          <table:table-cell table:style-name="ce20" table:formula="of:=SUM([.C5];[.C18];[.C31];[.C44];[.C57])/5" office:value-type="float" office:value="1.06259507933663" calcext:value-type="float">
            <text:p>1.06259507933663</text:p>
          </table:table-cell>
          <table:table-cell table:number-columns-repeated="1016"/>
        </table:table-row>
        <table:table-row table:style-name="ro2">
          <table:table-cell office:value-type="float" office:value="0.651176512241363" calcext:value-type="float">
            <text:p>0.651176512241363</text:p>
          </table:table-cell>
          <table:table-cell/>
          <table:table-cell table:formula="of:=[.B2]/[.A6]" office:value-type="float" office:value="1.12737135408386" calcext:value-type="float">
            <text:p>1.12737135408386</text:p>
          </table:table-cell>
          <table:table-cell table:number-columns-repeated="3"/>
          <table:table-cell office:value-type="string" calcext:value-type="string">
            <text:p>degree</text:p>
          </table:table-cell>
          <table:table-cell table:style-name="ce20" table:formula="of:=SUM([.C6];[.C19];[.C32];[.C45];[.C58])/5" office:value-type="float" office:value="1.10163571599557" calcext:value-type="float">
            <text:p>1.10163571599557</text:p>
          </table:table-cell>
          <table:table-cell table:number-columns-repeated="1016"/>
        </table:table-row>
        <table:table-row table:style-name="ro2">
          <table:table-cell office:value-type="float" office:value="0.672941207885742" calcext:value-type="float">
            <text:p>0.672941207885742</text:p>
          </table:table-cell>
          <table:table-cell/>
          <table:table-cell table:formula="of:=[.B2]/[.A7]" office:value-type="float" office:value="1.09090918753454" calcext:value-type="float">
            <text:p>1.09090918753454</text:p>
          </table:table-cell>
          <table:table-cell table:number-columns-repeated="3"/>
          <table:table-cell office:value-type="string" calcext:value-type="string">
            <text:p>degree_centrality</text:p>
          </table:table-cell>
          <table:table-cell table:style-name="ce20" table:formula="of:=SUM([.C7];[.C20];[.C33];[.C46];[.C59])/5" office:value-type="float" office:value="1.09654087081799" calcext:value-type="float">
            <text:p>1.09654087081799</text:p>
          </table:table-cell>
          <table:table-cell table:number-columns-repeated="1016"/>
        </table:table-row>
        <table:table-row table:style-name="ro2">
          <table:table-cell office:value-type="float" office:value="0.663529455661773" calcext:value-type="float">
            <text:p>0.663529455661773</text:p>
          </table:table-cell>
          <table:table-cell/>
          <table:table-cell table:formula="of:=[.B2]/[.A8]" office:value-type="float" office:value="1.1063830551742" calcext:value-type="float">
            <text:p>1.1063830551742</text:p>
          </table:table-cell>
          <table:table-cell table:number-columns-repeated="3"/>
          <table:table-cell office:value-type="string" calcext:value-type="string">
            <text:p>has_feedback_path</text:p>
          </table:table-cell>
          <table:table-cell table:style-name="ce20" table:formula="of:=SUM([.C8];[.C21];[.C34];[.C47];[.C60])/5" office:value-type="float" office:value="1.09542800226638" calcext:value-type="float">
            <text:p>1.09542800226638</text:p>
          </table:table-cell>
          <table:table-cell table:number-columns-repeated="1016"/>
        </table:table-row>
        <table:table-row table:style-name="ro2">
          <table:table-cell office:value-type="float" office:value="0.703529417514801" calcext:value-type="float">
            <text:p>0.703529417514801</text:p>
          </table:table-cell>
          <table:table-cell/>
          <table:table-cell table:formula="of:=[.B2]/[.A9]" office:value-type="float" office:value="1.04347839347841" calcext:value-type="float">
            <text:p>1.04347839347841</text:p>
          </table:table-cell>
          <table:table-cell table:number-columns-repeated="3"/>
          <table:table-cell office:value-type="string" calcext:value-type="string">
            <text:p>katz</text:p>
          </table:table-cell>
          <table:table-cell table:style-name="ce20" table:formula="of:=SUM([.C9];[.C22];[.C35];[.C48];[.C61])/5" office:value-type="float" office:value="1.04486791363925" calcext:value-type="float">
            <text:p>1.04486791363925</text:p>
          </table:table-cell>
          <table:table-cell table:number-columns-repeated="1016"/>
        </table:table-row>
        <table:table-row table:style-name="ro2">
          <table:table-cell office:value-type="float" office:value="0.670588314533233" calcext:value-type="float">
            <text:p>0.670588314533233</text:p>
          </table:table-cell>
          <table:table-cell/>
          <table:table-cell table:formula="of:=[.B2]/[.A10]" office:value-type="float" office:value="1.09473686081771" calcext:value-type="float">
            <text:p>1.09473686081771</text:p>
          </table:table-cell>
          <table:table-cell table:number-columns-repeated="3"/>
          <table:table-cell office:value-type="string" calcext:value-type="string">
            <text:p>load_centrality</text:p>
          </table:table-cell>
          <table:table-cell table:style-name="ce20" table:formula="of:=SUM([.C10];[.C23];[.C36];[.C49];[.C62])/5" office:value-type="float" office:value="1.09113150165237" calcext:value-type="float">
            <text:p>1.09113150165237</text:p>
          </table:table-cell>
          <table:table-cell table:number-columns-repeated="1016"/>
        </table:table-row>
        <table:table-row table:style-name="ro2">
          <table:table-cell office:value-type="float" office:value="0.658235371112823" calcext:value-type="float">
            <text:p>0.658235371112823</text:p>
          </table:table-cell>
          <table:table-cell/>
          <table:table-cell table:formula="of:=[.B2]/[.A11]" office:value-type="float" office:value="1.11528152173293" calcext:value-type="float">
            <text:p>1.11528152173293</text:p>
          </table:table-cell>
          <table:table-cell table:number-columns-repeated="3"/>
          <table:table-cell office:value-type="string" calcext:value-type="string">
            <text:p>outdegree</text:p>
          </table:table-cell>
          <table:table-cell table:style-name="ce20" table:formula="of:=SUM([.C11];[.C24];[.C37];[.C50];[.C63])/5" office:value-type="float" office:value="1.09720020282075" calcext:value-type="float">
            <text:p>1.09720020282075</text:p>
          </table:table-cell>
          <table:table-cell table:number-columns-repeated="1016"/>
        </table:table-row>
        <table:table-row table:style-name="ro2">
          <table:table-cell office:value-type="float" office:value="0.70176476240158" calcext:value-type="float">
            <text:p>0.70176476240158</text:p>
          </table:table-cell>
          <table:table-cell/>
          <table:table-cell table:formula="of:=[.B2]/[.A12]" office:value-type="float" office:value="1.04610232044261" calcext:value-type="float">
            <text:p>1.04610232044261</text:p>
          </table:table-cell>
          <table:table-cell table:number-columns-repeated="3"/>
          <table:table-cell office:value-type="string" calcext:value-type="string">
            <text:p>pagerank</text:p>
          </table:table-cell>
          <table:table-cell table:style-name="ce20" table:formula="of:=SUM([.C12];[.C25];[.C38];[.C51];[.C64])/5" office:value-type="float" office:value="1.04935665353275" calcext:value-type="float">
            <text:p>1.04935665353275</text:p>
          </table:table-cell>
          <table:table-cell table:number-columns-repeated="1016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float" office:value="0.567647099" calcext:value-type="float">
            <text:p>0.567647099</text:p>
          </table:table-cell>
          <table:table-cell office:value-type="float" office:value="0.733529329" calcext:value-type="float">
            <text:p>0.733529329</text:p>
          </table:table-cell>
          <table:table-cell table:formula="of:=[.B15]/[.A15]" office:value-type="float" office:value="1.29222774201124" calcext:value-type="float">
            <text:p>1.29222774201124</text:p>
          </table:table-cell>
          <table:table-cell table:number-columns-repeated="1021"/>
        </table:table-row>
        <table:table-row table:style-name="ro2">
          <table:table-cell office:value-type="float" office:value="0.643529534" calcext:value-type="float">
            <text:p>0.643529534</text:p>
          </table:table-cell>
          <table:table-cell/>
          <table:table-cell table:formula="of:=[.B15]/[.A16]" office:value-type="float" office:value="1.13985340259457" calcext:value-type="float">
            <text:p>1.13985340259457</text:p>
          </table:table-cell>
          <table:table-cell table:number-columns-repeated="1021"/>
        </table:table-row>
        <table:table-row table:style-name="ro2">
          <table:table-cell office:value-type="float" office:value="0.691176534" calcext:value-type="float">
            <text:p>0.691176534</text:p>
          </table:table-cell>
          <table:table-cell/>
          <table:table-cell table:formula="of:=[.B15]/[.A17]" office:value-type="float" office:value="1.06127637863354" calcext:value-type="float">
            <text:p>1.06127637863354</text:p>
          </table:table-cell>
          <table:table-cell table:number-columns-repeated="1021"/>
        </table:table-row>
        <table:table-row table:style-name="ro2">
          <table:table-cell office:value-type="float" office:value="0.682353079" calcext:value-type="float">
            <text:p>0.682353079</text:p>
          </table:table-cell>
          <table:table-cell/>
          <table:table-cell table:formula="of:=[.B15]/[.A18]" office:value-type="float" office:value="1.0749996615755" calcext:value-type="float">
            <text:p>1.0749996615755</text:p>
          </table:table-cell>
          <table:table-cell table:number-columns-repeated="1021"/>
        </table:table-row>
        <table:table-row table:style-name="ro2">
          <table:table-cell office:value-type="float" office:value="0.66529429" calcext:value-type="float">
            <text:p>0.66529429</text:p>
          </table:table-cell>
          <table:table-cell/>
          <table:table-cell table:formula="of:=[.B15]/[.A19]" office:value-type="float" office:value="1.10256369252771" calcext:value-type="float">
            <text:p>1.10256369252771</text:p>
          </table:table-cell>
          <table:table-cell table:number-columns-repeated="1021"/>
        </table:table-row>
        <table:table-row table:style-name="ro2">
          <table:table-cell office:value-type="float" office:value="0.670588315" calcext:value-type="float">
            <text:p>0.670588315</text:p>
          </table:table-cell>
          <table:table-cell/>
          <table:table-cell table:formula="of:=[.B15]/[.A20]" office:value-type="float" office:value="1.09385939568601" calcext:value-type="float">
            <text:p>1.09385939568601</text:p>
          </table:table-cell>
          <table:table-cell table:number-columns-repeated="1021"/>
        </table:table-row>
        <table:table-row table:style-name="ro2">
          <table:table-cell office:value-type="float" office:value="0.670588136" calcext:value-type="float">
            <text:p>0.670588136</text:p>
          </table:table-cell>
          <table:table-cell/>
          <table:table-cell table:formula="of:=[.B15]/[.A21]" office:value-type="float" office:value="1.09385968766975" calcext:value-type="float">
            <text:p>1.09385968766975</text:p>
          </table:table-cell>
          <table:table-cell table:number-columns-repeated="1021"/>
        </table:table-row>
        <table:table-row table:style-name="ro2">
          <table:table-cell office:value-type="float" office:value="0.697058797" calcext:value-type="float">
            <text:p>0.697058797</text:p>
          </table:table-cell>
          <table:table-cell/>
          <table:table-cell table:formula="of:=[.B15]/[.A22]" office:value-type="float" office:value="1.05232059642165" calcext:value-type="float">
            <text:p>1.05232059642165</text:p>
          </table:table-cell>
          <table:table-cell table:number-columns-repeated="1021"/>
        </table:table-row>
        <table:table-row table:style-name="ro2">
          <table:table-cell office:value-type="float" office:value="0.671176553" calcext:value-type="float">
            <text:p>0.671176553</text:p>
          </table:table-cell>
          <table:table-cell/>
          <table:table-cell table:formula="of:=[.B15]/[.A23]" office:value-type="float" office:value="1.09290070655969" calcext:value-type="float">
            <text:p>1.09290070655969</text:p>
          </table:table-cell>
          <table:table-cell table:number-columns-repeated="1021"/>
        </table:table-row>
        <table:table-row table:style-name="ro2">
          <table:table-cell office:value-type="float" office:value="0.671764731" calcext:value-type="float">
            <text:p>0.671764731</text:p>
          </table:table-cell>
          <table:table-cell/>
          <table:table-cell table:formula="of:=[.B15]/[.A24]" office:value-type="float" office:value="1.0919437939352" calcext:value-type="float">
            <text:p>1.0919437939352</text:p>
          </table:table-cell>
          <table:table-cell table:number-columns-repeated="1021"/>
        </table:table-row>
        <table:table-row table:style-name="ro2">
          <table:table-cell office:value-type="float" office:value="0.695294201" calcext:value-type="float">
            <text:p>0.695294201</text:p>
          </table:table-cell>
          <table:table-cell/>
          <table:table-cell table:formula="of:=[.B15]/[.A25]" office:value-type="float" office:value="1.05499129425358" calcext:value-type="float">
            <text:p>1.05499129425358</text:p>
          </table:table-cell>
          <table:table-cell table:number-columns-repeated="1021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float" office:value="0.580000043" calcext:value-type="float">
            <text:p>0.580000043</text:p>
          </table:table-cell>
          <table:table-cell office:value-type="float" office:value="0.717647254" calcext:value-type="float">
            <text:p>0.717647254</text:p>
          </table:table-cell>
          <table:table-cell table:formula="of:=[.B28]/[.A28]" office:value-type="float" office:value="1.23732275999159" calcext:value-type="float">
            <text:p>1.23732275999159</text:p>
          </table:table-cell>
          <table:table-cell table:number-columns-repeated="1021"/>
        </table:table-row>
        <table:table-row table:style-name="ro2">
          <table:table-cell office:value-type="float" office:value="0.655882359" calcext:value-type="float">
            <text:p>0.655882359</text:p>
          </table:table-cell>
          <table:table-cell/>
          <table:table-cell table:formula="of:=[.B28]/[.A29]" office:value-type="float" office:value="1.09417069105833" calcext:value-type="float">
            <text:p>1.09417069105833</text:p>
          </table:table-cell>
          <table:table-cell table:number-columns-repeated="1021"/>
        </table:table-row>
        <table:table-row table:style-name="ro2">
          <table:table-cell office:value-type="float" office:value="0.682352901" calcext:value-type="float">
            <text:p>0.682352901</text:p>
          </table:table-cell>
          <table:table-cell/>
          <table:table-cell table:formula="of:=[.B28]/[.A30]" office:value-type="float" office:value="1.05172448589033" calcext:value-type="float">
            <text:p>1.05172448589033</text:p>
          </table:table-cell>
          <table:table-cell table:number-columns-repeated="1021"/>
        </table:table-row>
        <table:table-row table:style-name="ro2">
          <table:table-cell office:value-type="float" office:value="0.689411879" calcext:value-type="float">
            <text:p>0.689411879</text:p>
          </table:table-cell>
          <table:table-cell/>
          <table:table-cell table:formula="of:=[.B28]/[.A31]" office:value-type="float" office:value="1.04095574193029" calcext:value-type="float">
            <text:p>1.04095574193029</text:p>
          </table:table-cell>
          <table:table-cell table:number-columns-repeated="1021"/>
        </table:table-row>
        <table:table-row table:style-name="ro2">
          <table:table-cell office:value-type="float" office:value="0.659411788" calcext:value-type="float">
            <text:p>0.659411788</text:p>
          </table:table-cell>
          <table:table-cell/>
          <table:table-cell table:formula="of:=[.B28]/[.A32]" office:value-type="float" office:value="1.08831426289273" calcext:value-type="float">
            <text:p>1.08831426289273</text:p>
          </table:table-cell>
          <table:table-cell table:number-columns-repeated="1021"/>
        </table:table-row>
        <table:table-row table:style-name="ro2">
          <table:table-cell office:value-type="float" office:value="0.661176443" calcext:value-type="float">
            <text:p>0.661176443</text:p>
          </table:table-cell>
          <table:table-cell/>
          <table:table-cell table:formula="of:=[.B28]/[.A33]" office:value-type="float" office:value="1.08540959315455" calcext:value-type="float">
            <text:p>1.08540959315455</text:p>
          </table:table-cell>
          <table:table-cell table:number-columns-repeated="1021"/>
        </table:table-row>
        <table:table-row table:style-name="ro2">
          <table:table-cell office:value-type="float" office:value="0.680000007" calcext:value-type="float">
            <text:p>0.680000007</text:p>
          </table:table-cell>
          <table:table-cell/>
          <table:table-cell table:formula="of:=[.B28]/[.A34]" office:value-type="float" office:value="1.05536359795949" calcext:value-type="float">
            <text:p>1.05536359795949</text:p>
          </table:table-cell>
          <table:table-cell table:number-columns-repeated="1021"/>
        </table:table-row>
        <table:table-row table:style-name="ro2">
          <table:table-cell office:value-type="float" office:value="0.688823521" calcext:value-type="float">
            <text:p>0.688823521</text:p>
          </table:table-cell>
          <table:table-cell/>
          <table:table-cell table:formula="of:=[.B28]/[.A35]" office:value-type="float" office:value="1.04184487335472" calcext:value-type="float">
            <text:p>1.04184487335472</text:p>
          </table:table-cell>
          <table:table-cell table:number-columns-repeated="1021"/>
        </table:table-row>
        <table:table-row table:style-name="ro2">
          <table:table-cell office:value-type="float" office:value="0.654705942" calcext:value-type="float">
            <text:p>0.654705942</text:p>
          </table:table-cell>
          <table:table-cell/>
          <table:table-cell table:formula="of:=[.B28]/[.A36]" office:value-type="float" office:value="1.09613676608422" calcext:value-type="float">
            <text:p>1.09613676608422</text:p>
          </table:table-cell>
          <table:table-cell table:number-columns-repeated="1021"/>
        </table:table-row>
        <table:table-row table:style-name="ro2">
          <table:table-cell office:value-type="float" office:value="0.66529417" calcext:value-type="float">
            <text:p>0.66529417</text:p>
          </table:table-cell>
          <table:table-cell/>
          <table:table-cell table:formula="of:=[.B28]/[.A37]" office:value-type="float" office:value="1.07869163200393" calcext:value-type="float">
            <text:p>1.07869163200393</text:p>
          </table:table-cell>
          <table:table-cell table:number-columns-repeated="1021"/>
        </table:table-row>
        <table:table-row table:style-name="ro2">
          <table:table-cell office:value-type="float" office:value="0.686470628" calcext:value-type="float">
            <text:p>0.686470628</text:p>
          </table:table-cell>
          <table:table-cell/>
          <table:table-cell table:formula="of:=[.B28]/[.A38]" office:value-type="float" office:value="1.04541581930582" calcext:value-type="float">
            <text:p>1.04541581930582</text:p>
          </table:table-cell>
          <table:table-cell table:number-columns-repeated="1021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float" office:value="0.584705889" calcext:value-type="float">
            <text:p>0.584705889</text:p>
          </table:table-cell>
          <table:table-cell office:value-type="float" office:value="0.726470709" calcext:value-type="float">
            <text:p>0.726470709</text:p>
          </table:table-cell>
          <table:table-cell table:formula="of:=[.B41]/[.A41]" office:value-type="float" office:value="1.24245492078497" calcext:value-type="float">
            <text:p>1.24245492078497</text:p>
          </table:table-cell>
          <table:table-cell table:number-columns-repeated="1021"/>
        </table:table-row>
        <table:table-row table:style-name="ro2">
          <table:table-cell office:value-type="float" office:value="0.661764741" calcext:value-type="float">
            <text:p>0.661764741</text:p>
          </table:table-cell>
          <table:table-cell/>
          <table:table-cell table:formula="of:=[.B41]/[.A42]" office:value-type="float" office:value="1.09777790201125" calcext:value-type="float">
            <text:p>1.09777790201125</text:p>
          </table:table-cell>
          <table:table-cell table:number-columns-repeated="1021"/>
        </table:table-row>
        <table:table-row table:style-name="ro2">
          <table:table-cell office:value-type="float" office:value="0.691176474" calcext:value-type="float">
            <text:p>0.691176474</text:p>
          </table:table-cell>
          <table:table-cell/>
          <table:table-cell table:formula="of:=[.B41]/[.A43]" office:value-type="float" office:value="1.05106399932241" calcext:value-type="float">
            <text:p>1.05106399932241</text:p>
          </table:table-cell>
          <table:table-cell table:number-columns-repeated="1021"/>
        </table:table-row>
        <table:table-row table:style-name="ro2">
          <table:table-cell office:value-type="float" office:value="0.697059035" calcext:value-type="float">
            <text:p>0.697059035</text:p>
          </table:table-cell>
          <table:table-cell/>
          <table:table-cell table:formula="of:=[.B41]/[.A44]" office:value-type="float" office:value="1.04219394989981" calcext:value-type="float">
            <text:p>1.04219394989981</text:p>
          </table:table-cell>
          <table:table-cell table:number-columns-repeated="1021"/>
        </table:table-row>
        <table:table-row table:style-name="ro2">
          <table:table-cell office:value-type="float" office:value="0.665882409" calcext:value-type="float">
            <text:p>0.665882409</text:p>
          </table:table-cell>
          <table:table-cell/>
          <table:table-cell table:formula="of:=[.B41]/[.A45]" office:value-type="float" office:value="1.09098948880627" calcext:value-type="float">
            <text:p>1.09098948880627</text:p>
          </table:table-cell>
          <table:table-cell table:number-columns-repeated="1021"/>
        </table:table-row>
        <table:table-row table:style-name="ro2">
          <table:table-cell office:value-type="float" office:value="0.662941277" calcext:value-type="float">
            <text:p>0.662941277</text:p>
          </table:table-cell>
          <table:table-cell/>
          <table:table-cell table:formula="of:=[.B41]/[.A46]" office:value-type="float" office:value="1.09582965219407" calcext:value-type="float">
            <text:p>1.09582965219407</text:p>
          </table:table-cell>
          <table:table-cell table:number-columns-repeated="1021"/>
        </table:table-row>
        <table:table-row table:style-name="ro2">
          <table:table-cell office:value-type="float" office:value="0.648823559" calcext:value-type="float">
            <text:p>0.648823559</text:p>
          </table:table-cell>
          <table:table-cell/>
          <table:table-cell table:formula="of:=[.B41]/[.A47]" office:value-type="float" office:value="1.11967375247544" calcext:value-type="float">
            <text:p>1.11967375247544</text:p>
          </table:table-cell>
          <table:table-cell table:number-columns-repeated="1021"/>
        </table:table-row>
        <table:table-row table:style-name="ro2">
          <table:table-cell office:value-type="float" office:value="0.698235273" calcext:value-type="float">
            <text:p>0.698235273</text:p>
          </table:table-cell>
          <table:table-cell/>
          <table:table-cell table:formula="of:=[.B41]/[.A48]" office:value-type="float" office:value="1.04043828361561" calcext:value-type="float">
            <text:p>1.04043828361561</text:p>
          </table:table-cell>
          <table:table-cell table:number-columns-repeated="1021"/>
        </table:table-row>
        <table:table-row table:style-name="ro2">
          <table:table-cell office:value-type="float" office:value="0.676470578" calcext:value-type="float">
            <text:p>0.676470578</text:p>
          </table:table-cell>
          <table:table-cell/>
          <table:table-cell table:formula="of:=[.B41]/[.A49]" office:value-type="float" office:value="1.07391323824877" calcext:value-type="float">
            <text:p>1.07391323824877</text:p>
          </table:table-cell>
          <table:table-cell table:number-columns-repeated="1021"/>
        </table:table-row>
        <table:table-row table:style-name="ro2">
          <table:table-cell office:value-type="float" office:value="0.671176434" calcext:value-type="float">
            <text:p>0.671176434</text:p>
          </table:table-cell>
          <table:table-cell/>
          <table:table-cell table:formula="of:=[.B41]/[.A50]" office:value-type="float" office:value="1.08238411272944" calcext:value-type="float">
            <text:p>1.08238411272944</text:p>
          </table:table-cell>
          <table:table-cell table:number-columns-repeated="1021"/>
        </table:table-row>
        <table:table-row table:style-name="ro2">
          <table:table-cell office:value-type="float" office:value="0.701764822" calcext:value-type="float">
            <text:p>0.701764822</text:p>
          </table:table-cell>
          <table:table-cell/>
          <table:table-cell table:formula="of:=[.B41]/[.A51]" office:value-type="float" office:value="1.03520536542369" calcext:value-type="float">
            <text:p>1.03520536542369</text:p>
          </table:table-cell>
          <table:table-cell table:number-columns-repeated="1021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float" office:value="0.568823576" calcext:value-type="float">
            <text:p>0.568823576</text:p>
          </table:table-cell>
          <table:table-cell office:value-type="float" office:value="0.731764734" calcext:value-type="float">
            <text:p>0.731764734</text:p>
          </table:table-cell>
          <table:table-cell table:formula="of:=[.B54]/[.A54]" office:value-type="float" office:value="1.28645289132671" calcext:value-type="float">
            <text:p>1.28645289132671</text:p>
          </table:table-cell>
          <table:table-cell table:number-columns-repeated="1021"/>
        </table:table-row>
        <table:table-row table:style-name="ro2">
          <table:table-cell office:value-type="float" office:value="0.660000086" calcext:value-type="float">
            <text:p>0.660000086</text:p>
          </table:table-cell>
          <table:table-cell/>
          <table:table-cell table:formula="of:=[.B54]/[.A55]" office:value-type="float" office:value="1.10873430098311" calcext:value-type="float">
            <text:p>1.10873430098311</text:p>
          </table:table-cell>
          <table:table-cell table:number-columns-repeated="1021"/>
        </table:table-row>
        <table:table-row table:style-name="ro2">
          <table:table-cell office:value-type="float" office:value="0.677647114" calcext:value-type="float">
            <text:p>0.677647114</text:p>
          </table:table-cell>
          <table:table-cell/>
          <table:table-cell table:formula="of:=[.B54]/[.A56]" office:value-type="float" office:value="1.07986106467798" calcext:value-type="float">
            <text:p>1.07986106467798</text:p>
          </table:table-cell>
          <table:table-cell table:number-columns-repeated="1021"/>
        </table:table-row>
        <table:table-row table:style-name="ro2">
          <table:table-cell office:value-type="float" office:value="0.676470518" calcext:value-type="float">
            <text:p>0.676470518</text:p>
          </table:table-cell>
          <table:table-cell/>
          <table:table-cell table:formula="of:=[.B54]/[.A57]" office:value-type="float" office:value="1.08173928431276" calcext:value-type="float">
            <text:p>1.08173928431276</text:p>
          </table:table-cell>
          <table:table-cell table:number-columns-repeated="1021"/>
        </table:table-row>
        <table:table-row table:style-name="ro2">
          <table:table-cell office:value-type="float" office:value="0.665882468" calcext:value-type="float">
            <text:p>0.665882468</text:p>
          </table:table-cell>
          <table:table-cell/>
          <table:table-cell table:formula="of:=[.B54]/[.A58]" office:value-type="float" office:value="1.0989397816673" calcext:value-type="float">
            <text:p>1.0989397816673</text:p>
          </table:table-cell>
          <table:table-cell table:number-columns-repeated="1021"/>
        </table:table-row>
        <table:table-row table:style-name="ro2">
          <table:table-cell office:value-type="float" office:value="0.65529418" calcext:value-type="float">
            <text:p>0.65529418</text:p>
          </table:table-cell>
          <table:table-cell/>
          <table:table-cell table:formula="of:=[.B54]/[.A59]" office:value-type="float" office:value="1.1166965255208" calcext:value-type="float">
            <text:p>1.1166965255208</text:p>
          </table:table-cell>
          <table:table-cell table:number-columns-repeated="1021"/>
        </table:table-row>
        <table:table-row table:style-name="ro2">
          <table:table-cell office:value-type="float" office:value="0.664117754" calcext:value-type="float">
            <text:p>0.664117754</text:p>
          </table:table-cell>
          <table:table-cell/>
          <table:table-cell table:formula="of:=[.B54]/[.A60]" office:value-type="float" office:value="1.10185991805303" calcext:value-type="float">
            <text:p>1.10185991805303</text:p>
          </table:table-cell>
          <table:table-cell table:number-columns-repeated="1021"/>
        </table:table-row>
        <table:table-row table:style-name="ro2">
          <table:table-cell office:value-type="float" office:value="0.69941175" calcext:value-type="float">
            <text:p>0.69941175</text:p>
          </table:table-cell>
          <table:table-cell/>
          <table:table-cell table:formula="of:=[.B54]/[.A61]" office:value-type="float" office:value="1.04625742132585" calcext:value-type="float">
            <text:p>1.04625742132585</text:p>
          </table:table-cell>
          <table:table-cell table:number-columns-repeated="1021"/>
        </table:table-row>
        <table:table-row table:style-name="ro2">
          <table:table-cell office:value-type="float" office:value="0.666470647" calcext:value-type="float">
            <text:p>0.666470647</text:p>
          </table:table-cell>
          <table:table-cell/>
          <table:table-cell table:formula="of:=[.B54]/[.A62]" office:value-type="float" office:value="1.09796993655146" calcext:value-type="float">
            <text:p>1.09796993655146</text:p>
          </table:table-cell>
          <table:table-cell table:number-columns-repeated="1021"/>
        </table:table-row>
        <table:table-row table:style-name="ro2">
          <table:table-cell office:value-type="float" office:value="0.654705882" calcext:value-type="float">
            <text:p>0.654705882</text:p>
          </table:table-cell>
          <table:table-cell/>
          <table:table-cell table:formula="of:=[.B54]/[.A63]" office:value-type="float" office:value="1.11769995370226" calcext:value-type="float">
            <text:p>1.11769995370226</text:p>
          </table:table-cell>
          <table:table-cell table:number-columns-repeated="1021"/>
        </table:table-row>
        <table:table-row table:style-name="ro2">
          <table:table-cell office:value-type="float" office:value="0.687058866" calcext:value-type="float">
            <text:p>0.687058866</text:p>
          </table:table-cell>
          <table:table-cell/>
          <table:table-cell table:formula="of:=[.B54]/[.A64]" office:value-type="float" office:value="1.06506846823806" calcext:value-type="float">
            <text:p>1.06506846823806</text:p>
          </table:table-cell>
          <table:table-cell table:number-columns-repeated="1021"/>
        </table:table-row>
        <table:table-row table:style-name="ro2" table:number-rows-repeated="1048511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b10_reset.C1:b10_reset.C1048576">
            <calcext:condition calcext:apply-style-name="Good" calcext:value="&gt;1" calcext:base-cell-address="b10_reset.C1"/>
          </calcext:conditional-format>
          <calcext:conditional-format calcext:target-range-address="b10_reset.H2:b10_reset.H12">
            <calcext:condition calcext:apply-style-name="Good" calcext:value="&gt;1" calcext:base-cell-address="b10_reset.H2"/>
          </calcext:conditional-format>
        </calcext:conditional-formats>
      </table:table>
      <table:table table:name="b14_reset" table:style-name="ta8">
        <office:forms form:automatic-focus="false" form:apply-design-mode="false"/>
        <table:table-column table:style-name="co1" table:number-columns-repeated="2" table:default-cell-style-name="Default"/>
        <table:table-column table:style-name="co1" table:default-cell-style-name="ce21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1017" table:default-cell-style-name="Default"/>
        <table:table-row table:style-name="ro2">
          <table:table-cell office:value-type="string" calcext:value-type="string">
            <text:p>shuffled_feature_mean_accuracy</text:p>
          </table:table-cell>
          <table:table-cell office:value-type="string" calcext:value-type="string">
            <text:p>unshuffled_feature_mean_accuracy</text:p>
          </table:table-cell>
          <table:table-cell table:number-columns-repeated="1022"/>
        </table:table-row>
        <table:table-row table:style-name="ro2">
          <table:table-cell office:value-type="float" office:value="0.913714289665222" calcext:value-type="float">
            <text:p>0.913714289665222</text:p>
          </table:table-cell>
          <table:table-cell office:value-type="float" office:value="0.5740407705307" calcext:value-type="float">
            <text:p>0.5740407705307</text:p>
          </table:table-cell>
          <table:table-cell table:formula="of:=[.B2]/[.A2]" office:value-type="float" office:value="0.628249746144415" calcext:value-type="float">
            <text:p>0.628249746144415</text:p>
          </table:table-cell>
          <table:table-cell table:number-columns-repeated="3"/>
          <table:table-cell office:value-type="string" calcext:value-type="string">
            <text:p>average_neighbour_degree</text:p>
          </table:table-cell>
          <table:table-cell table:style-name="ce22" table:formula="of:=SUM([.C2];[.C15];[.C28];[.C41];[.C54])/5" office:value-type="float" office:value="0.629738361799767" calcext:value-type="float">
            <text:p>0.629738361799767</text:p>
          </table:table-cell>
          <table:table-cell table:number-columns-repeated="1016"/>
        </table:table-row>
        <table:table-row table:style-name="ro2">
          <table:table-cell office:value-type="float" office:value="0.64942854642868" calcext:value-type="float">
            <text:p>0.64942854642868</text:p>
          </table:table-cell>
          <table:table-cell/>
          <table:table-cell table:formula="of:=[.B2]/[.A3]" office:value-type="float" office:value="0.883916750637849" calcext:value-type="float">
            <text:p>0.883916750637849</text:p>
          </table:table-cell>
          <table:table-cell table:number-columns-repeated="3"/>
          <table:table-cell office:value-type="string" calcext:value-type="string">
            <text:p>betweenness_centrality</text:p>
          </table:table-cell>
          <table:table-cell table:style-name="ce22" table:formula="of:=SUM([.C3];[.C16];[.C29];[.C42];[.C55])/5" office:value-type="float" office:value="0.886471476492473" calcext:value-type="float">
            <text:p>0.886471476492473</text:p>
          </table:table-cell>
          <table:table-cell table:number-columns-repeated="1016"/>
        </table:table-row>
        <table:table-row table:style-name="ro2">
          <table:table-cell office:value-type="float" office:value="0.725673496723175" calcext:value-type="float">
            <text:p>0.725673496723175</text:p>
          </table:table-cell>
          <table:table-cell/>
          <table:table-cell table:formula="of:=[.B2]/[.A4]" office:value-type="float" office:value="0.791045522707964" calcext:value-type="float">
            <text:p>0.791045522707964</text:p>
          </table:table-cell>
          <table:table-cell table:number-columns-repeated="3"/>
          <table:table-cell office:value-type="string" calcext:value-type="string">
            <text:p>closeness_centrality</text:p>
          </table:table-cell>
          <table:table-cell table:style-name="ce22" table:formula="of:=SUM([.C4];[.C17];[.C30];[.C43];[.C56])/5" office:value-type="float" office:value="0.78516942107614" calcext:value-type="float">
            <text:p>0.78516942107614</text:p>
          </table:table-cell>
          <table:table-cell table:number-columns-repeated="1016"/>
        </table:table-row>
        <table:table-row table:style-name="ro2">
          <table:table-cell office:value-type="float" office:value="0.67583680152893" calcext:value-type="float">
            <text:p>0.67583680152893</text:p>
          </table:table-cell>
          <table:table-cell/>
          <table:table-cell table:formula="of:=[.B2]/[.A5]" office:value-type="float" office:value="0.849377792437554" calcext:value-type="float">
            <text:p>0.849377792437554</text:p>
          </table:table-cell>
          <table:table-cell table:number-columns-repeated="3"/>
          <table:table-cell office:value-type="string" calcext:value-type="string">
            <text:p>clustering</text:p>
          </table:table-cell>
          <table:table-cell table:style-name="ce22" table:formula="of:=SUM([.C5];[.C18];[.C31];[.C44];[.C57])/5" office:value-type="float" office:value="0.852752288307527" calcext:value-type="float">
            <text:p>0.852752288307527</text:p>
          </table:table-cell>
          <table:table-cell table:number-columns-repeated="1016"/>
        </table:table-row>
        <table:table-row table:style-name="ro2">
          <table:table-cell office:value-type="float" office:value="0.652775526046752" calcext:value-type="float">
            <text:p>0.652775526046752</text:p>
          </table:table-cell>
          <table:table-cell/>
          <table:table-cell table:formula="of:=[.B2]/[.A6]" office:value-type="float" office:value="0.879384639321767" calcext:value-type="float">
            <text:p>0.879384639321767</text:p>
          </table:table-cell>
          <table:table-cell table:number-columns-repeated="3"/>
          <table:table-cell office:value-type="string" calcext:value-type="string">
            <text:p>degree</text:p>
          </table:table-cell>
          <table:table-cell table:style-name="ce22" table:formula="of:=SUM([.C6];[.C19];[.C32];[.C45];[.C58])/5" office:value-type="float" office:value="0.880237399676143" calcext:value-type="float">
            <text:p>0.880237399676143</text:p>
          </table:table-cell>
          <table:table-cell table:number-columns-repeated="1016"/>
        </table:table-row>
        <table:table-row table:style-name="ro2">
          <table:table-cell office:value-type="float" office:value="0.632938802242279" calcext:value-type="float">
            <text:p>0.632938802242279</text:p>
          </table:table-cell>
          <table:table-cell/>
          <table:table-cell table:formula="of:=[.B2]/[.A7]" office:value-type="float" office:value="0.906945139873043" calcext:value-type="float">
            <text:p>0.906945139873043</text:p>
          </table:table-cell>
          <table:table-cell table:number-columns-repeated="3"/>
          <table:table-cell office:value-type="string" calcext:value-type="string">
            <text:p>degree_centrality</text:p>
          </table:table-cell>
          <table:table-cell table:style-name="ce22" table:formula="of:=SUM([.C7];[.C20];[.C33];[.C46];[.C59])/5" office:value-type="float" office:value="0.898151157490107" calcext:value-type="float">
            <text:p>0.898151157490107</text:p>
          </table:table-cell>
          <table:table-cell table:number-columns-repeated="1016"/>
        </table:table-row>
        <table:table-row table:style-name="ro2">
          <table:table-cell office:value-type="float" office:value="0.650244891643524" calcext:value-type="float">
            <text:p>0.650244891643524</text:p>
          </table:table-cell>
          <table:table-cell/>
          <table:table-cell table:formula="of:=[.B2]/[.A8]" office:value-type="float" office:value="0.882807043788972" calcext:value-type="float">
            <text:p>0.882807043788972</text:p>
          </table:table-cell>
          <table:table-cell table:number-columns-repeated="3"/>
          <table:table-cell office:value-type="string" calcext:value-type="string">
            <text:p>has_feedback_path</text:p>
          </table:table-cell>
          <table:table-cell table:style-name="ce22" table:formula="of:=SUM([.C8];[.C21];[.C34];[.C47];[.C60])/5" office:value-type="float" office:value="0.892146659881601" calcext:value-type="float">
            <text:p>0.892146659881601</text:p>
          </table:table-cell>
          <table:table-cell table:number-columns-repeated="1016"/>
        </table:table-row>
        <table:table-row table:style-name="ro2">
          <table:table-cell office:value-type="float" office:value="0.570204079151153" calcext:value-type="float">
            <text:p>0.570204079151153</text:p>
          </table:table-cell>
          <table:table-cell/>
          <table:table-cell table:formula="of:=[.B2]/[.A9]" office:value-type="float" office:value="1.00672862843293" calcext:value-type="float">
            <text:p>1.00672862843293</text:p>
          </table:table-cell>
          <table:table-cell table:number-columns-repeated="3"/>
          <table:table-cell office:value-type="string" calcext:value-type="string">
            <text:p>katz</text:p>
          </table:table-cell>
          <table:table-cell table:style-name="ce22" table:formula="of:=SUM([.C9];[.C22];[.C35];[.C48];[.C61])/5" office:value-type="float" office:value="1.02333916569633" calcext:value-type="float">
            <text:p>1.02333916569633</text:p>
          </table:table-cell>
          <table:table-cell table:number-columns-repeated="1016"/>
        </table:table-row>
        <table:table-row table:style-name="ro2">
          <table:table-cell office:value-type="float" office:value="0.644367396831512" calcext:value-type="float">
            <text:p>0.644367396831512</text:p>
          </table:table-cell>
          <table:table-cell/>
          <table:table-cell table:formula="of:=[.B2]/[.A10]" office:value-type="float" office:value="0.89085942794961" calcext:value-type="float">
            <text:p>0.89085942794961</text:p>
          </table:table-cell>
          <table:table-cell table:number-columns-repeated="3"/>
          <table:table-cell office:value-type="string" calcext:value-type="string">
            <text:p>load_centrality</text:p>
          </table:table-cell>
          <table:table-cell table:style-name="ce22" table:formula="of:=SUM([.C10];[.C23];[.C36];[.C49];[.C62])/5" office:value-type="float" office:value="0.890589684476929" calcext:value-type="float">
            <text:p>0.890589684476929</text:p>
          </table:table-cell>
          <table:table-cell table:number-columns-repeated="1016"/>
        </table:table-row>
        <table:table-row table:style-name="ro2">
          <table:table-cell office:value-type="float" office:value="0.655714273452758" calcext:value-type="float">
            <text:p>0.655714273452758</text:p>
          </table:table-cell>
          <table:table-cell/>
          <table:table-cell table:formula="of:=[.B2]/[.A11]" office:value-type="float" office:value="0.875443457266845" calcext:value-type="float">
            <text:p>0.875443457266845</text:p>
          </table:table-cell>
          <table:table-cell table:number-columns-repeated="3"/>
          <table:table-cell office:value-type="string" calcext:value-type="string">
            <text:p>outdegree</text:p>
          </table:table-cell>
          <table:table-cell table:style-name="ce22" table:formula="of:=SUM([.C11];[.C24];[.C37];[.C50];[.C63])/5" office:value-type="float" office:value="0.878988339482642" calcext:value-type="float">
            <text:p>0.878988339482642</text:p>
          </table:table-cell>
          <table:table-cell table:number-columns-repeated="1016"/>
        </table:table-row>
        <table:table-row table:style-name="ro2">
          <table:table-cell office:value-type="float" office:value="0.653755128383636" calcext:value-type="float">
            <text:p>0.653755128383636</text:p>
          </table:table-cell>
          <table:table-cell/>
          <table:table-cell table:formula="of:=[.B2]/[.A12]" office:value-type="float" office:value="0.878066948323565" calcext:value-type="float">
            <text:p>0.878066948323565</text:p>
          </table:table-cell>
          <table:table-cell table:number-columns-repeated="3"/>
          <table:table-cell office:value-type="string" calcext:value-type="string">
            <text:p>pagerank</text:p>
          </table:table-cell>
          <table:table-cell table:style-name="ce22" table:formula="of:=SUM([.C12];[.C25];[.C38];[.C51];[.C64])/5" office:value-type="float" office:value="0.871548314801651" calcext:value-type="float">
            <text:p>0.871548314801651</text:p>
          </table:table-cell>
          <table:table-cell table:number-columns-repeated="1016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float" office:value="0.920081555843353" calcext:value-type="float">
            <text:p>0.920081555843353</text:p>
          </table:table-cell>
          <table:table-cell office:value-type="float" office:value="0.568734645843505" calcext:value-type="float">
            <text:p>0.568734645843505</text:p>
          </table:table-cell>
          <table:table-cell table:formula="of:=[.B15]/[.A15]" office:value-type="float" office:value="0.618135036216653" calcext:value-type="float">
            <text:p>0.618135036216653</text:p>
          </table:table-cell>
          <table:table-cell table:number-columns-repeated="1021"/>
        </table:table-row>
        <table:table-row table:style-name="ro2">
          <table:table-cell office:value-type="float" office:value="0.649142861366272" calcext:value-type="float">
            <text:p>0.649142861366272</text:p>
          </table:table-cell>
          <table:table-cell/>
          <table:table-cell table:formula="of:=[.B15]/[.A16]" office:value-type="float" office:value="0.876131711048121" calcext:value-type="float">
            <text:p>0.876131711048121</text:p>
          </table:table-cell>
          <table:table-cell table:number-columns-repeated="1021"/>
        </table:table-row>
        <table:table-row table:style-name="ro2">
          <table:table-cell office:value-type="float" office:value="0.729591906070709" calcext:value-type="float">
            <text:p>0.729591906070709</text:p>
          </table:table-cell>
          <table:table-cell/>
          <table:table-cell table:formula="of:=[.B15]/[.A17]" office:value-type="float" office:value="0.779524335606302" calcext:value-type="float">
            <text:p>0.779524335606302</text:p>
          </table:table-cell>
          <table:table-cell table:number-columns-repeated="1021"/>
        </table:table-row>
        <table:table-row table:style-name="ro2">
          <table:table-cell office:value-type="float" office:value="0.679714262485504" calcext:value-type="float">
            <text:p>0.679714262485504</text:p>
          </table:table-cell>
          <table:table-cell/>
          <table:table-cell table:formula="of:=[.B15]/[.A18]" office:value-type="float" office:value="0.836726073341199" calcext:value-type="float">
            <text:p>0.836726073341199</text:p>
          </table:table-cell>
          <table:table-cell table:number-columns-repeated="1021"/>
        </table:table-row>
        <table:table-row table:style-name="ro2">
          <table:table-cell office:value-type="float" office:value="0.642653048038482" calcext:value-type="float">
            <text:p>0.642653048038482</text:p>
          </table:table-cell>
          <table:table-cell/>
          <table:table-cell table:formula="of:=[.B15]/[.A19]" office:value-type="float" office:value="0.884979301941239" calcext:value-type="float">
            <text:p>0.884979301941239</text:p>
          </table:table-cell>
          <table:table-cell table:number-columns-repeated="1021"/>
        </table:table-row>
        <table:table-row table:style-name="ro2">
          <table:table-cell office:value-type="float" office:value="0.638938784599304" calcext:value-type="float">
            <text:p>0.638938784599304</text:p>
          </table:table-cell>
          <table:table-cell/>
          <table:table-cell table:formula="of:=[.B15]/[.A20]" office:value-type="float" office:value="0.890123842145808" calcext:value-type="float">
            <text:p>0.890123842145808</text:p>
          </table:table-cell>
          <table:table-cell table:number-columns-repeated="1021"/>
        </table:table-row>
        <table:table-row table:style-name="ro2">
          <table:table-cell office:value-type="float" office:value="0.642816305160522" calcext:value-type="float">
            <text:p>0.642816305160522</text:p>
          </table:table-cell>
          <table:table-cell/>
          <table:table-cell table:formula="of:=[.B15]/[.A21]" office:value-type="float" office:value="0.88475454228169" calcext:value-type="float">
            <text:p>0.88475454228169</text:p>
          </table:table-cell>
          <table:table-cell table:number-columns-repeated="1021"/>
        </table:table-row>
        <table:table-row table:style-name="ro2">
          <table:table-cell office:value-type="float" office:value="0.563714265823364" calcext:value-type="float">
            <text:p>0.563714265823364</text:p>
          </table:table-cell>
          <table:table-cell/>
          <table:table-cell table:formula="of:=[.B15]/[.A22]" office:value-type="float" office:value="1.00890589492676" calcext:value-type="float">
            <text:p>1.00890589492676</text:p>
          </table:table-cell>
          <table:table-cell table:number-columns-repeated="1021"/>
        </table:table-row>
        <table:table-row table:style-name="ro2">
          <table:table-cell office:value-type="float" office:value="0.648367285728454" calcext:value-type="float">
            <text:p>0.648367285728454</text:p>
          </table:table-cell>
          <table:table-cell/>
          <table:table-cell table:formula="of:=[.B15]/[.A23]" office:value-type="float" office:value="0.877179738031539" calcext:value-type="float">
            <text:p>0.877179738031539</text:p>
          </table:table-cell>
          <table:table-cell table:number-columns-repeated="1021"/>
        </table:table-row>
        <table:table-row table:style-name="ro2">
          <table:table-cell office:value-type="float" office:value="0.659306108951568" calcext:value-type="float">
            <text:p>0.659306108951568</text:p>
          </table:table-cell>
          <table:table-cell/>
          <table:table-cell table:formula="of:=[.B15]/[.A24]" office:value-type="float" office:value="0.862626082363942" calcext:value-type="float">
            <text:p>0.862626082363942</text:p>
          </table:table-cell>
          <table:table-cell table:number-columns-repeated="1021"/>
        </table:table-row>
        <table:table-row table:style-name="ro2">
          <table:table-cell office:value-type="float" office:value="0.658734679222106" calcext:value-type="float">
            <text:p>0.658734679222106</text:p>
          </table:table-cell>
          <table:table-cell/>
          <table:table-cell table:formula="of:=[.B15]/[.A25]" office:value-type="float" office:value="0.863374380889008" calcext:value-type="float">
            <text:p>0.863374380889008</text:p>
          </table:table-cell>
          <table:table-cell table:number-columns-repeated="1021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float" office:value="0.899306059" calcext:value-type="float">
            <text:p>0.899306059</text:p>
          </table:table-cell>
          <table:table-cell office:value-type="float" office:value="0.569673479" calcext:value-type="float">
            <text:p>0.569673479</text:p>
          </table:table-cell>
          <table:table-cell table:formula="of:=[.B28]/[.A28]" office:value-type="float" office:value="0.633458957936366" calcext:value-type="float">
            <text:p>0.633458957936366</text:p>
          </table:table-cell>
          <table:table-cell table:number-columns-repeated="1021"/>
        </table:table-row>
        <table:table-row table:style-name="ro2">
          <table:table-cell office:value-type="float" office:value="0.65367341" calcext:value-type="float">
            <text:p>0.65367341</text:p>
          </table:table-cell>
          <table:table-cell/>
          <table:table-cell table:formula="of:=[.B28]/[.A29]" office:value-type="float" office:value="0.871495566876431" calcext:value-type="float">
            <text:p>0.871495566876431</text:p>
          </table:table-cell>
          <table:table-cell table:number-columns-repeated="1021"/>
        </table:table-row>
        <table:table-row table:style-name="ro2">
          <table:table-cell office:value-type="float" office:value="0.733346879" calcext:value-type="float">
            <text:p>0.733346879</text:p>
          </table:table-cell>
          <table:table-cell/>
          <table:table-cell table:formula="of:=[.B28]/[.A30]" office:value-type="float" office:value="0.776813122565972" calcext:value-type="float">
            <text:p>0.776813122565972</text:p>
          </table:table-cell>
          <table:table-cell table:number-columns-repeated="1021"/>
        </table:table-row>
        <table:table-row table:style-name="ro2">
          <table:table-cell office:value-type="float" office:value="0.654857099" calcext:value-type="float">
            <text:p>0.654857099</text:p>
          </table:table-cell>
          <table:table-cell/>
          <table:table-cell table:formula="of:=[.B28]/[.A31]" office:value-type="float" office:value="0.869920292335412" calcext:value-type="float">
            <text:p>0.869920292335412</text:p>
          </table:table-cell>
          <table:table-cell table:number-columns-repeated="1021"/>
        </table:table-row>
        <table:table-row table:style-name="ro2">
          <table:table-cell office:value-type="float" office:value="0.654326558" calcext:value-type="float">
            <text:p>0.654326558</text:p>
          </table:table-cell>
          <table:table-cell/>
          <table:table-cell table:formula="of:=[.B28]/[.A32]" office:value-type="float" office:value="0.870625641027396" calcext:value-type="float">
            <text:p>0.870625641027396</text:p>
          </table:table-cell>
          <table:table-cell table:number-columns-repeated="1021"/>
        </table:table-row>
        <table:table-row table:style-name="ro2">
          <table:table-cell office:value-type="float" office:value="0.635550976" calcext:value-type="float">
            <text:p>0.635550976</text:p>
          </table:table-cell>
          <table:table-cell/>
          <table:table-cell table:formula="of:=[.B28]/[.A33]" office:value-type="float" office:value="0.896345848739598" calcext:value-type="float">
            <text:p>0.896345848739598</text:p>
          </table:table-cell>
          <table:table-cell table:number-columns-repeated="1021"/>
        </table:table-row>
        <table:table-row table:style-name="ro2">
          <table:table-cell office:value-type="float" office:value="0.637428522" calcext:value-type="float">
            <text:p>0.637428522</text:p>
          </table:table-cell>
          <table:table-cell/>
          <table:table-cell table:formula="of:=[.B28]/[.A34]" office:value-type="float" office:value="0.893705661636521" calcext:value-type="float">
            <text:p>0.893705661636521</text:p>
          </table:table-cell>
          <table:table-cell table:number-columns-repeated="1021"/>
        </table:table-row>
        <table:table-row table:style-name="ro2">
          <table:table-cell office:value-type="float" office:value="0.543550968" calcext:value-type="float">
            <text:p>0.543550968</text:p>
          </table:table-cell>
          <table:table-cell/>
          <table:table-cell table:formula="of:=[.B28]/[.A35]" office:value-type="float" office:value="1.04805899085438" calcext:value-type="float">
            <text:p>1.04805899085438</text:p>
          </table:table-cell>
          <table:table-cell table:number-columns-repeated="1021"/>
        </table:table-row>
        <table:table-row table:style-name="ro2">
          <table:table-cell office:value-type="float" office:value="0.640122473" calcext:value-type="float">
            <text:p>0.640122473</text:p>
          </table:table-cell>
          <table:table-cell/>
          <table:table-cell table:formula="of:=[.B28]/[.A36]" office:value-type="float" office:value="0.889944507541137" calcext:value-type="float">
            <text:p>0.889944507541137</text:p>
          </table:table-cell>
          <table:table-cell table:number-columns-repeated="1021"/>
        </table:table-row>
        <table:table-row table:style-name="ro2">
          <table:table-cell office:value-type="float" office:value="0.655795872" calcext:value-type="float">
            <text:p>0.655795872</text:p>
          </table:table-cell>
          <table:table-cell/>
          <table:table-cell table:formula="of:=[.B28]/[.A37]" office:value-type="float" office:value="0.868674999832875" calcext:value-type="float">
            <text:p>0.868674999832875</text:p>
          </table:table-cell>
          <table:table-cell table:number-columns-repeated="1021"/>
        </table:table-row>
        <table:table-row table:style-name="ro2">
          <table:table-cell office:value-type="float" office:value="0.668571472" calcext:value-type="float">
            <text:p>0.668571472</text:p>
          </table:table-cell>
          <table:table-cell/>
          <table:table-cell table:formula="of:=[.B28]/[.A38]" office:value-type="float" office:value="0.852075661104487" calcext:value-type="float">
            <text:p>0.852075661104487</text:p>
          </table:table-cell>
          <table:table-cell table:number-columns-repeated="1021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float" office:value="0.909550905" calcext:value-type="float">
            <text:p>0.909550905</text:p>
          </table:table-cell>
          <table:table-cell office:value-type="float" office:value="0.573428631" calcext:value-type="float">
            <text:p>0.573428631</text:p>
          </table:table-cell>
          <table:table-cell table:formula="of:=[.B41]/[.A41]" office:value-type="float" office:value="0.630452487978119" calcext:value-type="float">
            <text:p>0.630452487978119</text:p>
          </table:table-cell>
          <table:table-cell table:number-columns-repeated="1021"/>
        </table:table-row>
        <table:table-row table:style-name="ro2">
          <table:table-cell office:value-type="float" office:value="0.639632583" calcext:value-type="float">
            <text:p>0.639632583</text:p>
          </table:table-cell>
          <table:table-cell/>
          <table:table-cell table:formula="of:=[.B41]/[.A42]" office:value-type="float" office:value="0.896496905005229" calcext:value-type="float">
            <text:p>0.896496905005229</text:p>
          </table:table-cell>
          <table:table-cell table:number-columns-repeated="1021"/>
        </table:table-row>
        <table:table-row table:style-name="ro2">
          <table:table-cell office:value-type="float" office:value="0.732979536" calcext:value-type="float">
            <text:p>0.732979536</text:p>
          </table:table-cell>
          <table:table-cell/>
          <table:table-cell table:formula="of:=[.B41]/[.A43]" office:value-type="float" office:value="0.782325566862756" calcext:value-type="float">
            <text:p>0.782325566862756</text:p>
          </table:table-cell>
          <table:table-cell table:number-columns-repeated="1021"/>
        </table:table-row>
        <table:table-row table:style-name="ro2">
          <table:table-cell office:value-type="float" office:value="0.677306116" calcext:value-type="float">
            <text:p>0.677306116</text:p>
          </table:table-cell>
          <table:table-cell/>
          <table:table-cell table:formula="of:=[.B41]/[.A44]" office:value-type="float" office:value="0.846631408537288" calcext:value-type="float">
            <text:p>0.846631408537288</text:p>
          </table:table-cell>
          <table:table-cell table:number-columns-repeated="1021"/>
        </table:table-row>
        <table:table-row table:style-name="ro2">
          <table:table-cell office:value-type="float" office:value="0.655510187" calcext:value-type="float">
            <text:p>0.655510187</text:p>
          </table:table-cell>
          <table:table-cell/>
          <table:table-cell table:formula="of:=[.B41]/[.A45]" office:value-type="float" office:value="0.874782180921316" calcext:value-type="float">
            <text:p>0.874782180921316</text:p>
          </table:table-cell>
          <table:table-cell table:number-columns-repeated="1021"/>
        </table:table-row>
        <table:table-row table:style-name="ro2">
          <table:table-cell office:value-type="float" office:value="0.639591813" calcext:value-type="float">
            <text:p>0.639591813</text:p>
          </table:table-cell>
          <table:table-cell/>
          <table:table-cell table:formula="of:=[.B41]/[.A46]" office:value-type="float" office:value="0.896554051106968" calcext:value-type="float">
            <text:p>0.896554051106968</text:p>
          </table:table-cell>
          <table:table-cell table:number-columns-repeated="1021"/>
        </table:table-row>
        <table:table-row table:style-name="ro2">
          <table:table-cell office:value-type="float" office:value="0.645959258" calcext:value-type="float">
            <text:p>0.645959258</text:p>
          </table:table-cell>
          <table:table-cell/>
          <table:table-cell table:formula="of:=[.B41]/[.A47]" office:value-type="float" office:value="0.887716406101884" calcext:value-type="float">
            <text:p>0.887716406101884</text:p>
          </table:table-cell>
          <table:table-cell table:number-columns-repeated="1021"/>
        </table:table-row>
        <table:table-row table:style-name="ro2">
          <table:table-cell office:value-type="float" office:value="0.567795932" calcext:value-type="float">
            <text:p>0.567795932</text:p>
          </table:table-cell>
          <table:table-cell/>
          <table:table-cell table:formula="of:=[.B41]/[.A48]" office:value-type="float" office:value="1.00992028769942" calcext:value-type="float">
            <text:p>1.00992028769942</text:p>
          </table:table-cell>
          <table:table-cell table:number-columns-repeated="1021"/>
        </table:table-row>
        <table:table-row table:style-name="ro2">
          <table:table-cell office:value-type="float" office:value="0.639632642" calcext:value-type="float">
            <text:p>0.639632642</text:p>
          </table:table-cell>
          <table:table-cell/>
          <table:table-cell table:formula="of:=[.B41]/[.A49]" office:value-type="float" office:value="0.896496822311955" calcext:value-type="float">
            <text:p>0.896496822311955</text:p>
          </table:table-cell>
          <table:table-cell table:number-columns-repeated="1021"/>
        </table:table-row>
        <table:table-row table:style-name="ro2">
          <table:table-cell office:value-type="float" office:value="0.64922446" calcext:value-type="float">
            <text:p>0.64922446</text:p>
          </table:table-cell>
          <table:table-cell/>
          <table:table-cell table:formula="of:=[.B41]/[.A50]" office:value-type="float" office:value="0.883251735462955" calcext:value-type="float">
            <text:p>0.883251735462955</text:p>
          </table:table-cell>
          <table:table-cell table:number-columns-repeated="1021"/>
        </table:table-row>
        <table:table-row table:style-name="ro2">
          <table:table-cell office:value-type="float" office:value="0.649714291" calcext:value-type="float">
            <text:p>0.649714291</text:p>
          </table:table-cell>
          <table:table-cell/>
          <table:table-cell table:formula="of:=[.B41]/[.A51]" office:value-type="float" office:value="0.882585836487318" calcext:value-type="float">
            <text:p>0.882585836487318</text:p>
          </table:table-cell>
          <table:table-cell table:number-columns-repeated="1021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float" office:value="0.914857149124145" calcext:value-type="float">
            <text:p>0.914857149124145</text:p>
          </table:table-cell>
          <table:table-cell office:value-type="float" office:value="0.584040760993957" calcext:value-type="float">
            <text:p>0.584040760993957</text:p>
          </table:table-cell>
          <table:table-cell table:formula="of:=[.B54]/[.A54]" office:value-type="float" office:value="0.638395580723284" calcext:value-type="float">
            <text:p>0.638395580723284</text:p>
          </table:table-cell>
          <table:table-cell table:number-columns-repeated="1021"/>
        </table:table-row>
        <table:table-row table:style-name="ro2">
          <table:table-cell office:value-type="float" office:value="0.64583671092987" calcext:value-type="float">
            <text:p>0.64583671092987</text:p>
          </table:table-cell>
          <table:table-cell/>
          <table:table-cell table:formula="of:=[.B54]/[.A55]" office:value-type="float" office:value="0.904316448894737" calcext:value-type="float">
            <text:p>0.904316448894737</text:p>
          </table:table-cell>
          <table:table-cell table:number-columns-repeated="1021"/>
        </table:table-row>
        <table:table-row table:style-name="ro2">
          <table:table-cell office:value-type="float" office:value="0.733591854572296" calcext:value-type="float">
            <text:p>0.733591854572296</text:p>
          </table:table-cell>
          <table:table-cell/>
          <table:table-cell table:formula="of:=[.B54]/[.A56]" office:value-type="float" office:value="0.796138557637705" calcext:value-type="float">
            <text:p>0.796138557637705</text:p>
          </table:table-cell>
          <table:table-cell table:number-columns-repeated="1021"/>
        </table:table-row>
        <table:table-row table:style-name="ro2">
          <table:table-cell office:value-type="float" office:value="0.67824500799179" calcext:value-type="float">
            <text:p>0.67824500799179</text:p>
          </table:table-cell>
          <table:table-cell/>
          <table:table-cell table:formula="of:=[.B54]/[.A57]" office:value-type="float" office:value="0.861105874886184" calcext:value-type="float">
            <text:p>0.861105874886184</text:p>
          </table:table-cell>
          <table:table-cell table:number-columns-repeated="1021"/>
        </table:table-row>
        <table:table-row table:style-name="ro2">
          <table:table-cell office:value-type="float" office:value="0.655183732509613" calcext:value-type="float">
            <text:p>0.655183732509613</text:p>
          </table:table-cell>
          <table:table-cell/>
          <table:table-cell table:formula="of:=[.B54]/[.A58]" office:value-type="float" office:value="0.891415235168996" calcext:value-type="float">
            <text:p>0.891415235168996</text:p>
          </table:table-cell>
          <table:table-cell table:number-columns-repeated="1021"/>
        </table:table-row>
        <table:table-row table:style-name="ro2">
          <table:table-cell office:value-type="float" office:value="0.648367285728454" calcext:value-type="float">
            <text:p>0.648367285728454</text:p>
          </table:table-cell>
          <table:table-cell/>
          <table:table-cell table:formula="of:=[.B54]/[.A59]" office:value-type="float" office:value="0.900786905585119" calcext:value-type="float">
            <text:p>0.900786905585119</text:p>
          </table:table-cell>
          <table:table-cell table:number-columns-repeated="1021"/>
        </table:table-row>
        <table:table-row table:style-name="ro2">
          <table:table-cell office:value-type="float" office:value="0.640571415424346" calcext:value-type="float">
            <text:p>0.640571415424346</text:p>
          </table:table-cell>
          <table:table-cell/>
          <table:table-cell table:formula="of:=[.B54]/[.A60]" office:value-type="float" office:value="0.911749645598937" calcext:value-type="float">
            <text:p>0.911749645598937</text:p>
          </table:table-cell>
          <table:table-cell table:number-columns-repeated="1021"/>
        </table:table-row>
        <table:table-row table:style-name="ro2">
          <table:table-cell office:value-type="float" office:value="0.559918344020843" calcext:value-type="float">
            <text:p>0.559918344020843</text:p>
          </table:table-cell>
          <table:table-cell/>
          <table:table-cell table:formula="of:=[.B54]/[.A61]" office:value-type="float" office:value="1.04308202656817" calcext:value-type="float">
            <text:p>1.04308202656817</text:p>
          </table:table-cell>
          <table:table-cell table:number-columns-repeated="1021"/>
        </table:table-row>
        <table:table-row table:style-name="ro2">
          <table:table-cell office:value-type="float" office:value="0.650040745735168" calcext:value-type="float">
            <text:p>0.650040745735168</text:p>
          </table:table-cell>
          <table:table-cell/>
          <table:table-cell table:formula="of:=[.B54]/[.A62]" office:value-type="float" office:value="0.898467926550408" calcext:value-type="float">
            <text:p>0.898467926550408</text:p>
          </table:table-cell>
          <table:table-cell table:number-columns-repeated="1021"/>
        </table:table-row>
        <table:table-row table:style-name="ro2">
          <table:table-cell office:value-type="float" office:value="0.645387828350067" calcext:value-type="float">
            <text:p>0.645387828350067</text:p>
          </table:table-cell>
          <table:table-cell/>
          <table:table-cell table:formula="of:=[.B54]/[.A63]" office:value-type="float" office:value="0.904945422486594" calcext:value-type="float">
            <text:p>0.904945422486594</text:p>
          </table:table-cell>
          <table:table-cell table:number-columns-repeated="1021"/>
        </table:table-row>
        <table:table-row table:style-name="ro2">
          <table:table-cell office:value-type="float" office:value="0.662449061870575" calcext:value-type="float">
            <text:p>0.662449061870575</text:p>
          </table:table-cell>
          <table:table-cell/>
          <table:table-cell table:formula="of:=[.B54]/[.A64]" office:value-type="float" office:value="0.881638747203876" calcext:value-type="float">
            <text:p>0.881638747203876</text:p>
          </table:table-cell>
          <table:table-cell table:number-columns-repeated="1021"/>
        </table:table-row>
        <table:table-row table:style-name="ro2" table:number-rows-repeated="1048511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b14_reset.C1:b14_reset.C1048576">
            <calcext:condition calcext:apply-style-name="Good" calcext:value="&gt;1" calcext:base-cell-address="b14_reset.C1"/>
          </calcext:conditional-format>
          <calcext:conditional-format calcext:target-range-address="b14_reset.H2:b14_reset.H12">
            <calcext:condition calcext:apply-style-name="Good" calcext:value="&gt;1" calcext:base-cell-address="b14_reset.H2"/>
          </calcext:conditional-format>
        </calcext:conditional-formats>
      </table:table>
      <table:table table:name="completogpio" table:style-name="ta9">
        <office:forms form:automatic-focus="false" form:apply-design-mode="false"/>
        <table:table-column table:style-name="co1" table:number-columns-repeated="2" table:default-cell-style-name="Default"/>
        <table:table-column table:style-name="co1" table:default-cell-style-name="ce23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1017" table:default-cell-style-name="Default"/>
        <table:table-row table:style-name="ro2">
          <table:table-cell office:value-type="string" calcext:value-type="string">
            <text:p>shuffled_feature_mean_accuracy</text:p>
          </table:table-cell>
          <table:table-cell office:value-type="string" calcext:value-type="string">
            <text:p>unshuffled_feature_mean_accuracy</text:p>
          </table:table-cell>
          <table:table-cell table:number-columns-repeated="1022"/>
        </table:table-row>
        <table:table-row table:style-name="ro2">
          <table:table-cell office:value-type="float" office:value="0.439607858657836" calcext:value-type="float">
            <text:p>0.439607858657836</text:p>
          </table:table-cell>
          <table:table-cell office:value-type="float" office:value="0.837451100349426" calcext:value-type="float">
            <text:p>0.837451100349426</text:p>
          </table:table-cell>
          <table:table-cell table:formula="of:=[.B2]/[.A2]" office:value-type="float" office:value="1.9049957453132" calcext:value-type="float">
            <text:p>1.9049957453132</text:p>
          </table:table-cell>
          <table:table-cell table:number-columns-repeated="3"/>
          <table:table-cell office:value-type="string" calcext:value-type="string">
            <text:p>average_neighbour_degree</text:p>
          </table:table-cell>
          <table:table-cell table:style-name="ce24" table:formula="of:=SUM([.C2];[.C15];[.C28];[.C41];[.C54])/5" office:value-type="float" office:value="1.75710346732706" calcext:value-type="float">
            <text:p>1.75710346732706</text:p>
          </table:table-cell>
          <table:table-cell table:number-columns-repeated="1016"/>
        </table:table-row>
        <table:table-row table:style-name="ro2">
          <table:table-cell office:value-type="float" office:value="0.847254931926727" calcext:value-type="float">
            <text:p>0.847254931926727</text:p>
          </table:table-cell>
          <table:table-cell/>
          <table:table-cell table:formula="of:=[.B2]/[.A3]" office:value-type="float" office:value="0.988428711114131" calcext:value-type="float">
            <text:p>0.988428711114131</text:p>
          </table:table-cell>
          <table:table-cell table:number-columns-repeated="3"/>
          <table:table-cell office:value-type="string" calcext:value-type="string">
            <text:p>betweenness_centrality</text:p>
          </table:table-cell>
          <table:table-cell table:style-name="ce24" table:formula="of:=SUM([.C3];[.C16];[.C29];[.C42];[.C55])/5" office:value-type="float" office:value="0.98567914922491" calcext:value-type="float">
            <text:p>0.98567914922491</text:p>
          </table:table-cell>
          <table:table-cell table:number-columns-repeated="1016"/>
        </table:table-row>
        <table:table-row table:style-name="ro2">
          <table:table-cell office:value-type="float" office:value="0.821764826774597" calcext:value-type="float">
            <text:p>0.821764826774597</text:p>
          </table:table-cell>
          <table:table-cell/>
          <table:table-cell table:formula="of:=[.B2]/[.A4]" office:value-type="float" office:value="1.0190885190796" calcext:value-type="float">
            <text:p>1.0190885190796</text:p>
          </table:table-cell>
          <table:table-cell table:number-columns-repeated="3"/>
          <table:table-cell office:value-type="string" calcext:value-type="string">
            <text:p>closeness_centrality</text:p>
          </table:table-cell>
          <table:table-cell table:style-name="ce24" table:formula="of:=SUM([.C4];[.C17];[.C30];[.C43];[.C56])/5" office:value-type="float" office:value="1.02160333355596" calcext:value-type="float">
            <text:p>1.02160333355596</text:p>
          </table:table-cell>
          <table:table-cell table:number-columns-repeated="1016"/>
        </table:table-row>
        <table:table-row table:style-name="ro2">
          <table:table-cell office:value-type="float" office:value="0.840980529785156" calcext:value-type="float">
            <text:p>0.840980529785156</text:p>
          </table:table-cell>
          <table:table-cell/>
          <table:table-cell table:formula="of:=[.B2]/[.A5]" office:value-type="float" office:value="0.995803197207631" calcext:value-type="float">
            <text:p>0.995803197207631</text:p>
          </table:table-cell>
          <table:table-cell table:number-columns-repeated="3"/>
          <table:table-cell office:value-type="string" calcext:value-type="string">
            <text:p>clustering</text:p>
          </table:table-cell>
          <table:table-cell table:style-name="ce24" table:formula="of:=SUM([.C5];[.C18];[.C31];[.C44];[.C57])/5" office:value-type="float" office:value="0.993852423836505" calcext:value-type="float">
            <text:p>0.993852423836505</text:p>
          </table:table-cell>
          <table:table-cell table:number-columns-repeated="1016"/>
        </table:table-row>
        <table:table-row table:style-name="ro2">
          <table:table-cell office:value-type="float" office:value="0.829607903957366" calcext:value-type="float">
            <text:p>0.829607903957366</text:p>
          </table:table-cell>
          <table:table-cell/>
          <table:table-cell table:formula="of:=[.B2]/[.A6]" office:value-type="float" office:value="1.00945410037036" calcext:value-type="float">
            <text:p>1.00945410037036</text:p>
          </table:table-cell>
          <table:table-cell table:number-columns-repeated="3"/>
          <table:table-cell office:value-type="string" calcext:value-type="string">
            <text:p>degree</text:p>
          </table:table-cell>
          <table:table-cell table:style-name="ce24" table:formula="of:=SUM([.C6];[.C19];[.C32];[.C45];[.C58])/5" office:value-type="float" office:value="0.996720797012356" calcext:value-type="float">
            <text:p>0.996720797012356</text:p>
          </table:table-cell>
          <table:table-cell table:number-columns-repeated="1016"/>
        </table:table-row>
        <table:table-row table:style-name="ro2">
          <table:table-cell office:value-type="float" office:value="0.847058951854705" calcext:value-type="float">
            <text:p>0.847058951854705</text:p>
          </table:table-cell>
          <table:table-cell/>
          <table:table-cell table:formula="of:=[.B2]/[.A7]" office:value-type="float" office:value="0.988657399246839" calcext:value-type="float">
            <text:p>0.988657399246839</text:p>
          </table:table-cell>
          <table:table-cell table:number-columns-repeated="3"/>
          <table:table-cell office:value-type="string" calcext:value-type="string">
            <text:p>degree_centrality</text:p>
          </table:table-cell>
          <table:table-cell table:style-name="ce24" table:formula="of:=SUM([.C7];[.C20];[.C33];[.C46];[.C59])/5" office:value-type="float" office:value="0.990398853223241" calcext:value-type="float">
            <text:p>0.990398853223241</text:p>
          </table:table-cell>
          <table:table-cell table:number-columns-repeated="1016"/>
        </table:table-row>
        <table:table-row table:style-name="ro2">
          <table:table-cell office:value-type="float" office:value="0.849019765853881" calcext:value-type="float">
            <text:p>0.849019765853881</text:p>
          </table:table-cell>
          <table:table-cell/>
          <table:table-cell table:formula="of:=[.B2]/[.A8]" office:value-type="float" office:value="0.986374091664615" calcext:value-type="float">
            <text:p>0.986374091664615</text:p>
          </table:table-cell>
          <table:table-cell table:number-columns-repeated="3"/>
          <table:table-cell office:value-type="string" calcext:value-type="string">
            <text:p>has_feedback_path</text:p>
          </table:table-cell>
          <table:table-cell table:style-name="ce24" table:formula="of:=SUM([.C8];[.C21];[.C34];[.C47];[.C60])/5" office:value-type="float" office:value="0.980980924986879" calcext:value-type="float">
            <text:p>0.980980924986879</text:p>
          </table:table-cell>
          <table:table-cell table:number-columns-repeated="1016"/>
        </table:table-row>
        <table:table-row table:style-name="ro2">
          <table:table-cell office:value-type="float" office:value="0.8301962018013" calcext:value-type="float">
            <text:p>0.8301962018013</text:p>
          </table:table-cell>
          <table:table-cell/>
          <table:table-cell table:formula="of:=[.B2]/[.A9]" office:value-type="float" office:value="1.00873877588501" calcext:value-type="float">
            <text:p>1.00873877588501</text:p>
          </table:table-cell>
          <table:table-cell table:number-columns-repeated="3"/>
          <table:table-cell office:value-type="string" calcext:value-type="string">
            <text:p>katz</text:p>
          </table:table-cell>
          <table:table-cell table:style-name="ce24" table:formula="of:=SUM([.C9];[.C22];[.C35];[.C48];[.C61])/5" office:value-type="float" office:value="1.00634048609232" calcext:value-type="float">
            <text:p>1.00634048609232</text:p>
          </table:table-cell>
          <table:table-cell table:number-columns-repeated="1016"/>
        </table:table-row>
        <table:table-row table:style-name="ro2">
          <table:table-cell office:value-type="float" office:value="0.852941274642944" calcext:value-type="float">
            <text:p>0.852941274642944</text:p>
          </table:table-cell>
          <table:table-cell/>
          <table:table-cell table:formula="of:=[.B2]/[.A10]" office:value-type="float" office:value="0.981839108090997" calcext:value-type="float">
            <text:p>0.981839108090997</text:p>
          </table:table-cell>
          <table:table-cell table:number-columns-repeated="3"/>
          <table:table-cell office:value-type="string" calcext:value-type="string">
            <text:p>load_centrality</text:p>
          </table:table-cell>
          <table:table-cell table:style-name="ce24" table:formula="of:=SUM([.C10];[.C23];[.C36];[.C49];[.C62])/5" office:value-type="float" office:value="0.982915826441209" calcext:value-type="float">
            <text:p>0.982915826441209</text:p>
          </table:table-cell>
          <table:table-cell table:number-columns-repeated="1016"/>
        </table:table-row>
        <table:table-row table:style-name="ro2">
          <table:table-cell office:value-type="float" office:value="0.839019775390625" calcext:value-type="float">
            <text:p>0.839019775390625</text:p>
          </table:table-cell>
          <table:table-cell/>
          <table:table-cell table:formula="of:=[.B2]/[.A11]" office:value-type="float" office:value="0.998130347952205" calcext:value-type="float">
            <text:p>0.998130347952205</text:p>
          </table:table-cell>
          <table:table-cell table:number-columns-repeated="3"/>
          <table:table-cell office:value-type="string" calcext:value-type="string">
            <text:p>outdegree</text:p>
          </table:table-cell>
          <table:table-cell table:style-name="ce24" table:formula="of:=SUM([.C11];[.C24];[.C37];[.C50];[.C63])/5" office:value-type="float" office:value="0.995852166547417" calcext:value-type="float">
            <text:p>0.995852166547417</text:p>
          </table:table-cell>
          <table:table-cell table:number-columns-repeated="1016"/>
        </table:table-row>
        <table:table-row table:style-name="ro2">
          <table:table-cell office:value-type="float" office:value="0.850000083446502" calcext:value-type="float">
            <text:p>0.850000083446502</text:p>
          </table:table-cell>
          <table:table-cell/>
          <table:table-cell table:formula="of:=[.B2]/[.A12]" office:value-type="float" office:value="0.985236491923397" calcext:value-type="float">
            <text:p>0.985236491923397</text:p>
          </table:table-cell>
          <table:table-cell table:number-columns-repeated="3"/>
          <table:table-cell office:value-type="string" calcext:value-type="string">
            <text:p>pagerank</text:p>
          </table:table-cell>
          <table:table-cell table:style-name="ce24" table:formula="of:=SUM([.C12];[.C25];[.C38];[.C51];[.C64])/5" office:value-type="float" office:value="0.984950506946554" calcext:value-type="float">
            <text:p>0.984950506946554</text:p>
          </table:table-cell>
          <table:table-cell table:number-columns-repeated="1016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float" office:value="0.4627451" calcext:value-type="float">
            <text:p>0.4627451</text:p>
          </table:table-cell>
          <table:table-cell office:value-type="float" office:value="0.8376472" calcext:value-type="float">
            <text:p>0.8376472</text:p>
          </table:table-cell>
          <table:table-cell table:formula="of:=[.B15]/[.A15]" office:value-type="float" office:value="1.81016978893996" calcext:value-type="float">
            <text:p>1.81016978893996</text:p>
          </table:table-cell>
          <table:table-cell table:number-columns-repeated="1021"/>
        </table:table-row>
        <table:table-row table:style-name="ro2">
          <table:table-cell office:value-type="float" office:value="0.852156997" calcext:value-type="float">
            <text:p>0.852156997</text:p>
          </table:table-cell>
          <table:table-cell/>
          <table:table-cell table:formula="of:=[.B15]/[.A16]" office:value-type="float" office:value="0.9829728594014" calcext:value-type="float">
            <text:p>0.9829728594014</text:p>
          </table:table-cell>
          <table:table-cell table:number-columns-repeated="1021"/>
        </table:table-row>
        <table:table-row table:style-name="ro2">
          <table:table-cell office:value-type="float" office:value="0.820392311" calcext:value-type="float">
            <text:p>0.820392311</text:p>
          </table:table-cell>
          <table:table-cell/>
          <table:table-cell table:formula="of:=[.B15]/[.A17]" office:value-type="float" office:value="1.0210324850302" calcext:value-type="float">
            <text:p>1.0210324850302</text:p>
          </table:table-cell>
          <table:table-cell table:number-columns-repeated="1021"/>
        </table:table-row>
        <table:table-row table:style-name="ro2">
          <table:table-cell office:value-type="float" office:value="0.84098053" calcext:value-type="float">
            <text:p>0.84098053</text:p>
          </table:table-cell>
          <table:table-cell/>
          <table:table-cell table:formula="of:=[.B15]/[.A18]" office:value-type="float" office:value="0.996036376728008" calcext:value-type="float">
            <text:p>0.996036376728008</text:p>
          </table:table-cell>
          <table:table-cell table:number-columns-repeated="1021"/>
        </table:table-row>
        <table:table-row table:style-name="ro2">
          <table:table-cell office:value-type="float" office:value="0.842353046" calcext:value-type="float">
            <text:p>0.842353046</text:p>
          </table:table-cell>
          <table:table-cell/>
          <table:table-cell table:formula="of:=[.B15]/[.A19]" office:value-type="float" office:value="0.994413451672851" calcext:value-type="float">
            <text:p>0.994413451672851</text:p>
          </table:table-cell>
          <table:table-cell table:number-columns-repeated="1021"/>
        </table:table-row>
        <table:table-row table:style-name="ro2">
          <table:table-cell office:value-type="float" office:value="0.844902039" calcext:value-type="float">
            <text:p>0.844902039</text:p>
          </table:table-cell>
          <table:table-cell/>
          <table:table-cell table:formula="of:=[.B15]/[.A20]" office:value-type="float" office:value="0.991413396269481" calcext:value-type="float">
            <text:p>0.991413396269481</text:p>
          </table:table-cell>
          <table:table-cell table:number-columns-repeated="1021"/>
        </table:table-row>
        <table:table-row table:style-name="ro2">
          <table:table-cell office:value-type="float" office:value="0.849608004" calcext:value-type="float">
            <text:p>0.849608004</text:p>
          </table:table-cell>
          <table:table-cell/>
          <table:table-cell table:formula="of:=[.B15]/[.A21]" office:value-type="float" office:value="0.985921973494025" calcext:value-type="float">
            <text:p>0.985921973494025</text:p>
          </table:table-cell>
          <table:table-cell table:number-columns-repeated="1021"/>
        </table:table-row>
        <table:table-row table:style-name="ro2">
          <table:table-cell office:value-type="float" office:value="0.826470792" calcext:value-type="float">
            <text:p>0.826470792</text:p>
          </table:table-cell>
          <table:table-cell/>
          <table:table-cell table:formula="of:=[.B15]/[.A22]" office:value-type="float" office:value="1.01352305260898" calcext:value-type="float">
            <text:p>1.01352305260898</text:p>
          </table:table-cell>
          <table:table-cell table:number-columns-repeated="1021"/>
        </table:table-row>
        <table:table-row table:style-name="ro2">
          <table:table-cell office:value-type="float" office:value="0.848235488" calcext:value-type="float">
            <text:p>0.848235488</text:p>
          </table:table-cell>
          <table:table-cell/>
          <table:table-cell table:formula="of:=[.B15]/[.A23]" office:value-type="float" office:value="0.987517277749171" calcext:value-type="float">
            <text:p>0.987517277749171</text:p>
          </table:table-cell>
          <table:table-cell table:number-columns-repeated="1021"/>
        </table:table-row>
        <table:table-row table:style-name="ro2">
          <table:table-cell office:value-type="float" office:value="0.841568708" calcext:value-type="float">
            <text:p>0.841568708</text:p>
          </table:table-cell>
          <table:table-cell/>
          <table:table-cell table:formula="of:=[.B15]/[.A24]" office:value-type="float" office:value="0.995340240240967" calcext:value-type="float">
            <text:p>0.995340240240967</text:p>
          </table:table-cell>
          <table:table-cell table:number-columns-repeated="1021"/>
        </table:table-row>
        <table:table-row table:style-name="ro2">
          <table:table-cell office:value-type="float" office:value="0.846862793" calcext:value-type="float">
            <text:p>0.846862793</text:p>
          </table:table-cell>
          <table:table-cell/>
          <table:table-cell table:formula="of:=[.B15]/[.A25]" office:value-type="float" office:value="0.989117962111248" calcext:value-type="float">
            <text:p>0.989117962111248</text:p>
          </table:table-cell>
          <table:table-cell table:number-columns-repeated="1021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float" office:value="0.537451029" calcext:value-type="float">
            <text:p>0.537451029</text:p>
          </table:table-cell>
          <table:table-cell office:value-type="float" office:value="0.833921671" calcext:value-type="float">
            <text:p>0.833921671</text:p>
          </table:table-cell>
          <table:table-cell table:formula="of:=[.B28]/[.A28]" office:value-type="float" office:value="1.55162354522164" calcext:value-type="float">
            <text:p>1.55162354522164</text:p>
          </table:table-cell>
          <table:table-cell table:number-columns-repeated="1021"/>
        </table:table-row>
        <table:table-row table:style-name="ro2">
          <table:table-cell office:value-type="float" office:value="0.846078515" calcext:value-type="float">
            <text:p>0.846078515</text:p>
          </table:table-cell>
          <table:table-cell/>
          <table:table-cell table:formula="of:=[.B28]/[.A29]" office:value-type="float" office:value="0.985631541536071" calcext:value-type="float">
            <text:p>0.985631541536071</text:p>
          </table:table-cell>
          <table:table-cell table:number-columns-repeated="1021"/>
        </table:table-row>
        <table:table-row table:style-name="ro2">
          <table:table-cell office:value-type="float" office:value="0.814509809" calcext:value-type="float">
            <text:p>0.814509809</text:p>
          </table:table-cell>
          <table:table-cell/>
          <table:table-cell table:formula="of:=[.B28]/[.A30]" office:value-type="float" office:value="1.02383256995251" calcext:value-type="float">
            <text:p>1.02383256995251</text:p>
          </table:table-cell>
          <table:table-cell table:number-columns-repeated="1021"/>
        </table:table-row>
        <table:table-row table:style-name="ro2">
          <table:table-cell office:value-type="float" office:value="0.839607954" calcext:value-type="float">
            <text:p>0.839607954</text:p>
          </table:table-cell>
          <table:table-cell/>
          <table:table-cell table:formula="of:=[.B28]/[.A31]" office:value-type="float" office:value="0.993227454584119" calcext:value-type="float">
            <text:p>0.993227454584119</text:p>
          </table:table-cell>
          <table:table-cell table:number-columns-repeated="1021"/>
        </table:table-row>
        <table:table-row table:style-name="ro2">
          <table:table-cell office:value-type="float" office:value="0.842157006" calcext:value-type="float">
            <text:p>0.842157006</text:p>
          </table:table-cell>
          <table:table-cell/>
          <table:table-cell table:formula="of:=[.B28]/[.A32]" office:value-type="float" office:value="0.990221140545852" calcext:value-type="float">
            <text:p>0.990221140545852</text:p>
          </table:table-cell>
          <table:table-cell table:number-columns-repeated="1021"/>
        </table:table-row>
        <table:table-row table:style-name="ro2">
          <table:table-cell office:value-type="float" office:value="0.846666694" calcext:value-type="float">
            <text:p>0.846666694</text:p>
          </table:table-cell>
          <table:table-cell/>
          <table:table-cell table:formula="of:=[.B28]/[.A33]" office:value-type="float" office:value="0.984946823714315" calcext:value-type="float">
            <text:p>0.984946823714315</text:p>
          </table:table-cell>
          <table:table-cell table:number-columns-repeated="1021"/>
        </table:table-row>
        <table:table-row table:style-name="ro2">
          <table:table-cell office:value-type="float" office:value="0.856274545" calcext:value-type="float">
            <text:p>0.856274545</text:p>
          </table:table-cell>
          <table:table-cell/>
          <table:table-cell table:formula="of:=[.B28]/[.A34]" office:value-type="float" office:value="0.973895202034763" calcext:value-type="float">
            <text:p>0.973895202034763</text:p>
          </table:table-cell>
          <table:table-cell table:number-columns-repeated="1021"/>
        </table:table-row>
        <table:table-row table:style-name="ro2">
          <table:table-cell office:value-type="float" office:value="0.835490286" calcext:value-type="float">
            <text:p>0.835490286</text:p>
          </table:table-cell>
          <table:table-cell/>
          <table:table-cell table:formula="of:=[.B28]/[.A35]" office:value-type="float" office:value="0.998122521558557" calcext:value-type="float">
            <text:p>0.998122521558557</text:p>
          </table:table-cell>
          <table:table-cell table:number-columns-repeated="1021"/>
        </table:table-row>
        <table:table-row table:style-name="ro2">
          <table:table-cell office:value-type="float" office:value="0.85117662" calcext:value-type="float">
            <text:p>0.85117662</text:p>
          </table:table-cell>
          <table:table-cell/>
          <table:table-cell table:formula="of:=[.B28]/[.A36]" office:value-type="float" office:value="0.979728121526646" calcext:value-type="float">
            <text:p>0.979728121526646</text:p>
          </table:table-cell>
          <table:table-cell table:number-columns-repeated="1021"/>
        </table:table-row>
        <table:table-row table:style-name="ro2">
          <table:table-cell office:value-type="float" office:value="0.841764808" calcext:value-type="float">
            <text:p>0.841764808</text:p>
          </table:table-cell>
          <table:table-cell/>
          <table:table-cell table:formula="of:=[.B28]/[.A37]" office:value-type="float" office:value="0.990682507838935" calcext:value-type="float">
            <text:p>0.990682507838935</text:p>
          </table:table-cell>
          <table:table-cell table:number-columns-repeated="1021"/>
        </table:table-row>
        <table:table-row table:style-name="ro2">
          <table:table-cell office:value-type="float" office:value="0.848235369" calcext:value-type="float">
            <text:p>0.848235369</text:p>
          </table:table-cell>
          <table:table-cell/>
          <table:table-cell table:formula="of:=[.B28]/[.A38]" office:value-type="float" office:value="0.983125322848922" calcext:value-type="float">
            <text:p>0.983125322848922</text:p>
          </table:table-cell>
          <table:table-cell table:number-columns-repeated="1021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float" office:value="0.463333309" calcext:value-type="float">
            <text:p>0.463333309</text:p>
          </table:table-cell>
          <table:table-cell office:value-type="float" office:value="0.835686326" calcext:value-type="float">
            <text:p>0.835686326</text:p>
          </table:table-cell>
          <table:table-cell table:formula="of:=[.B41]/[.A41]" office:value-type="float" office:value="1.80363964724151" calcext:value-type="float">
            <text:p>1.80363964724151</text:p>
          </table:table-cell>
          <table:table-cell table:number-columns-repeated="1021"/>
        </table:table-row>
        <table:table-row table:style-name="ro2">
          <table:table-cell office:value-type="float" office:value="0.849019706" calcext:value-type="float">
            <text:p>0.849019706</text:p>
          </table:table-cell>
          <table:table-cell/>
          <table:table-cell table:formula="of:=[.B41]/[.A42]" office:value-type="float" office:value="0.984295558859502" calcext:value-type="float">
            <text:p>0.984295558859502</text:p>
          </table:table-cell>
          <table:table-cell table:number-columns-repeated="1021"/>
        </table:table-row>
        <table:table-row table:style-name="ro2">
          <table:table-cell office:value-type="float" office:value="0.819215834" calcext:value-type="float">
            <text:p>0.819215834</text:p>
          </table:table-cell>
          <table:table-cell/>
          <table:table-cell table:formula="of:=[.B41]/[.A43]" office:value-type="float" office:value="1.0201051924492" calcext:value-type="float">
            <text:p>1.0201051924492</text:p>
          </table:table-cell>
          <table:table-cell table:number-columns-repeated="1021"/>
        </table:table-row>
        <table:table-row table:style-name="ro2">
          <table:table-cell office:value-type="float" office:value="0.841960847" calcext:value-type="float">
            <text:p>0.841960847</text:p>
          </table:table-cell>
          <table:table-cell/>
          <table:table-cell table:formula="of:=[.B41]/[.A44]" office:value-type="float" office:value="0.992547728291218" calcext:value-type="float">
            <text:p>0.992547728291218</text:p>
          </table:table-cell>
          <table:table-cell table:number-columns-repeated="1021"/>
        </table:table-row>
        <table:table-row table:style-name="ro2">
          <table:table-cell office:value-type="float" office:value="0.839411855" calcext:value-type="float">
            <text:p>0.839411855</text:p>
          </table:table-cell>
          <table:table-cell/>
          <table:table-cell table:formula="of:=[.B41]/[.A45]" office:value-type="float" office:value="0.995561738879659" calcext:value-type="float">
            <text:p>0.995561738879659</text:p>
          </table:table-cell>
          <table:table-cell table:number-columns-repeated="1021"/>
        </table:table-row>
        <table:table-row table:style-name="ro2">
          <table:table-cell office:value-type="float" office:value="0.839607954" calcext:value-type="float">
            <text:p>0.839607954</text:p>
          </table:table-cell>
          <table:table-cell/>
          <table:table-cell table:formula="of:=[.B41]/[.A46]" office:value-type="float" office:value="0.995329215282779" calcext:value-type="float">
            <text:p>0.995329215282779</text:p>
          </table:table-cell>
          <table:table-cell table:number-columns-repeated="1021"/>
        </table:table-row>
        <table:table-row table:style-name="ro2">
          <table:table-cell office:value-type="float" office:value="0.856470644" calcext:value-type="float">
            <text:p>0.856470644</text:p>
          </table:table-cell>
          <table:table-cell/>
          <table:table-cell table:formula="of:=[.B41]/[.A47]" office:value-type="float" office:value="0.975732597321806" calcext:value-type="float">
            <text:p>0.975732597321806</text:p>
          </table:table-cell>
          <table:table-cell table:number-columns-repeated="1021"/>
        </table:table-row>
        <table:table-row table:style-name="ro2">
          <table:table-cell office:value-type="float" office:value="0.829804063" calcext:value-type="float">
            <text:p>0.829804063</text:p>
          </table:table-cell>
          <table:table-cell/>
          <table:table-cell table:formula="of:=[.B41]/[.A48]" office:value-type="float" office:value="1.00708873728424" calcext:value-type="float">
            <text:p>1.00708873728424</text:p>
          </table:table-cell>
          <table:table-cell table:number-columns-repeated="1021"/>
        </table:table-row>
        <table:table-row table:style-name="ro2">
          <table:table-cell office:value-type="float" office:value="0.85450995" calcext:value-type="float">
            <text:p>0.85450995</text:p>
          </table:table-cell>
          <table:table-cell/>
          <table:table-cell table:formula="of:=[.B41]/[.A49]" office:value-type="float" office:value="0.977971439653804" calcext:value-type="float">
            <text:p>0.977971439653804</text:p>
          </table:table-cell>
          <table:table-cell table:number-columns-repeated="1021"/>
        </table:table-row>
        <table:table-row table:style-name="ro2">
          <table:table-cell office:value-type="float" office:value="0.835882485" calcext:value-type="float">
            <text:p>0.835882485</text:p>
          </table:table-cell>
          <table:table-cell/>
          <table:table-cell table:formula="of:=[.B41]/[.A50]" office:value-type="float" office:value="0.999765327060298" calcext:value-type="float">
            <text:p>0.999765327060298</text:p>
          </table:table-cell>
          <table:table-cell table:number-columns-repeated="1021"/>
        </table:table-row>
        <table:table-row table:style-name="ro2">
          <table:table-cell office:value-type="float" office:value="0.850196123" calcext:value-type="float">
            <text:p>0.850196123</text:p>
          </table:table-cell>
          <table:table-cell/>
          <table:table-cell table:formula="of:=[.B41]/[.A51]" office:value-type="float" office:value="0.982933588371586" calcext:value-type="float">
            <text:p>0.982933588371586</text:p>
          </table:table-cell>
          <table:table-cell table:number-columns-repeated="1021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float" office:value="0.488627464" calcext:value-type="float">
            <text:p>0.488627464</text:p>
          </table:table-cell>
          <table:table-cell office:value-type="float" office:value="0.838039398" calcext:value-type="float">
            <text:p>0.838039398</text:p>
          </table:table-cell>
          <table:table-cell table:formula="of:=[.B54]/[.A54]" office:value-type="float" office:value="1.71508860991899" calcext:value-type="float">
            <text:p>1.71508860991899</text:p>
          </table:table-cell>
          <table:table-cell table:number-columns-repeated="1021"/>
        </table:table-row>
        <table:table-row table:style-name="ro2">
          <table:table-cell office:value-type="float" office:value="0.849019706" calcext:value-type="float">
            <text:p>0.849019706</text:p>
          </table:table-cell>
          <table:table-cell/>
          <table:table-cell table:formula="of:=[.B54]/[.A55]" office:value-type="float" office:value="0.987067075213446" calcext:value-type="float">
            <text:p>0.987067075213446</text:p>
          </table:table-cell>
          <table:table-cell table:number-columns-repeated="1021"/>
        </table:table-row>
        <table:table-row table:style-name="ro2">
          <table:table-cell office:value-type="float" office:value="0.818431497" calcext:value-type="float">
            <text:p>0.818431497</text:p>
          </table:table-cell>
          <table:table-cell/>
          <table:table-cell table:formula="of:=[.B54]/[.A56]" office:value-type="float" office:value="1.02395790126831" calcext:value-type="float">
            <text:p>1.02395790126831</text:p>
          </table:table-cell>
          <table:table-cell table:number-columns-repeated="1021"/>
        </table:table-row>
        <table:table-row table:style-name="ro2">
          <table:table-cell office:value-type="float" office:value="0.845098197" calcext:value-type="float">
            <text:p>0.845098197</text:p>
          </table:table-cell>
          <table:table-cell/>
          <table:table-cell table:formula="of:=[.B54]/[.A57]" office:value-type="float" office:value="0.991647362371547" calcext:value-type="float">
            <text:p>0.991647362371547</text:p>
          </table:table-cell>
          <table:table-cell table:number-columns-repeated="1021"/>
        </table:table-row>
        <table:table-row table:style-name="ro2">
          <table:table-cell office:value-type="float" office:value="0.843137383" calcext:value-type="float">
            <text:p>0.843137383</text:p>
          </table:table-cell>
          <table:table-cell/>
          <table:table-cell table:formula="of:=[.B54]/[.A58]" office:value-type="float" office:value="0.993953553593057" calcext:value-type="float">
            <text:p>0.993953553593057</text:p>
          </table:table-cell>
          <table:table-cell table:number-columns-repeated="1021"/>
        </table:table-row>
        <table:table-row table:style-name="ro2">
          <table:table-cell office:value-type="float" office:value="0.845098138" calcext:value-type="float">
            <text:p>0.845098138</text:p>
          </table:table-cell>
          <table:table-cell/>
          <table:table-cell table:formula="of:=[.B54]/[.A59]" office:value-type="float" office:value="0.99164743160279" calcext:value-type="float">
            <text:p>0.99164743160279</text:p>
          </table:table-cell>
          <table:table-cell table:number-columns-repeated="1021"/>
        </table:table-row>
        <table:table-row table:style-name="ro2">
          <table:table-cell office:value-type="float" office:value="0.852549136" calcext:value-type="float">
            <text:p>0.852549136</text:p>
          </table:table-cell>
          <table:table-cell/>
          <table:table-cell table:formula="of:=[.B54]/[.A60]" office:value-type="float" office:value="0.982980760419186" calcext:value-type="float">
            <text:p>0.982980760419186</text:p>
          </table:table-cell>
          <table:table-cell table:number-columns-repeated="1021"/>
        </table:table-row>
        <table:table-row table:style-name="ro2">
          <table:table-cell office:value-type="float" office:value="0.834509969" calcext:value-type="float">
            <text:p>0.834509969</text:p>
          </table:table-cell>
          <table:table-cell/>
          <table:table-cell table:formula="of:=[.B54]/[.A61]" office:value-type="float" office:value="1.00422934312484" calcext:value-type="float">
            <text:p>1.00422934312484</text:p>
          </table:table-cell>
          <table:table-cell table:number-columns-repeated="1021"/>
        </table:table-row>
        <table:table-row table:style-name="ro2">
          <table:table-cell office:value-type="float" office:value="0.848627567" calcext:value-type="float">
            <text:p>0.848627567</text:p>
          </table:table-cell>
          <table:table-cell/>
          <table:table-cell table:formula="of:=[.B54]/[.A62]" office:value-type="float" office:value="0.987523185185428" calcext:value-type="float">
            <text:p>0.987523185185428</text:p>
          </table:table-cell>
          <table:table-cell table:number-columns-repeated="1021"/>
        </table:table-row>
        <table:table-row table:style-name="ro2">
          <table:table-cell office:value-type="float" office:value="0.841960907" calcext:value-type="float">
            <text:p>0.841960907</text:p>
          </table:table-cell>
          <table:table-cell/>
          <table:table-cell table:formula="of:=[.B54]/[.A63]" office:value-type="float" office:value="0.99534240964468" calcext:value-type="float">
            <text:p>0.99534240964468</text:p>
          </table:table-cell>
          <table:table-cell table:number-columns-repeated="1021"/>
        </table:table-row>
        <table:table-row table:style-name="ro2">
          <table:table-cell office:value-type="float" office:value="0.8513726" calcext:value-type="float">
            <text:p>0.8513726</text:p>
          </table:table-cell>
          <table:table-cell/>
          <table:table-cell table:formula="of:=[.B54]/[.A64]" office:value-type="float" office:value="0.984339169477618" calcext:value-type="float">
            <text:p>0.984339169477618</text:p>
          </table:table-cell>
          <table:table-cell table:number-columns-repeated="1021"/>
        </table:table-row>
        <table:table-row table:style-name="ro2" table:number-rows-repeated="1048511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completogpio.C1:completogpio.C1048576">
            <calcext:condition calcext:apply-style-name="Good" calcext:value="&gt;1" calcext:base-cell-address="completogpio.C1"/>
          </calcext:conditional-format>
          <calcext:conditional-format calcext:target-range-address="completogpio.H2:completogpio.H12">
            <calcext:condition calcext:apply-style-name="Good" calcext:value="&gt;1" calcext:base-cell-address="completogpio.H2"/>
          </calcext:conditional-format>
        </calcext:conditional-formats>
      </table:table>
      <table:table table:name="FSM" table:style-name="ta10">
        <office:forms form:automatic-focus="false" form:apply-design-mode="false"/>
        <table:table-column table:style-name="co1" table:number-columns-repeated="2" table:default-cell-style-name="Default"/>
        <table:table-column table:style-name="co1" table:default-cell-style-name="ce25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1017" table:default-cell-style-name="Default"/>
        <table:table-row table:style-name="ro2">
          <table:table-cell office:value-type="string" calcext:value-type="string">
            <text:p>shuffled_feature_mean_accuracy</text:p>
          </table:table-cell>
          <table:table-cell office:value-type="string" calcext:value-type="string">
            <text:p>unshuffled_feature_mean_accuracy</text:p>
          </table:table-cell>
          <table:table-cell table:number-columns-repeated="1022"/>
        </table:table-row>
        <table:table-row table:style-name="ro2">
          <table:table-cell office:value-type="float" office:value="0.814666807651519" calcext:value-type="float">
            <text:p>0.814666807651519</text:p>
          </table:table-cell>
          <table:table-cell office:value-type="float" office:value="0.625333309173584" calcext:value-type="float">
            <text:p>0.625333309173584</text:p>
          </table:table-cell>
          <table:table-cell table:formula="of:=[.B2]/[.A2]" office:value-type="float" office:value="0.767593945525121" calcext:value-type="float">
            <text:p>0.767593945525121</text:p>
          </table:table-cell>
          <table:table-cell table:number-columns-repeated="3"/>
          <table:table-cell office:value-type="string" calcext:value-type="string">
            <text:p>average_neighbour_degree</text:p>
          </table:table-cell>
          <table:table-cell table:style-name="ce26" table:formula="of:=SUM([.C2];[.C15];[.C28];[.C41];[.C54])/5" office:value-type="float" office:value="0.788553773385665" calcext:value-type="float">
            <text:p>0.788553773385665</text:p>
          </table:table-cell>
          <table:table-cell table:number-columns-repeated="1016"/>
        </table:table-row>
        <table:table-row table:style-name="ro2">
          <table:table-cell office:value-type="float" office:value="0.846666812896728" calcext:value-type="float">
            <text:p>0.846666812896728</text:p>
          </table:table-cell>
          <table:table-cell/>
          <table:table-cell table:formula="of:=[.B2]/[.A3]" office:value-type="float" office:value="0.738582521067658" calcext:value-type="float">
            <text:p>0.738582521067658</text:p>
          </table:table-cell>
          <table:table-cell table:number-columns-repeated="3"/>
          <table:table-cell office:value-type="string" calcext:value-type="string">
            <text:p>betweenness_centrality</text:p>
          </table:table-cell>
          <table:table-cell table:style-name="ce26" table:formula="of:=SUM([.C3];[.C16];[.C29];[.C42];[.C55])/5" office:value-type="float" office:value="0.760380234244926" calcext:value-type="float">
            <text:p>0.760380234244926</text:p>
          </table:table-cell>
          <table:table-cell table:number-columns-repeated="1016"/>
        </table:table-row>
        <table:table-row table:style-name="ro2">
          <table:table-cell office:value-type="float" office:value="0.858666837215423" calcext:value-type="float">
            <text:p>0.858666837215423</text:p>
          </table:table-cell>
          <table:table-cell/>
          <table:table-cell table:formula="of:=[.B2]/[.A4]" office:value-type="float" office:value="0.728260696781399" calcext:value-type="float">
            <text:p>0.728260696781399</text:p>
          </table:table-cell>
          <table:table-cell table:number-columns-repeated="3"/>
          <table:table-cell office:value-type="string" calcext:value-type="string">
            <text:p>closeness_centrality</text:p>
          </table:table-cell>
          <table:table-cell table:style-name="ce26" table:formula="of:=SUM([.C4];[.C17];[.C30];[.C43];[.C56])/5" office:value-type="float" office:value="0.732615172772432" calcext:value-type="float">
            <text:p>0.732615172772432</text:p>
          </table:table-cell>
          <table:table-cell table:number-columns-repeated="1016"/>
        </table:table-row>
        <table:table-row table:style-name="ro2">
          <table:table-cell office:value-type="float" office:value="0.864666759967804" calcext:value-type="float">
            <text:p>0.864666759967804</text:p>
          </table:table-cell>
          <table:table-cell/>
          <table:table-cell table:formula="of:=[.B2]/[.A5]" office:value-type="float" office:value="0.723207295718027" calcext:value-type="float">
            <text:p>0.723207295718027</text:p>
          </table:table-cell>
          <table:table-cell table:number-columns-repeated="3"/>
          <table:table-cell office:value-type="string" calcext:value-type="string">
            <text:p>clustering</text:p>
          </table:table-cell>
          <table:table-cell table:style-name="ce26" table:formula="of:=SUM([.C5];[.C18];[.C31];[.C44];[.C57])/5" office:value-type="float" office:value="0.740730030293969" calcext:value-type="float">
            <text:p>0.740730030293969</text:p>
          </table:table-cell>
          <table:table-cell table:number-columns-repeated="1016"/>
        </table:table-row>
        <table:table-row table:style-name="ro2">
          <table:table-cell office:value-type="float" office:value="0.849333405494689" calcext:value-type="float">
            <text:p>0.849333405494689</text:p>
          </table:table-cell>
          <table:table-cell/>
          <table:table-cell table:formula="of:=[.B2]/[.A6]" office:value-type="float" office:value="0.736263645263502" calcext:value-type="float">
            <text:p>0.736263645263502</text:p>
          </table:table-cell>
          <table:table-cell table:number-columns-repeated="3"/>
          <table:table-cell office:value-type="string" calcext:value-type="string">
            <text:p>degree</text:p>
          </table:table-cell>
          <table:table-cell table:style-name="ce26" table:formula="of:=SUM([.C6];[.C19];[.C32];[.C45];[.C58])/5" office:value-type="float" office:value="0.735925920945244" calcext:value-type="float">
            <text:p>0.735925920945244</text:p>
          </table:table-cell>
          <table:table-cell table:number-columns-repeated="1016"/>
        </table:table-row>
        <table:table-row table:style-name="ro2">
          <table:table-cell office:value-type="float" office:value="0.855333507061004" calcext:value-type="float">
            <text:p>0.855333507061004</text:p>
          </table:table-cell>
          <table:table-cell/>
          <table:table-cell table:formula="of:=[.B2]/[.A7]" office:value-type="float" office:value="0.731098810009537" calcext:value-type="float">
            <text:p>0.731098810009537</text:p>
          </table:table-cell>
          <table:table-cell table:number-columns-repeated="3"/>
          <table:table-cell office:value-type="string" calcext:value-type="string">
            <text:p>degree_centrality</text:p>
          </table:table-cell>
          <table:table-cell table:style-name="ce26" table:formula="of:=SUM([.C7];[.C20];[.C33];[.C46];[.C59])/5" office:value-type="float" office:value="0.752954573709746" calcext:value-type="float">
            <text:p>0.752954573709746</text:p>
          </table:table-cell>
          <table:table-cell table:number-columns-repeated="1016"/>
        </table:table-row>
        <table:table-row table:style-name="ro2">
          <table:table-cell office:value-type="float" office:value="0.848666787147522" calcext:value-type="float">
            <text:p>0.848666787147522</text:p>
          </table:table-cell>
          <table:table-cell/>
          <table:table-cell table:formula="of:=[.B2]/[.A8]" office:value-type="float" office:value="0.736841972189591" calcext:value-type="float">
            <text:p>0.736841972189591</text:p>
          </table:table-cell>
          <table:table-cell table:number-columns-repeated="3"/>
          <table:table-cell office:value-type="string" calcext:value-type="string">
            <text:p>has_feedback_path</text:p>
          </table:table-cell>
          <table:table-cell table:style-name="ce26" table:formula="of:=SUM([.C8];[.C21];[.C34];[.C47];[.C60])/5" office:value-type="float" office:value="0.750274496445772" calcext:value-type="float">
            <text:p>0.750274496445772</text:p>
          </table:table-cell>
          <table:table-cell table:number-columns-repeated="1016"/>
        </table:table-row>
        <table:table-row table:style-name="ro2">
          <table:table-cell office:value-type="float" office:value="0.846000134944915" calcext:value-type="float">
            <text:p>0.846000134944915</text:p>
          </table:table-cell>
          <table:table-cell/>
          <table:table-cell table:formula="of:=[.B2]/[.A9]" office:value-type="float" office:value="0.739164550150221" calcext:value-type="float">
            <text:p>0.739164550150221</text:p>
          </table:table-cell>
          <table:table-cell table:number-columns-repeated="3"/>
          <table:table-cell office:value-type="string" calcext:value-type="string">
            <text:p>katz</text:p>
          </table:table-cell>
          <table:table-cell table:style-name="ce26" table:formula="of:=SUM([.C9];[.C22];[.C35];[.C48];[.C61])/5" office:value-type="float" office:value="0.752993206550632" calcext:value-type="float">
            <text:p>0.752993206550632</text:p>
          </table:table-cell>
          <table:table-cell table:number-columns-repeated="1016"/>
        </table:table-row>
        <table:table-row table:style-name="ro2">
          <table:table-cell office:value-type="float" office:value="0.857333421707153" calcext:value-type="float">
            <text:p>0.857333421707153</text:p>
          </table:table-cell>
          <table:table-cell/>
          <table:table-cell table:formula="of:=[.B2]/[.A10]" office:value-type="float" office:value="0.729393364752301" calcext:value-type="float">
            <text:p>0.729393364752301</text:p>
          </table:table-cell>
          <table:table-cell table:number-columns-repeated="3"/>
          <table:table-cell office:value-type="string" calcext:value-type="string">
            <text:p>load_centrality</text:p>
          </table:table-cell>
          <table:table-cell table:style-name="ce26" table:formula="of:=SUM([.C10];[.C23];[.C36];[.C49];[.C62])/5" office:value-type="float" office:value="0.758961815776501" calcext:value-type="float">
            <text:p>0.758961815776501</text:p>
          </table:table-cell>
          <table:table-cell table:number-columns-repeated="1016"/>
        </table:table-row>
        <table:table-row table:style-name="ro2">
          <table:table-cell office:value-type="float" office:value="0.868666768074035" calcext:value-type="float">
            <text:p>0.868666768074035</text:p>
          </table:table-cell>
          <table:table-cell/>
          <table:table-cell table:formula="of:=[.B2]/[.A11]" office:value-type="float" office:value="0.719877094596403" calcext:value-type="float">
            <text:p>0.719877094596403</text:p>
          </table:table-cell>
          <table:table-cell table:number-columns-repeated="3"/>
          <table:table-cell office:value-type="string" calcext:value-type="string">
            <text:p>outdegree</text:p>
          </table:table-cell>
          <table:table-cell table:style-name="ce26" table:formula="of:=SUM([.C11];[.C24];[.C37];[.C50];[.C63])/5" office:value-type="float" office:value="0.731223732399464" calcext:value-type="float">
            <text:p>0.731223732399464</text:p>
          </table:table-cell>
          <table:table-cell table:number-columns-repeated="1016"/>
        </table:table-row>
        <table:table-row table:style-name="ro2">
          <table:table-cell office:value-type="float" office:value="0.836666703224182" calcext:value-type="float">
            <text:p>0.836666703224182</text:p>
          </table:table-cell>
          <table:table-cell/>
          <table:table-cell table:formula="of:=[.B2]/[.A12]" office:value-type="float" office:value="0.747410297032017" calcext:value-type="float">
            <text:p>0.747410297032017</text:p>
          </table:table-cell>
          <table:table-cell table:number-columns-repeated="3"/>
          <table:table-cell office:value-type="string" calcext:value-type="string">
            <text:p>pagerank</text:p>
          </table:table-cell>
          <table:table-cell table:style-name="ce26" table:formula="of:=SUM([.C12];[.C25];[.C38];[.C51];[.C64])/5" office:value-type="float" office:value="0.775225541305303" calcext:value-type="float">
            <text:p>0.775225541305303</text:p>
          </table:table-cell>
          <table:table-cell table:number-columns-repeated="1016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float" office:value="0.808666825294494" calcext:value-type="float">
            <text:p>0.808666825294494</text:p>
          </table:table-cell>
          <table:table-cell office:value-type="float" office:value="0.63533329963684" calcext:value-type="float">
            <text:p>0.63533329963684</text:p>
          </table:table-cell>
          <table:table-cell table:formula="of:=[.B15]/[.A15]" office:value-type="float" office:value="0.785655204052014" calcext:value-type="float">
            <text:p>0.785655204052014</text:p>
          </table:table-cell>
          <table:table-cell table:number-columns-repeated="1021"/>
        </table:table-row>
        <table:table-row table:style-name="ro2">
          <table:table-cell office:value-type="float" office:value="0.836000144481658" calcext:value-type="float">
            <text:p>0.836000144481658</text:p>
          </table:table-cell>
          <table:table-cell/>
          <table:table-cell table:formula="of:=[.B15]/[.A16]" office:value-type="float" office:value="0.759967930425136" calcext:value-type="float">
            <text:p>0.759967930425136</text:p>
          </table:table-cell>
          <table:table-cell table:number-columns-repeated="1021"/>
        </table:table-row>
        <table:table-row table:style-name="ro2">
          <table:table-cell office:value-type="float" office:value="0.865333378314971" calcext:value-type="float">
            <text:p>0.865333378314971</text:p>
          </table:table-cell>
          <table:table-cell/>
          <table:table-cell table:formula="of:=[.B15]/[.A17]" office:value-type="float" office:value="0.734206394388714" calcext:value-type="float">
            <text:p>0.734206394388714</text:p>
          </table:table-cell>
          <table:table-cell table:number-columns-repeated="1021"/>
        </table:table-row>
        <table:table-row table:style-name="ro2">
          <table:table-cell office:value-type="float" office:value="0.854666769504547" calcext:value-type="float">
            <text:p>0.854666769504547</text:p>
          </table:table-cell>
          <table:table-cell/>
          <table:table-cell table:formula="of:=[.B15]/[.A18]" office:value-type="float" office:value="0.743369605916871" calcext:value-type="float">
            <text:p>0.743369605916871</text:p>
          </table:table-cell>
          <table:table-cell table:number-columns-repeated="1021"/>
        </table:table-row>
        <table:table-row table:style-name="ro2">
          <table:table-cell office:value-type="float" office:value="0.869333446025848" calcext:value-type="float">
            <text:p>0.869333446025848</text:p>
          </table:table-cell>
          <table:table-cell/>
          <table:table-cell table:formula="of:=[.B15]/[.A19]" office:value-type="float" office:value="0.730828087359645" calcext:value-type="float">
            <text:p>0.730828087359645</text:p>
          </table:table-cell>
          <table:table-cell table:number-columns-repeated="1021"/>
        </table:table-row>
        <table:table-row table:style-name="ro2">
          <table:table-cell office:value-type="float" office:value="0.844666719436645" calcext:value-type="float">
            <text:p>0.844666719436645</text:p>
          </table:table-cell>
          <table:table-cell/>
          <table:table-cell table:formula="of:=[.B15]/[.A20]" office:value-type="float" office:value="0.752170394567669" calcext:value-type="float">
            <text:p>0.752170394567669</text:p>
          </table:table-cell>
          <table:table-cell table:number-columns-repeated="1021"/>
        </table:table-row>
        <table:table-row table:style-name="ro2">
          <table:table-cell office:value-type="float" office:value="0.848666846752166" calcext:value-type="float">
            <text:p>0.848666846752166</text:p>
          </table:table-cell>
          <table:table-cell/>
          <table:table-cell table:formula="of:=[.B15]/[.A21]" office:value-type="float" office:value="0.748625096017654" calcext:value-type="float">
            <text:p>0.748625096017654</text:p>
          </table:table-cell>
          <table:table-cell table:number-columns-repeated="1021"/>
        </table:table-row>
        <table:table-row table:style-name="ro2">
          <table:table-cell office:value-type="float" office:value="0.842000067234039" calcext:value-type="float">
            <text:p>0.842000067234039</text:p>
          </table:table-cell>
          <table:table-cell/>
          <table:table-cell table:formula="of:=[.B15]/[.A22]" office:value-type="float" office:value="0.754552552143972" calcext:value-type="float">
            <text:p>0.754552552143972</text:p>
          </table:table-cell>
          <table:table-cell table:number-columns-repeated="1021"/>
        </table:table-row>
        <table:table-row table:style-name="ro2">
          <table:table-cell office:value-type="float" office:value="0.814000070095062" calcext:value-type="float">
            <text:p>0.814000070095062</text:p>
          </table:table-cell>
          <table:table-cell/>
          <table:table-cell table:formula="of:=[.B15]/[.A23]" office:value-type="float" office:value="0.780507671900622" calcext:value-type="float">
            <text:p>0.780507671900622</text:p>
          </table:table-cell>
          <table:table-cell table:number-columns-repeated="1021"/>
        </table:table-row>
        <table:table-row table:style-name="ro2">
          <table:table-cell office:value-type="float" office:value="0.872666776180267" calcext:value-type="float">
            <text:p>0.872666776180267</text:p>
          </table:table-cell>
          <table:table-cell/>
          <table:table-cell table:formula="of:=[.B15]/[.A24]" office:value-type="float" office:value="0.728036539236368" calcext:value-type="float">
            <text:p>0.728036539236368</text:p>
          </table:table-cell>
          <table:table-cell table:number-columns-repeated="1021"/>
        </table:table-row>
        <table:table-row table:style-name="ro2">
          <table:table-cell office:value-type="float" office:value="0.810666739940643" calcext:value-type="float">
            <text:p>0.810666739940643</text:p>
          </table:table-cell>
          <table:table-cell/>
          <table:table-cell table:formula="of:=[.B15]/[.A25]" office:value-type="float" office:value="0.783716992858692" calcext:value-type="float">
            <text:p>0.783716992858692</text:p>
          </table:table-cell>
          <table:table-cell table:number-columns-repeated="1021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float" office:value="0.800000131" calcext:value-type="float">
            <text:p>0.800000131</text:p>
          </table:table-cell>
          <table:table-cell office:value-type="float" office:value="0.640666664" calcext:value-type="float">
            <text:p>0.640666664</text:p>
          </table:table-cell>
          <table:table-cell table:formula="of:=[.B28]/[.A28]" office:value-type="float" office:value="0.800833198863564" calcext:value-type="float">
            <text:p>0.800833198863564</text:p>
          </table:table-cell>
          <table:table-cell table:number-columns-repeated="1021"/>
        </table:table-row>
        <table:table-row table:style-name="ro2">
          <table:table-cell office:value-type="float" office:value="0.832000017" calcext:value-type="float">
            <text:p>0.832000017</text:p>
          </table:table-cell>
          <table:table-cell/>
          <table:table-cell table:formula="of:=[.B28]/[.A29]" office:value-type="float" office:value="0.770032032343095" calcext:value-type="float">
            <text:p>0.770032032343095</text:p>
          </table:table-cell>
          <table:table-cell table:number-columns-repeated="1021"/>
        </table:table-row>
        <table:table-row table:style-name="ro2">
          <table:table-cell office:value-type="float" office:value="0.857333422" calcext:value-type="float">
            <text:p>0.857333422</text:p>
          </table:table-cell>
          <table:table-cell/>
          <table:table-cell table:formula="of:=[.B28]/[.A30]" office:value-type="float" office:value="0.747278302186614" calcext:value-type="float">
            <text:p>0.747278302186614</text:p>
          </table:table-cell>
          <table:table-cell table:number-columns-repeated="1021"/>
        </table:table-row>
        <table:table-row table:style-name="ro2">
          <table:table-cell office:value-type="float" office:value="0.854000092" calcext:value-type="float">
            <text:p>0.854000092</text:p>
          </table:table-cell>
          <table:table-cell/>
          <table:table-cell table:formula="of:=[.B28]/[.A31]" office:value-type="float" office:value="0.750195076091397" calcext:value-type="float">
            <text:p>0.750195076091397</text:p>
          </table:table-cell>
          <table:table-cell table:number-columns-repeated="1021"/>
        </table:table-row>
        <table:table-row table:style-name="ro2">
          <table:table-cell office:value-type="float" office:value="0.87466675" calcext:value-type="float">
            <text:p>0.87466675</text:p>
          </table:table-cell>
          <table:table-cell/>
          <table:table-cell table:formula="of:=[.B28]/[.A32]" office:value-type="float" office:value="0.732469439360762" calcext:value-type="float">
            <text:p>0.732469439360762</text:p>
          </table:table-cell>
          <table:table-cell table:number-columns-repeated="1021"/>
        </table:table-row>
        <table:table-row table:style-name="ro2">
          <table:table-cell office:value-type="float" office:value="0.829333425" calcext:value-type="float">
            <text:p>0.829333425</text:p>
          </table:table-cell>
          <table:table-cell/>
          <table:table-cell table:formula="of:=[.B28]/[.A33]" office:value-type="float" office:value="0.772507949984049" calcext:value-type="float">
            <text:p>0.772507949984049</text:p>
          </table:table-cell>
          <table:table-cell table:number-columns-repeated="1021"/>
        </table:table-row>
        <table:table-row table:style-name="ro2">
          <table:table-cell office:value-type="float" office:value="0.847333431" calcext:value-type="float">
            <text:p>0.847333431</text:p>
          </table:table-cell>
          <table:table-cell/>
          <table:table-cell table:formula="of:=[.B28]/[.A34]" office:value-type="float" office:value="0.756097470677986" calcext:value-type="float">
            <text:p>0.756097470677986</text:p>
          </table:table-cell>
          <table:table-cell table:number-columns-repeated="1021"/>
        </table:table-row>
        <table:table-row table:style-name="ro2">
          <table:table-cell office:value-type="float" office:value="0.834666729" calcext:value-type="float">
            <text:p>0.834666729</text:p>
          </table:table-cell>
          <table:table-cell/>
          <table:table-cell table:formula="of:=[.B28]/[.A35]" office:value-type="float" office:value="0.767571824466481" calcext:value-type="float">
            <text:p>0.767571824466481</text:p>
          </table:table-cell>
          <table:table-cell table:number-columns-repeated="1021"/>
        </table:table-row>
        <table:table-row table:style-name="ro2">
          <table:table-cell office:value-type="float" office:value="0.850000024" calcext:value-type="float">
            <text:p>0.850000024</text:p>
          </table:table-cell>
          <table:table-cell/>
          <table:table-cell table:formula="of:=[.B28]/[.A36]" office:value-type="float" office:value="0.753725465777163" calcext:value-type="float">
            <text:p>0.753725465777163</text:p>
          </table:table-cell>
          <table:table-cell table:number-columns-repeated="1021"/>
        </table:table-row>
        <table:table-row table:style-name="ro2">
          <table:table-cell office:value-type="float" office:value="0.857333302" calcext:value-type="float">
            <text:p>0.857333302</text:p>
          </table:table-cell>
          <table:table-cell/>
          <table:table-cell table:formula="of:=[.B28]/[.A37]" office:value-type="float" office:value="0.747278406782337" calcext:value-type="float">
            <text:p>0.747278406782337</text:p>
          </table:table-cell>
          <table:table-cell table:number-columns-repeated="1021"/>
        </table:table-row>
        <table:table-row table:style-name="ro2">
          <table:table-cell office:value-type="float" office:value="0.826000035" calcext:value-type="float">
            <text:p>0.826000035</text:p>
          </table:table-cell>
          <table:table-cell/>
          <table:table-cell table:formula="of:=[.B28]/[.A38]" office:value-type="float" office:value="0.775625468345168" calcext:value-type="float">
            <text:p>0.775625468345168</text:p>
          </table:table-cell>
          <table:table-cell table:number-columns-repeated="1021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float" office:value="0.811333418" calcext:value-type="float">
            <text:p>0.811333418</text:p>
          </table:table-cell>
          <table:table-cell office:value-type="float" office:value="0.636666656" calcext:value-type="float">
            <text:p>0.636666656</text:p>
          </table:table-cell>
          <table:table-cell table:formula="of:=[.B41]/[.A41]" office:value-type="float" office:value="0.784716420986865" calcext:value-type="float">
            <text:p>0.784716420986865</text:p>
          </table:table-cell>
          <table:table-cell table:number-columns-repeated="1021"/>
        </table:table-row>
        <table:table-row table:style-name="ro2">
          <table:table-cell office:value-type="float" office:value="0.846666813" calcext:value-type="float">
            <text:p>0.846666813</text:p>
          </table:table-cell>
          <table:table-cell/>
          <table:table-cell table:formula="of:=[.B41]/[.A42]" office:value-type="float" office:value="0.751968361372397" calcext:value-type="float">
            <text:p>0.751968361372397</text:p>
          </table:table-cell>
          <table:table-cell table:number-columns-repeated="1021"/>
        </table:table-row>
        <table:table-row table:style-name="ro2">
          <table:table-cell office:value-type="float" office:value="0.888000011" calcext:value-type="float">
            <text:p>0.888000011</text:p>
          </table:table-cell>
          <table:table-cell/>
          <table:table-cell table:formula="of:=[.B41]/[.A43]" office:value-type="float" office:value="0.716966946073608" calcext:value-type="float">
            <text:p>0.716966946073608</text:p>
          </table:table-cell>
          <table:table-cell table:number-columns-repeated="1021"/>
        </table:table-row>
        <table:table-row table:style-name="ro2">
          <table:table-cell office:value-type="float" office:value="0.856666803" calcext:value-type="float">
            <text:p>0.856666803</text:p>
          </table:table-cell>
          <table:table-cell/>
          <table:table-cell table:formula="of:=[.B41]/[.A44]" office:value-type="float" office:value="0.743190530752947" calcext:value-type="float">
            <text:p>0.743190530752947</text:p>
          </table:table-cell>
          <table:table-cell table:number-columns-repeated="1021"/>
        </table:table-row>
        <table:table-row table:style-name="ro2">
          <table:table-cell office:value-type="float" office:value="0.870000124" calcext:value-type="float">
            <text:p>0.870000124</text:p>
          </table:table-cell>
          <table:table-cell/>
          <table:table-cell table:formula="of:=[.B41]/[.A45]" office:value-type="float" office:value="0.731800649720367" calcext:value-type="float">
            <text:p>0.731800649720367</text:p>
          </table:table-cell>
          <table:table-cell table:number-columns-repeated="1021"/>
        </table:table-row>
        <table:table-row table:style-name="ro2">
          <table:table-cell office:value-type="float" office:value="0.850666821" calcext:value-type="float">
            <text:p>0.850666821</text:p>
          </table:table-cell>
          <table:table-cell/>
          <table:table-cell table:formula="of:=[.B41]/[.A46]" office:value-type="float" office:value="0.748432453556338" calcext:value-type="float">
            <text:p>0.748432453556338</text:p>
          </table:table-cell>
          <table:table-cell table:number-columns-repeated="1021"/>
        </table:table-row>
        <table:table-row table:style-name="ro2">
          <table:table-cell office:value-type="float" office:value="0.858000159" calcext:value-type="float">
            <text:p>0.858000159</text:p>
          </table:table-cell>
          <table:table-cell/>
          <table:table-cell table:formula="of:=[.B41]/[.A47]" office:value-type="float" office:value="0.742035592093637" calcext:value-type="float">
            <text:p>0.742035592093637</text:p>
          </table:table-cell>
          <table:table-cell table:number-columns-repeated="1021"/>
        </table:table-row>
        <table:table-row table:style-name="ro2">
          <table:table-cell office:value-type="float" office:value="0.850666821" calcext:value-type="float">
            <text:p>0.850666821</text:p>
          </table:table-cell>
          <table:table-cell/>
          <table:table-cell table:formula="of:=[.B41]/[.A48]" office:value-type="float" office:value="0.748432453556338" calcext:value-type="float">
            <text:p>0.748432453556338</text:p>
          </table:table-cell>
          <table:table-cell table:number-columns-repeated="1021"/>
        </table:table-row>
        <table:table-row table:style-name="ro2">
          <table:table-cell office:value-type="float" office:value="0.838666737" calcext:value-type="float">
            <text:p>0.838666737</text:p>
          </table:table-cell>
          <table:table-cell/>
          <table:table-cell table:formula="of:=[.B41]/[.A49]" office:value-type="float" office:value="0.759141418052926" calcext:value-type="float">
            <text:p>0.759141418052926</text:p>
          </table:table-cell>
          <table:table-cell table:number-columns-repeated="1021"/>
        </table:table-row>
        <table:table-row table:style-name="ro2">
          <table:table-cell office:value-type="float" office:value="0.875333428" calcext:value-type="float">
            <text:p>0.875333428</text:p>
          </table:table-cell>
          <table:table-cell/>
          <table:table-cell table:formula="of:=[.B41]/[.A50]" office:value-type="float" office:value="0.727341874118396" calcext:value-type="float">
            <text:p>0.727341874118396</text:p>
          </table:table-cell>
          <table:table-cell table:number-columns-repeated="1021"/>
        </table:table-row>
        <table:table-row table:style-name="ro2">
          <table:table-cell office:value-type="float" office:value="0.824000001" calcext:value-type="float">
            <text:p>0.824000001</text:p>
          </table:table-cell>
          <table:table-cell/>
          <table:table-cell table:formula="of:=[.B41]/[.A51]" office:value-type="float" office:value="0.772653707800178" calcext:value-type="float">
            <text:p>0.772653707800178</text:p>
          </table:table-cell>
          <table:table-cell table:number-columns-repeated="1021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float" office:value="0.806000054" calcext:value-type="float">
            <text:p>0.806000054</text:p>
          </table:table-cell>
          <table:table-cell office:value-type="float" office:value="0.647999942" calcext:value-type="float">
            <text:p>0.647999942</text:p>
          </table:table-cell>
          <table:table-cell table:formula="of:=[.B54]/[.A54]" office:value-type="float" office:value="0.803970097500763" calcext:value-type="float">
            <text:p>0.803970097500763</text:p>
          </table:table-cell>
          <table:table-cell table:number-columns-repeated="1021"/>
        </table:table-row>
        <table:table-row table:style-name="ro2">
          <table:table-cell office:value-type="float" office:value="0.829333425" calcext:value-type="float">
            <text:p>0.829333425</text:p>
          </table:table-cell>
          <table:table-cell/>
          <table:table-cell table:formula="of:=[.B54]/[.A55]" office:value-type="float" office:value="0.781350326016342" calcext:value-type="float">
            <text:p>0.781350326016342</text:p>
          </table:table-cell>
          <table:table-cell table:number-columns-repeated="1021"/>
        </table:table-row>
        <table:table-row table:style-name="ro2">
          <table:table-cell office:value-type="float" office:value="0.880000055" calcext:value-type="float">
            <text:p>0.880000055</text:p>
          </table:table-cell>
          <table:table-cell/>
          <table:table-cell table:formula="of:=[.B54]/[.A56]" office:value-type="float" office:value="0.736363524431825" calcext:value-type="float">
            <text:p>0.736363524431825</text:p>
          </table:table-cell>
          <table:table-cell table:number-columns-repeated="1021"/>
        </table:table-row>
        <table:table-row table:style-name="ro2">
          <table:table-cell office:value-type="float" office:value="0.87133348" calcext:value-type="float">
            <text:p>0.87133348</text:p>
          </table:table-cell>
          <table:table-cell/>
          <table:table-cell table:formula="of:=[.B54]/[.A57]" office:value-type="float" office:value="0.743687642990603" calcext:value-type="float">
            <text:p>0.743687642990603</text:p>
          </table:table-cell>
          <table:table-cell table:number-columns-repeated="1021"/>
        </table:table-row>
        <table:table-row table:style-name="ro2">
          <table:table-cell office:value-type="float" office:value="0.866000056" calcext:value-type="float">
            <text:p>0.866000056</text:p>
          </table:table-cell>
          <table:table-cell/>
          <table:table-cell table:formula="of:=[.B54]/[.A58]" office:value-type="float" office:value="0.748267783021945" calcext:value-type="float">
            <text:p>0.748267783021945</text:p>
          </table:table-cell>
          <table:table-cell table:number-columns-repeated="1021"/>
        </table:table-row>
        <table:table-row table:style-name="ro2">
          <table:table-cell office:value-type="float" office:value="0.852000058" calcext:value-type="float">
            <text:p>0.852000058</text:p>
          </table:table-cell>
          <table:table-cell/>
          <table:table-cell table:formula="of:=[.B54]/[.A59]" office:value-type="float" office:value="0.760563260431139" calcext:value-type="float">
            <text:p>0.760563260431139</text:p>
          </table:table-cell>
          <table:table-cell table:number-columns-repeated="1021"/>
        </table:table-row>
        <table:table-row table:style-name="ro2">
          <table:table-cell office:value-type="float" office:value="0.844000101" calcext:value-type="float">
            <text:p>0.844000101</text:p>
          </table:table-cell>
          <table:table-cell/>
          <table:table-cell table:formula="of:=[.B54]/[.A60]" office:value-type="float" office:value="0.767772351249991" calcext:value-type="float">
            <text:p>0.767772351249991</text:p>
          </table:table-cell>
          <table:table-cell table:number-columns-repeated="1021"/>
        </table:table-row>
        <table:table-row table:style-name="ro2">
          <table:table-cell office:value-type="float" office:value="0.85800004" calcext:value-type="float">
            <text:p>0.85800004</text:p>
          </table:table-cell>
          <table:table-cell/>
          <table:table-cell table:formula="of:=[.B54]/[.A61]" office:value-type="float" office:value="0.755244652436147" calcext:value-type="float">
            <text:p>0.755244652436147</text:p>
          </table:table-cell>
          <table:table-cell table:number-columns-repeated="1021"/>
        </table:table-row>
        <table:table-row table:style-name="ro2">
          <table:table-cell office:value-type="float" office:value="0.839333415" calcext:value-type="float">
            <text:p>0.839333415</text:p>
          </table:table-cell>
          <table:table-cell/>
          <table:table-cell table:formula="of:=[.B54]/[.A62]" office:value-type="float" office:value="0.77204115839949" calcext:value-type="float">
            <text:p>0.77204115839949</text:p>
          </table:table-cell>
          <table:table-cell table:number-columns-repeated="1021"/>
        </table:table-row>
        <table:table-row table:style-name="ro2">
          <table:table-cell office:value-type="float" office:value="0.883333445" calcext:value-type="float">
            <text:p>0.883333445</text:p>
          </table:table-cell>
          <table:table-cell/>
          <table:table-cell table:formula="of:=[.B54]/[.A63]" office:value-type="float" office:value="0.733584747263815" calcext:value-type="float">
            <text:p>0.733584747263815</text:p>
          </table:table-cell>
          <table:table-cell table:number-columns-repeated="1021"/>
        </table:table-row>
        <table:table-row table:style-name="ro2">
          <table:table-cell office:value-type="float" office:value="0.813333333" calcext:value-type="float">
            <text:p>0.813333333</text:p>
          </table:table-cell>
          <table:table-cell/>
          <table:table-cell table:formula="of:=[.B54]/[.A64]" office:value-type="float" office:value="0.796721240490459" calcext:value-type="float">
            <text:p>0.796721240490459</text:p>
          </table:table-cell>
          <table:table-cell table:number-columns-repeated="1021"/>
        </table:table-row>
        <table:table-row table:style-name="ro2" table:number-rows-repeated="1048511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FSM.C1:FSM.C1048576">
            <calcext:condition calcext:apply-style-name="Good" calcext:value="&gt;1" calcext:base-cell-address="FSM.C1"/>
          </calcext:conditional-format>
          <calcext:conditional-format calcext:target-range-address="FSM.H2:FSM.H12">
            <calcext:condition calcext:apply-style-name="Good" calcext:value="&gt;1" calcext:base-cell-address="FSM.H2"/>
          </calcext:conditional-format>
        </calcext:conditional-formats>
      </table:table>
      <table:table table:name="MEMORY_INTERFACE" table:style-name="ta11">
        <office:forms form:automatic-focus="false" form:apply-design-mode="false"/>
        <table:table-column table:style-name="co1" table:number-columns-repeated="2" table:default-cell-style-name="Default"/>
        <table:table-column table:style-name="co1" table:default-cell-style-name="ce27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1017" table:default-cell-style-name="Default"/>
        <table:table-row table:style-name="ro2">
          <table:table-cell office:value-type="string" calcext:value-type="string">
            <text:p>shuffled_feature_mean_accuracy</text:p>
          </table:table-cell>
          <table:table-cell office:value-type="string" calcext:value-type="string">
            <text:p>unshuffled_feature_mean_accuracy</text:p>
          </table:table-cell>
          <table:table-cell table:number-columns-repeated="1022"/>
        </table:table-row>
        <table:table-row table:style-name="ro2">
          <table:table-cell office:value-type="float" office:value="0.91373336315155" calcext:value-type="float">
            <text:p>0.91373336315155</text:p>
          </table:table-cell>
          <table:table-cell office:value-type="float" office:value="0.930800020694732" calcext:value-type="float">
            <text:p>0.930800020694732</text:p>
          </table:table-cell>
          <table:table-cell table:formula="of:=[.B2]/[.A2]" office:value-type="float" office:value="1.01867794066785" calcext:value-type="float">
            <text:p>1.01867794066785</text:p>
          </table:table-cell>
          <table:table-cell table:number-columns-repeated="3"/>
          <table:table-cell office:value-type="string" calcext:value-type="string">
            <text:p>average_neighbour_degree</text:p>
          </table:table-cell>
          <table:table-cell table:style-name="ce28" table:formula="of:=SUM([.C2];[.C15];[.C28];[.C41];[.C54])/5" office:value-type="float" office:value="1.02184209722211" calcext:value-type="float">
            <text:p>1.02184209722211</text:p>
          </table:table-cell>
          <table:table-cell table:number-columns-repeated="1016"/>
        </table:table-row>
        <table:table-row table:style-name="ro2">
          <table:table-cell office:value-type="float" office:value="0.920533418655395" calcext:value-type="float">
            <text:p>0.920533418655395</text:p>
          </table:table-cell>
          <table:table-cell/>
          <table:table-cell table:formula="of:=[.B2]/[.A3]" office:value-type="float" office:value="1.01115288356867" calcext:value-type="float">
            <text:p>1.01115288356867</text:p>
          </table:table-cell>
          <table:table-cell table:number-columns-repeated="3"/>
          <table:table-cell office:value-type="string" calcext:value-type="string">
            <text:p>betweenness_centrality</text:p>
          </table:table-cell>
          <table:table-cell table:style-name="ce28" table:formula="of:=SUM([.C3];[.C16];[.C29];[.C42];[.C55])/5" office:value-type="float" office:value="1.01304683105353" calcext:value-type="float">
            <text:p>1.01304683105353</text:p>
          </table:table-cell>
          <table:table-cell table:number-columns-repeated="1016"/>
        </table:table-row>
        <table:table-row table:style-name="ro2">
          <table:table-cell office:value-type="float" office:value="0.919999897480011" calcext:value-type="float">
            <text:p>0.919999897480011</text:p>
          </table:table-cell>
          <table:table-cell/>
          <table:table-cell table:formula="of:=[.B2]/[.A4]" office:value-type="float" office:value="1.01173926567199" calcext:value-type="float">
            <text:p>1.01173926567199</text:p>
          </table:table-cell>
          <table:table-cell table:number-columns-repeated="3"/>
          <table:table-cell office:value-type="string" calcext:value-type="string">
            <text:p>closeness_centrality</text:p>
          </table:table-cell>
          <table:table-cell table:style-name="ce28" table:formula="of:=SUM([.C4];[.C17];[.C30];[.C43];[.C56])/5" office:value-type="float" office:value="1.00992305552118" calcext:value-type="float">
            <text:p>1.00992305552118</text:p>
          </table:table-cell>
          <table:table-cell table:number-columns-repeated="1016"/>
        </table:table-row>
        <table:table-row table:style-name="ro2">
          <table:table-cell office:value-type="float" office:value="0.911866664886474" calcext:value-type="float">
            <text:p>0.911866664886474</text:p>
          </table:table-cell>
          <table:table-cell/>
          <table:table-cell table:formula="of:=[.B2]/[.A5]" office:value-type="float" office:value="1.02076329417154" calcext:value-type="float">
            <text:p>1.02076329417154</text:p>
          </table:table-cell>
          <table:table-cell table:number-columns-repeated="3"/>
          <table:table-cell office:value-type="string" calcext:value-type="string">
            <text:p>clustering</text:p>
          </table:table-cell>
          <table:table-cell table:style-name="ce28" table:formula="of:=SUM([.C5];[.C18];[.C31];[.C44];[.C57])/5" office:value-type="float" office:value="1.02237990820577" calcext:value-type="float">
            <text:p>1.02237990820577</text:p>
          </table:table-cell>
          <table:table-cell table:number-columns-repeated="1016"/>
        </table:table-row>
        <table:table-row table:style-name="ro2">
          <table:table-cell office:value-type="float" office:value="0.915466785430908" calcext:value-type="float">
            <text:p>0.915466785430908</text:p>
          </table:table-cell>
          <table:table-cell/>
          <table:table-cell table:formula="of:=[.B2]/[.A6]" office:value-type="float" office:value="1.01674908965333" calcext:value-type="float">
            <text:p>1.01674908965333</text:p>
          </table:table-cell>
          <table:table-cell table:number-columns-repeated="3"/>
          <table:table-cell office:value-type="string" calcext:value-type="string">
            <text:p>degree</text:p>
          </table:table-cell>
          <table:table-cell table:style-name="ce28" table:formula="of:=SUM([.C6];[.C19];[.C32];[.C45];[.C58])/5" office:value-type="float" office:value="1.01740830294429" calcext:value-type="float">
            <text:p>1.01740830294429</text:p>
          </table:table-cell>
          <table:table-cell table:number-columns-repeated="1016"/>
        </table:table-row>
        <table:table-row table:style-name="ro2">
          <table:table-cell office:value-type="float" office:value="0.920933365821838" calcext:value-type="float">
            <text:p>0.920933365821838</text:p>
          </table:table-cell>
          <table:table-cell/>
          <table:table-cell table:formula="of:=[.B2]/[.A7]" office:value-type="float" office:value="1.01071375545623" calcext:value-type="float">
            <text:p>1.01071375545623</text:p>
          </table:table-cell>
          <table:table-cell table:number-columns-repeated="3"/>
          <table:table-cell office:value-type="string" calcext:value-type="string">
            <text:p>degree_centrality</text:p>
          </table:table-cell>
          <table:table-cell table:style-name="ce28" table:formula="of:=SUM([.C7];[.C20];[.C33];[.C46];[.C59])/5" office:value-type="float" office:value="1.01163682854963" calcext:value-type="float">
            <text:p>1.01163682854963</text:p>
          </table:table-cell>
          <table:table-cell table:number-columns-repeated="1016"/>
        </table:table-row>
        <table:table-row table:style-name="ro2">
          <table:table-cell office:value-type="float" office:value="0.918666660785675" calcext:value-type="float">
            <text:p>0.918666660785675</text:p>
          </table:table-cell>
          <table:table-cell/>
          <table:table-cell table:formula="of:=[.B2]/[.A8]" office:value-type="float" office:value="1.01320757618294" calcext:value-type="float">
            <text:p>1.01320757618294</text:p>
          </table:table-cell>
          <table:table-cell table:number-columns-repeated="3"/>
          <table:table-cell office:value-type="string" calcext:value-type="string">
            <text:p>has_feedback_path</text:p>
          </table:table-cell>
          <table:table-cell table:style-name="ce28" table:formula="of:=SUM([.C8];[.C21];[.C34];[.C47];[.C60])/5" office:value-type="float" office:value="1.01023673492986" calcext:value-type="float">
            <text:p>1.01023673492986</text:p>
          </table:table-cell>
          <table:table-cell table:number-columns-repeated="1016"/>
        </table:table-row>
        <table:table-row table:style-name="ro2">
          <table:table-cell office:value-type="float" office:value="0.939066708087921" calcext:value-type="float">
            <text:p>0.939066708087921</text:p>
          </table:table-cell>
          <table:table-cell/>
          <table:table-cell table:formula="of:=[.B2]/[.A9]" office:value-type="float" office:value="0.991196911441977" calcext:value-type="float">
            <text:p>0.991196911441977</text:p>
          </table:table-cell>
          <table:table-cell table:number-columns-repeated="3"/>
          <table:table-cell office:value-type="string" calcext:value-type="string">
            <text:p>katz</text:p>
          </table:table-cell>
          <table:table-cell table:style-name="ce28" table:formula="of:=SUM([.C9];[.C22];[.C35];[.C48];[.C61])/5" office:value-type="float" office:value="0.995390124010899" calcext:value-type="float">
            <text:p>0.995390124010899</text:p>
          </table:table-cell>
          <table:table-cell table:number-columns-repeated="1016"/>
        </table:table-row>
        <table:table-row table:style-name="ro2">
          <table:table-cell office:value-type="float" office:value="0.921600043773651" calcext:value-type="float">
            <text:p>0.921600043773651</text:p>
          </table:table-cell>
          <table:table-cell/>
          <table:table-cell table:formula="of:=[.B2]/[.A10]" office:value-type="float" office:value="1.00998261337251" calcext:value-type="float">
            <text:p>1.00998261337251</text:p>
          </table:table-cell>
          <table:table-cell table:number-columns-repeated="3"/>
          <table:table-cell office:value-type="string" calcext:value-type="string">
            <text:p>load_centrality</text:p>
          </table:table-cell>
          <table:table-cell table:style-name="ce28" table:formula="of:=SUM([.C10];[.C23];[.C36];[.C49];[.C62])/5" office:value-type="float" office:value="1.01257552418118" calcext:value-type="float">
            <text:p>1.01257552418118</text:p>
          </table:table-cell>
          <table:table-cell table:number-columns-repeated="1016"/>
        </table:table-row>
        <table:table-row table:style-name="ro2">
          <table:table-cell office:value-type="float" office:value="0.915733337402343" calcext:value-type="float">
            <text:p>0.915733337402343</text:p>
          </table:table-cell>
          <table:table-cell/>
          <table:table-cell table:formula="of:=[.B2]/[.A11]" office:value-type="float" office:value="1.01645313398235" calcext:value-type="float">
            <text:p>1.01645313398235</text:p>
          </table:table-cell>
          <table:table-cell table:number-columns-repeated="3"/>
          <table:table-cell office:value-type="string" calcext:value-type="string">
            <text:p>outdegree</text:p>
          </table:table-cell>
          <table:table-cell table:style-name="ce28" table:formula="of:=SUM([.C11];[.C24];[.C37];[.C50];[.C63])/5" office:value-type="float" office:value="1.01670283870558" calcext:value-type="float">
            <text:p>1.01670283870558</text:p>
          </table:table-cell>
          <table:table-cell table:number-columns-repeated="1016"/>
        </table:table-row>
        <table:table-row table:style-name="ro2">
          <table:table-cell office:value-type="float" office:value="0.913200080394744" calcext:value-type="float">
            <text:p>0.913200080394744</text:p>
          </table:table-cell>
          <table:table-cell/>
          <table:table-cell table:formula="of:=[.B2]/[.A12]" office:value-type="float" office:value="1.01927281948155" calcext:value-type="float">
            <text:p>1.01927281948155</text:p>
          </table:table-cell>
          <table:table-cell table:number-columns-repeated="3"/>
          <table:table-cell office:value-type="string" calcext:value-type="string">
            <text:p>pagerank</text:p>
          </table:table-cell>
          <table:table-cell table:style-name="ce28" table:formula="of:=SUM([.C12];[.C25];[.C38];[.C51];[.C64])/5" office:value-type="float" office:value="1.02100771507792" calcext:value-type="float">
            <text:p>1.02100771507792</text:p>
          </table:table-cell>
          <table:table-cell table:number-columns-repeated="1016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float" office:value="0.910933434963226" calcext:value-type="float">
            <text:p>0.910933434963226</text:p>
          </table:table-cell>
          <table:table-cell office:value-type="float" office:value="0.929466784000396" calcext:value-type="float">
            <text:p>0.929466784000396</text:p>
          </table:table-cell>
          <table:table-cell table:formula="of:=[.B15]/[.A15]" office:value-type="float" office:value="1.02034544822468" calcext:value-type="float">
            <text:p>1.02034544822468</text:p>
          </table:table-cell>
          <table:table-cell table:number-columns-repeated="1021"/>
        </table:table-row>
        <table:table-row table:style-name="ro2">
          <table:table-cell office:value-type="float" office:value="0.921333372592926" calcext:value-type="float">
            <text:p>0.921333372592926</text:p>
          </table:table-cell>
          <table:table-cell/>
          <table:table-cell table:formula="of:=[.B15]/[.A16]" office:value-type="float" office:value="1.00882787018186" calcext:value-type="float">
            <text:p>1.00882787018186</text:p>
          </table:table-cell>
          <table:table-cell table:number-columns-repeated="1021"/>
        </table:table-row>
        <table:table-row table:style-name="ro2">
          <table:table-cell office:value-type="float" office:value="0.925999999046325" calcext:value-type="float">
            <text:p>0.925999999046325</text:p>
          </table:table-cell>
          <table:table-cell/>
          <table:table-cell table:formula="of:=[.B15]/[.A17]" office:value-type="float" office:value="1.00374382824799" calcext:value-type="float">
            <text:p>1.00374382824799</text:p>
          </table:table-cell>
          <table:table-cell table:number-columns-repeated="1021"/>
        </table:table-row>
        <table:table-row table:style-name="ro2">
          <table:table-cell office:value-type="float" office:value="0.912133455276489" calcext:value-type="float">
            <text:p>0.912133455276489</text:p>
          </table:table-cell>
          <table:table-cell/>
          <table:table-cell table:formula="of:=[.B15]/[.A18]" office:value-type="float" office:value="1.01900306213267" calcext:value-type="float">
            <text:p>1.01900306213267</text:p>
          </table:table-cell>
          <table:table-cell table:number-columns-repeated="1021"/>
        </table:table-row>
        <table:table-row table:style-name="ro2">
          <table:table-cell office:value-type="float" office:value="0.915733397006988" calcext:value-type="float">
            <text:p>0.915733397006988</text:p>
          </table:table-cell>
          <table:table-cell/>
          <table:table-cell table:formula="of:=[.B15]/[.A19]" office:value-type="float" office:value="1.01499714549922" calcext:value-type="float">
            <text:p>1.01499714549922</text:p>
          </table:table-cell>
          <table:table-cell table:number-columns-repeated="1021"/>
        </table:table-row>
        <table:table-row table:style-name="ro2">
          <table:table-cell office:value-type="float" office:value="0.921733379364013" calcext:value-type="float">
            <text:p>0.921733379364013</text:p>
          </table:table-cell>
          <table:table-cell/>
          <table:table-cell table:formula="of:=[.B15]/[.A20]" office:value-type="float" office:value="1.00839006681273" calcext:value-type="float">
            <text:p>1.00839006681273</text:p>
          </table:table-cell>
          <table:table-cell table:number-columns-repeated="1021"/>
        </table:table-row>
        <table:table-row table:style-name="ro2">
          <table:table-cell office:value-type="float" office:value="0.923066735267639" calcext:value-type="float">
            <text:p>0.923066735267639</text:p>
          </table:table-cell>
          <table:table-cell/>
          <table:table-cell table:formula="of:=[.B15]/[.A21]" office:value-type="float" office:value="1.00693346265035" calcext:value-type="float">
            <text:p>1.00693346265035</text:p>
          </table:table-cell>
          <table:table-cell table:number-columns-repeated="1021"/>
        </table:table-row>
        <table:table-row table:style-name="ro2">
          <table:table-cell office:value-type="float" office:value="0.936266660690307" calcext:value-type="float">
            <text:p>0.936266660690307</text:p>
          </table:table-cell>
          <table:table-cell/>
          <table:table-cell table:formula="of:=[.B15]/[.A22]" office:value-type="float" office:value="0.992737243591588" calcext:value-type="float">
            <text:p>0.992737243591588</text:p>
          </table:table-cell>
          <table:table-cell table:number-columns-repeated="1021"/>
        </table:table-row>
        <table:table-row table:style-name="ro2">
          <table:table-cell office:value-type="float" office:value="0.919600129127502" calcext:value-type="float">
            <text:p>0.919600129127502</text:p>
          </table:table-cell>
          <table:table-cell/>
          <table:table-cell table:formula="of:=[.B15]/[.A23]" office:value-type="float" office:value="1.01072928826386" calcext:value-type="float">
            <text:p>1.01072928826386</text:p>
          </table:table-cell>
          <table:table-cell table:number-columns-repeated="1021"/>
        </table:table-row>
        <table:table-row table:style-name="ro2">
          <table:table-cell office:value-type="float" office:value="0.918266773223877" calcext:value-type="float">
            <text:p>0.918266773223877</text:p>
          </table:table-cell>
          <table:table-cell/>
          <table:table-cell table:formula="of:=[.B15]/[.A24]" office:value-type="float" office:value="1.01219690301675" calcext:value-type="float">
            <text:p>1.01219690301675</text:p>
          </table:table-cell>
          <table:table-cell table:number-columns-repeated="1021"/>
        </table:table-row>
        <table:table-row table:style-name="ro2">
          <table:table-cell office:value-type="float" office:value="0.912933349609375" calcext:value-type="float">
            <text:p>0.912933349609375</text:p>
          </table:table-cell>
          <table:table-cell/>
          <table:table-cell table:formula="of:=[.B15]/[.A25]" office:value-type="float" office:value="1.01811023159368" calcext:value-type="float">
            <text:p>1.01811023159368</text:p>
          </table:table-cell>
          <table:table-cell table:number-columns-repeated="1021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float" office:value="0.911866664886474" calcext:value-type="float">
            <text:p>0.911866664886474</text:p>
          </table:table-cell>
          <table:table-cell office:value-type="float" office:value="0.932399988174438" calcext:value-type="float">
            <text:p>0.932399988174438</text:p>
          </table:table-cell>
          <table:table-cell table:formula="of:=[.B28]/[.A28]" office:value-type="float" office:value="1.02251790100313" calcext:value-type="float">
            <text:p>1.02251790100313</text:p>
          </table:table-cell>
          <table:table-cell table:number-columns-repeated="1021"/>
        </table:table-row>
        <table:table-row table:style-name="ro2">
          <table:table-cell office:value-type="float" office:value="0.91920006275177" calcext:value-type="float">
            <text:p>0.91920006275177</text:p>
          </table:table-cell>
          <table:table-cell/>
          <table:table-cell table:formula="of:=[.B28]/[.A29]" office:value-type="float" office:value="1.01436023120272" calcext:value-type="float">
            <text:p>1.01436023120272</text:p>
          </table:table-cell>
          <table:table-cell table:number-columns-repeated="1021"/>
        </table:table-row>
        <table:table-row table:style-name="ro2">
          <table:table-cell office:value-type="float" office:value="0.925333321094512" calcext:value-type="float">
            <text:p>0.925333321094512</text:p>
          </table:table-cell>
          <table:table-cell/>
          <table:table-cell table:formula="of:=[.B28]/[.A30]" office:value-type="float" office:value="1.00763688815568" calcext:value-type="float">
            <text:p>1.00763688815568</text:p>
          </table:table-cell>
          <table:table-cell table:number-columns-repeated="1021"/>
        </table:table-row>
        <table:table-row table:style-name="ro2">
          <table:table-cell office:value-type="float" office:value="0.911733388900756" calcext:value-type="float">
            <text:p>0.911733388900756</text:p>
          </table:table-cell>
          <table:table-cell/>
          <table:table-cell table:formula="of:=[.B28]/[.A31]" office:value-type="float" office:value="1.02266737132288" calcext:value-type="float">
            <text:p>1.02266737132288</text:p>
          </table:table-cell>
          <table:table-cell table:number-columns-repeated="1021"/>
        </table:table-row>
        <table:table-row table:style-name="ro2">
          <table:table-cell office:value-type="float" office:value="0.915866672992706" calcext:value-type="float">
            <text:p>0.915866672992706</text:p>
          </table:table-cell>
          <table:table-cell/>
          <table:table-cell table:formula="of:=[.B28]/[.A32]" office:value-type="float" office:value="1.01805209826853" calcext:value-type="float">
            <text:p>1.01805209826853</text:p>
          </table:table-cell>
          <table:table-cell table:number-columns-repeated="1021"/>
        </table:table-row>
        <table:table-row table:style-name="ro2">
          <table:table-cell office:value-type="float" office:value="0.92026674747467" calcext:value-type="float">
            <text:p>0.92026674747467</text:p>
          </table:table-cell>
          <table:table-cell/>
          <table:table-cell table:formula="of:=[.B28]/[.A33]" office:value-type="float" office:value="1.0131844823613" calcext:value-type="float">
            <text:p>1.0131844823613</text:p>
          </table:table-cell>
          <table:table-cell table:number-columns-repeated="1021"/>
        </table:table-row>
        <table:table-row table:style-name="ro2">
          <table:table-cell office:value-type="float" office:value="0.924000084400177" calcext:value-type="float">
            <text:p>0.924000084400177</text:p>
          </table:table-cell>
          <table:table-cell/>
          <table:table-cell table:formula="of:=[.B28]/[.A34]" office:value-type="float" office:value="1.00909080412013" calcext:value-type="float">
            <text:p>1.00909080412013</text:p>
          </table:table-cell>
          <table:table-cell table:number-columns-repeated="1021"/>
        </table:table-row>
        <table:table-row table:style-name="ro2">
          <table:table-cell office:value-type="float" office:value="0.935599982738494" calcext:value-type="float">
            <text:p>0.935599982738494</text:p>
          </table:table-cell>
          <table:table-cell/>
          <table:table-cell table:formula="of:=[.B28]/[.A35]" office:value-type="float" office:value="0.99657974067647" calcext:value-type="float">
            <text:p>0.99657974067647</text:p>
          </table:table-cell>
          <table:table-cell table:number-columns-repeated="1021"/>
        </table:table-row>
        <table:table-row table:style-name="ro2">
          <table:table-cell office:value-type="float" office:value="0.919600069522857" calcext:value-type="float">
            <text:p>0.919600069522857</text:p>
          </table:table-cell>
          <table:table-cell/>
          <table:table-cell table:formula="of:=[.B28]/[.A36]" office:value-type="float" office:value="1.01391900574586" calcext:value-type="float">
            <text:p>1.01391900574586</text:p>
          </table:table-cell>
          <table:table-cell table:number-columns-repeated="1021"/>
        </table:table-row>
        <table:table-row table:style-name="ro2">
          <table:table-cell office:value-type="float" office:value="0.916000068187713" calcext:value-type="float">
            <text:p>0.916000068187713</text:p>
          </table:table-cell>
          <table:table-cell/>
          <table:table-cell table:formula="of:=[.B28]/[.A37]" office:value-type="float" office:value="1.01790384144749" calcext:value-type="float">
            <text:p>1.01790384144749</text:p>
          </table:table-cell>
          <table:table-cell table:number-columns-repeated="1021"/>
        </table:table-row>
        <table:table-row table:style-name="ro2">
          <table:table-cell office:value-type="float" office:value="0.91400009393692" calcext:value-type="float">
            <text:p>0.91400009393692</text:p>
          </table:table-cell>
          <table:table-cell/>
          <table:table-cell table:formula="of:=[.B28]/[.A38]" office:value-type="float" office:value="1.02013117324558" calcext:value-type="float">
            <text:p>1.02013117324558</text:p>
          </table:table-cell>
          <table:table-cell table:number-columns-repeated="1021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float" office:value="0.912666678428649" calcext:value-type="float">
            <text:p>0.912666678428649</text:p>
          </table:table-cell>
          <table:table-cell office:value-type="float" office:value="0.933733344078064" calcext:value-type="float">
            <text:p>0.933733344078064</text:p>
          </table:table-cell>
          <table:table-cell table:formula="of:=[.B41]/[.A41]" office:value-type="float" office:value="1.02308254058939" calcext:value-type="float">
            <text:p>1.02308254058939</text:p>
          </table:table-cell>
          <table:table-cell table:number-columns-repeated="1021"/>
        </table:table-row>
        <table:table-row table:style-name="ro2">
          <table:table-cell office:value-type="float" office:value="0.920666754245758" calcext:value-type="float">
            <text:p>0.920666754245758</text:p>
          </table:table-cell>
          <table:table-cell/>
          <table:table-cell table:formula="of:=[.B41]/[.A42]" office:value-type="float" office:value="1.01419252924258" calcext:value-type="float">
            <text:p>1.01419252924258</text:p>
          </table:table-cell>
          <table:table-cell table:number-columns-repeated="1021"/>
        </table:table-row>
        <table:table-row table:style-name="ro2">
          <table:table-cell office:value-type="float" office:value="0.919066667556762" calcext:value-type="float">
            <text:p>0.919066667556762</text:p>
          </table:table-cell>
          <table:table-cell/>
          <table:table-cell table:formula="of:=[.B41]/[.A43]" office:value-type="float" office:value="1.0159582291895" calcext:value-type="float">
            <text:p>1.0159582291895</text:p>
          </table:table-cell>
          <table:table-cell table:number-columns-repeated="1021"/>
        </table:table-row>
        <table:table-row table:style-name="ro2">
          <table:table-cell office:value-type="float" office:value="0.911200106143951" calcext:value-type="float">
            <text:p>0.911200106143951</text:p>
          </table:table-cell>
          <table:table-cell/>
          <table:table-cell table:formula="of:=[.B41]/[.A44]" office:value-type="float" office:value="1.02472918712605" calcext:value-type="float">
            <text:p>1.02472918712605</text:p>
          </table:table-cell>
          <table:table-cell table:number-columns-repeated="1021"/>
        </table:table-row>
        <table:table-row table:style-name="ro2">
          <table:table-cell office:value-type="float" office:value="0.915866613388061" calcext:value-type="float">
            <text:p>0.915866613388061</text:p>
          </table:table-cell>
          <table:table-cell/>
          <table:table-cell table:formula="of:=[.B41]/[.A45]" office:value-type="float" office:value="1.0195080052366" calcext:value-type="float">
            <text:p>1.0195080052366</text:p>
          </table:table-cell>
          <table:table-cell table:number-columns-repeated="1021"/>
        </table:table-row>
        <table:table-row table:style-name="ro2">
          <table:table-cell office:value-type="float" office:value="0.922266721725463" calcext:value-type="float">
            <text:p>0.922266721725463</text:p>
          </table:table-cell>
          <table:table-cell/>
          <table:table-cell table:formula="of:=[.B41]/[.A46]" office:value-type="float" office:value="1.01243308696116" calcext:value-type="float">
            <text:p>1.01243308696116</text:p>
          </table:table-cell>
          <table:table-cell table:number-columns-repeated="1021"/>
        </table:table-row>
        <table:table-row table:style-name="ro2">
          <table:table-cell office:value-type="float" office:value="0.922000050544738" calcext:value-type="float">
            <text:p>0.922000050544738</text:p>
          </table:table-cell>
          <table:table-cell/>
          <table:table-cell table:formula="of:=[.B41]/[.A47]" office:value-type="float" office:value="1.0127259141975" calcext:value-type="float">
            <text:p>1.0127259141975</text:p>
          </table:table-cell>
          <table:table-cell table:number-columns-repeated="1021"/>
        </table:table-row>
        <table:table-row table:style-name="ro2">
          <table:table-cell office:value-type="float" office:value="0.935866713523864" calcext:value-type="float">
            <text:p>0.935866713523864</text:p>
          </table:table-cell>
          <table:table-cell/>
          <table:table-cell table:formula="of:=[.B41]/[.A48]" office:value-type="float" office:value="0.997720434528794" calcext:value-type="float">
            <text:p>0.997720434528794</text:p>
          </table:table-cell>
          <table:table-cell table:number-columns-repeated="1021"/>
        </table:table-row>
        <table:table-row table:style-name="ro2">
          <table:table-cell office:value-type="float" office:value="0.919333398342132" calcext:value-type="float">
            <text:p>0.919333398342132</text:p>
          </table:table-cell>
          <table:table-cell/>
          <table:table-cell table:formula="of:=[.B41]/[.A49]" office:value-type="float" office:value="1.0156634641599" calcext:value-type="float">
            <text:p>1.0156634641599</text:p>
          </table:table-cell>
          <table:table-cell table:number-columns-repeated="1021"/>
        </table:table-row>
        <table:table-row table:style-name="ro2">
          <table:table-cell office:value-type="float" office:value="0.919200003147125" calcext:value-type="float">
            <text:p>0.919200003147125</text:p>
          </table:table-cell>
          <table:table-cell/>
          <table:table-cell table:formula="of:=[.B41]/[.A50]" office:value-type="float" office:value="1.01581085822583" calcext:value-type="float">
            <text:p>1.01581085822583</text:p>
          </table:table-cell>
          <table:table-cell table:number-columns-repeated="1021"/>
        </table:table-row>
        <table:table-row table:style-name="ro2">
          <table:table-cell office:value-type="float" office:value="0.913600087165832" calcext:value-type="float">
            <text:p>0.913600087165832</text:p>
          </table:table-cell>
          <table:table-cell/>
          <table:table-cell table:formula="of:=[.B41]/[.A51]" office:value-type="float" office:value="1.02203727560347" calcext:value-type="float">
            <text:p>1.02203727560347</text:p>
          </table:table-cell>
          <table:table-cell table:number-columns-repeated="1021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float" office:value="0.911066651" calcext:value-type="float">
            <text:p>0.911066651</text:p>
          </table:table-cell>
          <table:table-cell office:value-type="float" office:value="0.933466733" calcext:value-type="float">
            <text:p>0.933466733</text:p>
          </table:table-cell>
          <table:table-cell table:formula="of:=[.B54]/[.A54]" office:value-type="float" office:value="1.02458665562548" calcext:value-type="float">
            <text:p>1.02458665562548</text:p>
          </table:table-cell>
          <table:table-cell table:number-columns-repeated="1021"/>
        </table:table-row>
        <table:table-row table:style-name="ro2">
          <table:table-cell office:value-type="float" office:value="0.918133318" calcext:value-type="float">
            <text:p>0.918133318</text:p>
          </table:table-cell>
          <table:table-cell/>
          <table:table-cell table:formula="of:=[.B54]/[.A55]" office:value-type="float" office:value="1.01670064107182" calcext:value-type="float">
            <text:p>1.01670064107182</text:p>
          </table:table-cell>
          <table:table-cell table:number-columns-repeated="1021"/>
        </table:table-row>
        <table:table-row table:style-name="ro2">
          <table:table-cell office:value-type="float" office:value="0.923733294" calcext:value-type="float">
            <text:p>0.923733294</text:p>
          </table:table-cell>
          <table:table-cell/>
          <table:table-cell table:formula="of:=[.B54]/[.A56]" office:value-type="float" office:value="1.01053706634071" calcext:value-type="float">
            <text:p>1.01053706634071</text:p>
          </table:table-cell>
          <table:table-cell table:number-columns-repeated="1021"/>
        </table:table-row>
        <table:table-row table:style-name="ro2">
          <table:table-cell office:value-type="float" office:value="0.910933316" calcext:value-type="float">
            <text:p>0.910933316</text:p>
          </table:table-cell>
          <table:table-cell/>
          <table:table-cell table:formula="of:=[.B54]/[.A57]" office:value-type="float" office:value="1.02473662627573" calcext:value-type="float">
            <text:p>1.02473662627573</text:p>
          </table:table-cell>
          <table:table-cell table:number-columns-repeated="1021"/>
        </table:table-row>
        <table:table-row table:style-name="ro2">
          <table:table-cell office:value-type="float" office:value="0.917200029" calcext:value-type="float">
            <text:p>0.917200029</text:p>
          </table:table-cell>
          <table:table-cell/>
          <table:table-cell table:formula="of:=[.B54]/[.A58]" office:value-type="float" office:value="1.01773517606376" calcext:value-type="float">
            <text:p>1.01773517606376</text:p>
          </table:table-cell>
          <table:table-cell table:number-columns-repeated="1021"/>
        </table:table-row>
        <table:table-row table:style-name="ro2">
          <table:table-cell office:value-type="float" office:value="0.921066642" calcext:value-type="float">
            <text:p>0.921066642</text:p>
          </table:table-cell>
          <table:table-cell/>
          <table:table-cell table:formula="of:=[.B54]/[.A59]" office:value-type="float" office:value="1.01346275115672" calcext:value-type="float">
            <text:p>1.01346275115672</text:p>
          </table:table-cell>
          <table:table-cell table:number-columns-repeated="1021"/>
        </table:table-row>
        <table:table-row table:style-name="ro2">
          <table:table-cell office:value-type="float" office:value="0.924933374" calcext:value-type="float">
            <text:p>0.924933374</text:p>
          </table:table-cell>
          <table:table-cell/>
          <table:table-cell table:formula="of:=[.B54]/[.A60]" office:value-type="float" office:value="1.00922591749836" calcext:value-type="float">
            <text:p>1.00922591749836</text:p>
          </table:table-cell>
          <table:table-cell table:number-columns-repeated="1021"/>
        </table:table-row>
        <table:table-row table:style-name="ro2">
          <table:table-cell office:value-type="float" office:value="0.934666574" calcext:value-type="float">
            <text:p>0.934666574</text:p>
          </table:table-cell>
          <table:table-cell/>
          <table:table-cell table:formula="of:=[.B54]/[.A61]" office:value-type="float" office:value="0.998716289815666" calcext:value-type="float">
            <text:p>0.998716289815666</text:p>
          </table:table-cell>
          <table:table-cell table:number-columns-repeated="1021"/>
        </table:table-row>
        <table:table-row table:style-name="ro2">
          <table:table-cell office:value-type="float" office:value="0.921866655" calcext:value-type="float">
            <text:p>0.921866655</text:p>
          </table:table-cell>
          <table:table-cell/>
          <table:table-cell table:formula="of:=[.B54]/[.A62]" office:value-type="float" office:value="1.01258324936376" calcext:value-type="float">
            <text:p>1.01258324936376</text:p>
          </table:table-cell>
          <table:table-cell table:number-columns-repeated="1021"/>
        </table:table-row>
        <table:table-row table:style-name="ro2">
          <table:table-cell office:value-type="float" office:value="0.91413331" calcext:value-type="float">
            <text:p>0.91413331</text:p>
          </table:table-cell>
          <table:table-cell/>
          <table:table-cell table:formula="of:=[.B54]/[.A63]" office:value-type="float" office:value="1.02114945685548" calcext:value-type="float">
            <text:p>1.02114945685548</text:p>
          </table:table-cell>
          <table:table-cell table:number-columns-repeated="1021"/>
        </table:table-row>
        <table:table-row table:style-name="ro2">
          <table:table-cell office:value-type="float" office:value="0.910266697" calcext:value-type="float">
            <text:p>0.910266697</text:p>
          </table:table-cell>
          <table:table-cell/>
          <table:table-cell table:formula="of:=[.B54]/[.A64]" office:value-type="float" office:value="1.02548707546531" calcext:value-type="float">
            <text:p>1.02548707546531</text:p>
          </table:table-cell>
          <table:table-cell table:number-columns-repeated="1021"/>
        </table:table-row>
        <table:table-row table:style-name="ro2" table:number-rows-repeated="1048511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MEMORY_INTERFACE.C1:MEMORY_INTERFACE.C1048576">
            <calcext:condition calcext:apply-style-name="Good" calcext:value="&gt;1" calcext:base-cell-address="MEMORY_INTERFACE.C1"/>
          </calcext:conditional-format>
          <calcext:conditional-format calcext:target-range-address="MEMORY_INTERFACE.H2:MEMORY_INTERFACE.H12">
            <calcext:condition calcext:apply-style-name="Good" calcext:value="&gt;1" calcext:base-cell-address="MEMORY_INTERFACE.H2"/>
          </calcext:conditional-format>
        </calcext:conditional-formats>
      </table:table>
      <table:table table:name="spi_axi_master" table:style-name="ta12">
        <office:forms form:automatic-focus="false" form:apply-design-mode="false"/>
        <table:table-column table:style-name="co1" table:number-columns-repeated="2" table:default-cell-style-name="Default"/>
        <table:table-column table:style-name="co1" table:default-cell-style-name="ce29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1017" table:default-cell-style-name="Default"/>
        <table:table-row table:style-name="ro2">
          <table:table-cell office:value-type="string" calcext:value-type="string">
            <text:p>shuffled_feature_mean_accuracy</text:p>
          </table:table-cell>
          <table:table-cell office:value-type="string" calcext:value-type="string">
            <text:p>unshuffled_feature_mean_accuracy</text:p>
          </table:table-cell>
          <table:table-cell table:number-columns-repeated="1022"/>
        </table:table-row>
        <table:table-row table:style-name="ro2">
          <table:table-cell office:value-type="float" office:value="0.83279275894165" calcext:value-type="float">
            <text:p>0.83279275894165</text:p>
          </table:table-cell>
          <table:table-cell office:value-type="float" office:value="0.972702741622924" calcext:value-type="float">
            <text:p>0.972702741622924</text:p>
          </table:table-cell>
          <table:table-cell table:formula="of:=[.B2]/[.A2]" office:value-type="float" office:value="1.1680009596374" calcext:value-type="float">
            <text:p>1.1680009596374</text:p>
          </table:table-cell>
          <table:table-cell table:number-columns-repeated="3"/>
          <table:table-cell office:value-type="string" calcext:value-type="string">
            <text:p>average_neighbour_degree</text:p>
          </table:table-cell>
          <table:table-cell table:style-name="ce30" table:formula="of:=SUM([.C2];[.C15];[.C28];[.C41];[.C54])/5" office:value-type="float" office:value="1.1651971455573" calcext:value-type="float">
            <text:p>1.1651971455573</text:p>
          </table:table-cell>
          <table:table-cell table:number-columns-repeated="1016"/>
        </table:table-row>
        <table:table-row table:style-name="ro2">
          <table:table-cell office:value-type="float" office:value="0.67733347415924" calcext:value-type="float">
            <text:p>0.67733347415924</text:p>
          </table:table-cell>
          <table:table-cell/>
          <table:table-cell table:formula="of:=[.B2]/[.A3]" office:value-type="float" office:value="1.43607658373938" calcext:value-type="float">
            <text:p>1.43607658373938</text:p>
          </table:table-cell>
          <table:table-cell table:number-columns-repeated="3"/>
          <table:table-cell office:value-type="string" calcext:value-type="string">
            <text:p>betweenness_centrality</text:p>
          </table:table-cell>
          <table:table-cell table:style-name="ce30" table:formula="of:=SUM([.C3];[.C16];[.C29];[.C42];[.C55])/5" office:value-type="float" office:value="1.41924246724169" calcext:value-type="float">
            <text:p>1.41924246724169</text:p>
          </table:table-cell>
          <table:table-cell table:number-columns-repeated="1016"/>
        </table:table-row>
        <table:table-row table:style-name="ro2">
          <table:table-cell office:value-type="float" office:value="0.791243195533752" calcext:value-type="float">
            <text:p>0.791243195533752</text:p>
          </table:table-cell>
          <table:table-cell/>
          <table:table-cell table:formula="of:=[.B2]/[.A4]" office:value-type="float" office:value="1.22933473186681" calcext:value-type="float">
            <text:p>1.22933473186681</text:p>
          </table:table-cell>
          <table:table-cell table:number-columns-repeated="3"/>
          <table:table-cell office:value-type="string" calcext:value-type="string">
            <text:p>closeness_centrality</text:p>
          </table:table-cell>
          <table:table-cell table:style-name="ce30" table:formula="of:=SUM([.C4];[.C17];[.C30];[.C43];[.C56])/5" office:value-type="float" office:value="1.20149752409315" calcext:value-type="float">
            <text:p>1.20149752409315</text:p>
          </table:table-cell>
          <table:table-cell table:number-columns-repeated="1016"/>
        </table:table-row>
        <table:table-row table:style-name="ro2">
          <table:table-cell office:value-type="float" office:value="0.721783876419067" calcext:value-type="float">
            <text:p>0.721783876419067</text:p>
          </table:table-cell>
          <table:table-cell/>
          <table:table-cell table:formula="of:=[.B2]/[.A5]" office:value-type="float" office:value="1.34763711604189" calcext:value-type="float">
            <text:p>1.34763711604189</text:p>
          </table:table-cell>
          <table:table-cell table:number-columns-repeated="3"/>
          <table:table-cell office:value-type="string" calcext:value-type="string">
            <text:p>clustering</text:p>
          </table:table-cell>
          <table:table-cell table:style-name="ce30" table:formula="of:=SUM([.C5];[.C18];[.C31];[.C44];[.C57])/5" office:value-type="float" office:value="1.37912141259202" calcext:value-type="float">
            <text:p>1.37912141259202</text:p>
          </table:table-cell>
          <table:table-cell table:number-columns-repeated="1016"/>
        </table:table-row>
        <table:table-row table:style-name="ro2">
          <table:table-cell office:value-type="float" office:value="0.609549582004547" calcext:value-type="float">
            <text:p>0.609549582004547</text:p>
          </table:table-cell>
          <table:table-cell/>
          <table:table-cell table:formula="of:=[.B2]/[.A6]" office:value-type="float" office:value="1.59577296144494" calcext:value-type="float">
            <text:p>1.59577296144494</text:p>
          </table:table-cell>
          <table:table-cell table:number-columns-repeated="3"/>
          <table:table-cell office:value-type="string" calcext:value-type="string">
            <text:p>degree</text:p>
          </table:table-cell>
          <table:table-cell table:style-name="ce30" table:formula="of:=SUM([.C6];[.C19];[.C32];[.C45];[.C58])/5" office:value-type="float" office:value="1.64558874847876" calcext:value-type="float">
            <text:p>1.64558874847876</text:p>
          </table:table-cell>
          <table:table-cell table:number-columns-repeated="1016"/>
        </table:table-row>
        <table:table-row table:style-name="ro2">
          <table:table-cell office:value-type="float" office:value="0.678774714469909" calcext:value-type="float">
            <text:p>0.678774714469909</text:p>
          </table:table-cell>
          <table:table-cell/>
          <table:table-cell table:formula="of:=[.B2]/[.A7]" office:value-type="float" office:value="1.43302736664632" calcext:value-type="float">
            <text:p>1.43302736664632</text:p>
          </table:table-cell>
          <table:table-cell table:number-columns-repeated="3"/>
          <table:table-cell office:value-type="string" calcext:value-type="string">
            <text:p>degree_centrality</text:p>
          </table:table-cell>
          <table:table-cell table:style-name="ce30" table:formula="of:=SUM([.C7];[.C20];[.C33];[.C46];[.C59])/5" office:value-type="float" office:value="1.47415066496744" calcext:value-type="float">
            <text:p>1.47415066496744</text:p>
          </table:table-cell>
          <table:table-cell table:number-columns-repeated="1016"/>
        </table:table-row>
        <table:table-row table:style-name="ro2">
          <table:table-cell office:value-type="float" office:value="0.641639649868011" calcext:value-type="float">
            <text:p>0.641639649868011</text:p>
          </table:table-cell>
          <table:table-cell/>
          <table:table-cell table:formula="of:=[.B2]/[.A8]" office:value-type="float" office:value="1.51596420486641" calcext:value-type="float">
            <text:p>1.51596420486641</text:p>
          </table:table-cell>
          <table:table-cell table:number-columns-repeated="3"/>
          <table:table-cell office:value-type="string" calcext:value-type="string">
            <text:p>has_feedback_path</text:p>
          </table:table-cell>
          <table:table-cell table:style-name="ce30" table:formula="of:=SUM([.C8];[.C21];[.C34];[.C47];[.C60])/5" office:value-type="float" office:value="1.53684332821436" calcext:value-type="float">
            <text:p>1.53684332821436</text:p>
          </table:table-cell>
          <table:table-cell table:number-columns-repeated="1016"/>
        </table:table-row>
        <table:table-row table:style-name="ro2">
          <table:table-cell office:value-type="float" office:value="0.290126115083694" calcext:value-type="float">
            <text:p>0.290126115083694</text:p>
          </table:table-cell>
          <table:table-cell/>
          <table:table-cell table:formula="of:=[.B2]/[.A9]" office:value-type="float" office:value="3.35268936869859" calcext:value-type="float">
            <text:p>3.35268936869859</text:p>
          </table:table-cell>
          <table:table-cell table:number-columns-repeated="3"/>
          <table:table-cell office:value-type="string" calcext:value-type="string">
            <text:p>katz</text:p>
          </table:table-cell>
          <table:table-cell table:style-name="ce30" table:formula="of:=SUM([.C9];[.C22];[.C35];[.C48];[.C61])/5" office:value-type="float" office:value="3.30516433637938" calcext:value-type="float">
            <text:p>3.30516433637938</text:p>
          </table:table-cell>
          <table:table-cell table:number-columns-repeated="1016"/>
        </table:table-row>
        <table:table-row table:style-name="ro2">
          <table:table-cell office:value-type="float" office:value="0.703675746917724" calcext:value-type="float">
            <text:p>0.703675746917724</text:p>
          </table:table-cell>
          <table:table-cell/>
          <table:table-cell table:formula="of:=[.B2]/[.A10]" office:value-type="float" office:value="1.38231670749433" calcext:value-type="float">
            <text:p>1.38231670749433</text:p>
          </table:table-cell>
          <table:table-cell table:number-columns-repeated="3"/>
          <table:table-cell office:value-type="string" calcext:value-type="string">
            <text:p>load_centrality</text:p>
          </table:table-cell>
          <table:table-cell table:style-name="ce30" table:formula="of:=SUM([.C10];[.C23];[.C36];[.C49];[.C62])/5" office:value-type="float" office:value="1.39832878659128" calcext:value-type="float">
            <text:p>1.39832878659128</text:p>
          </table:table-cell>
          <table:table-cell table:number-columns-repeated="1016"/>
        </table:table-row>
        <table:table-row table:style-name="ro2">
          <table:table-cell office:value-type="float" office:value="0.591765701770782" calcext:value-type="float">
            <text:p>0.591765701770782</text:p>
          </table:table-cell>
          <table:table-cell/>
          <table:table-cell table:formula="of:=[.B2]/[.A11]" office:value-type="float" office:value="1.64372950090253" calcext:value-type="float">
            <text:p>1.64372950090253</text:p>
          </table:table-cell>
          <table:table-cell table:number-columns-repeated="3"/>
          <table:table-cell office:value-type="string" calcext:value-type="string">
            <text:p>outdegree</text:p>
          </table:table-cell>
          <table:table-cell table:style-name="ce30" table:formula="of:=SUM([.C11];[.C24];[.C37];[.C50];[.C63])/5" office:value-type="float" office:value="1.6068649551445" calcext:value-type="float">
            <text:p>1.6068649551445</text:p>
          </table:table-cell>
          <table:table-cell table:number-columns-repeated="1016"/>
        </table:table-row>
        <table:table-row table:style-name="ro2">
          <table:table-cell office:value-type="float" office:value="0.730648636817932" calcext:value-type="float">
            <text:p>0.730648636817932</text:p>
          </table:table-cell>
          <table:table-cell/>
          <table:table-cell table:formula="of:=[.B2]/[.A12]" office:value-type="float" office:value="1.33128660290009" calcext:value-type="float">
            <text:p>1.33128660290009</text:p>
          </table:table-cell>
          <table:table-cell table:number-columns-repeated="3"/>
          <table:table-cell office:value-type="string" calcext:value-type="string">
            <text:p>pagerank</text:p>
          </table:table-cell>
          <table:table-cell table:style-name="ce30" table:formula="of:=SUM([.C12];[.C25];[.C38];[.C51];[.C64])/5" office:value-type="float" office:value="1.31184218537508" calcext:value-type="float">
            <text:p>1.31184218537508</text:p>
          </table:table-cell>
          <table:table-cell table:number-columns-repeated="1016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float" office:value="0.824288308620452" calcext:value-type="float">
            <text:p>0.824288308620452</text:p>
          </table:table-cell>
          <table:table-cell office:value-type="float" office:value="0.974991083145141" calcext:value-type="float">
            <text:p>0.974991083145141</text:p>
          </table:table-cell>
          <table:table-cell table:formula="of:=[.B15]/[.A15]" office:value-type="float" office:value="1.18282774721979" calcext:value-type="float">
            <text:p>1.18282774721979</text:p>
          </table:table-cell>
          <table:table-cell table:number-columns-repeated="1021"/>
        </table:table-row>
        <table:table-row table:style-name="ro2">
          <table:table-cell office:value-type="float" office:value="0.72468477487564" calcext:value-type="float">
            <text:p>0.72468477487564</text:p>
          </table:table-cell>
          <table:table-cell/>
          <table:table-cell table:formula="of:=[.B15]/[.A16]" office:value-type="float" office:value="1.34540025808112" calcext:value-type="float">
            <text:p>1.34540025808112</text:p>
          </table:table-cell>
          <table:table-cell table:number-columns-repeated="1021"/>
        </table:table-row>
        <table:table-row table:style-name="ro2">
          <table:table-cell office:value-type="float" office:value="0.819621562957763" calcext:value-type="float">
            <text:p>0.819621562957763</text:p>
          </table:table-cell>
          <table:table-cell/>
          <table:table-cell table:formula="of:=[.B15]/[.A17]" office:value-type="float" office:value="1.1895625093448" calcext:value-type="float">
            <text:p>1.1895625093448</text:p>
          </table:table-cell>
          <table:table-cell table:number-columns-repeated="1021"/>
        </table:table-row>
        <table:table-row table:style-name="ro2">
          <table:table-cell office:value-type="float" office:value="0.710864961147308" calcext:value-type="float">
            <text:p>0.710864961147308</text:p>
          </table:table-cell>
          <table:table-cell/>
          <table:table-cell table:formula="of:=[.B15]/[.A18]" office:value-type="float" office:value="1.37155597255989" calcext:value-type="float">
            <text:p>1.37155597255989</text:p>
          </table:table-cell>
          <table:table-cell table:number-columns-repeated="1021"/>
        </table:table-row>
        <table:table-row table:style-name="ro2">
          <table:table-cell office:value-type="float" office:value="0.570558488368988" calcext:value-type="float">
            <text:p>0.570558488368988</text:p>
          </table:table-cell>
          <table:table-cell/>
          <table:table-cell table:formula="of:=[.B15]/[.A19]" office:value-type="float" office:value="1.70883634722931" calcext:value-type="float">
            <text:p>1.70883634722931</text:p>
          </table:table-cell>
          <table:table-cell table:number-columns-repeated="1021"/>
        </table:table-row>
        <table:table-row table:style-name="ro2">
          <table:table-cell office:value-type="float" office:value="0.635963916778564" calcext:value-type="float">
            <text:p>0.635963916778564</text:p>
          </table:table-cell>
          <table:table-cell/>
          <table:table-cell table:formula="of:=[.B15]/[.A20]" office:value-type="float" office:value="1.53309182710223" calcext:value-type="float">
            <text:p>1.53309182710223</text:p>
          </table:table-cell>
          <table:table-cell table:number-columns-repeated="1021"/>
        </table:table-row>
        <table:table-row table:style-name="ro2">
          <table:table-cell office:value-type="float" office:value="0.606918931007385" calcext:value-type="float">
            <text:p>0.606918931007385</text:p>
          </table:table-cell>
          <table:table-cell/>
          <table:table-cell table:formula="of:=[.B15]/[.A21]" office:value-type="float" office:value="1.60646016021747" calcext:value-type="float">
            <text:p>1.60646016021747</text:p>
          </table:table-cell>
          <table:table-cell table:number-columns-repeated="1021"/>
        </table:table-row>
        <table:table-row table:style-name="ro2">
          <table:table-cell office:value-type="float" office:value="0.288594603538513" calcext:value-type="float">
            <text:p>0.288594603538513</text:p>
          </table:table-cell>
          <table:table-cell/>
          <table:table-cell table:formula="of:=[.B15]/[.A22]" office:value-type="float" office:value="3.37841065352779" calcext:value-type="float">
            <text:p>3.37841065352779</text:p>
          </table:table-cell>
          <table:table-cell table:number-columns-repeated="1021"/>
        </table:table-row>
        <table:table-row table:style-name="ro2">
          <table:table-cell office:value-type="float" office:value="0.73081088066101" calcext:value-type="float">
            <text:p>0.73081088066101</text:p>
          </table:table-cell>
          <table:table-cell/>
          <table:table-cell table:formula="of:=[.B15]/[.A23]" office:value-type="float" office:value="1.33412228655281" calcext:value-type="float">
            <text:p>1.33412228655281</text:p>
          </table:table-cell>
          <table:table-cell table:number-columns-repeated="1021"/>
        </table:table-row>
        <table:table-row table:style-name="ro2">
          <table:table-cell office:value-type="float" office:value="0.591387391090393" calcext:value-type="float">
            <text:p>0.591387391090393</text:p>
          </table:table-cell>
          <table:table-cell/>
          <table:table-cell table:formula="of:=[.B15]/[.A24]" office:value-type="float" office:value="1.64865044103741" calcext:value-type="float">
            <text:p>1.64865044103741</text:p>
          </table:table-cell>
          <table:table-cell table:number-columns-repeated="1021"/>
        </table:table-row>
        <table:table-row table:style-name="ro2">
          <table:table-cell office:value-type="float" office:value="0.760198235511779" calcext:value-type="float">
            <text:p>0.760198235511779</text:p>
          </table:table-cell>
          <table:table-cell/>
          <table:table-cell table:formula="of:=[.B15]/[.A25]" office:value-type="float" office:value="1.28254846906973" calcext:value-type="float">
            <text:p>1.28254846906973</text:p>
          </table:table-cell>
          <table:table-cell table:number-columns-repeated="1021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float" office:value="0.859495460987091" calcext:value-type="float">
            <text:p>0.859495460987091</text:p>
          </table:table-cell>
          <table:table-cell office:value-type="float" office:value="0.970576643943786" calcext:value-type="float">
            <text:p>0.970576643943786</text:p>
          </table:table-cell>
          <table:table-cell table:formula="of:=[.B28]/[.A28]" office:value-type="float" office:value="1.12923998787512" calcext:value-type="float">
            <text:p>1.12923998787512</text:p>
          </table:table-cell>
          <table:table-cell table:number-columns-repeated="1021"/>
        </table:table-row>
        <table:table-row table:style-name="ro2">
          <table:table-cell office:value-type="float" office:value="0.68756753206253" calcext:value-type="float">
            <text:p>0.68756753206253</text:p>
          </table:table-cell>
          <table:table-cell/>
          <table:table-cell table:formula="of:=[.B28]/[.A29]" office:value-type="float" office:value="1.41160918554764" calcext:value-type="float">
            <text:p>1.41160918554764</text:p>
          </table:table-cell>
          <table:table-cell table:number-columns-repeated="1021"/>
        </table:table-row>
        <table:table-row table:style-name="ro2">
          <table:table-cell office:value-type="float" office:value="0.85109919309616" calcext:value-type="float">
            <text:p>0.85109919309616</text:p>
          </table:table-cell>
          <table:table-cell/>
          <table:table-cell table:formula="of:=[.B28]/[.A30]" office:value-type="float" office:value="1.14038017168479" calcext:value-type="float">
            <text:p>1.14038017168479</text:p>
          </table:table-cell>
          <table:table-cell table:number-columns-repeated="1021"/>
        </table:table-row>
        <table:table-row table:style-name="ro2">
          <table:table-cell office:value-type="float" office:value="0.683171212673187" calcext:value-type="float">
            <text:p>0.683171212673187</text:p>
          </table:table-cell>
          <table:table-cell/>
          <table:table-cell table:formula="of:=[.B28]/[.A31]" office:value-type="float" office:value="1.42069312339144" calcext:value-type="float">
            <text:p>1.42069312339144</text:p>
          </table:table-cell>
          <table:table-cell table:number-columns-repeated="1021"/>
        </table:table-row>
        <table:table-row table:style-name="ro2">
          <table:table-cell office:value-type="float" office:value="0.629981935024261" calcext:value-type="float">
            <text:p>0.629981935024261</text:p>
          </table:table-cell>
          <table:table-cell/>
          <table:table-cell table:formula="of:=[.B28]/[.A32]" office:value-type="float" office:value="1.54064202476918" calcext:value-type="float">
            <text:p>1.54064202476918</text:p>
          </table:table-cell>
          <table:table-cell table:number-columns-repeated="1021"/>
        </table:table-row>
        <table:table-row table:style-name="ro2">
          <table:table-cell office:value-type="float" office:value="0.69095504283905" calcext:value-type="float">
            <text:p>0.69095504283905</text:p>
          </table:table-cell>
          <table:table-cell/>
          <table:table-cell table:formula="of:=[.B28]/[.A33]" office:value-type="float" office:value="1.40468855970108" calcext:value-type="float">
            <text:p>1.40468855970108</text:p>
          </table:table-cell>
          <table:table-cell table:number-columns-repeated="1021"/>
        </table:table-row>
        <table:table-row table:style-name="ro2">
          <table:table-cell office:value-type="float" office:value="0.639729738235473" calcext:value-type="float">
            <text:p>0.639729738235473</text:p>
          </table:table-cell>
          <table:table-cell/>
          <table:table-cell table:formula="of:=[.B28]/[.A34]" office:value-type="float" office:value="1.51716668138778" calcext:value-type="float">
            <text:p>1.51716668138778</text:p>
          </table:table-cell>
          <table:table-cell table:number-columns-repeated="1021"/>
        </table:table-row>
        <table:table-row table:style-name="ro2">
          <table:table-cell office:value-type="float" office:value="0.300036042928695" calcext:value-type="float">
            <text:p>0.300036042928695</text:p>
          </table:table-cell>
          <table:table-cell/>
          <table:table-cell table:formula="of:=[.B28]/[.A35]" office:value-type="float" office:value="3.2348668328973" calcext:value-type="float">
            <text:p>3.2348668328973</text:p>
          </table:table-cell>
          <table:table-cell table:number-columns-repeated="1021"/>
        </table:table-row>
        <table:table-row table:style-name="ro2">
          <table:table-cell office:value-type="float" office:value="0.637621641159057" calcext:value-type="float">
            <text:p>0.637621641159057</text:p>
          </table:table-cell>
          <table:table-cell/>
          <table:table-cell table:formula="of:=[.B28]/[.A36]" office:value-type="float" office:value="1.52218271980149" calcext:value-type="float">
            <text:p>1.52218271980149</text:p>
          </table:table-cell>
          <table:table-cell table:number-columns-repeated="1021"/>
        </table:table-row>
        <table:table-row table:style-name="ro2">
          <table:table-cell office:value-type="float" office:value="0.648702681064605" calcext:value-type="float">
            <text:p>0.648702681064605</text:p>
          </table:table-cell>
          <table:table-cell/>
          <table:table-cell table:formula="of:=[.B28]/[.A37]" office:value-type="float" office:value="1.49618102757174" calcext:value-type="float">
            <text:p>1.49618102757174</text:p>
          </table:table-cell>
          <table:table-cell table:number-columns-repeated="1021"/>
        </table:table-row>
        <table:table-row table:style-name="ro2">
          <table:table-cell office:value-type="float" office:value="0.768972933292388" calcext:value-type="float">
            <text:p>0.768972933292388</text:p>
          </table:table-cell>
          <table:table-cell/>
          <table:table-cell table:formula="of:=[.B28]/[.A38]" office:value-type="float" office:value="1.2621727006544" calcext:value-type="float">
            <text:p>1.2621727006544</text:p>
          </table:table-cell>
          <table:table-cell table:number-columns-repeated="1021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float" office:value="0.839297354221344" calcext:value-type="float">
            <text:p>0.839297354221344</text:p>
          </table:table-cell>
          <table:table-cell office:value-type="float" office:value="0.980036079883575" calcext:value-type="float">
            <text:p>0.980036079883575</text:p>
          </table:table-cell>
          <table:table-cell table:formula="of:=[.B41]/[.A41]" office:value-type="float" office:value="1.16768636878738" calcext:value-type="float">
            <text:p>1.16768636878738</text:p>
          </table:table-cell>
          <table:table-cell table:number-columns-repeated="1021"/>
        </table:table-row>
        <table:table-row table:style-name="ro2">
          <table:table-cell office:value-type="float" office:value="0.672991037368774" calcext:value-type="float">
            <text:p>0.672991037368774</text:p>
          </table:table-cell>
          <table:table-cell/>
          <table:table-cell table:formula="of:=[.B41]/[.A42]" office:value-type="float" office:value="1.45623942291307" calcext:value-type="float">
            <text:p>1.45623942291307</text:p>
          </table:table-cell>
          <table:table-cell table:number-columns-repeated="1021"/>
        </table:table-row>
        <table:table-row table:style-name="ro2">
          <table:table-cell office:value-type="float" office:value="0.804864943027496" calcext:value-type="float">
            <text:p>0.804864943027496</text:p>
          </table:table-cell>
          <table:table-cell/>
          <table:table-cell table:formula="of:=[.B41]/[.A43]" office:value-type="float" office:value="1.21764041082119" calcext:value-type="float">
            <text:p>1.21764041082119</text:p>
          </table:table-cell>
          <table:table-cell table:number-columns-repeated="1021"/>
        </table:table-row>
        <table:table-row table:style-name="ro2">
          <table:table-cell office:value-type="float" office:value="0.700918972492218" calcext:value-type="float">
            <text:p>0.700918972492218</text:p>
          </table:table-cell>
          <table:table-cell/>
          <table:table-cell table:formula="of:=[.B41]/[.A44]" office:value-type="float" office:value="1.39821593985239" calcext:value-type="float">
            <text:p>1.39821593985239</text:p>
          </table:table-cell>
          <table:table-cell table:number-columns-repeated="1021"/>
        </table:table-row>
        <table:table-row table:style-name="ro2">
          <table:table-cell office:value-type="float" office:value="0.581549525260925" calcext:value-type="float">
            <text:p>0.581549525260925</text:p>
          </table:table-cell>
          <table:table-cell/>
          <table:table-cell table:formula="of:=[.B41]/[.A45]" office:value-type="float" office:value="1.68521516623001" calcext:value-type="float">
            <text:p>1.68521516623001</text:p>
          </table:table-cell>
          <table:table-cell table:number-columns-repeated="1021"/>
        </table:table-row>
        <table:table-row table:style-name="ro2">
          <table:table-cell office:value-type="float" office:value="0.631855905055999" calcext:value-type="float">
            <text:p>0.631855905055999</text:p>
          </table:table-cell>
          <table:table-cell/>
          <table:table-cell table:formula="of:=[.B41]/[.A46]" office:value-type="float" office:value="1.55104363517299" calcext:value-type="float">
            <text:p>1.55104363517299</text:p>
          </table:table-cell>
          <table:table-cell table:number-columns-repeated="1021"/>
        </table:table-row>
        <table:table-row table:style-name="ro2">
          <table:table-cell office:value-type="float" office:value="0.636648654937744" calcext:value-type="float">
            <text:p>0.636648654937744</text:p>
          </table:table-cell>
          <table:table-cell/>
          <table:table-cell table:formula="of:=[.B41]/[.A47]" office:value-type="float" office:value="1.53936723541717" calcext:value-type="float">
            <text:p>1.53936723541717</text:p>
          </table:table-cell>
          <table:table-cell table:number-columns-repeated="1021"/>
        </table:table-row>
        <table:table-row table:style-name="ro2">
          <table:table-cell office:value-type="float" office:value="0.31852251291275" calcext:value-type="float">
            <text:p>0.31852251291275</text:p>
          </table:table-cell>
          <table:table-cell/>
          <table:table-cell table:formula="of:=[.B41]/[.A48]" office:value-type="float" office:value="3.07681887512933" calcext:value-type="float">
            <text:p>3.07681887512933</text:p>
          </table:table-cell>
          <table:table-cell table:number-columns-repeated="1021"/>
        </table:table-row>
        <table:table-row table:style-name="ro2">
          <table:table-cell office:value-type="float" office:value="0.761135160923004" calcext:value-type="float">
            <text:p>0.761135160923004</text:p>
          </table:table-cell>
          <table:table-cell/>
          <table:table-cell table:formula="of:=[.B41]/[.A49]" office:value-type="float" office:value="1.28759795920493" calcext:value-type="float">
            <text:p>1.28759795920493</text:p>
          </table:table-cell>
          <table:table-cell table:number-columns-repeated="1021"/>
        </table:table-row>
        <table:table-row table:style-name="ro2">
          <table:table-cell office:value-type="float" office:value="0.63953149318695" calcext:value-type="float">
            <text:p>0.63953149318695</text:p>
          </table:table-cell>
          <table:table-cell/>
          <table:table-cell table:formula="of:=[.B41]/[.A50]" office:value-type="float" office:value="1.53242817644492" calcext:value-type="float">
            <text:p>1.53242817644492</text:p>
          </table:table-cell>
          <table:table-cell table:number-columns-repeated="1021"/>
        </table:table-row>
        <table:table-row table:style-name="ro2">
          <table:table-cell office:value-type="float" office:value="0.715729653835296" calcext:value-type="float">
            <text:p>0.715729653835296</text:p>
          </table:table-cell>
          <table:table-cell/>
          <table:table-cell table:formula="of:=[.B41]/[.A51]" office:value-type="float" office:value="1.36928248624599" calcext:value-type="float">
            <text:p>1.36928248624599</text:p>
          </table:table-cell>
          <table:table-cell table:number-columns-repeated="1021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float" office:value="0.827351391" calcext:value-type="float">
            <text:p>0.827351391</text:p>
          </table:table-cell>
          <table:table-cell office:value-type="float" office:value="0.974810779" calcext:value-type="float">
            <text:p>0.974810779</text:p>
          </table:table-cell>
          <table:table-cell table:formula="of:=[.B54]/[.A54]" office:value-type="float" office:value="1.17823066426681" calcext:value-type="float">
            <text:p>1.17823066426681</text:p>
          </table:table-cell>
          <table:table-cell table:number-columns-repeated="1021"/>
        </table:table-row>
        <table:table-row table:style-name="ro2">
          <table:table-cell office:value-type="float" office:value="0.673729777" calcext:value-type="float">
            <text:p>0.673729777</text:p>
          </table:table-cell>
          <table:table-cell/>
          <table:table-cell table:formula="of:=[.B54]/[.A55]" office:value-type="float" office:value="1.44688688592726" calcext:value-type="float">
            <text:p>1.44688688592726</text:p>
          </table:table-cell>
          <table:table-cell table:number-columns-repeated="1021"/>
        </table:table-row>
        <table:table-row table:style-name="ro2">
          <table:table-cell office:value-type="float" office:value="0.79216212" calcext:value-type="float">
            <text:p>0.79216212</text:p>
          </table:table-cell>
          <table:table-cell/>
          <table:table-cell table:formula="of:=[.B54]/[.A56]" office:value-type="float" office:value="1.23056979674817" calcext:value-type="float">
            <text:p>1.23056979674817</text:p>
          </table:table-cell>
          <table:table-cell table:number-columns-repeated="1021"/>
        </table:table-row>
        <table:table-row table:style-name="ro2">
          <table:table-cell office:value-type="float" office:value="0.718090057" calcext:value-type="float">
            <text:p>0.718090057</text:p>
          </table:table-cell>
          <table:table-cell/>
          <table:table-cell table:formula="of:=[.B54]/[.A57]" office:value-type="float" office:value="1.35750491111451" calcext:value-type="float">
            <text:p>1.35750491111451</text:p>
          </table:table-cell>
          <table:table-cell table:number-columns-repeated="1021"/>
        </table:table-row>
        <table:table-row table:style-name="ro2">
          <table:table-cell office:value-type="float" office:value="0.574270308" calcext:value-type="float">
            <text:p>0.574270308</text:p>
          </table:table-cell>
          <table:table-cell/>
          <table:table-cell table:formula="of:=[.B54]/[.A58]" office:value-type="float" office:value="1.69747724272034" calcext:value-type="float">
            <text:p>1.69747724272034</text:p>
          </table:table-cell>
          <table:table-cell table:number-columns-repeated="1021"/>
        </table:table-row>
        <table:table-row table:style-name="ro2">
          <table:table-cell office:value-type="float" office:value="0.672792792" calcext:value-type="float">
            <text:p>0.672792792</text:p>
          </table:table-cell>
          <table:table-cell/>
          <table:table-cell table:formula="of:=[.B54]/[.A59]" office:value-type="float" office:value="1.44890193621456" calcext:value-type="float">
            <text:p>1.44890193621456</text:p>
          </table:table-cell>
          <table:table-cell table:number-columns-repeated="1021"/>
        </table:table-row>
        <table:table-row table:style-name="ro2">
          <table:table-cell office:value-type="float" office:value="0.647603631" calcext:value-type="float">
            <text:p>0.647603631</text:p>
          </table:table-cell>
          <table:table-cell/>
          <table:table-cell table:formula="of:=[.B54]/[.A60]" office:value-type="float" office:value="1.50525835918298" calcext:value-type="float">
            <text:p>1.50525835918298</text:p>
          </table:table-cell>
          <table:table-cell table:number-columns-repeated="1021"/>
        </table:table-row>
        <table:table-row table:style-name="ro2">
          <table:table-cell office:value-type="float" office:value="0.279873878" calcext:value-type="float">
            <text:p>0.279873878</text:p>
          </table:table-cell>
          <table:table-cell/>
          <table:table-cell table:formula="of:=[.B54]/[.A61]" office:value-type="float" office:value="3.4830359516439" calcext:value-type="float">
            <text:p>3.4830359516439</text:p>
          </table:table-cell>
          <table:table-cell table:number-columns-repeated="1021"/>
        </table:table-row>
        <table:table-row table:style-name="ro2">
          <table:table-cell office:value-type="float" office:value="0.665207207" calcext:value-type="float">
            <text:p>0.665207207</text:p>
          </table:table-cell>
          <table:table-cell/>
          <table:table-cell table:formula="of:=[.B54]/[.A62]" office:value-type="float" office:value="1.46542425990282" calcext:value-type="float">
            <text:p>1.46542425990282</text:p>
          </table:table-cell>
          <table:table-cell table:number-columns-repeated="1021"/>
        </table:table-row>
        <table:table-row table:style-name="ro2">
          <table:table-cell office:value-type="float" office:value="0.568954945" calcext:value-type="float">
            <text:p>0.568954945</text:p>
          </table:table-cell>
          <table:table-cell/>
          <table:table-cell table:formula="of:=[.B54]/[.A63]" office:value-type="float" office:value="1.7133356297659" calcext:value-type="float">
            <text:p>1.7133356297659</text:p>
          </table:table-cell>
          <table:table-cell table:number-columns-repeated="1021"/>
        </table:table-row>
        <table:table-row table:style-name="ro2">
          <table:table-cell office:value-type="float" office:value="0.741909921" calcext:value-type="float">
            <text:p>0.741909921</text:p>
          </table:table-cell>
          <table:table-cell/>
          <table:table-cell table:formula="of:=[.B54]/[.A64]" office:value-type="float" office:value="1.31392066800519" calcext:value-type="float">
            <text:p>1.31392066800519</text:p>
          </table:table-cell>
          <table:table-cell table:number-columns-repeated="1021"/>
        </table:table-row>
        <table:table-row table:style-name="ro2" table:number-rows-repeated="1048511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spi_axi_master.C1:spi_axi_master.C1048576">
            <calcext:condition calcext:apply-style-name="Good" calcext:value="&gt;1" calcext:base-cell-address="spi_axi_master.C1"/>
          </calcext:conditional-format>
          <calcext:conditional-format calcext:target-range-address="spi_axi_master.H2:spi_axi_master.H12">
            <calcext:condition calcext:apply-style-name="Good" calcext:value="&gt;1" calcext:base-cell-address="spi_axi_master.H2"/>
          </calcext:conditional-format>
        </calcext:conditional-formats>
      </table:table>
      <table:table table:name="UART" table:style-name="ta13">
        <office:forms form:automatic-focus="false" form:apply-design-mode="false"/>
        <table:table-column table:style-name="co1" table:number-columns-repeated="2" table:default-cell-style-name="Default"/>
        <table:table-column table:style-name="co1" table:default-cell-style-name="ce31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1017" table:default-cell-style-name="Default"/>
        <table:table-row table:style-name="ro2">
          <table:table-cell office:value-type="string" calcext:value-type="string">
            <text:p>shuffled_feature_mean_accuracy</text:p>
          </table:table-cell>
          <table:table-cell office:value-type="string" calcext:value-type="string">
            <text:p>unshuffled_feature_mean_accuracy</text:p>
          </table:table-cell>
          <table:table-cell table:number-columns-repeated="1022"/>
        </table:table-row>
        <table:table-row table:style-name="ro2">
          <table:table-cell office:value-type="float" office:value="0.287812501" calcext:value-type="float">
            <text:p>0.287812501</text:p>
          </table:table-cell>
          <table:table-cell office:value-type="float" office:value="0.443281263" calcext:value-type="float">
            <text:p>0.443281263</text:p>
          </table:table-cell>
          <table:table-cell table:formula="of:=[.B2]/[.A2]" office:value-type="float" office:value="1.5401737640298" calcext:value-type="float">
            <text:p>1.5401737640298</text:p>
          </table:table-cell>
          <table:table-cell table:number-columns-repeated="3"/>
          <table:table-cell office:value-type="string" calcext:value-type="string">
            <text:p>average_neighbour_degree</text:p>
          </table:table-cell>
          <table:table-cell table:style-name="ce32" table:formula="of:=SUM([.C2];[.C15];[.C28];[.C41];[.C54])/5" office:value-type="float" office:value="1.46930861093555" calcext:value-type="float">
            <text:p>1.46930861093555</text:p>
          </table:table-cell>
          <table:table-cell table:number-columns-repeated="1016"/>
        </table:table-row>
        <table:table-row table:style-name="ro2">
          <table:table-cell office:value-type="float" office:value="0.557031274" calcext:value-type="float">
            <text:p>0.557031274</text:p>
          </table:table-cell>
          <table:table-cell/>
          <table:table-cell table:formula="of:=[.B2]/[.A3]" office:value-type="float" office:value="0.795792415418313" calcext:value-type="float">
            <text:p>0.795792415418313</text:p>
          </table:table-cell>
          <table:table-cell table:number-columns-repeated="3"/>
          <table:table-cell office:value-type="string" calcext:value-type="string">
            <text:p>betweenness_centrality</text:p>
          </table:table-cell>
          <table:table-cell table:style-name="ce32" table:formula="of:=SUM([.C3];[.C16];[.C29];[.C42];[.C55])/5" office:value-type="float" office:value="0.769724106625124" calcext:value-type="float">
            <text:p>0.769724106625124</text:p>
          </table:table-cell>
          <table:table-cell table:number-columns-repeated="1016"/>
        </table:table-row>
        <table:table-row table:style-name="ro2">
          <table:table-cell office:value-type="float" office:value="0.703593731" calcext:value-type="float">
            <text:p>0.703593731</text:p>
          </table:table-cell>
          <table:table-cell/>
          <table:table-cell table:formula="of:=[.B2]/[.A4]" office:value-type="float" office:value="0.630024463648895" calcext:value-type="float">
            <text:p>0.630024463648895</text:p>
          </table:table-cell>
          <table:table-cell table:number-columns-repeated="3"/>
          <table:table-cell office:value-type="string" calcext:value-type="string">
            <text:p>closeness_centrality</text:p>
          </table:table-cell>
          <table:table-cell table:style-name="ce32" table:formula="of:=SUM([.C4];[.C17];[.C30];[.C43];[.C56])/5" office:value-type="float" office:value="0.62269668952429" calcext:value-type="float">
            <text:p>0.62269668952429</text:p>
          </table:table-cell>
          <table:table-cell table:number-columns-repeated="1016"/>
        </table:table-row>
        <table:table-row table:style-name="ro2">
          <table:table-cell office:value-type="float" office:value="0.612500012" calcext:value-type="float">
            <text:p>0.612500012</text:p>
          </table:table-cell>
          <table:table-cell/>
          <table:table-cell table:formula="of:=[.B2]/[.A5]" office:value-type="float" office:value="0.723724496841316" calcext:value-type="float">
            <text:p>0.723724496841316</text:p>
          </table:table-cell>
          <table:table-cell table:number-columns-repeated="3"/>
          <table:table-cell office:value-type="string" calcext:value-type="string">
            <text:p>clustering</text:p>
          </table:table-cell>
          <table:table-cell table:style-name="ce32" table:formula="of:=SUM([.C5];[.C18];[.C31];[.C44];[.C57])/5" office:value-type="float" office:value="0.703313826934039" calcext:value-type="float">
            <text:p>0.703313826934039</text:p>
          </table:table-cell>
          <table:table-cell table:number-columns-repeated="1016"/>
        </table:table-row>
        <table:table-row table:style-name="ro2">
          <table:table-cell office:value-type="float" office:value="0.538281262" calcext:value-type="float">
            <text:p>0.538281262</text:p>
          </table:table-cell>
          <table:table-cell/>
          <table:table-cell table:formula="of:=[.B2]/[.A6]" office:value-type="float" office:value="0.82351234251212" calcext:value-type="float">
            <text:p>0.82351234251212</text:p>
          </table:table-cell>
          <table:table-cell table:number-columns-repeated="3"/>
          <table:table-cell office:value-type="string" calcext:value-type="string">
            <text:p>degree</text:p>
          </table:table-cell>
          <table:table-cell table:style-name="ce32" table:formula="of:=SUM([.C6];[.C19];[.C32];[.C45];[.C58])/5" office:value-type="float" office:value="0.801968255841314" calcext:value-type="float">
            <text:p>0.801968255841314</text:p>
          </table:table-cell>
          <table:table-cell table:number-columns-repeated="1016"/>
        </table:table-row>
        <table:table-row table:style-name="ro2">
          <table:table-cell office:value-type="float" office:value="0.576562524" calcext:value-type="float">
            <text:p>0.576562524</text:p>
          </table:table-cell>
          <table:table-cell/>
          <table:table-cell table:formula="of:=[.B2]/[.A7]" office:value-type="float" office:value="0.768834678890784" calcext:value-type="float">
            <text:p>0.768834678890784</text:p>
          </table:table-cell>
          <table:table-cell table:number-columns-repeated="3"/>
          <table:table-cell office:value-type="string" calcext:value-type="string">
            <text:p>degree_centrality</text:p>
          </table:table-cell>
          <table:table-cell table:style-name="ce32" table:formula="of:=SUM([.C7];[.C20];[.C33];[.C46];[.C59])/5" office:value-type="float" office:value="0.743258944693253" calcext:value-type="float">
            <text:p>0.743258944693253</text:p>
          </table:table-cell>
          <table:table-cell table:number-columns-repeated="1016"/>
        </table:table-row>
        <table:table-row table:style-name="ro2">
          <table:table-cell office:value-type="float" office:value="0.544843733" calcext:value-type="float">
            <text:p>0.544843733</text:p>
          </table:table-cell>
          <table:table-cell/>
          <table:table-cell table:formula="of:=[.B2]/[.A8]" office:value-type="float" office:value="0.813593395961847" calcext:value-type="float">
            <text:p>0.813593395961847</text:p>
          </table:table-cell>
          <table:table-cell table:number-columns-repeated="3"/>
          <table:table-cell office:value-type="string" calcext:value-type="string">
            <text:p>has_feedback_path</text:p>
          </table:table-cell>
          <table:table-cell table:style-name="ce32" table:formula="of:=SUM([.C8];[.C21];[.C34];[.C47];[.C60])/5" office:value-type="float" office:value="0.797404041284725" calcext:value-type="float">
            <text:p>0.797404041284725</text:p>
          </table:table-cell>
          <table:table-cell table:number-columns-repeated="1016"/>
        </table:table-row>
        <table:table-row table:style-name="ro2">
          <table:table-cell office:value-type="float" office:value="0.405312508" calcext:value-type="float">
            <text:p>0.405312508</text:p>
          </table:table-cell>
          <table:table-cell/>
          <table:table-cell table:formula="of:=[.B2]/[.A9]" office:value-type="float" office:value="1.09367772829749" calcext:value-type="float">
            <text:p>1.09367772829749</text:p>
          </table:table-cell>
          <table:table-cell table:number-columns-repeated="3"/>
          <table:table-cell office:value-type="string" calcext:value-type="string">
            <text:p>katz</text:p>
          </table:table-cell>
          <table:table-cell table:style-name="ce32" table:formula="of:=SUM([.C9];[.C22];[.C35];[.C48];[.C61])/5" office:value-type="float" office:value="1.06456846443039" calcext:value-type="float">
            <text:p>1.06456846443039</text:p>
          </table:table-cell>
          <table:table-cell table:number-columns-repeated="1016"/>
        </table:table-row>
        <table:table-row table:style-name="ro2">
          <table:table-cell office:value-type="float" office:value="0.566718757" calcext:value-type="float">
            <text:p>0.566718757</text:p>
          </table:table-cell>
          <table:table-cell/>
          <table:table-cell table:formula="of:=[.B2]/[.A10]" office:value-type="float" office:value="0.782189150305466" calcext:value-type="float">
            <text:p>0.782189150305466</text:p>
          </table:table-cell>
          <table:table-cell table:number-columns-repeated="3"/>
          <table:table-cell office:value-type="string" calcext:value-type="string">
            <text:p>load_centrality</text:p>
          </table:table-cell>
          <table:table-cell table:style-name="ce32" table:formula="of:=SUM([.C10];[.C23];[.C36];[.C49];[.C62])/5" office:value-type="float" office:value="0.773662781371328" calcext:value-type="float">
            <text:p>0.773662781371328</text:p>
          </table:table-cell>
          <table:table-cell table:number-columns-repeated="1016"/>
        </table:table-row>
        <table:table-row table:style-name="ro2">
          <table:table-cell office:value-type="float" office:value="0.559062481" calcext:value-type="float">
            <text:p>0.559062481</text:p>
          </table:table-cell>
          <table:table-cell/>
          <table:table-cell table:formula="of:=[.B2]/[.A11]" office:value-type="float" office:value="0.792901112246164" calcext:value-type="float">
            <text:p>0.792901112246164</text:p>
          </table:table-cell>
          <table:table-cell table:number-columns-repeated="3"/>
          <table:table-cell office:value-type="string" calcext:value-type="string">
            <text:p>outdegree</text:p>
          </table:table-cell>
          <table:table-cell table:style-name="ce32" table:formula="of:=SUM([.C11];[.C24];[.C37];[.C50];[.C63])/5" office:value-type="float" office:value="0.805712954127573" calcext:value-type="float">
            <text:p>0.805712954127573</text:p>
          </table:table-cell>
          <table:table-cell table:number-columns-repeated="1016"/>
        </table:table-row>
        <table:table-row table:style-name="ro2">
          <table:table-cell office:value-type="float" office:value="0.634374976" calcext:value-type="float">
            <text:p>0.634374976</text:p>
          </table:table-cell>
          <table:table-cell/>
          <table:table-cell table:formula="of:=[.B2]/[.A12]" office:value-type="float" office:value="0.698768519835183" calcext:value-type="float">
            <text:p>0.698768519835183</text:p>
          </table:table-cell>
          <table:table-cell table:number-columns-repeated="3"/>
          <table:table-cell office:value-type="string" calcext:value-type="string">
            <text:p>pagerank</text:p>
          </table:table-cell>
          <table:table-cell table:style-name="ce32" table:formula="of:=SUM([.C12];[.C25];[.C38];[.C51];[.C64])/5" office:value-type="float" office:value="0.705410837586748" calcext:value-type="float">
            <text:p>0.705410837586748</text:p>
          </table:table-cell>
          <table:table-cell table:number-columns-repeated="1016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float" office:value="0.297812492" calcext:value-type="float">
            <text:p>0.297812492</text:p>
          </table:table-cell>
          <table:table-cell office:value-type="float" office:value="0.4609375" calcext:value-type="float">
            <text:p>0.4609375</text:p>
          </table:table-cell>
          <table:table-cell table:formula="of:=[.B15]/[.A15]" office:value-type="float" office:value="1.54774400799816" calcext:value-type="float">
            <text:p>1.54774400799816</text:p>
          </table:table-cell>
          <table:table-cell table:number-columns-repeated="1021"/>
        </table:table-row>
        <table:table-row table:style-name="ro2">
          <table:table-cell office:value-type="float" office:value="0.5703125" calcext:value-type="float">
            <text:p>0.5703125</text:p>
          </table:table-cell>
          <table:table-cell/>
          <table:table-cell table:formula="of:=[.B15]/[.A16]" office:value-type="float" office:value="0.808219178082192" calcext:value-type="float">
            <text:p>0.808219178082192</text:p>
          </table:table-cell>
          <table:table-cell table:number-columns-repeated="1021"/>
        </table:table-row>
        <table:table-row table:style-name="ro2">
          <table:table-cell office:value-type="float" office:value="0.698437512" calcext:value-type="float">
            <text:p>0.698437512</text:p>
          </table:table-cell>
          <table:table-cell/>
          <table:table-cell table:formula="of:=[.B15]/[.A17]" office:value-type="float" office:value="0.659955245931865" calcext:value-type="float">
            <text:p>0.659955245931865</text:p>
          </table:table-cell>
          <table:table-cell table:number-columns-repeated="1021"/>
        </table:table-row>
        <table:table-row table:style-name="ro2">
          <table:table-cell office:value-type="float" office:value="0.617343724" calcext:value-type="float">
            <text:p>0.617343724</text:p>
          </table:table-cell>
          <table:table-cell/>
          <table:table-cell table:formula="of:=[.B15]/[.A18]" office:value-type="float" office:value="0.746646450073898" calcext:value-type="float">
            <text:p>0.746646450073898</text:p>
          </table:table-cell>
          <table:table-cell table:number-columns-repeated="1021"/>
        </table:table-row>
        <table:table-row table:style-name="ro2">
          <table:table-cell office:value-type="float" office:value="0.545468748" calcext:value-type="float">
            <text:p>0.545468748</text:p>
          </table:table-cell>
          <table:table-cell/>
          <table:table-cell table:formula="of:=[.B15]/[.A19]" office:value-type="float" office:value="0.845030080440099" calcext:value-type="float">
            <text:p>0.845030080440099</text:p>
          </table:table-cell>
          <table:table-cell table:number-columns-repeated="1021"/>
        </table:table-row>
        <table:table-row table:style-name="ro2">
          <table:table-cell office:value-type="float" office:value="0.583281279" calcext:value-type="float">
            <text:p>0.583281279</text:p>
          </table:table-cell>
          <table:table-cell/>
          <table:table-cell table:formula="of:=[.B15]/[.A20]" office:value-type="float" office:value="0.790249090096375" calcext:value-type="float">
            <text:p>0.790249090096375</text:p>
          </table:table-cell>
          <table:table-cell table:number-columns-repeated="1021"/>
        </table:table-row>
        <table:table-row table:style-name="ro2">
          <table:table-cell office:value-type="float" office:value="0.533281267" calcext:value-type="float">
            <text:p>0.533281267</text:p>
          </table:table-cell>
          <table:table-cell/>
          <table:table-cell table:formula="of:=[.B15]/[.A21]" office:value-type="float" office:value="0.864342193366413" calcext:value-type="float">
            <text:p>0.864342193366413</text:p>
          </table:table-cell>
          <table:table-cell table:number-columns-repeated="1021"/>
        </table:table-row>
        <table:table-row table:style-name="ro2">
          <table:table-cell office:value-type="float" office:value="0.414687514" calcext:value-type="float">
            <text:p>0.414687514</text:p>
          </table:table-cell>
          <table:table-cell/>
          <table:table-cell table:formula="of:=[.B15]/[.A22]" office:value-type="float" office:value="1.11152972886471" calcext:value-type="float">
            <text:p>1.11152972886471</text:p>
          </table:table-cell>
          <table:table-cell table:number-columns-repeated="1021"/>
        </table:table-row>
        <table:table-row table:style-name="ro2">
          <table:table-cell office:value-type="float" office:value="0.553593755" calcext:value-type="float">
            <text:p>0.553593755</text:p>
          </table:table-cell>
          <table:table-cell/>
          <table:table-cell table:formula="of:=[.B15]/[.A23]" office:value-type="float" office:value="0.832627709104124" calcext:value-type="float">
            <text:p>0.832627709104124</text:p>
          </table:table-cell>
          <table:table-cell table:number-columns-repeated="1021"/>
        </table:table-row>
        <table:table-row table:style-name="ro2">
          <table:table-cell office:value-type="float" office:value="0.531093776" calcext:value-type="float">
            <text:p>0.531093776</text:p>
          </table:table-cell>
          <table:table-cell/>
          <table:table-cell table:formula="of:=[.B15]/[.A24]" office:value-type="float" office:value="0.867902281724348" calcext:value-type="float">
            <text:p>0.867902281724348</text:p>
          </table:table-cell>
          <table:table-cell table:number-columns-repeated="1021"/>
        </table:table-row>
        <table:table-row table:style-name="ro2">
          <table:table-cell office:value-type="float" office:value="0.621874988" calcext:value-type="float">
            <text:p>0.621874988</text:p>
          </table:table-cell>
          <table:table-cell/>
          <table:table-cell table:formula="of:=[.B15]/[.A25]" office:value-type="float" office:value="0.741206044453423" calcext:value-type="float">
            <text:p>0.741206044453423</text:p>
          </table:table-cell>
          <table:table-cell table:number-columns-repeated="1021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float" office:value="0.300624996423721" calcext:value-type="float">
            <text:p>0.300624996423721</text:p>
          </table:table-cell>
          <table:table-cell office:value-type="float" office:value="0.416093736886978" calcext:value-type="float">
            <text:p>0.416093736886978</text:p>
          </table:table-cell>
          <table:table-cell table:formula="of:=[.B28]/[.A28]" office:value-type="float" office:value="1.38409560694184" calcext:value-type="float">
            <text:p>1.38409560694184</text:p>
          </table:table-cell>
          <table:table-cell table:number-columns-repeated="1021"/>
        </table:table-row>
        <table:table-row table:style-name="ro2">
          <table:table-cell office:value-type="float" office:value="0.572656273841857" calcext:value-type="float">
            <text:p>0.572656273841857</text:p>
          </table:table-cell>
          <table:table-cell/>
          <table:table-cell table:formula="of:=[.B28]/[.A29]" office:value-type="float" office:value="0.726602948214421" calcext:value-type="float">
            <text:p>0.726602948214421</text:p>
          </table:table-cell>
          <table:table-cell table:number-columns-repeated="1021"/>
        </table:table-row>
        <table:table-row table:style-name="ro2">
          <table:table-cell office:value-type="float" office:value="0.695625007152557" calcext:value-type="float">
            <text:p>0.695625007152557</text:p>
          </table:table-cell>
          <table:table-cell/>
          <table:table-cell table:formula="of:=[.B28]/[.A30]" office:value-type="float" office:value="0.598158106175911" calcext:value-type="float">
            <text:p>0.598158106175911</text:p>
          </table:table-cell>
          <table:table-cell table:number-columns-repeated="1021"/>
        </table:table-row>
        <table:table-row table:style-name="ro2">
          <table:table-cell office:value-type="float" office:value="0.616562485694885" calcext:value-type="float">
            <text:p>0.616562485694885</text:p>
          </table:table-cell>
          <table:table-cell/>
          <table:table-cell table:formula="of:=[.B28]/[.A31]" office:value-type="float" office:value="0.674860612737454" calcext:value-type="float">
            <text:p>0.674860612737454</text:p>
          </table:table-cell>
          <table:table-cell table:number-columns-repeated="1021"/>
        </table:table-row>
        <table:table-row table:style-name="ro2">
          <table:table-cell office:value-type="float" office:value="0.536406278610229" calcext:value-type="float">
            <text:p>0.536406278610229</text:p>
          </table:table-cell>
          <table:table-cell/>
          <table:table-cell table:formula="of:=[.B28]/[.A32]" office:value-type="float" office:value="0.775706313440313" calcext:value-type="float">
            <text:p>0.775706313440313</text:p>
          </table:table-cell>
          <table:table-cell table:number-columns-repeated="1021"/>
        </table:table-row>
        <table:table-row table:style-name="ro2">
          <table:table-cell office:value-type="float" office:value="0.592968761920929" calcext:value-type="float">
            <text:p>0.592968761920929</text:p>
          </table:table-cell>
          <table:table-cell/>
          <table:table-cell table:formula="of:=[.B28]/[.A33]" office:value-type="float" office:value="0.701712743752365" calcext:value-type="float">
            <text:p>0.701712743752365</text:p>
          </table:table-cell>
          <table:table-cell table:number-columns-repeated="1021"/>
        </table:table-row>
        <table:table-row table:style-name="ro2">
          <table:table-cell office:value-type="float" office:value="0.561093747615814" calcext:value-type="float">
            <text:p>0.561093747615814</text:p>
          </table:table-cell>
          <table:table-cell/>
          <table:table-cell table:formula="of:=[.B28]/[.A34]" office:value-type="float" office:value="0.741576142409416" calcext:value-type="float">
            <text:p>0.741576142409416</text:p>
          </table:table-cell>
          <table:table-cell table:number-columns-repeated="1021"/>
        </table:table-row>
        <table:table-row table:style-name="ro2">
          <table:table-cell office:value-type="float" office:value="0.413749992847442" calcext:value-type="float">
            <text:p>0.413749992847442</text:p>
          </table:table-cell>
          <table:table-cell/>
          <table:table-cell table:formula="of:=[.B28]/[.A35]" office:value-type="float" office:value="1.00566463825995" calcext:value-type="float">
            <text:p>1.00566463825995</text:p>
          </table:table-cell>
          <table:table-cell table:number-columns-repeated="1021"/>
        </table:table-row>
        <table:table-row table:style-name="ro2">
          <table:table-cell office:value-type="float" office:value="0.571718752384185" calcext:value-type="float">
            <text:p>0.571718752384185</text:p>
          </table:table-cell>
          <table:table-cell/>
          <table:table-cell table:formula="of:=[.B28]/[.A36]" office:value-type="float" office:value="0.727794453394753" calcext:value-type="float">
            <text:p>0.727794453394753</text:p>
          </table:table-cell>
          <table:table-cell table:number-columns-repeated="1021"/>
        </table:table-row>
        <table:table-row table:style-name="ro2">
          <table:table-cell office:value-type="float" office:value="0.518906235694885" calcext:value-type="float">
            <text:p>0.518906235694885</text:p>
          </table:table-cell>
          <table:table-cell/>
          <table:table-cell table:formula="of:=[.B28]/[.A37]" office:value-type="float" office:value="0.801866904393185" calcext:value-type="float">
            <text:p>0.801866904393185</text:p>
          </table:table-cell>
          <table:table-cell table:number-columns-repeated="1021"/>
        </table:table-row>
        <table:table-row table:style-name="ro2">
          <table:table-cell office:value-type="float" office:value="0.6114062666893" calcext:value-type="float">
            <text:p>0.6114062666893</text:p>
          </table:table-cell>
          <table:table-cell/>
          <table:table-cell table:formula="of:=[.B28]/[.A38]" office:value-type="float" office:value="0.680551966109346" calcext:value-type="float">
            <text:p>0.680551966109346</text:p>
          </table:table-cell>
          <table:table-cell table:number-columns-repeated="1021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float" office:value="0.299374998" calcext:value-type="float">
            <text:p>0.299374998</text:p>
          </table:table-cell>
          <table:table-cell office:value-type="float" office:value="0.433906257" calcext:value-type="float">
            <text:p>0.433906257</text:p>
          </table:table-cell>
          <table:table-cell table:formula="of:=[.B41]/[.A41]" office:value-type="float" office:value="1.44937372826304" calcext:value-type="float">
            <text:p>1.44937372826304</text:p>
          </table:table-cell>
          <table:table-cell table:number-columns-repeated="1021"/>
        </table:table-row>
        <table:table-row table:style-name="ro2">
          <table:table-cell office:value-type="float" office:value="0.575468779" calcext:value-type="float">
            <text:p>0.575468779</text:p>
          </table:table-cell>
          <table:table-cell/>
          <table:table-cell table:formula="of:=[.B41]/[.A42]" office:value-type="float" office:value="0.754004861487021" calcext:value-type="float">
            <text:p>0.754004861487021</text:p>
          </table:table-cell>
          <table:table-cell table:number-columns-repeated="1021"/>
        </table:table-row>
        <table:table-row table:style-name="ro2">
          <table:table-cell office:value-type="float" office:value="0.70703125" calcext:value-type="float">
            <text:p>0.70703125</text:p>
          </table:table-cell>
          <table:table-cell/>
          <table:table-cell table:formula="of:=[.B41]/[.A43]" office:value-type="float" office:value="0.613701667359116" calcext:value-type="float">
            <text:p>0.613701667359116</text:p>
          </table:table-cell>
          <table:table-cell table:number-columns-repeated="1021"/>
        </table:table-row>
        <table:table-row table:style-name="ro2">
          <table:table-cell office:value-type="float" office:value="0.630312502" calcext:value-type="float">
            <text:p>0.630312502</text:p>
          </table:table-cell>
          <table:table-cell/>
          <table:table-cell table:formula="of:=[.B41]/[.A44]" office:value-type="float" office:value="0.688398620720996" calcext:value-type="float">
            <text:p>0.688398620720996</text:p>
          </table:table-cell>
          <table:table-cell table:number-columns-repeated="1021"/>
        </table:table-row>
        <table:table-row table:style-name="ro2">
          <table:table-cell office:value-type="float" office:value="0.561249971" calcext:value-type="float">
            <text:p>0.561249971</text:p>
          </table:table-cell>
          <table:table-cell/>
          <table:table-cell table:formula="of:=[.B41]/[.A45]" office:value-type="float" office:value="0.773106956650515" calcext:value-type="float">
            <text:p>0.773106956650515</text:p>
          </table:table-cell>
          <table:table-cell table:number-columns-repeated="1021"/>
        </table:table-row>
        <table:table-row table:style-name="ro2">
          <table:table-cell office:value-type="float" office:value="0.58203125" calcext:value-type="float">
            <text:p>0.58203125</text:p>
          </table:table-cell>
          <table:table-cell/>
          <table:table-cell table:formula="of:=[.B41]/[.A46]" office:value-type="float" office:value="0.745503367731544" calcext:value-type="float">
            <text:p>0.745503367731544</text:p>
          </table:table-cell>
          <table:table-cell table:number-columns-repeated="1021"/>
        </table:table-row>
        <table:table-row table:style-name="ro2">
          <table:table-cell office:value-type="float" office:value="0.555625021" calcext:value-type="float">
            <text:p>0.555625021</text:p>
          </table:table-cell>
          <table:table-cell/>
          <table:table-cell table:formula="of:=[.B41]/[.A47]" office:value-type="float" office:value="0.780933616378662" calcext:value-type="float">
            <text:p>0.780933616378662</text:p>
          </table:table-cell>
          <table:table-cell table:number-columns-repeated="1021"/>
        </table:table-row>
        <table:table-row table:style-name="ro2">
          <table:table-cell office:value-type="float" office:value="0.414218754" calcext:value-type="float">
            <text:p>0.414218754</text:p>
          </table:table-cell>
          <table:table-cell/>
          <table:table-cell table:formula="of:=[.B41]/[.A48]" office:value-type="float" office:value="1.0475292410348" calcext:value-type="float">
            <text:p>1.0475292410348</text:p>
          </table:table-cell>
          <table:table-cell table:number-columns-repeated="1021"/>
        </table:table-row>
        <table:table-row table:style-name="ro2">
          <table:table-cell office:value-type="float" office:value="0.562968731" calcext:value-type="float">
            <text:p>0.562968731</text:p>
          </table:table-cell>
          <table:table-cell/>
          <table:table-cell table:formula="of:=[.B41]/[.A49]" office:value-type="float" office:value="0.770746638502024" calcext:value-type="float">
            <text:p>0.770746638502024</text:p>
          </table:table-cell>
          <table:table-cell table:number-columns-repeated="1021"/>
        </table:table-row>
        <table:table-row table:style-name="ro2">
          <table:table-cell office:value-type="float" office:value="0.55078125" calcext:value-type="float">
            <text:p>0.55078125</text:p>
          </table:table-cell>
          <table:table-cell/>
          <table:table-cell table:formula="of:=[.B41]/[.A50]" office:value-type="float" office:value="0.787801431148936" calcext:value-type="float">
            <text:p>0.787801431148936</text:p>
          </table:table-cell>
          <table:table-cell table:number-columns-repeated="1021"/>
        </table:table-row>
        <table:table-row table:style-name="ro2">
          <table:table-cell office:value-type="float" office:value="0.610781252" calcext:value-type="float">
            <text:p>0.610781252</text:p>
          </table:table-cell>
          <table:table-cell/>
          <table:table-cell table:formula="of:=[.B41]/[.A51]" office:value-type="float" office:value="0.710411879177981" calcext:value-type="float">
            <text:p>0.710411879177981</text:p>
          </table:table-cell>
          <table:table-cell table:number-columns-repeated="1021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float" office:value="0.300624996" calcext:value-type="float">
            <text:p>0.300624996</text:p>
          </table:table-cell>
          <table:table-cell office:value-type="float" office:value="0.428437501" calcext:value-type="float">
            <text:p>0.428437501</text:p>
          </table:table-cell>
          <table:table-cell table:formula="of:=[.B54]/[.A54]" office:value-type="float" office:value="1.4251559474449" calcext:value-type="float">
            <text:p>1.4251559474449</text:p>
          </table:table-cell>
          <table:table-cell table:number-columns-repeated="1021"/>
        </table:table-row>
        <table:table-row table:style-name="ro2">
          <table:table-cell office:value-type="float" office:value="0.56078124" calcext:value-type="float">
            <text:p>0.56078124</text:p>
          </table:table-cell>
          <table:table-cell/>
          <table:table-cell table:formula="of:=[.B54]/[.A55]" office:value-type="float" office:value="0.764001129923676" calcext:value-type="float">
            <text:p>0.764001129923676</text:p>
          </table:table-cell>
          <table:table-cell table:number-columns-repeated="1021"/>
        </table:table-row>
        <table:table-row table:style-name="ro2">
          <table:table-cell office:value-type="float" office:value="0.700468779" calcext:value-type="float">
            <text:p>0.700468779</text:p>
          </table:table-cell>
          <table:table-cell/>
          <table:table-cell table:formula="of:=[.B54]/[.A56]" office:value-type="float" office:value="0.611643964505662" calcext:value-type="float">
            <text:p>0.611643964505662</text:p>
          </table:table-cell>
          <table:table-cell table:number-columns-repeated="1021"/>
        </table:table-row>
        <table:table-row table:style-name="ro2">
          <table:table-cell office:value-type="float" office:value="0.627343774" calcext:value-type="float">
            <text:p>0.627343774</text:p>
          </table:table-cell>
          <table:table-cell/>
          <table:table-cell table:formula="of:=[.B54]/[.A57]" office:value-type="float" office:value="0.682938954296532" calcext:value-type="float">
            <text:p>0.682938954296532</text:p>
          </table:table-cell>
          <table:table-cell table:number-columns-repeated="1021"/>
        </table:table-row>
        <table:table-row table:style-name="ro2">
          <table:table-cell office:value-type="float" office:value="0.540624976" calcext:value-type="float">
            <text:p>0.540624976</text:p>
          </table:table-cell>
          <table:table-cell/>
          <table:table-cell table:formula="of:=[.B54]/[.A58]" office:value-type="float" office:value="0.792485586163522" calcext:value-type="float">
            <text:p>0.792485586163522</text:p>
          </table:table-cell>
          <table:table-cell table:number-columns-repeated="1021"/>
        </table:table-row>
        <table:table-row table:style-name="ro2">
          <table:table-cell office:value-type="float" office:value="0.603437483" calcext:value-type="float">
            <text:p>0.603437483</text:p>
          </table:table-cell>
          <table:table-cell/>
          <table:table-cell table:formula="of:=[.B54]/[.A59]" office:value-type="float" office:value="0.709994842995194" calcext:value-type="float">
            <text:p>0.709994842995194</text:p>
          </table:table-cell>
          <table:table-cell table:number-columns-repeated="1021"/>
        </table:table-row>
        <table:table-row table:style-name="ro2">
          <table:table-cell office:value-type="float" office:value="0.54468751" calcext:value-type="float">
            <text:p>0.54468751</text:p>
          </table:table-cell>
          <table:table-cell/>
          <table:table-cell table:formula="of:=[.B54]/[.A60]" office:value-type="float" office:value="0.786574858307289" calcext:value-type="float">
            <text:p>0.786574858307289</text:p>
          </table:table-cell>
          <table:table-cell table:number-columns-repeated="1021"/>
        </table:table-row>
        <table:table-row table:style-name="ro2">
          <table:table-cell office:value-type="float" office:value="0.402500004" calcext:value-type="float">
            <text:p>0.402500004</text:p>
          </table:table-cell>
          <table:table-cell/>
          <table:table-cell table:formula="of:=[.B54]/[.A61]" office:value-type="float" office:value="1.064440985695" calcext:value-type="float">
            <text:p>1.064440985695</text:p>
          </table:table-cell>
          <table:table-cell table:number-columns-repeated="1021"/>
        </table:table-row>
        <table:table-row table:style-name="ro2">
          <table:table-cell office:value-type="float" office:value="0.567499995" calcext:value-type="float">
            <text:p>0.567499995</text:p>
          </table:table-cell>
          <table:table-cell/>
          <table:table-cell table:formula="of:=[.B54]/[.A62]" office:value-type="float" office:value="0.754955955550273" calcext:value-type="float">
            <text:p>0.754955955550273</text:p>
          </table:table-cell>
          <table:table-cell table:number-columns-repeated="1021"/>
        </table:table-row>
        <table:table-row table:style-name="ro2">
          <table:table-cell office:value-type="float" office:value="0.550625026" calcext:value-type="float">
            <text:p>0.550625026</text:p>
          </table:table-cell>
          <table:table-cell/>
          <table:table-cell table:formula="of:=[.B54]/[.A63]" office:value-type="float" office:value="0.778093041125232" calcext:value-type="float">
            <text:p>0.778093041125232</text:p>
          </table:table-cell>
          <table:table-cell table:number-columns-repeated="1021"/>
        </table:table-row>
        <table:table-row table:style-name="ro2">
          <table:table-cell office:value-type="float" office:value="0.61546874" calcext:value-type="float">
            <text:p>0.61546874</text:p>
          </table:table-cell>
          <table:table-cell/>
          <table:table-cell table:formula="of:=[.B54]/[.A64]" office:value-type="float" office:value="0.696115778357809" calcext:value-type="float">
            <text:p>0.696115778357809</text:p>
          </table:table-cell>
          <table:table-cell table:number-columns-repeated="1021"/>
        </table:table-row>
        <table:table-row table:style-name="ro2" table:number-rows-repeated="1048511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UART.C1:UART.C1048576">
            <calcext:condition calcext:apply-style-name="Good" calcext:value="&gt;1" calcext:base-cell-address="UART.C1"/>
          </calcext:conditional-format>
          <calcext:conditional-format calcext:target-range-address="UART.H2:UART.H12">
            <calcext:condition calcext:apply-style-name="Good" calcext:value="&gt;1" calcext:base-cell-address="UART.H2"/>
          </calcext:conditional-format>
        </calcext:conditional-formats>
      </table:table>
      <table:table table:name="Sheet14" table:style-name="ta14">
        <office:forms form:automatic-focus="false" form:apply-design-mode="false"/>
        <table:table-column table:style-name="co3" table:default-cell-style-name="Default"/>
        <table:table-column table:style-name="co1" table:number-columns-repeated="1023" table:default-cell-style-name="Default"/>
        <table:table-row table:style-name="ro1">
          <table:table-cell office:value-type="string" calcext:value-type="string">
            <text:p>average_neighbour_degree</text:p>
          </table:table-cell>
          <table:table-cell table:formula="of:=SUM([$b01_reset.H2:$UART.H2])/13" office:value-type="float" office:value="1.14632655841267" calcext:value-type="float">
            <text:p>1.1463265584126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etweenness_centrality</text:p>
          </table:table-cell>
          <table:table-cell table:formula="of:=SUM([$b01_reset.H3:$UART.H3])/13" office:value-type="float" office:value="1.01910145964631" calcext:value-type="float">
            <text:p>1.0191014596463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loseness_centrality</text:p>
          </table:table-cell>
          <table:table-cell table:style-name="ce15" table:formula="of:=SUM([$b01_reset.H4:$UART.H4])/13" office:value-type="float" office:value="0.981314418686899" calcext:value-type="float">
            <text:p>0.98131441868689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lustering</text:p>
          </table:table-cell>
          <table:table-cell table:style-name="ce15" table:formula="of:=SUM([$b01_reset.H5:$UART.H5])/13" office:value-type="float" office:value="0.989867841870077" calcext:value-type="float">
            <text:p>0.98986784187007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gree</text:p>
          </table:table-cell>
          <table:table-cell table:formula="of:=SUM([$b01_reset.H6:$UART.H6])/13" office:value-type="float" office:value="1.02459440775084" calcext:value-type="float">
            <text:p>1.0245944077508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gree_centrality</text:p>
          </table:table-cell>
          <table:table-cell table:formula="of:=SUM([$b01_reset.H7:$UART.H7])/13" office:value-type="float" office:value="1.04136734764574" calcext:value-type="float">
            <text:p>1.0413673476457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s_feedback_path</text:p>
          </table:table-cell>
          <table:table-cell table:formula="of:=SUM([$b01_reset.H8:$UART.H8])/13" office:value-type="float" office:value="1.02523868252466" calcext:value-type="float">
            <text:p>1.0252386825246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atz</text:p>
          </table:table-cell>
          <table:table-cell table:style-name="ce16" table:formula="of:=SUM([$b01_reset.H9:$UART.H9])/13" office:value-type="float" office:value="1.18869915388825" calcext:value-type="float">
            <text:p>1.1886991538882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oad_centrality</text:p>
          </table:table-cell>
          <table:table-cell table:formula="of:=SUM([$b01_reset.H10:$UART.H10])/13" office:value-type="float" office:value="1.01339351929559" calcext:value-type="float">
            <text:p>1.0133935192955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utdegree</text:p>
          </table:table-cell>
          <table:table-cell table:formula="of:=SUM([$b01_reset.H11:$UART.H11])/13" office:value-type="float" office:value="1.02390293547008" calcext:value-type="float">
            <text:p>1.02390293547008</text:p>
          </table:table-cell>
          <table:table-cell table:number-columns-repeated="5"/>
          <table:table-cell table:style-name="ce17"/>
          <table:table-cell table:number-columns-repeated="1016"/>
        </table:table-row>
        <table:table-row table:style-name="ro1">
          <table:table-cell office:value-type="string" calcext:value-type="string">
            <text:p>pagerank</text:p>
          </table:table-cell>
          <table:table-cell table:style-name="ce15" table:formula="of:=SUM([$b01_reset.H12:$UART.H12])/13" office:value-type="float" office:value="0.995206762449812" calcext:value-type="float">
            <text:p>0.995206762449812</text:p>
          </table:table-cell>
          <table:table-cell table:number-columns-repeated="102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>
            <draw:frame table:end-cell-address="Sheet14.L54" table:end-x="29.96pt" table:end-y="9.38pt" draw:z-index="0" draw:name="Chart 2" draw:style-name="gr1" draw:text-style-name="P1" svg:width="647.01pt" svg:height="536.06pt" svg:x="0pt" svg:y="13.52pt">
              <draw:object draw:notify-on-update-of-ranges="Sheet14.A1:Sheet14.A11 Sheet14.B1:Sheet14.B11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23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SG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SG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number number:decimal-places="0" loext:min-decimal-places="0" number:min-integer-digits="1" number:grouping="true"/>
    </number:number-style>
    <number:number-style style:name="N121">
      <number:text>-</number:text>
      <number:number number:decimal-places="0" loext:min-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0" loext:min-decimal-places="0" number:min-integer-digits="1" number:grouping="true"/>
    </number:number-style>
    <number:number-style style:name="N12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loext:min-decimal-places="2" number:min-integer-digits="1" number:grouping="true"/>
    </number:number-style>
    <number:number-style style:name="N123">
      <number:text>-</number:text>
      <number:number number:decimal-places="2" loext:min-decimal-places="2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loext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4P0"/>
    </number:number-style>
    <number:number-style style:name="N12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2" style:volatile="true">
      <loext:text> </loext:text>
      <loext:fill-character> </loext:fill-character>
      <number:text>-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AR PL SungtiL GB" style:font-family-asian="'AR PL SungtiL GB'" style:font-family-generic-asian="system" style:font-pitch-asian="variable" style:font-size-asian="11pt" style:font-name-complex="Lohit Devanagari" style:font-family-complex="'Lohit Devanagari'" style:font-family-generic-complex="system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8">00/00/0000</text:date>, <text:time style:data-style-name="N2" text:time-value="15:16:19.63180627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b04_5f_reset" style:display-name="PageStyle_b04_rese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02_5f_reset" style:display-name="PageStyle_b02_rese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08_5f_reset" style:display-name="PageStyle_b08_rese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01_5f_reset" style:display-name="PageStyle_b01_rese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10_5f_reset" style:display-name="PageStyle_b10_rese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09_5f_reset" style:display-name="PageStyle_b09_rese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06_5f_reset" style:display-name="PageStyle_b06_rese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SM" style:display-name="PageStyle_FS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mpletogpio" style:display-name="PageStyle_completogpi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14_5f_reset" style:display-name="PageStyle_b14_rese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UART" style:display-name="PageStyle_UAR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EMORY_5f_INTERFACE" style:display-name="PageStyle_MEMORY_INTERFAC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pi_5f_axi_5f_master" style:display-name="PageStyle_spi_axi_maste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4" style:display-name="PageStyle_Sheet14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ng Hwee Lee</meta:initial-creator>
    <meta:creation-date>2020-06-06T12:12:54</meta:creation-date>
    <dc:date>2020-06-08T20:38:58.803449980</dc:date>
    <meta:generator>LibreOffice/6.0.7.3$Linux_X86_64 LibreOffice_project/00m0$Build-3</meta:generator>
    <meta:editing-duration>PT5H32M36S</meta:editing-duration>
    <meta:editing-cycles>3</meta:editing-cycles>
    <meta:document-statistic meta:table-count="14" meta:cell-count="1829" meta:object-count="1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vertical="true" chart:include-hidden-cells="false" chart:treat-empty-cells="leave-gap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5" style:family="chart">
      <style:graphic-properties svg:stroke-width="0.026cm" svg:stroke-color="#d9d9d9"/>
    </style:style>
    <style:style style:name="ch6" style:family="chart" style:data-style-name="N0">
      <style:chart-properties chart:display-label="true" chart:tick-marks-major-inner="false" chart:tick-marks-major-outer="false" chart:logarithmic="false" chart:interval-minor-divisor="5" chart:gap-width="150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7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svg:stroke-width="0.071cm" draw:fill-color="#f1975a"/>
      <style:text-properties fo:color="#000000" style:text-position="0% 100%" fo:font-family="Calibri" fo:font-size="10pt" style:font-size-asian="10pt" style:font-size-complex="10pt"/>
    </style:style>
    <style:style style:name="ch8" style:family="chart">
      <style:graphic-properties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22.826cm" svg:height="18.912cm" xlink:href=".." xlink:type="simple" chart:class="chart:bar" chart:style-name="ch1">
        <chart:title svg:x="10.517cm" svg:y="0.514cm" chart:style-name="ch2">
          <text:p>average</text:p>
        </chart:title>
        <chart:plot-area chart:style-name="ch3" table:cell-range-address="Sheet14.A1:Sheet14.B11" chart:data-source-has-labels="both" svg:x="-2.555cm" svg:y="0.922cm" svg:width="24.71cm" svg:height="17.294cm">
          <chartooo:coordinate-region svg:x="1.091cm" svg:y="0.922cm" svg:width="20.864cm" svg:height="16.876cm"/>
          <chart:axis chart:dimension="x" chart:name="primary-x" chart:style-name="ch4" chartooo:axis-type="auto">
            <chartooo:date-scale/>
            <chart:categories table:cell-range-address="Sheet14.A1:Sheet14.A11"/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Sheet14.B1:Sheet14.B11" loext:label-string="&quot;average&quot;" chart:class="chart:bar"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</text:p>
              </table:table-cell>
            </table:table-row>
          </table:table-header-rows>
          <table:table-rows>
            <table:table-row>
              <table:table-cell office:value-type="string">
                <text:p>average_neighbour_degree</text:p>
                <draw:g>
                  <svg:desc>Sheet14.A1:Sheet14.A11</svg:desc>
                </draw:g>
              </table:table-cell>
              <table:table-cell office:value-type="float" office:value="1.14632655841267">
                <text:p>1.14632655841267</text:p>
                <draw:g>
                  <svg:desc>Sheet14.B1:Sheet14.B11</svg:desc>
                </draw:g>
              </table:table-cell>
            </table:table-row>
            <table:table-row>
              <table:table-cell office:value-type="string">
                <text:p>betweenness_centrality</text:p>
              </table:table-cell>
              <table:table-cell office:value-type="float" office:value="1.01910145964631">
                <text:p>1.01910145964631</text:p>
              </table:table-cell>
            </table:table-row>
            <table:table-row>
              <table:table-cell office:value-type="string">
                <text:p>closeness_centrality</text:p>
              </table:table-cell>
              <table:table-cell office:value-type="float" office:value="0.981314418686899">
                <text:p>0.981314418686899</text:p>
              </table:table-cell>
            </table:table-row>
            <table:table-row>
              <table:table-cell office:value-type="string">
                <text:p>clustering</text:p>
              </table:table-cell>
              <table:table-cell office:value-type="float" office:value="0.989867841870077">
                <text:p>0.989867841870077</text:p>
              </table:table-cell>
            </table:table-row>
            <table:table-row>
              <table:table-cell office:value-type="string">
                <text:p>degree</text:p>
              </table:table-cell>
              <table:table-cell office:value-type="float" office:value="1.02459440775084">
                <text:p>1.02459440775084</text:p>
              </table:table-cell>
            </table:table-row>
            <table:table-row>
              <table:table-cell office:value-type="string">
                <text:p>degree_centrality</text:p>
              </table:table-cell>
              <table:table-cell office:value-type="float" office:value="1.04136734764574">
                <text:p>1.04136734764574</text:p>
              </table:table-cell>
            </table:table-row>
            <table:table-row>
              <table:table-cell office:value-type="string">
                <text:p>has_feedback_path</text:p>
              </table:table-cell>
              <table:table-cell office:value-type="float" office:value="1.02523868252466">
                <text:p>1.02523868252466</text:p>
              </table:table-cell>
            </table:table-row>
            <table:table-row>
              <table:table-cell office:value-type="string">
                <text:p>katz</text:p>
              </table:table-cell>
              <table:table-cell office:value-type="float" office:value="1.18869915388825">
                <text:p>1.18869915388825</text:p>
              </table:table-cell>
            </table:table-row>
            <table:table-row>
              <table:table-cell office:value-type="string">
                <text:p>load_centrality</text:p>
              </table:table-cell>
              <table:table-cell office:value-type="float" office:value="1.01339351929559">
                <text:p>1.01339351929559</text:p>
              </table:table-cell>
            </table:table-row>
            <table:table-row>
              <table:table-cell office:value-type="string">
                <text:p>outdegree</text:p>
              </table:table-cell>
              <table:table-cell office:value-type="float" office:value="1.02390293547008">
                <text:p>1.02390293547008</text:p>
              </table:table-cell>
            </table:table-row>
            <table:table-row>
              <table:table-cell office:value-type="string">
                <text:p>pagerank</text:p>
              </table:table-cell>
              <table:table-cell office:value-type="float" office:value="0.995206762449812">
                <text:p>0.99520676244981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